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9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6"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7"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8"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2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2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2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2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2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3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72" style:family="graphic" style:parent-style-name="Default_20_Drawing_20_Style_5f_2">
      <style:graphic-properties draw:fill-color="#aa3377" draw:opacity="50%" draw:textarea-vertical-align="middle"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graphic-properties style:writing-mode="lr-tb" loext:decorative="false"/>
    </style:style>
    <style:style style:name="gr1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91" style:family="graphic" style:parent-style-name="Default_20_Drawing_20_Style_5f_2">
      <style:graphic-properties draw:fill-color="#ee6677" draw:opacity="50%" draw:textarea-vertical-align="middle" loext:decorative="false"/>
    </style:style>
    <style:style style:name="gr192" style:family="graphic" style:parent-style-name="Default_20_Drawing_20_Style_5f_2">
      <style:graphic-properties draw:fill-color="#ee6677" draw:opacity="75%" draw:textarea-vertical-align="middle" loext:decorative="false"/>
    </style:style>
    <style:style style:name="gr193" style:family="graphic" style:parent-style-name="Default_20_Drawing_20_Style_5f_2">
      <style:graphic-properties draw:fill-color="#aa3377" draw:opacity="75%" draw:textarea-vertical-align="middle"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stroke="none" draw:fill-color="#aa3377" draw:opacity="50%" draw:textarea-vertical-align="middle"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7"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8"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8" style:family="graphic" style:parent-style-name="Default_20_Drawing_20_Style_5f_2">
      <style:graphic-properties draw:stroke="none" draw:fill="none" fo:min-height="1.411cm" fo:min-width="1.412cm" loext:decorative="false"/>
      <style:paragraph-properties style:writing-mode="lr-tb"/>
    </style:style>
    <style:style style:name="gr2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3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3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3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3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4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4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4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4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49"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50"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52"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3"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54"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5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5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5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861cm" fo:min-width="3.644cm" loext:decorative="false"/>
      <style:paragraph-properties style:writing-mode="lr-tb"/>
    </style:style>
    <style:style style:name="gr359"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0"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62" style:family="graphic" style:parent-style-name="standard">
      <style:graphic-properties draw:stroke="none" svg:stroke-color="#4477aa" draw:fill="none" draw:fill-color="#ffffff" draw:textarea-horizontal-align="left" draw:auto-grow-height="true" draw:auto-grow-width="true" fo:min-height="0.861cm" fo:min-width="3.644cm" loext:decorative="false"/>
      <style:paragraph-properties style:writing-mode="lr-tb"/>
    </style:style>
    <style:style style:name="gr36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6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6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70"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71"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72"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73"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78"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81"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82"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83"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84"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86"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87"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88"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89"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90"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1"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92"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93"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94"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95"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96"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97"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98"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9"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00"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01"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02"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03"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04"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05"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06"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07"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08"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09"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10"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1"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12"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13" style:family="graphic" style:parent-style-name="standard">
      <style:graphic-properties draw:textarea-horizontal-align="justify" draw:textarea-vertical-align="middle" draw:auto-grow-height="false" fo:min-height="0.438cm" fo:min-width="7.288cm" loext:decorative="false"/>
    </style:style>
    <style:style style:name="gr414"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15"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16"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17" style:family="graphic" style:parent-style-name="standard">
      <style:graphic-properties draw:textarea-horizontal-align="justify" draw:textarea-vertical-align="middle" draw:auto-grow-height="false" fo:min-height="0.417cm" fo:min-width="7.051cm" loext:decorative="false"/>
    </style:style>
    <style:style style:name="gr418"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19"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20"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21"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22"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23"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24"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25"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26"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27"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38" style:family="graphic" style:parent-style-name="standard">
      <style:graphic-properties draw:stroke="none" svg:stroke-color="#000000" draw:fill="none" draw:fill-color="#ffffff" draw:textarea-horizontal-align="left" draw:auto-grow-height="true" draw:auto-grow-width="true" fo:min-height="0.702cm" fo:min-width="0.511cm" loext:decorative="false"/>
      <style:paragraph-properties style:writing-mode="lr-tb"/>
    </style:style>
    <style:style style:name="gr439" style:family="graphic" style:parent-style-name="standard">
      <style:graphic-properties draw:stroke="none" svg:stroke-color="#000000" draw:fill="none" draw:fill-color="#ffffff" draw:textarea-horizontal-align="left" draw:auto-grow-height="true" draw:auto-grow-width="true" fo:min-height="0.569cm" fo:min-width="0.431cm" loext:decorative="false"/>
      <style:paragraph-properties style:writing-mode="lr-tb"/>
    </style:style>
    <style:style style:name="gr440"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41"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43"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44"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4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4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47"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48"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49"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50"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51"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52"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53"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54"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55"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56"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57"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58"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59"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60"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61"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62"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6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6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65" style:family="graphic" style:parent-style-name="standard">
      <style:graphic-properties svg:stroke-color="#777777" svg:stroke-opacity="50%" draw:fill-color="#bbbbbb" draw:opacity="50%" draw:textarea-vertical-align="middle" loext:decorative="false"/>
    </style:style>
    <style:style style:name="gr466" style:family="graphic" style:parent-style-name="standard">
      <style:graphic-properties draw:stroke="none" draw:fill="none" fo:min-height="1.695cm" fo:min-width="1.695cm" loext:decorative="false"/>
      <style:paragraph-properties style:writing-mode="lr-tb"/>
    </style:style>
    <style:style style:name="gr46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6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6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7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7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7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7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7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7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7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7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8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8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8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8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8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8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8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9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9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9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9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9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9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0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0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0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0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0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0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0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09"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10"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11"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12"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13"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14"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15"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16"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1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18"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19"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21"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2"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23"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24"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25"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26"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8"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9"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0"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1"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32"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33"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4"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3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3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3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3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4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4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42"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43"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44"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4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4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4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4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4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5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1"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52"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53"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54"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55"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56"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5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58"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59" style:family="graphic" style:parent-style-name="Default_20_Drawing_20_Style_5f_4">
      <style:graphic-properties draw:stroke="none" draw:fill="none" fo:min-height="1.18cm" fo:min-width="1.049cm" loext:decorative="false"/>
      <style:paragraph-properties style:writing-mode="lr-tb"/>
    </style:style>
    <style:style style:name="gr56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61"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62"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63"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loext:graphic-properties draw:fill="none" draw:fill-color="#ffffff"/>
      <style:text-properties fo:color="#ffffff" loext:opacity="100%"/>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555555" draw:fill-image-name="Studio"/>
      <style:paragraph-properties fo:text-align="center"/>
    </style:style>
    <style:style style:name="P29" style:family="paragraph">
      <loext:graphic-properties draw:fill="none"/>
      <style:paragraph-properties fo:text-align="center"/>
      <style:text-properties fo:font-size="24pt" style:font-size-asian="21pt" style:font-size-complex="21pt"/>
    </style:style>
    <style:style style:name="P30" style:family="paragraph">
      <loext:graphic-properties draw:fill="none" draw:fill-color="#ffffff"/>
      <style:text-properties style:font-name="Palatino LT Std1" fo:font-size="26pt" style:font-size-asian="22pt" style:font-size-complex="22pt"/>
    </style:style>
    <style:style style:name="P31" style:family="paragraph">
      <style:paragraph-properties fo:text-align="center"/>
      <style:text-properties fo:color="#228833" loext:opacity="100%" fo:font-weight="bold" style:font-weight-asian="bold" style:font-weight-complex="bold"/>
    </style:style>
    <style:style style:name="P32" style:family="paragraph">
      <loext:graphic-properties draw:fill="none"/>
      <style:paragraph-properties fo:text-align="center" style:writing-mode="lr-tb"/>
      <style:text-properties fo:color="#228833" loext:opacity="100%" fo:font-weight="bold" style:font-weight-asian="bold" style:font-weight-complex="bold"/>
    </style:style>
    <style:style style:name="P33" style:family="paragraph">
      <style:paragraph-properties fo:text-align="center"/>
      <style:text-properties fo:color="#66ccee" loext:opacity="100%" fo:font-weight="bold" style:font-weight-asian="bold" style:font-weight-complex="bold"/>
    </style:style>
    <style:style style:name="P34" style:family="paragraph">
      <loext:graphic-properties draw:fill="none"/>
      <style:paragraph-properties fo:text-align="center" style:writing-mode="lr-tb"/>
      <style:text-properties fo:color="#66ccee" loext:opacity="100%" fo:font-weight="bold" style:font-weight-asian="bold" style:font-weight-complex="bold"/>
    </style:style>
    <style:style style:name="P35" style:family="paragraph">
      <style:paragraph-properties fo:text-align="center"/>
      <style:text-properties fo:color="#ee6677" loext:opacity="100%" fo:font-weight="bold" style:font-weight-asian="bold" style:font-weight-complex="bold"/>
    </style:style>
    <style:style style:name="P36" style:family="paragraph">
      <loext:graphic-properties draw:fill="none"/>
      <style:paragraph-properties fo:text-align="center" style:writing-mode="lr-tb"/>
      <style:text-properties fo:color="#ee6677" loext:opacity="100%" fo:font-weight="bold" style:font-weight-asian="bold" style:font-weight-complex="bold"/>
    </style:style>
    <style:style style:name="P37" style:family="paragraph">
      <loext:graphic-properties draw:fill="none" draw:fill-color="#ffffff"/>
      <style:paragraph-properties fo:text-align="center"/>
      <style:text-properties fo:font-size="13pt" style:font-size-asian="11pt" style:font-size-complex="11pt"/>
    </style:style>
    <style:style style:name="P38"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39"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0"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1" style:family="paragraph">
      <loext:graphic-properties draw:fill="solid" draw:fill-color="#4477aa"/>
      <style:paragraph-properties fo:text-align="center"/>
    </style:style>
    <style:style style:name="P42" style:family="paragraph">
      <loext:graphic-properties draw:fill="solid" draw:fill-color="#66ccee"/>
      <style:paragraph-properties fo:text-align="center"/>
    </style:style>
    <style:style style:name="P43" style:family="paragraph">
      <loext:graphic-properties draw:fill="none" draw:fill-color="#ffffff"/>
      <style:paragraph-properties fo:text-align="center"/>
      <style:text-properties fo:font-size="16pt" style:font-size-asian="14pt" style:font-size-complex="14pt"/>
    </style:style>
    <style:style style:name="P44" style:family="paragraph">
      <loext:graphic-properties draw:fill="solid" draw:fill-color="#aa3377"/>
      <style:paragraph-properties fo:text-align="center"/>
      <style:text-properties fo:color="#aa3377" loext:opacity="100%"/>
    </style:style>
    <style:style style:name="P45" style:family="paragraph">
      <loext:graphic-properties draw:fill="none" draw:fill-color="#ffffff"/>
      <style:text-properties fo:color="#228833" loext:opacity="100%" fo:font-weight="bold" style:font-weight-asian="bold" style:font-weight-complex="bold"/>
    </style:style>
    <style:style style:name="P46" style:family="paragraph">
      <loext:graphic-properties draw:fill-color="#888888"/>
      <style:paragraph-properties fo:text-align="center"/>
    </style:style>
    <style:style style:name="P47" style:family="paragraph">
      <loext:graphic-properties draw:fill-color="#555555" draw:opacity="100%"/>
      <style:paragraph-properties fo:text-align="center"/>
    </style:style>
    <style:style style:name="P48" style:family="paragraph">
      <loext:graphic-properties draw:fill-color="#888888" draw:opacity="100%"/>
      <style:paragraph-properties fo:text-align="center"/>
    </style:style>
    <style:style style:name="P49" style:family="paragraph">
      <loext:graphic-properties draw:fill="none" draw:fill-color="#555555"/>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3" style:family="paragraph">
      <loext:graphic-properties draw:fill="none" draw:fill-color="#ffffff"/>
      <style:text-properties fo:color="#aa3377" loext:opacity="100%" fo:font-style="italic" style:font-style-asian="italic" style:font-style-complex="italic"/>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style:paragraph-properties fo:text-align="center"/>
      <style:text-properties fo:color="#228833" loext:opacity="100%"/>
    </style:style>
    <style:style style:name="P5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5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5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59" style:family="paragraph">
      <loext:graphic-properties draw:fill="solid" draw:fill-color="#228833"/>
      <style:paragraph-properties fo:text-align="center"/>
    </style:style>
    <style:style style:name="P60" style:family="paragraph">
      <loext:graphic-properties draw:fill-color="#ffffff"/>
      <style:paragraph-properties fo:text-align="center"/>
      <style:text-properties fo:color="#228833" loext:opacity="100%"/>
    </style:style>
    <style:style style:name="P61" style:family="paragraph">
      <loext:graphic-properties draw:fill="none" draw:fill-color="#ffffff"/>
      <style:text-properties style:font-name="Palatino LT Std1" fo:font-size="54pt" style:font-size-asian="44pt" style:font-size-complex="44pt"/>
    </style:style>
    <style:style style:name="P62" style:family="paragraph">
      <loext:graphic-properties draw:fill="none" draw:fill-color="#ffffff"/>
      <style:text-properties fo:color="#228833" loext:opacity="100%" style:font-name="Palatino LT Std1" fo:font-size="32pt" fo:font-style="normal" style:font-size-asian="26pt" style:font-size-complex="26pt"/>
    </style:style>
    <style:style style:name="P63" style:family="paragraph">
      <loext:graphic-properties draw:fill="none" draw:fill-color="#ffffff"/>
      <style:text-properties fo:color="#228833" loext:opacity="100%" style:font-name="Palatino LT Std1" fo:font-size="22pt" fo:font-style="normal" style:font-size-asian="20pt" style:font-size-complex="20pt"/>
    </style:style>
    <style:style style:name="P64" style:family="paragraph">
      <loext:graphic-properties draw:fill="none" draw:fill-color="#ffffff"/>
      <style:text-properties style:font-name="Palatino LT Std1" fo:font-size="24pt" fo:font-style="normal" style:font-size-asian="21pt" style:font-size-complex="21pt"/>
    </style:style>
    <style:style style:name="P6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66" style:family="paragraph">
      <loext:graphic-properties draw:fill-color="#bbbbbb"/>
      <style:paragraph-properties fo:text-align="center"/>
    </style:style>
    <style:style style:name="P67" style:family="paragraph">
      <loext:graphic-properties draw:fill="none" draw:fill-color="#ffffff"/>
      <style:text-properties fo:color="#228833" loext:opacity="100%" style:font-name="Palatino LT Std1"/>
    </style:style>
    <style:style style:name="P68" style:family="paragraph">
      <loext:graphic-properties draw:fill-color="#bbbbbb" draw:opacity="25%"/>
      <style:paragraph-properties fo:text-align="center"/>
    </style:style>
    <style:style style:name="P69" style:family="paragraph">
      <style:paragraph-properties fo:text-align="center"/>
      <style:text-properties fo:color="#bbbbbb" loext:opacity="100%"/>
    </style:style>
    <style:style style:name="P7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71"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72" style:family="paragraph">
      <loext:graphic-properties draw:fill-color="#66ccee" draw:opacity="50%"/>
      <style:paragraph-properties fo:text-align="center"/>
    </style:style>
    <style:style style:name="P73" style:family="paragraph">
      <style:paragraph-properties fo:margin-left="0cm" fo:margin-right="0cm" fo:margin-top="0cm" fo:margin-bottom="0cm" fo:line-height="115%" fo:text-align="center" fo:text-indent="0cm"/>
    </style:style>
    <style:style style:name="P74"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75" style:family="paragraph">
      <loext:graphic-properties draw:fill-color="#bbbbbb" draw:opacity="50%"/>
      <style:paragraph-properties fo:text-align="center"/>
    </style:style>
    <style:style style:name="P76" style:family="paragraph">
      <loext:graphic-properties draw:fill-color="#228833" draw:opacity="50%"/>
      <style:paragraph-properties fo:text-align="center"/>
    </style:style>
    <style:style style:name="P77" style:family="paragraph">
      <loext:graphic-properties draw:fill="hatch" draw:fill-color="#ee6677" draw:fill-hatch-name="Red_20_-45_20_Degrees_20_Triple" draw:opacity="50%"/>
      <style:paragraph-properties fo:text-align="center"/>
    </style:style>
    <style:style style:name="P78" style:family="paragraph">
      <loext:graphic-properties draw:fill="hatch" draw:fill-hatch-name="Green_20_90_20_Degrees_20_Triple"/>
      <style:paragraph-properties fo:text-align="center"/>
    </style:style>
    <style:style style:name="P79" style:family="paragraph">
      <loext:graphic-properties draw:fill="solid" draw:fill-color="#ee6677"/>
      <style:paragraph-properties fo:text-align="center"/>
    </style:style>
    <style:style style:name="P80" style:family="paragraph">
      <loext:graphic-properties draw:fill="solid" draw:fill-color="#aa3377"/>
      <style:paragraph-properties fo:text-align="center"/>
    </style:style>
    <style:style style:name="P81" style:family="paragraph">
      <style:paragraph-properties fo:text-align="center"/>
      <style:text-properties fo:color="#555555" loext:opacity="100%"/>
    </style:style>
    <style:style style:name="P82" style:family="paragraph">
      <loext:graphic-properties draw:fill-color="#aa3377" draw:opacity="50%"/>
      <style:paragraph-properties fo:text-align="center"/>
    </style:style>
    <style:style style:name="P83" style:family="paragraph">
      <loext:graphic-properties draw:fill="none" draw:fill-color="#ffffff"/>
      <style:text-properties fo:color="#4477aa" loext:opacity="100%" fo:font-size="15pt" style:font-size-asian="13pt" style:font-size-complex="13pt"/>
    </style:style>
    <style:style style:name="P84" style:family="paragraph">
      <loext:graphic-properties draw:fill="none" draw:fill-color="#ffffff"/>
      <style:text-properties style:font-name="Palatino LT Std1"/>
    </style:style>
    <style:style style:name="P85" style:family="paragraph">
      <style:paragraph-properties fo:line-height="100%" fo:text-align="center"/>
    </style:style>
    <style:style style:name="P8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87" style:family="paragraph">
      <loext:graphic-properties draw:fill="none" draw:fill-color="#ffffff"/>
      <style:text-properties fo:color="#aa3377" loext:opacity="100%" fo:font-size="15pt" style:font-size-asian="13pt" style:font-size-complex="13pt"/>
    </style:style>
    <style:style style:name="P8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89" style:family="paragraph">
      <loext:graphic-properties draw:fill-color="#ee6677" draw:opacity="50%"/>
      <style:paragraph-properties fo:text-align="center"/>
    </style:style>
    <style:style style:name="P90" style:family="paragraph">
      <loext:graphic-properties draw:fill-color="#ee6677" draw:opacity="75%"/>
      <style:paragraph-properties fo:text-align="center"/>
    </style:style>
    <style:style style:name="P91" style:family="paragraph">
      <loext:graphic-properties draw:fill-color="#aa3377" draw:opacity="75%"/>
      <style:paragraph-properties fo:text-align="center"/>
    </style:style>
    <style:style style:name="P92" style:family="paragraph">
      <style:paragraph-properties fo:text-align="end"/>
    </style:style>
    <style:style style:name="P93"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9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9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96"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9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9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01"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2"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03"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04"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05" style:family="paragraph">
      <loext:graphic-properties draw:fill="hatch" draw:fill-hatch-name="Green_20_30_20_Degrees"/>
      <style:paragraph-properties fo:text-align="center"/>
    </style:style>
    <style:style style:name="P106" style:family="paragraph">
      <loext:graphic-properties draw:fill="solid" draw:fill-color="#66ccee" draw:opacity="50%"/>
      <style:paragraph-properties fo:text-align="center"/>
    </style:style>
    <style:style style:name="P107" style:family="paragraph">
      <loext:graphic-properties draw:fill="solid" draw:fill-color="#66ccee" draw:opacity="25%"/>
      <style:paragraph-properties fo:text-align="center"/>
    </style:style>
    <style:style style:name="P108" style:family="paragraph">
      <loext:graphic-properties draw:fill="none" draw:fill-color="#ffffff"/>
      <style:text-properties fo:color="#ccbb44" loext:opacity="100%" fo:font-size="42pt" style:font-size-asian="36pt" style:font-size-complex="36pt"/>
    </style:style>
    <style:style style:name="P109" style:family="paragraph">
      <loext:graphic-properties draw:fill="none" draw:fill-color="#ffffff"/>
      <style:text-properties fo:color="#ccbb44" loext:opacity="100%" fo:font-size="36pt" style:font-size-asian="28pt" style:font-size-complex="28pt"/>
    </style:style>
    <style:style style:name="P110"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1" style:family="paragraph">
      <loext:graphic-properties draw:fill-color="#777777"/>
      <style:paragraph-properties fo:text-align="center"/>
    </style:style>
    <style:style style:name="P112" style:family="paragraph">
      <loext:graphic-properties draw:fill="none" draw:fill-color="#ffffff"/>
      <style:text-properties fo:color="#777777" loext:opacity="100%" fo:font-style="italic" style:font-style-asian="italic" style:font-style-complex="italic"/>
    </style:style>
    <style:style style:name="P113" style:family="paragraph">
      <loext:graphic-properties draw:fill="none" draw:fill-color="#ffffff"/>
      <style:text-properties fo:color="#000000" loext:opacity="100%" fo:font-style="italic" style:font-style-asian="italic" style:font-style-complex="italic"/>
    </style:style>
    <style:style style:name="P114" style:family="paragraph">
      <loext:graphic-properties draw:fill="none" draw:fill-color="#ffffff"/>
      <style:text-properties fo:color="#ee6677" loext:opacity="100%" fo:font-style="italic" style:font-style-asian="italic" style:font-style-complex="italic"/>
    </style:style>
    <style:style style:name="P115" style:family="paragraph">
      <loext:graphic-properties draw:fill="none" draw:fill-color="#ffffff"/>
      <style:text-properties fo:color="#4477aa" loext:opacity="100%" fo:font-style="italic" style:font-style-asian="italic" style:font-style-complex="italic"/>
    </style:style>
    <style:style style:name="P116" style:family="paragraph">
      <loext:graphic-properties draw:fill="solid" draw:fill-color="#e7fdff"/>
      <style:paragraph-properties fo:text-align="center"/>
    </style:style>
    <style:style style:name="P117" style:family="paragraph">
      <loext:graphic-properties draw:fill="bitmap" draw:fill-color="#66ccee" draw:fill-image-name="Pool" draw:opacity="25%"/>
      <style:paragraph-properties fo:text-align="center"/>
    </style:style>
    <style:style style:name="P118" style:family="paragraph">
      <loext:graphic-properties draw:fill="solid" draw:fill-color="#228833"/>
      <style:paragraph-properties fo:text-align="center"/>
      <style:text-properties fo:color="#228833" loext:opacity="100%"/>
    </style:style>
    <style:style style:name="P119" style:family="paragraph">
      <loext:graphic-properties draw:fill="none"/>
      <style:text-properties fo:color="#228833" loext:opacity="100%"/>
    </style:style>
    <style:style style:name="P120" style:family="paragraph">
      <loext:graphic-properties draw:fill="none"/>
      <style:text-properties fo:color="#aa3377" loext:opacity="100%"/>
    </style:style>
    <style:style style:name="P121" style:family="paragraph">
      <loext:graphic-properties draw:fill="solid" draw:fill-color="#555555" draw:opacity="25%"/>
      <style:paragraph-properties fo:text-align="center"/>
    </style:style>
    <style:style style:name="P122" style:family="paragraph">
      <loext:graphic-properties draw:fill-color="#ee6677"/>
      <style:paragraph-properties fo:text-align="center"/>
    </style:style>
    <style:style style:name="P123" style:family="paragraph">
      <loext:graphic-properties draw:fill="solid" draw:fill-color="#bbbbbb" draw:opacity="25%"/>
      <style:paragraph-properties fo:text-align="center"/>
    </style:style>
    <style:style style:name="P124" style:family="paragraph">
      <loext:graphic-properties draw:fill="none" draw:fill-color="#ffffff"/>
      <style:text-properties fo:color="#aa3377" loext:opacity="100%" style:font-name="Palatino LT Std1"/>
    </style:style>
    <style:style style:name="P125" style:family="paragraph">
      <style:paragraph-properties fo:text-align="center"/>
      <style:text-properties fo:color="#4477aa" loext:opacity="100%"/>
    </style:style>
    <style:style style:name="P126" style:family="paragraph">
      <loext:graphic-properties draw:fill-color="#ccbb44" draw:opacity="80%"/>
      <style:paragraph-properties fo:text-align="center" style:writing-mode="lr-tb"/>
    </style:style>
    <style:style style:name="P127" style:family="paragraph">
      <loext:graphic-properties draw:fill="none" draw:fill-color="#ffffff"/>
      <style:text-properties fo:color="#4477aa" loext:opacity="100%" style:font-name="Palatino LT Std1" fo:font-weight="bold" style:font-weight-asian="bold" style:font-weight-complex="bold"/>
    </style:style>
    <style:style style:name="P128" style:family="paragraph">
      <loext:graphic-properties draw:fill-color="#aa3377"/>
      <style:paragraph-properties fo:text-align="center"/>
    </style:style>
    <style:style style:name="P129" style:family="paragraph">
      <loext:graphic-properties draw:fill="none" draw:fill-color="#ffffff"/>
      <style:text-properties fo:color="#aa3377" loext:opacity="100%" style:font-name="Palatino LT Std1" fo:font-weight="bold" style:font-weight-asian="bold" style:font-weight-complex="bold"/>
    </style:style>
    <style:style style:name="P130" style:family="paragraph">
      <loext:graphic-properties draw:fill="none" draw:fill-color="#ffffff"/>
      <style:text-properties fo:color="#aa3377" loext:opacity="100%" style:font-name="Palatino LT Std1" fo:font-size="21pt"/>
    </style:style>
    <style:style style:name="P131" style:family="paragraph">
      <loext:graphic-properties draw:fill="none" draw:fill-color="#ffffff"/>
      <style:text-properties fo:color="#4477aa" loext:opacity="100%" style:font-name="Palatino LT Std1" fo:font-style="normal" style:font-style-asian="normal" style:font-style-complex="normal"/>
    </style:style>
    <style:style style:name="P132" style:family="paragraph">
      <loext:graphic-properties draw:fill="none" draw:fill-color="#ffffff"/>
      <style:text-properties fo:color="#aa3377" loext:opacity="100%" style:font-name="Palatino LT Std1" fo:font-style="normal" style:font-style-asian="normal" style:font-style-complex="normal"/>
    </style:style>
    <style:style style:name="P133" style:family="paragraph">
      <loext:graphic-properties draw:fill="none" draw:fill-color="#ffffff"/>
      <style:paragraph-properties fo:text-align="center"/>
      <style:text-properties fo:color="#777777" loext:opacity="100%" style:font-name="Palatino LT Std1"/>
    </style:style>
    <style:style style:name="P134" style:family="paragraph">
      <style:paragraph-properties fo:text-align="center"/>
      <style:text-properties fo:color="#66ccee" loext:opacity="100%"/>
    </style:style>
    <style:style style:name="P135" style:family="paragraph">
      <loext:graphic-properties draw:fill="none" draw:fill-color="#ffffff"/>
      <style:text-properties fo:color="#66ccee" loext:opacity="100%" style:font-name="Palatino LT Std1" fo:font-size="22pt" style:font-size-asian="20pt" style:font-size-complex="20pt"/>
    </style:style>
    <style:style style:name="P136" style:family="paragraph">
      <loext:graphic-properties draw:fill="none" draw:fill-color="#ffffff"/>
      <style:text-properties fo:color="#4477aa" loext:opacity="100%" style:font-name="Palatino LT Std1" fo:font-size="22pt" style:font-size-asian="20pt" style:font-size-complex="20pt"/>
    </style:style>
    <style:style style:name="P137" style:family="paragraph">
      <loext:graphic-properties draw:fill="solid" draw:fill-color="#555555" draw:opacity="50%"/>
      <style:paragraph-properties fo:text-align="center"/>
    </style:style>
    <style:style style:name="P138"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39"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40" style:family="paragraph">
      <loext:graphic-properties draw:fill="none" draw:fill-color="#ffffff"/>
      <style:text-properties fo:color="#4477aa" loext:opacity="100%"/>
    </style:style>
    <style:style style:name="P141" style:family="paragraph">
      <loext:graphic-properties draw:fill="none" draw:fill-color="#ffffff"/>
      <style:text-properties fo:color="#aa3377" loext:opacity="100%"/>
    </style:style>
    <style:style style:name="P142" style:family="paragraph">
      <style:text-properties fo:color="#4477aa" loext:opacity="100%"/>
    </style:style>
    <style:style style:name="P143" style:family="paragraph">
      <loext:graphic-properties draw:fill="none" draw:fill-color="#ffffff"/>
      <style:text-properties fo:color="#4477aa" loext:opacity="100%" style:font-name="Palatino LT Std1" fo:font-size="24pt" style:font-size-asian="21pt" style:font-size-complex="21pt"/>
    </style:style>
    <style:style style:name="P144" style:family="paragraph">
      <loext:graphic-properties draw:fill="none" draw:fill-color="#ffffff"/>
      <style:text-properties fo:color="#aa3377" loext:opacity="100%" style:font-name="Palatino LT Std1" fo:font-size="24pt" style:font-size-asian="21pt" style:font-size-complex="21pt"/>
    </style:style>
    <style:style style:name="P145" style:family="paragraph">
      <loext:graphic-properties draw:fill="solid" draw:fill-color="#aa3377" draw:opacity="100%"/>
      <style:paragraph-properties fo:text-align="center"/>
    </style:style>
    <style:style style:name="P146" style:family="paragraph">
      <loext:graphic-properties draw:fill="none" draw:fill-color="#ffffff"/>
      <style:text-properties fo:color="#66ccee" loext:opacity="100%" style:font-name="Palatino LT Std1" fo:font-style="normal" style:font-style-asian="normal" style:font-style-complex="normal"/>
    </style:style>
    <style:style style:name="P147" style:family="paragraph">
      <loext:graphic-properties draw:fill="none" draw:fill-color="#ffffff"/>
      <style:text-properties fo:color="#ee6677" loext:opacity="100%" style:font-name="Palatino LT Std1" fo:font-style="normal" style:font-style-asian="normal" style:font-style-complex="normal"/>
    </style:style>
    <style:style style:name="P148" style:family="paragraph">
      <loext:graphic-properties draw:fill="none"/>
      <style:paragraph-properties fo:text-align="center"/>
      <style:text-properties fo:font-size="20pt" style:font-size-asian="16pt" style:font-size-complex="16pt"/>
    </style:style>
    <style:style style:name="P149" style:family="paragraph">
      <loext:graphic-properties draw:fill="solid" draw:fill-color="#aa3377" draw:opacity="100%"/>
      <style:paragraph-properties fo:text-align="center"/>
      <style:text-properties fo:font-size="20pt" style:font-size-asian="16pt" style:font-size-complex="16pt"/>
    </style:style>
    <style:style style:name="P15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5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5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5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54" style:family="paragraph">
      <style:text-properties fo:color="#aa3377" loext:opacity="100%"/>
    </style:style>
    <style:style style:name="P15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text-properties style:font-name="Palatino LT Std1" fo:font-size="28pt" style:font-size-asian="28pt" style:font-size-complex="28pt"/>
    </style:style>
    <style:style style:name="P158" style:family="paragraph">
      <loext:graphic-properties draw:fill="none" draw:fill-color="#ffffff"/>
      <style:text-properties fo:color="#4477aa" loext:opacity="100%" style:font-name="Palatino LT Std1" fo:font-size="21pt" fo:font-weight="bold" style:font-weight-asian="bold" style:font-weight-complex="bold"/>
    </style:style>
    <style:style style:name="P159" style:family="paragraph">
      <loext:graphic-properties draw:fill="none" draw:fill-color="#bbbbbb" draw:opacity="25%"/>
      <style:paragraph-properties fo:text-align="center"/>
    </style:style>
    <style:style style:name="P160" style:family="paragraph">
      <loext:graphic-properties draw:fill-color="#aa3377" draw:opacity="95%"/>
      <style:paragraph-properties fo:text-align="center"/>
    </style:style>
    <style:style style:name="P161" style:family="paragraph">
      <loext:graphic-properties draw:fill-color="#4477aa" draw:opacity="95%"/>
      <style:paragraph-properties fo:text-align="center"/>
    </style:style>
    <style:style style:name="P162" style:family="paragraph">
      <loext:graphic-properties draw:fill-color="#404042"/>
      <style:paragraph-properties fo:text-align="center"/>
    </style:style>
    <style:style style:name="P163" style:family="paragraph">
      <loext:graphic-properties draw:fill="none"/>
      <style:paragraph-properties fo:text-align="center"/>
      <style:text-properties fo:font-weight="bold"/>
    </style:style>
    <style:style style:name="P164" style:family="paragraph">
      <loext:graphic-properties draw:fill-color="#404042"/>
      <style:paragraph-properties fo:text-align="center"/>
      <style:text-properties fo:font-weight="bold"/>
    </style:style>
    <style:style style:name="P165" style:family="paragraph">
      <loext:graphic-properties draw:fill-color="#ee6677"/>
      <style:paragraph-properties fo:text-align="center"/>
      <style:text-properties fo:font-weight="bold"/>
    </style:style>
    <style:style style:name="P166" style:family="paragraph">
      <loext:graphic-properties draw:fill-color="#4477aa"/>
      <style:paragraph-properties fo:text-align="center"/>
      <style:text-properties fo:font-weight="bold"/>
    </style:style>
    <style:style style:name="P167" style:family="paragraph">
      <loext:graphic-properties draw:fill-color="#4477aa" draw:opacity="80%"/>
      <style:paragraph-properties fo:text-align="center"/>
    </style:style>
    <style:style style:name="P168" style:family="paragraph">
      <loext:graphic-properties draw:opacity="25%"/>
      <style:paragraph-properties fo:text-align="center"/>
    </style:style>
    <style:style style:name="P169" style:family="paragraph">
      <loext:graphic-properties draw:fill-color="#aa3377" draw:opacity="25%"/>
      <style:paragraph-properties fo:text-align="center"/>
    </style:style>
    <style:style style:name="P170"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71" style:family="paragraph">
      <loext:graphic-properties draw:fill-color="#4477aa" draw:opacity="100%"/>
      <style:paragraph-properties fo:text-align="center"/>
    </style:style>
    <style:style style:name="P172" style:family="paragraph">
      <loext:graphic-properties draw:fill-color="#aa3377" draw:opacity="100%"/>
      <style:paragraph-properties fo:text-align="center"/>
    </style:style>
    <style:style style:name="P173"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174" style:family="paragraph">
      <style:paragraph-properties fo:text-align="center"/>
      <style:text-properties fo:color="#777777" loext:opacity="100%"/>
    </style:style>
    <style:style style:name="P175"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76" style:family="paragraph">
      <loext:graphic-properties draw:fill="none" draw:fill-color="#4477aa"/>
      <style:paragraph-properties fo:text-align="center"/>
    </style:style>
    <style:style style:name="P177" style:family="paragraph">
      <loext:graphic-properties draw:fill-color="#4477aa" draw:opacity="100%"/>
      <style:paragraph-properties fo:text-align="center" style:writing-mode="lr-tb"/>
    </style:style>
    <style:style style:name="P178" style:family="paragraph">
      <loext:graphic-properties draw:fill-color="#66ccee" draw:opacity="100%"/>
      <style:paragraph-properties fo:text-align="center" style:writing-mode="lr-tb"/>
    </style:style>
    <style:style style:name="P179" style:family="paragraph">
      <loext:graphic-properties draw:fill-color="#ccbb44" draw:opacity="100%"/>
      <style:paragraph-properties fo:text-align="center" style:writing-mode="lr-tb"/>
    </style:style>
    <style:style style:name="P180" style:family="paragraph">
      <style:paragraph-properties fo:margin-left="0cm" fo:margin-right="0cm" fo:margin-top="0cm" fo:margin-bottom="0cm" fo:line-height="100%" fo:text-indent="0cm"/>
    </style:style>
    <style:style style:name="P18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2" style:family="paragraph">
      <loext:graphic-properties draw:fill="none"/>
      <style:text-properties fo:color="#777777" loext:opacity="50%" fo:font-size="80pt" style:font-size-asian="66pt" style:font-size-complex="66pt"/>
    </style:style>
    <style:style style:name="P183"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8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6" style:family="paragraph">
      <loext:graphic-properties draw:fill-color="#228833" draw:opacity="100%"/>
      <style:paragraph-properties fo:text-align="center" style:writing-mode="lr-tb"/>
    </style:style>
    <style:style style:name="P18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88" style:family="paragraph">
      <loext:graphic-properties draw:fill="none"/>
      <style:paragraph-properties fo:text-align="center"/>
      <style:text-properties fo:font-style="italic" style:font-style-asian="italic" style:font-style-complex="italic"/>
    </style:style>
    <style:style style:name="P18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3" style:family="paragraph">
      <style:paragraph-properties fo:text-align="center"/>
      <style:text-properties fo:color="#ffffff" loext:opacity="100%" fo:font-style="italic" style:font-style-asian="italic" style:font-style-complex="italic"/>
    </style:style>
    <style:style style:name="P19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95" style:family="paragraph">
      <loext:graphic-properties draw:fill="none" draw:fill-color="#ffffff"/>
      <style:text-properties fo:color="#228833" loext:opacity="100%" fo:font-style="italic" style:font-style-asian="italic" style:font-style-complex="italic"/>
    </style:style>
    <style:style style:name="P196"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97" style:family="paragraph">
      <loext:graphic-properties draw:fill="none" draw:fill-color="#ffffff"/>
      <style:paragraph-properties fo:text-align="center"/>
      <style:text-properties fo:color="#228833" loext:opacity="100%"/>
    </style:style>
    <style:style style:name="P198" style:family="paragraph">
      <loext:graphic-properties draw:fill="none" draw:fill-color="#ffffff"/>
      <style:paragraph-properties fo:text-align="center"/>
      <style:text-properties fo:color="#4477aa" loext:opacity="100%" fo:font-size="18pt" style:font-size-asian="15pt" style:font-size-complex="15pt"/>
    </style:style>
    <style:style style:name="P199" style:family="paragraph">
      <loext:graphic-properties draw:fill="none" draw:fill-color="#ffffff"/>
      <style:paragraph-properties fo:text-align="center"/>
      <style:text-properties fo:color="#aa3377" loext:opacity="100%" fo:font-size="18pt" style:font-size-asian="15pt" style:font-size-complex="15pt"/>
    </style:style>
    <style:style style:name="P200" style:family="paragraph">
      <loext:graphic-properties draw:fill="solid" draw:fill-color="#bbbbbb" draw:opacity="25%"/>
      <style:paragraph-properties fo:text-align="center"/>
      <style:text-properties fo:font-size="22pt" style:font-size-asian="20pt" style:font-size-complex="20pt"/>
    </style:style>
    <style:style style:name="P201" style:family="paragraph">
      <loext:graphic-properties draw:fill="none" draw:fill-color="#bbbbbb" draw:opacity="25%"/>
      <style:paragraph-properties fo:text-align="center"/>
      <style:text-properties fo:font-size="22pt" style:font-size-asian="20pt" style:font-size-complex="20pt"/>
    </style:style>
    <style:style style:name="P202" style:family="paragraph">
      <loext:graphic-properties draw:fill-color="#4477aa"/>
      <style:paragraph-properties fo:text-align="center"/>
      <style:text-properties fo:font-size="22pt" style:font-size-asian="20pt" style:font-size-complex="20pt"/>
    </style:style>
    <style:style style:name="P20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4" style:family="paragraph">
      <style:paragraph-properties fo:line-height="115%" fo:text-align="center"/>
    </style:style>
    <style:style style:name="P205" style:family="paragraph">
      <loext:graphic-properties draw:fill="none" draw:fill-color="#ffffff"/>
      <style:paragraph-properties fo:text-align="center"/>
      <style:text-properties fo:color="#4477aa" loext:opacity="100%" fo:font-size="36pt" style:font-size-asian="28pt" style:font-size-complex="28pt"/>
    </style:style>
    <style:style style:name="P206" style:family="paragraph">
      <loext:graphic-properties draw:fill="none" draw:fill-color="#ffffff"/>
      <style:text-properties fo:color="#4477aa" loext:opacity="100%" fo:font-size="36pt" style:font-size-asian="28pt" style:font-size-complex="28pt"/>
    </style:style>
    <style:style style:name="P207" style:family="paragraph">
      <loext:graphic-properties draw:fill="none" draw:fill-color="#ffffff"/>
      <style:paragraph-properties fo:text-align="center"/>
      <style:text-properties fo:color="#aa3377" loext:opacity="100%" fo:font-size="36pt" style:font-size-asian="28pt" style:font-size-complex="28pt"/>
    </style:style>
    <style:style style:name="P208" style:family="paragraph">
      <loext:graphic-properties draw:fill="none" draw:fill-color="#ffffff"/>
      <style:text-properties fo:color="#aa3377" loext:opacity="100%" fo:font-size="36pt" style:font-size-asian="28pt" style:font-size-complex="28pt"/>
    </style:style>
    <style:style style:name="P209" style:family="paragraph">
      <loext:graphic-properties draw:fill="none" draw:fill-color="#ffffff"/>
      <style:paragraph-properties fo:text-align="center"/>
      <style:text-properties fo:color="#ccbb44" loext:opacity="100%" fo:font-size="36pt" style:font-size-asian="28pt" style:font-size-complex="28pt"/>
    </style:style>
    <style:style style:name="P210" style:family="paragraph">
      <loext:graphic-properties draw:fill="none" draw:fill-color="#ffffff"/>
      <style:text-properties fo:color="#228833" loext:opacity="100%" fo:font-size="36pt" style:font-size-asian="28pt" style:font-size-complex="28pt"/>
    </style:style>
    <style:style style:name="P211" style:family="paragraph">
      <loext:graphic-properties draw:fill="none" draw:fill-color="#ffffff"/>
      <style:paragraph-properties fo:text-align="center"/>
      <style:text-properties fo:color="#228833" loext:opacity="100%" fo:font-size="36pt" style:font-size-asian="28pt" style:font-size-complex="28pt"/>
    </style:style>
    <style:style style:name="P212" style:family="paragraph">
      <loext:graphic-properties draw:fill="none" draw:fill-color="#ffffff"/>
      <style:paragraph-properties fo:text-align="center"/>
      <style:text-properties fo:color="#228833" loext:opacity="100%" fo:font-size="48pt" style:font-size-asian="42pt" style:font-size-complex="42pt"/>
    </style:style>
    <style:style style:name="P213" style:family="paragraph">
      <loext:graphic-properties draw:fill="none" draw:fill-color="#ffffff"/>
      <style:paragraph-properties fo:text-align="center"/>
      <style:text-properties fo:color="#aa3377" loext:opacity="100%" fo:font-size="48pt" style:font-size-asian="42pt" style:font-size-complex="42pt"/>
    </style:style>
    <style:style style:name="P214" style:family="paragraph">
      <loext:graphic-properties draw:fill="solid" draw:fill-color="#729fcf"/>
      <style:paragraph-properties fo:text-align="center"/>
    </style:style>
    <style:style style:name="P215" style:family="paragraph">
      <loext:graphic-properties draw:fill="none" draw:fill-color="#ffffff"/>
      <style:paragraph-properties fo:margin-left="0cm" fo:margin-right="0cm" fo:margin-top="0cm" fo:margin-bottom="0cm" fo:line-height="100%" fo:text-indent="0cm"/>
      <style:text-properties fo:font-size="21pt"/>
    </style:style>
    <style:style style:name="P216" style:family="paragraph">
      <loext:graphic-properties draw:fill="none"/>
    </style:style>
    <style:style style:name="P21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ffffff" loext:opacity="100%"/>
    </style:style>
    <style:style style:name="T5" style:family="text">
      <style:text-properties fo:color="#000000" loext:opacity="100%"/>
    </style:style>
    <style:style style:name="T6" style:family="text">
      <style:text-properties style:font-name="Palatino LT Std1" fo:font-size="26pt" style:font-size-asian="22pt" style:font-size-complex="22pt"/>
    </style:style>
    <style:style style:name="T7" style:family="text">
      <style:text-properties fo:color="#228833" loext:opacity="100%" fo:font-size="24pt" fo:font-weight="bold" style:font-size-asian="21pt" style:font-weight-asian="bold" style:font-size-complex="21pt" style:font-weight-complex="bold"/>
    </style:style>
    <style:style style:name="T8" style:family="text">
      <style:text-properties fo:color="#66ccee" loext:opacity="100%" fo:font-size="24pt" fo:font-weight="bold" style:font-size-asian="21pt" style:font-weight-asian="bold" style:font-size-complex="21pt" style:font-weight-complex="bold"/>
    </style:style>
    <style:style style:name="T9" style:family="text">
      <style:text-properties fo:color="#ee6677" loext:opacity="100%" fo:font-size="24pt" fo:font-weight="bold" style:font-size-asian="21pt" style:font-weight-asian="bold" style:font-size-complex="21pt" style:font-weight-complex="bold"/>
    </style:style>
    <style:style style:name="T10" style:family="text">
      <style:text-properties fo:font-size="13pt" style:font-size-asian="11pt" style:font-size-complex="11pt"/>
    </style:style>
    <style:style style:name="T11" style:family="text">
      <style:text-properties fo:color="#aa3377" loext:opacity="100%" style:font-name="Palatino LT Std1" fo:font-size="16pt" fo:font-style="normal" style:font-size-asian="14pt" style:font-style-asian="normal" style:font-size-complex="14pt" style:font-style-complex="normal"/>
    </style:style>
    <style:style style:name="T12" style:family="text">
      <style:text-properties fo:color="#aa3377" loext:opacity="100%" style:font-name="Palatino LT Std1" fo:font-size="16pt" fo:font-style="italic" style:font-size-asian="14pt" style:font-style-asian="italic" style:font-size-complex="14pt" style:font-style-complex="italic"/>
    </style:style>
    <style:style style:name="T13" style:family="text">
      <style:text-properties fo:color="#aa3377" loext:opacity="100%" style:font-name="Palatino LT Std1" fo:font-size="16pt" style:font-size-asian="14pt" style:font-size-complex="14pt"/>
    </style:style>
    <style:style style:name="T14" style:family="text">
      <style:text-properties fo:color="#ee6677" loext:opacity="100%" style:font-name="Palatino LT Std1" fo:font-size="16pt" fo:font-style="italic" style:font-size-asian="14pt" style:font-style-asian="italic" style:font-size-complex="14pt" style:font-style-complex="italic"/>
    </style:style>
    <style:style style:name="T15" style:family="text">
      <style:text-properties fo:color="#ee6677" loext:opacity="100%" style:text-position="-8% 58%" style:font-name="Palatino LT Std1" fo:font-size="16pt" style:font-size-asian="14pt" style:font-size-complex="14pt"/>
    </style:style>
    <style:style style:name="T16" style:family="text">
      <style:text-properties fo:color="#ee6677" loext:opacity="100%" style:font-name="Palatino LT Std1" fo:font-size="16pt" style:font-size-asian="14pt" style:font-size-complex="14pt"/>
    </style:style>
    <style:style style:name="T17" style:family="text">
      <style:text-properties fo:color="#555555" loext:opacity="100%" style:font-name="Palatino LT Std1" fo:font-size="28pt" fo:font-style="italic" style:font-size-asian="24pt" style:font-style-asian="italic" style:font-size-complex="24pt" style:font-style-complex="italic"/>
    </style:style>
    <style:style style:name="T18" style:family="text">
      <style:text-properties fo:font-size="16pt" style:font-size-asian="14pt" style:font-size-complex="14pt"/>
    </style:style>
    <style:style style:name="T19" style:family="text">
      <style:text-properties fo:font-size="42pt" fo:font-style="italic" style:font-size-asian="36pt" style:font-style-asian="italic" style:font-size-complex="36pt" style:font-style-complex="italic"/>
    </style:style>
    <style:style style:name="T20" style:family="text">
      <style:text-properties style:text-position="-8% 58%" fo:font-size="42pt" style:font-size-asian="36pt" style:font-size-complex="36pt"/>
    </style:style>
    <style:style style:name="T2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2" style:family="text">
      <style:text-properties fo:color="#000000" loext:opacity="100%" fo:font-size="54pt" style:font-size-asian="44pt" style:font-size-complex="44pt"/>
    </style:style>
    <style:style style:name="T23" style:family="text">
      <style:text-properties fo:color="#ffffff" loext:opacity="100%" fo:font-size="54pt" style:font-size-asian="44pt" style:font-size-complex="44pt"/>
    </style:style>
    <style:style style:name="T24" style:family="text">
      <style:text-properties fo:color="#aa3377" loext:opacity="100%" fo:font-size="80pt" fo:font-style="italic" style:font-size-asian="66pt" style:font-style-asian="italic" style:font-size-complex="66pt" style:font-style-complex="italic"/>
    </style:style>
    <style:style style:name="T2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2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style:font-name="Palatino LT Std1" fo:font-size="54pt" fo:font-style="italic" style:font-size-asian="44pt" style:font-style-asian="italic" style:font-size-complex="44pt" style:font-style-complex="italic"/>
    </style:style>
    <style:style style:name="T32" style:family="text">
      <style:text-properties style:text-position="-8% 58%" style:font-name="Palatino LT Std1" fo:font-size="54pt" style:font-size-asian="44pt" style:font-size-complex="44pt"/>
    </style:style>
    <style:style style:name="T33" style:family="text">
      <style:text-properties fo:color="#228833" loext:opacity="100%" style:font-name="Palatino LT Std1" fo:font-size="22pt" fo:font-style="normal" style:font-size-asian="20pt" style:font-style-asian="italic" style:font-size-complex="20pt" style:font-style-complex="italic"/>
    </style:style>
    <style:style style:name="T34" style:family="text">
      <style:text-properties fo:color="#228833" loext:opacity="100%" style:font-name="Palatino LT Std1" fo:font-size="22pt" fo:font-style="italic" style:font-size-asian="20pt" style:font-style-asian="italic" style:font-size-complex="20pt" style:font-style-complex="italic"/>
    </style:style>
    <style:style style:name="T3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36" style:family="text">
      <style:text-properties style:font-name="Palatino LT Std1" fo:font-size="24pt" fo:font-style="normal" style:font-size-asian="21pt" style:font-style-asian="italic" style:font-size-complex="21pt" style:font-style-complex="italic"/>
    </style:style>
    <style:style style:name="T37" style:family="text">
      <style:text-properties style:font-name="Palatino LT Std1" fo:font-size="24pt" fo:font-style="italic" style:font-size-asian="21pt" style:font-style-asian="italic" style:font-size-complex="21pt" style:font-style-complex="italic"/>
    </style:style>
    <style:style style:name="T38" style:family="text">
      <style:text-properties style:text-position="-8% 58%" style:font-name="Palatino LT Std1" fo:font-size="24pt" fo:font-style="normal" style:font-size-asian="21pt" style:font-style-asian="italic" style:font-size-complex="21pt" style:font-style-complex="italic"/>
    </style:style>
    <style:style style:name="T39" style:family="text">
      <style:text-properties fo:color="#228833" loext:opacity="100%" style:font-name="Palatino LT Std1" fo:font-size="40pt" fo:font-style="italic" style:font-size-asian="32pt" style:font-style-asian="italic" style:font-size-complex="32pt" style:font-style-complex="italic"/>
    </style:style>
    <style:style style:name="T40" style:family="text">
      <style:text-properties fo:color="#228833" loext:opacity="100%" style:text-position="-8% 58%" style:font-name="Palatino LT Std1" fo:font-size="40pt" style:font-size-asian="32pt" style:font-size-complex="32pt"/>
    </style:style>
    <style:style style:name="T41" style:family="text">
      <style:text-properties fo:color="#bbbbbb" loext:opacity="100%" style:font-name="Palatino LT Std1" fo:font-size="28pt" fo:font-style="italic" style:font-size-asian="24pt" style:font-style-asian="italic" style:font-size-complex="24pt" style:font-style-complex="italic"/>
    </style:style>
    <style:style style:name="T42" style:family="text">
      <style:text-properties fo:color="#777777" loext:opacity="100%" style:font-name="Palatino LT Std1" fo:font-size="16pt" style:font-size-asian="14pt" style:font-size-complex="14pt"/>
    </style:style>
    <style:style style:name="T43" style:family="text">
      <style:text-properties fo:color="#ee6677" loext:opacity="100%" style:font-name="Palatino LT Std1" fo:font-size="20pt" style:text-underline-style="none" style:font-size-asian="16pt" style:font-size-complex="16pt"/>
    </style:style>
    <style:style style:name="T44" style:family="text">
      <style:text-properties fo:color="#4477aa" loext:opacity="100%" fo:font-size="15pt" style:font-size-asian="13pt" style:font-size-complex="13pt"/>
    </style:style>
    <style:style style:name="T45" style:family="text">
      <style:text-properties style:font-name="Palatino LT Std1" fo:font-style="italic" style:font-style-asian="italic" style:font-style-complex="italic"/>
    </style:style>
    <style:style style:name="T46" style:family="text">
      <style:text-properties style:font-name="Palatino LT Std1"/>
    </style:style>
    <style:style style:name="T47" style:family="text">
      <style:text-properties fo:color="#4477aa" loext:opacity="100%" fo:font-size="13pt" fo:font-style="italic" style:font-size-asian="11pt" style:font-style-asian="italic" style:font-size-complex="11pt" style:font-style-complex="italic"/>
    </style:style>
    <style:style style:name="T48" style:family="text">
      <style:text-properties fo:color="#aa3377" loext:opacity="100%" fo:font-size="15pt" style:font-size-asian="13pt" style:font-size-complex="13pt"/>
    </style:style>
    <style:style style:name="T49" style:family="text">
      <style:text-properties fo:color="#aa3377" loext:opacity="100%" fo:font-size="13pt" fo:font-style="italic" style:font-size-asian="11pt" style:font-style-asian="italic" style:font-size-complex="11pt" style:font-style-complex="italic"/>
    </style:style>
    <style:style style:name="T50" style:family="text">
      <style:text-properties fo:color="#aa3377" loext:opacity="100%" style:font-name="Palatino LT Std1" fo:font-size="40pt" style:font-size-asian="32pt" style:font-size-complex="32pt"/>
    </style:style>
    <style:style style:name="T51" style:family="text">
      <style:text-properties fo:color="#aa3377" loext:opacity="100%" style:font-name="Palatino LT Std1" fo:font-size="40pt" fo:font-style="italic" style:font-size-asian="32pt" style:font-style-asian="italic" style:font-size-complex="32pt" style:font-style-complex="italic"/>
    </style:style>
    <style:style style:name="T52" style:family="text">
      <style:text-properties fo:color="#66ccee" loext:opacity="100%" fo:font-size="44pt" fo:font-style="italic" style:font-size-asian="40pt" style:font-style-asian="italic" style:font-size-complex="40pt" style:font-style-complex="italic"/>
    </style:style>
    <style:style style:name="T53" style:family="text">
      <style:text-properties fo:color="#66ccee" loext:opacity="100%" style:text-position="-8% 58%" fo:font-size="44pt" fo:font-style="italic" style:font-size-asian="40pt" style:font-style-asian="italic" style:font-size-complex="40pt" style:font-style-complex="italic"/>
    </style:style>
    <style:style style:name="T54" style:family="text">
      <style:text-properties fo:color="#ccbb44" loext:opacity="100%" fo:font-size="44pt" fo:font-style="italic" style:font-size-asian="40pt" style:font-style-asian="italic" style:font-size-complex="40pt" style:font-style-complex="italic"/>
    </style:style>
    <style:style style:name="T55" style:family="text">
      <style:text-properties fo:color="#777777" loext:opacity="100%" style:font-name="Palatino LT Std1" fo:font-size="40pt" style:font-size-asian="32pt" style:font-size-complex="32pt"/>
    </style:style>
    <style:style style:name="T56" style:family="text">
      <style:text-properties fo:color="#777777" loext:opacity="100%" style:font-name="Palatino LT Std1" fo:font-size="40pt" fo:font-style="italic" style:font-size-asian="32pt" style:font-style-asian="italic" style:font-size-complex="32pt" style:font-style-complex="italic"/>
    </style:style>
    <style:style style:name="T57" style:family="text">
      <style:text-properties fo:color="#555555" loext:opacity="100%" fo:font-size="32pt" fo:font-style="italic" style:font-size-asian="26pt" style:font-style-asian="italic" style:font-size-complex="26pt" style:font-style-complex="italic"/>
    </style:style>
    <style:style style:name="T5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1" style:family="text">
      <style:text-properties fo:color="#ccbb44" loext:opacity="100%" style:text-position="-8% 58%" fo:font-size="44pt" fo:font-style="italic" style:font-size-asian="40pt" style:font-style-asian="italic" style:font-size-complex="40pt" style:font-style-complex="italic"/>
    </style:style>
    <style:style style:name="T62" style:family="text">
      <style:text-properties fo:color="#4477aa" loext:opacity="100%" style:font-name="Palatino LT Std1" fo:font-size="40pt" style:font-size-asian="32pt" style:font-size-complex="32pt"/>
    </style:style>
    <style:style style:name="T63" style:family="text">
      <style:text-properties fo:color="#4477aa" loext:opacity="100%" style:font-name="Palatino LT Std1" fo:font-size="40pt" fo:font-style="italic" style:font-size-asian="32pt" style:font-style-asian="italic" style:font-size-complex="32pt" style:font-style-complex="italic"/>
    </style:style>
    <style:style style:name="T64" style:family="text">
      <style:text-properties fo:color="#ee6677" loext:opacity="100%" fo:font-size="44pt" fo:font-style="italic" style:font-size-asian="40pt" style:font-style-asian="italic" style:font-size-complex="40pt" style:font-style-complex="italic"/>
    </style:style>
    <style:style style:name="T65" style:family="text">
      <style:text-properties fo:color="#ee6677" loext:opacity="100%" style:text-position="-8% 58%" fo:font-size="44pt" fo:font-style="italic" style:font-size-asian="40pt" style:font-style-asian="italic" style:font-size-complex="40pt" style:font-style-complex="italic"/>
    </style:style>
    <style:style style:name="T66" style:family="text">
      <style:text-properties fo:color="#ccbb44" loext:opacity="100%" style:font-name="Palatino LT Std1" fo:font-size="40pt" fo:font-style="italic" style:font-size-asian="32pt" style:font-style-asian="italic" style:font-size-complex="32pt" style:font-style-complex="italic"/>
    </style:style>
    <style:style style:name="T67" style:family="text">
      <style:text-properties fo:color="#66ccee" loext:opacity="100%" style:text-position="0% 100%" fo:font-size="44pt" fo:font-style="italic" style:font-size-asian="40pt" style:font-style-asian="italic" style:font-size-complex="40pt" style:font-style-complex="italic"/>
    </style:style>
    <style:style style:name="T6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69" style:family="text">
      <style:text-properties fo:font-size="40pt" fo:font-style="italic" style:font-size-asian="32pt" style:font-style-asian="italic" style:font-size-complex="32pt" style:font-style-complex="italic"/>
    </style:style>
    <style:style style:name="T70" style:family="text">
      <style:text-properties style:text-position="-8% 58%" fo:font-size="40pt" style:font-size-asian="32pt" style:font-size-complex="32pt"/>
    </style:style>
    <style:style style:name="T71" style:family="text">
      <style:text-properties fo:color="#ccbb44" loext:opacity="100%" fo:font-size="42pt" fo:font-style="italic" style:font-size-asian="36pt" style:font-style-asian="italic" style:font-size-complex="36pt" style:font-style-complex="italic"/>
    </style:style>
    <style:style style:name="T72" style:family="text">
      <style:text-properties fo:color="#ccbb44" loext:opacity="100%" style:text-position="-8% 58%" fo:font-size="42pt" style:font-size-asian="36pt" style:font-size-complex="36pt"/>
    </style:style>
    <style:style style:name="T73" style:family="text">
      <style:text-properties fo:color="#ccbb44" loext:opacity="100%" style:font-name="TeX Gyre Pagella Math" fo:font-size="42pt" fo:font-style="normal" style:font-size-asian="36pt" style:font-style-asian="normal" style:font-size-complex="36pt" style:font-style-complex="normal"/>
    </style:style>
    <style:style style:name="T74" style:family="text">
      <style:text-properties fo:color="#ccbb44" loext:opacity="100%" fo:font-size="36pt" fo:font-style="italic" style:font-size-asian="28pt" style:font-style-asian="italic" style:font-size-complex="28pt" style:font-style-complex="italic"/>
    </style:style>
    <style:style style:name="T7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6" style:family="text">
      <style:text-properties fo:color="#777777" loext:opacity="100%" fo:font-style="italic" style:font-style-asian="italic" style:font-style-complex="italic"/>
    </style:style>
    <style:style style:name="T77" style:family="text">
      <style:text-properties fo:color="#000000" loext:opacity="100%" fo:font-style="italic" style:font-style-asian="italic" style:font-style-complex="italic"/>
    </style:style>
    <style:style style:name="T78" style:family="text">
      <style:text-properties fo:color="#000000" loext:opacity="100%" style:text-position="-8% 58%" fo:font-size="26pt" fo:font-style="italic" style:font-size-asian="22pt" style:font-style-asian="italic" style:font-size-complex="22pt" style:font-style-complex="italic"/>
    </style:style>
    <style:style style:name="T79" style:family="text">
      <style:text-properties fo:color="#ee6677" loext:opacity="100%" fo:font-style="italic" style:font-style-asian="italic" style:font-style-complex="italic"/>
    </style:style>
    <style:style style:name="T80" style:family="text">
      <style:text-properties fo:color="#ee6677" loext:opacity="100%" style:text-position="-8% 58%" fo:font-size="26pt" fo:font-style="italic" style:font-size-asian="22pt" style:font-style-asian="italic" style:font-size-complex="22pt" style:font-style-complex="italic"/>
    </style:style>
    <style:style style:name="T81" style:family="text">
      <style:text-properties fo:color="#4477aa" loext:opacity="100%" fo:font-style="italic" style:font-style-asian="italic" style:font-style-complex="italic"/>
    </style:style>
    <style:style style:name="T82" style:family="text">
      <style:text-properties style:font-name="Palatino LT Std1" fo:font-size="40pt" style:font-size-asian="32pt" style:font-size-complex="32pt"/>
    </style:style>
    <style:style style:name="T8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5" style:family="text">
      <style:text-properties fo:color="#aa3377" loext:opacity="100%" style:font-name="Palatino LT Std1" fo:font-size="66pt" style:font-size-asian="54pt" style:font-size-complex="54pt"/>
    </style:style>
    <style:style style:name="T86" style:family="text">
      <style:text-properties fo:color="#4477aa" loext:opacity="100%" style:font-name="Palatino LT Std1" fo:font-weight="bold" style:font-weight-asian="bold" style:font-weight-complex="bold"/>
    </style:style>
    <style:style style:name="T87" style:family="text">
      <style:text-properties fo:color="#aa3377" loext:opacity="100%" style:font-name="Palatino LT Std1" fo:font-weight="bold" style:font-weight-asian="bold" style:font-weight-complex="bold"/>
    </style:style>
    <style:style style:name="T88" style:family="text">
      <style:text-properties fo:color="#4477aa" loext:opacity="100%" style:font-name="Palatino LT Std1" fo:font-size="36pt" fo:font-style="normal" style:font-size-asian="28pt" style:font-style-asian="normal" style:font-size-complex="28pt" style:font-style-complex="normal"/>
    </style:style>
    <style:style style:name="T89" style:family="text">
      <style:text-properties fo:color="#aa3377" loext:opacity="100%" style:font-name="Palatino LT Std1" fo:font-size="36pt" fo:font-style="normal" style:font-size-asian="28pt" style:font-style-asian="normal" style:font-size-complex="28pt" style:font-style-complex="normal"/>
    </style:style>
    <style:style style:name="T90" style:family="text">
      <style:text-properties fo:color="#66ccee" loext:opacity="100%" style:font-name="Palatino LT Std1" fo:font-size="22pt" style:font-size-asian="20pt" style:font-size-complex="20pt"/>
    </style:style>
    <style:style style:name="T91" style:family="text">
      <style:text-properties fo:color="#4477aa" loext:opacity="100%" style:font-name="Palatino LT Std1" fo:font-size="22pt" style:font-size-asian="20pt" style:font-size-complex="20pt"/>
    </style:style>
    <style:style style:name="T92" style:family="text">
      <style:text-properties fo:color="#bbbbbb" loext:opacity="100%" style:font-name="Palatino LT Std1" fo:font-size="16pt" fo:font-style="italic" style:font-size-asian="14pt" style:font-style-asian="italic" style:font-size-complex="14pt" style:font-style-complex="italic"/>
    </style:style>
    <style:style style:name="T93" style:family="text">
      <style:text-properties fo:color="#555555" loext:opacity="100%" style:font-name="Palatino LT Std1" fo:font-size="20pt" fo:font-style="italic" style:font-size-asian="16pt" style:font-style-asian="italic" style:font-size-complex="16pt" style:font-style-complex="italic"/>
    </style:style>
    <style:style style:name="T94" style:family="text">
      <style:text-properties fo:color="#4477aa" loext:opacity="100%"/>
    </style:style>
    <style:style style:name="T95" style:family="text">
      <style:text-properties fo:color="#aa3377" loext:opacity="100%"/>
    </style:style>
    <style:style style:name="T96" style:family="text">
      <style:text-properties style:font-name="Palatino LT Std1" fo:font-size="36pt" fo:font-style="normal" style:font-size-asian="28pt" style:font-style-asian="normal" style:font-size-complex="28pt" style:font-style-complex="normal"/>
    </style:style>
    <style:style style:name="T97" style:family="text">
      <style:text-properties fo:color="#4477aa" loext:opacity="100%" style:font-name="Palatino LT Std1" fo:font-size="24pt" style:font-size-asian="21pt" style:font-size-complex="21pt"/>
    </style:style>
    <style:style style:name="T98" style:family="text">
      <style:text-properties fo:color="#aa3377" loext:opacity="100%" style:font-name="Palatino LT Std1" fo:font-size="24pt" style:font-size-asian="21pt" style:font-size-complex="21pt"/>
    </style:style>
    <style:style style:name="T99" style:family="text">
      <style:text-properties fo:color="#66ccee" loext:opacity="100%" style:font-name="Palatino LT Std1" fo:font-size="36pt" fo:font-style="normal" style:font-size-asian="28pt" style:font-style-asian="normal" style:font-size-complex="28pt" style:font-style-complex="normal"/>
    </style:style>
    <style:style style:name="T100" style:family="text">
      <style:text-properties fo:color="#ee6677" loext:opacity="100%" style:font-name="Palatino LT Std1" fo:font-size="36pt" fo:font-style="normal" style:font-size-asian="28pt" style:font-style-asian="normal" style:font-size-complex="28pt" style:font-style-complex="normal"/>
    </style:style>
    <style:style style:name="T101" style:family="text">
      <style:text-properties fo:color="#4477aa" loext:opacity="100%" style:font-name="Palatino LT Std1" fo:font-size="32pt" fo:font-style="normal" style:font-size-asian="26pt" style:font-style-asian="normal" style:font-size-complex="26pt" style:font-style-complex="normal"/>
    </style:style>
    <style:style style:name="T102" style:family="text">
      <style:text-properties fo:color="#66ccee" loext:opacity="100%" style:font-name="Palatino LT Std1" fo:font-size="32pt" fo:font-style="normal" style:font-size-asian="26pt" style:font-style-asian="normal" style:font-size-complex="26pt" style:font-style-complex="normal"/>
    </style:style>
    <style:style style:name="T103" style:family="text">
      <style:text-properties fo:color="#aa3377" loext:opacity="100%" style:font-name="Palatino LT Std1" fo:font-size="32pt" fo:font-style="normal" style:font-size-asian="26pt" style:font-style-asian="normal" style:font-size-complex="26pt" style:font-style-complex="normal"/>
    </style:style>
    <style:style style:name="T104" style:family="text">
      <style:text-properties fo:color="#ee6677" loext:opacity="100%" style:font-name="Palatino LT Std1" fo:font-size="32pt" fo:font-style="normal" style:font-size-asian="26pt" style:font-style-asian="normal" style:font-size-complex="26pt" style:font-style-complex="normal"/>
    </style:style>
    <style:style style:name="T105" style:family="text">
      <style:text-properties style:font-name="Palatino LT Std1" fo:font-size="32pt" fo:font-style="normal" style:font-size-asian="26pt" style:font-style-asian="normal" style:font-size-complex="26pt" style:font-style-complex="normal"/>
    </style:style>
    <style:style style:name="T106"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8" style:family="text">
      <style:text-properties style:font-name="Palatino LT Std1" fo:font-size="28pt" style:font-size-asian="28pt" style:font-size-complex="28pt"/>
    </style:style>
    <style:style style:name="T109" style:family="text">
      <style:text-properties fo:color="#4477aa" loext:opacity="100%" style:font-name="Palatino LT Std1" fo:font-size="21pt" fo:font-weight="bold" style:font-weight-asian="bold" style:font-weight-complex="bold"/>
    </style:style>
    <style:style style:name="T110" style:family="text">
      <style:text-properties style:font-name="Palatino LT Std1" fo:font-size="42pt" fo:font-style="italic" style:font-size-asian="36pt" style:font-style-asian="italic" style:font-size-complex="36pt" style:font-style-complex="italic"/>
    </style:style>
    <style:style style:name="T111" style:family="text">
      <style:text-properties style:font-name="Palatino LT Std1" fo:font-size="32pt" fo:font-style="italic" style:font-size-asian="26pt" style:font-style-asian="italic" style:font-size-complex="26pt" style:font-style-complex="italic"/>
    </style:style>
    <style:style style:name="T112" style:family="text">
      <style:text-properties fo:color="#777777" loext:opacity="100%" style:font-name="Palatino LT Std1" fo:font-size="32pt" fo:font-style="italic" style:font-size-asian="26pt" style:font-style-asian="italic" style:font-size-complex="26pt" style:font-style-complex="italic"/>
    </style:style>
    <style:style style:name="T113" style:family="text">
      <style:text-properties fo:color="#000000" loext:opacity="100%" style:font-name="Palatino LT Std1" fo:font-size="18pt" fo:font-weight="bold" fo:background-color="#bbbbbb" style:font-size-asian="18pt" style:font-size-complex="18pt"/>
    </style:style>
    <style:style style:name="T11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15" style:family="text">
      <style:text-properties fo:color="#555555" loext:opacity="100%" style:font-name="Palatino LT Std1" fo:font-size="32pt" fo:font-style="italic" style:font-size-asian="26pt" style:font-style-asian="italic" style:font-size-complex="26pt" style:font-style-complex="italic"/>
    </style:style>
    <style:style style:name="T11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1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2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8" style:family="text">
      <style:text-properties fo:color="#ffffff" loext:opacity="100%" fo:font-size="36pt" fo:font-style="italic" style:font-size-asian="28pt" style:font-style-asian="italic" style:font-size-complex="28pt" style:font-style-complex="italic"/>
    </style:style>
    <style:style style:name="T129" style:family="text">
      <style:text-properties fo:color="#ffffff" loext:opacity="100%" fo:font-size="32pt" fo:font-style="italic" style:font-size-asian="26pt" style:font-style-asian="italic" style:font-size-complex="26pt" style:font-style-complex="italic"/>
    </style:style>
    <style:style style:name="T130" style:family="text">
      <style:text-properties fo:color="#228833" loext:opacity="100%" style:text-position="-8% 58%" fo:font-size="42pt" fo:font-style="italic" style:font-size-asian="36pt" style:font-style-asian="italic" style:font-size-complex="36pt" style:font-style-complex="italic"/>
    </style:style>
    <style:style style:name="T131"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2" style:family="text">
      <style:text-properties fo:color="#555555" loext:opacity="100%" style:font-name="Palatino LT Std1" fo:font-size="20pt" fo:font-style="normal" style:font-size-asian="16pt" style:font-style-asian="normal" style:font-size-complex="16pt" style:font-style-complex="normal"/>
    </style:style>
    <style:style style:name="T133" style:family="text">
      <style:text-properties fo:color="#228833" loext:opacity="100%"/>
    </style:style>
    <style:style style:name="T134" style:family="text">
      <style:text-properties fo:color="#4477aa" loext:opacity="100%" fo:font-size="18pt" style:font-size-asian="15pt" style:font-size-complex="15pt"/>
    </style:style>
    <style:style style:name="T135" style:family="text">
      <style:text-properties fo:color="#aa3377" loext:opacity="100%" fo:font-size="18pt" style:font-size-asian="15pt" style:font-size-complex="15pt"/>
    </style:style>
    <style:style style:name="T136" style:family="text">
      <style:text-properties fo:color="#228833" loext:opacity="100%" fo:font-weight="900" style:font-weight-asian="bold" style:font-weight-complex="bold"/>
    </style:style>
    <style:style style:name="T137" style:family="text">
      <style:text-properties fo:color="#4477aa" loext:opacity="100%" fo:font-size="32pt" style:font-size-asian="26pt" style:font-size-complex="26pt"/>
    </style:style>
    <style:style style:name="T138" style:family="text">
      <style:text-properties fo:color="#aa3377" loext:opacity="100%" fo:font-size="32pt" style:font-size-asian="26pt" style:font-size-complex="26pt"/>
    </style:style>
    <style:style style:name="T139" style:family="text">
      <style:text-properties fo:color="#ccbb44" loext:opacity="100%" fo:font-size="18pt" style:font-size-asian="15pt" style:font-size-complex="15pt"/>
    </style:style>
    <style:style style:name="T140" style:family="text">
      <style:text-properties fo:color="#ccbb44" loext:opacity="100%" fo:font-size="32pt" style:font-size-asian="26pt" style:font-size-complex="26pt"/>
    </style:style>
    <style:style style:name="T141" style:family="text">
      <style:text-properties fo:color="#228833" loext:opacity="100%" fo:font-size="32pt" style:font-size-asian="26pt" style:font-size-complex="26pt"/>
    </style:style>
    <style:style style:name="T142" style:family="text">
      <style:text-properties fo:color="#228833" loext:opacity="100%" fo:font-size="18pt" style:font-size-asian="15pt" style:font-size-complex="15pt"/>
    </style:style>
    <style:style style:name="T143" style:family="text">
      <style:text-properties fo:color="#228833" loext:opacity="100%" fo:font-size="40pt" style:font-size-asian="32pt" style:font-size-complex="32pt"/>
    </style:style>
    <style:style style:name="T144" style:family="text">
      <style:text-properties fo:color="#aa3377" loext:opacity="100%" fo:font-size="40pt" style:font-size-asian="32pt" style:font-size-complex="32pt"/>
    </style:style>
    <style:style style:name="T145" style:family="text">
      <style:text-properties fo:font-size="21pt" fo:font-weight="normal" style:font-weight-asian="normal" style:font-weight-complex="normal"/>
    </style:style>
    <style:style style:name="T146" style:family="text">
      <style:text-properties fo:font-size="21pt"/>
    </style:style>
    <style:style style:name="T147" style:family="text">
      <style:text-properties fo:color="#555555" loext:opacity="100%" style:font-name="Symbola1" fo:font-size="24pt" style:font-size-asian="21pt" style:font-size-complex="21pt"/>
    </style:style>
    <style:style style:name="T14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text:span><text:span text:style-name="T3">i</text:span><text:span text:style-name="T3">s</text:span><text:span text:style-name="T3">t</text:span><text:span text:style-name="T3">o</text:span><text:span text:style-name="T3">n</text:span></text:p>
          </draw:text-box>
        </draw:frame>
        <draw:frame draw:style-name="gr37" draw:text-style-name="P17" draw:layer="layout" svg:width="1.239cm" svg:height="0.746cm" svg:x="7.427cm" svg:y="11.696cm">
          <draw:text-box>
            <text:p><text:span text:style-name="T3">g</text:span><text:span text:style-name="T3">a</text:span><text:span text:style-name="T3">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3" draw:layer="layout" svg:width="3.58cm" svg:height="0.992cm" svg:x="9.051cm" svg:y="0.645cm">
          <draw:text-box>
            <text:p><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p>
          </draw:text-box>
        </draw:frame>
        <draw:frame draw:style-name="gr59" draw:text-style-name="P25" draw:layer="layout" svg:width="1.598cm" svg:height="0.992cm" svg:x="10.042cm" svg:y="5.945cm">
          <draw:text-box>
            <text:p text:style-name="P24"><text:span text:style-name="T5">g</text:span><text:span text:style-name="T5">a</text:span><text:span text:style-name="T5">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60" draw:text-style-name="P1" draw:layer="layout" svg:width="1.5cm" svg:height="1.5cm" svg:x="16.636cm" svg:y="10.526cm">
          <text:p/>
          <draw:enhanced-geometry svg:viewBox="0 0 21600 21600" draw:type="rectangle" draw:enhanced-path="M 0 0 L 21600 0 21600 21600 0 21600 0 0 Z N"/>
        </draw:custom-shape>
        <draw:custom-shape draw:style-name="gr61" draw:text-style-name="P1" draw:layer="layout" svg:width="9.609cm" svg:height="9.609cm" svg:x="7.436cm" svg:y="0.237cm">
          <text:p/>
          <draw:enhanced-geometry svg:viewBox="0 0 21600 21600" draw:type="rectangle" draw:enhanced-path="M 0 0 L 21600 0 21600 21600 0 21600 0 0 Z N"/>
        </draw:custom-shape>
        <draw:line draw:style-name="gr62" draw:text-style-name="P1" draw:layer="layout" svg:x1="7.436cm" svg:y1="9.846cm" svg:x2="16.636cm" svg:y2="12.026cm">
          <text:p/>
        </draw:line>
        <draw:line draw:style-name="gr62" draw:text-style-name="P1" draw:layer="layout" svg:x1="18.136cm" svg:y1="10.526cm" svg:x2="17.045cm" svg:y2="0.237cm">
          <text:p/>
        </draw:lin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3" draw:text-style-name="P26" draw:layer="layout" svg:width="0.778cm" svg:height="0.243cm" svg:x="5.274cm" svg:y="10.148cm">
          <text:p/>
          <draw:enhanced-geometry svg:viewBox="0 0 21600 21600" draw:type="rectangle" draw:enhanced-path="M 0 0 L 21600 0 21600 21600 0 21600 0 0 Z N"/>
        </draw:custom-shape>
        <draw:custom-shape draw:style-name="gr63" draw:text-style-name="P26"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4" draw:text-style-name="P2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28"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6" draw:text-style-name="P29" draw:layer="layout" svg:x1="6.051cm" svg:y1="10.309cm" svg:x2="8.947cm" svg:y2="10.309cm">
          <text:p/>
        </draw:line>
        <draw:frame draw:style-name="gr67" draw:text-style-name="P17" draw:layer="layout" svg:width="1.806cm" svg:height="1.733cm" svg:x="24.899cm" svg:y="11.551cm">
          <draw:text-box>
            <text:p>7.44</text:p>
            <text:p>10.2</text:p>
          </draw:text-box>
        </draw:frame>
        <draw:line draw:style-name="gr68" draw:text-style-name="P1" draw:layer="layout" svg:x1="15.039cm" svg:y1="11.12cm" svg:x2="15.039cm" svg:y2="7.916cm">
          <text:p/>
        </draw:line>
        <draw:line draw:style-name="gr69" draw:text-style-name="P1" draw:layer="layout" svg:x1="13.508cm" svg:y1="11.324cm" svg:x2="16.368cm" svg:y2="11.324cm">
          <text:p/>
        </draw:line>
        <draw:line draw:style-name="gr70" draw:text-style-name="P1" draw:layer="layout" svg:x1="16.364cm" svg:y1="11.324cm" svg:x2="19.177cm" svg:y2="11.324cm">
          <text:p/>
        </draw:line>
        <draw:frame draw:style-name="gr71" draw:text-style-name="P17" draw:layer="layout" svg:width="3.351cm" svg:height="2.474cm" svg:x="18.801cm" svg:y="16.908cm">
          <draw:text-box>
            <text:p>60 kg</text:p>
            <text:p>2142 Ns</text:p>
            <text:p>-1554 Ns</text:p>
          </draw:text-box>
        </draw:frame>
        <draw:frame draw:style-name="gr72" draw:text-style-name="P30" draw:layer="layout" svg:width="0.963cm" svg:height="1.17cm" svg:x="24.102cm" svg:y="9.49cm">
          <draw:text-box>
            <text:p><text:span text:style-name="T6">1</text:span></text:p>
          </draw:text-box>
        </draw:frame>
        <draw:custom-shape draw:style-name="gr73" draw:text-style-name="P32" draw:layer="layout" svg:width="1.218cm" svg:height="1.218cm" svg:x="6.956cm" svg:y="10.584cm">
          <text:p text:style-name="P31"><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1.218cm" svg:height="1.218cm" svg:x="14.457cm" svg:y="11.606cm">
          <text:p text:style-name="P33"><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6" draw:layer="layout" svg:width="1.218cm" svg:height="1.218cm" svg:x="17.258cm" svg:y="11.607cm">
          <text:p text:style-name="P35"><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6" draw:text-style-name="P5" draw:layer="layout" svg:width="4.154cm" svg:height="0.593cm" svg:x="1.072cm" svg:y="11.81cm" svg:viewBox="0 0 4155 594" svg:d="M0 339v-43-41h3365v41 43zM3372 532l36-73 24-81 6-84-8-85-25-78-35-72-45-59 830 296-830 298z">
          <text:p/>
        </draw:path>
        <draw:path draw:style-name="gr77" draw:text-style-name="P5" draw:layer="layout" svg:width="0.593cm" svg:height="4.154cm" svg:x="0.775cm" svg:y="7.952cm" svg:viewBox="0 0 594 4155" svg:d="M339 4155h-43-41v-3365h41 43zM532 783l-73-36-81-24-84-6-85 8-78 25-72 35-59 45 296-830 298 830z">
          <text:p/>
        </draw:path>
        <draw:path draw:style-name="gr78"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80" draw:text-style-name="P37" draw:layer="layout" svg:width="3.122cm" svg:height="0.708cm" svg:x="10.645cm" svg:y="10.467cm">
          <draw:text-box>
            <text:p text:style-name="P24"><text:span text:style-name="T10">d</text:span><text:span text:style-name="T10">i</text:span><text:span text:style-name="T10">v</text:span><text:span text:style-name="T10">i</text:span><text:span text:style-name="T10">n</text:span><text:span text:style-name="T10">g</text:span><text:span text:style-name="T10"> </text:span><text:span text:style-name="T10">b</text:span><text:span text:style-name="T10">o</text:span><text:span text:style-name="T10">a</text:span><text:span text:style-name="T10">r</text:span><text:span text:style-name="T10">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1" draw:text-style-name="P4" draw:layer="layout" svg:width="5.53cm" svg:height="4.4cm" svg:x="4.457cm" svg:y="5.734cm">
          <text:p/>
          <draw:enhanced-geometry svg:viewBox="0 0 21600 21600" draw:type="rectangle" draw:enhanced-path="M 0 0 L 21600 0 21600 21600 0 21600 0 0 Z N"/>
        </draw:custom-shape>
        <draw:path draw:style-name="gr82" draw:text-style-name="P20" draw:layer="layout" svg:width="1.85cm" svg:height="0.212cm" svg:x="3.503cm" svg:y="7.828cm" svg:viewBox="0 0 1851 213" svg:d="M0 106c391-2 304-108 619-106 282-1 314 213 626 213 305 0 219-97 606-102">
          <text:p/>
        </draw:path>
        <draw:frame draw:style-name="gr83" draw:text-style-name="P38" draw:layer="layout" svg:width="3.249cm" svg:height="1.489cm" svg:x="0.348cm" svg:y="7.19cm">
          <draw:text-box>
            <text:p text:style-name="P24"><text:span text:style-name="T11">i</text:span><text:span text:style-name="T11">n</text:span></text:p>
            <text:p text:style-name="P24"><text:span text:style-name="T12">Q</text:span><text:span text:style-name="T13"> </text:span><text:span text:style-name="T13">=</text:span><text:span text:style-name="T13"> </text:span><text:span text:style-name="T13">6</text:span><text:span text:style-name="T13">0</text:span><text:span text:style-name="T13">0</text:span><text:span text:style-name="T13"> </text:span><text:span text:style-name="T13">J</text:span><text:span text:style-name="T13">/</text:span><text:span text:style-name="T13">s</text:span></text:p>
          </draw:text-box>
        </draw:frame>
        <draw:frame draw:style-name="gr83" draw:text-style-name="P38" draw:layer="layout" svg:width="3.249cm" svg:height="1.489cm" svg:x="11.108cm" svg:y="7.19cm">
          <draw:text-box>
            <text:p text:style-name="P24"><text:span text:style-name="T11">o</text:span><text:span text:style-name="T11">u</text:span><text:span text:style-name="T11">t</text:span></text:p>
            <text:p text:style-name="P24"><text:span text:style-name="T12">Q</text:span><text:span text:style-name="T13"> </text:span><text:span text:style-name="T13">=</text:span><text:span text:style-name="T13"> </text:span><text:span text:style-name="T13">6</text:span><text:span text:style-name="T13">0</text:span><text:span text:style-name="T13">0</text:span><text:span text:style-name="T13"> </text:span><text:span text:style-name="T13">J</text:span><text:span text:style-name="T13">/</text:span><text:span text:style-name="T13">s</text:span></text:p>
          </draw:text-box>
        </draw:frame>
        <draw:frame draw:style-name="gr84" draw:text-style-name="P39" draw:layer="layout" svg:width="3.085cm" svg:height="0.87cm" svg:x="1.505cm" svg:y="9.497cm">
          <draw:text-box>
            <text:p text:style-name="P24"><text:span text:style-name="T14">T</text:span><text:span text:style-name="T15">i</text:span><text:span text:style-name="T15">n</text:span><text:span text:style-name="T16"> </text:span><text:span text:style-name="T16">=</text:span><text:span text:style-name="T16"> </text:span><text:span text:style-name="T16">2</text:span><text:span text:style-name="T16">0</text:span><text:span text:style-name="T16">0</text:span><text:span text:style-name="T16"> </text:span><text:span text:style-name="T16">K</text:span></text:p>
          </draw:text-box>
        </draw:frame>
        <draw:frame draw:style-name="gr85" draw:text-style-name="P39" draw:layer="layout" svg:width="3.279cm" svg:height="0.87cm" svg:x="9.86cm" svg:y="9.497cm">
          <draw:text-box>
            <text:p text:style-name="P24"><text:span text:style-name="T14">T</text:span><text:span text:style-name="T15">o</text:span><text:span text:style-name="T15">u</text:span><text:span text:style-name="T15">t</text:span><text:span text:style-name="T16"> </text:span><text:span text:style-name="T16">=</text:span><text:span text:style-name="T16"> </text:span><text:span text:style-name="T16">3</text:span><text:span text:style-name="T16">0</text:span><text:span text:style-name="T16">0</text:span><text:span text:style-name="T16"> </text:span><text:span text:style-name="T16">K</text:span></text:p>
          </draw:text-box>
        </draw:frame>
        <draw:path draw:style-name="gr82" draw:text-style-name="P20" draw:layer="layout" svg:width="1.85cm" svg:height="0.212cm" svg:x="9.045cm" svg:y="7.828cm" svg:viewBox="0 0 1851 213" svg:d="M0 106c391-2 304-108 619-106 282-1 314 213 626 213 305 0 219-97 606-102">
          <text:p/>
        </draw:path>
        <draw:frame draw:style-name="gr86" draw:text-style-name="P25" draw:layer="layout" svg:width="1.569cm" svg:height="1.197cm" svg:x="6.455cm" svg:y="4.282cm">
          <draw:text-box>
            <text:p text:style-name="P24"><text:span text:style-name="T5">(</text:span><text:span text:style-name="T5">A</text:span><text:span text:style-name="T5">)</text:span></text:p>
          </draw:text-box>
        </draw:frame>
        <draw:line draw:style-name="gr87" draw:text-style-name="P1" draw:layer="layout" svg:x1="4.457cm" svg:y1="5.734cm" svg:x2="4.457cm" svg:y2="10.134cm">
          <text:p/>
        </draw:line>
        <draw:line draw:style-name="gr87" draw:text-style-name="P1" draw:layer="layout" svg:x1="9.957cm" svg:y1="5.734cm" svg:x2="9.957cm" svg:y2="10.134cm">
          <text:p/>
        </draw:line>
        <draw:custom-shape draw:style-name="gr81" draw:text-style-name="P4" draw:layer="layout" svg:width="5.53cm" svg:height="4.4cm" svg:x="7.458cm" svg:y="13.735cm">
          <text:p/>
          <draw:enhanced-geometry svg:viewBox="0 0 21600 21600" draw:type="rectangle" draw:enhanced-path="M 0 0 L 21600 0 21600 21600 0 21600 0 0 Z N"/>
        </draw:custom-shape>
        <draw:path draw:style-name="gr82" draw:text-style-name="P20" draw:layer="layout" svg:width="1.85cm" svg:height="0.212cm" svg:x="6.504cm" svg:y="15.829cm" svg:viewBox="0 0 1851 213" svg:d="M0 106c391-2 304-108 619-106 282-1 314 213 626 213 305 0 219-97 606-102">
          <text:p/>
        </draw:path>
        <draw:frame draw:style-name="gr83" draw:text-style-name="P38" draw:layer="layout" svg:width="3.249cm" svg:height="1.489cm" svg:x="3.349cm" svg:y="15.191cm">
          <draw:text-box>
            <text:p text:style-name="P24"><text:span text:style-name="T11">i</text:span><text:span text:style-name="T11">n</text:span></text:p>
            <text:p text:style-name="P24"><text:span text:style-name="T12">Q</text:span><text:span text:style-name="T13"> </text:span><text:span text:style-name="T13">=</text:span><text:span text:style-name="T13"> </text:span><text:span text:style-name="T13">6</text:span><text:span text:style-name="T13">0</text:span><text:span text:style-name="T13">0</text:span><text:span text:style-name="T13"> </text:span><text:span text:style-name="T13">J</text:span><text:span text:style-name="T13">/</text:span><text:span text:style-name="T13">s</text:span></text:p>
          </draw:text-box>
        </draw:frame>
        <draw:frame draw:style-name="gr83" draw:text-style-name="P38" draw:layer="layout" svg:width="3.249cm" svg:height="1.489cm" svg:x="14.109cm" svg:y="15.191cm">
          <draw:text-box>
            <text:p text:style-name="P24"><text:span text:style-name="T11">o</text:span><text:span text:style-name="T11">u</text:span><text:span text:style-name="T11">t</text:span></text:p>
            <text:p text:style-name="P24"><text:span text:style-name="T12">Q</text:span><text:span text:style-name="T13"> </text:span><text:span text:style-name="T13">=</text:span><text:span text:style-name="T13"> </text:span><text:span text:style-name="T13">6</text:span><text:span text:style-name="T13">0</text:span><text:span text:style-name="T13">0</text:span><text:span text:style-name="T13"> </text:span><text:span text:style-name="T13">J</text:span><text:span text:style-name="T13">/</text:span><text:span text:style-name="T13">s</text:span></text:p>
          </draw:text-box>
        </draw:frame>
        <draw:path draw:style-name="gr82" draw:text-style-name="P20" draw:layer="layout" svg:width="1.85cm" svg:height="0.212cm" svg:x="12.046cm" svg:y="15.829cm" svg:viewBox="0 0 1851 213" svg:d="M0 106c391-2 304-108 619-106 282-1 314 213 626 213 305 0 219-97 606-102">
          <text:p/>
        </draw:path>
        <draw:frame draw:style-name="gr88" draw:text-style-name="P25" draw:layer="layout" svg:width="1.476cm" svg:height="1.197cm" svg:x="9.502cm" svg:y="12.283cm">
          <draw:text-box>
            <text:p text:style-name="P24"><text:span text:style-name="T5">(</text:span><text:span text:style-name="T5">B</text:span><text:span text:style-name="T5">)</text:span></text:p>
          </draw:text-box>
        </draw:frame>
        <draw:line draw:style-name="gr87" draw:text-style-name="P1" draw:layer="layout" svg:x1="7.458cm" svg:y1="13.735cm" svg:x2="7.458cm" svg:y2="18.135cm">
          <text:p/>
        </draw:line>
        <draw:line draw:style-name="gr87" draw:text-style-name="P1" draw:layer="layout" svg:x1="12.958cm" svg:y1="13.735cm" svg:x2="12.958cm" svg:y2="18.135cm">
          <text:p/>
        </draw:line>
        <draw:frame draw:style-name="gr84" draw:text-style-name="P39" draw:layer="layout" svg:width="3.085cm" svg:height="0.87cm" svg:x="4.505cm" svg:y="17.497cm">
          <draw:text-box>
            <text:p text:style-name="P24"><text:span text:style-name="T14">T</text:span><text:span text:style-name="T15">i</text:span><text:span text:style-name="T15">n</text:span><text:span text:style-name="T16"> </text:span><text:span text:style-name="T16">=</text:span><text:span text:style-name="T16"> </text:span><text:span text:style-name="T16">3</text:span><text:span text:style-name="T16">0</text:span><text:span text:style-name="T16">0</text:span><text:span text:style-name="T16"> </text:span><text:span text:style-name="T16">K</text:span></text:p>
          </draw:text-box>
        </draw:frame>
        <draw:frame draw:style-name="gr85" draw:text-style-name="P39" draw:layer="layout" svg:width="3.279cm" svg:height="0.87cm" svg:x="12.86cm" svg:y="17.497cm">
          <draw:text-box>
            <text:p text:style-name="P24"><text:span text:style-name="T14">T</text:span><text:span text:style-name="T15">o</text:span><text:span text:style-name="T15">u</text:span><text:span text:style-name="T15">t</text:span><text:span text:style-name="T16"> </text:span><text:span text:style-name="T16">=</text:span><text:span text:style-name="T16"> </text:span><text:span text:style-name="T16">2</text:span><text:span text:style-name="T16">0</text:span><text:span text:style-name="T16">0</text:span><text:span text:style-name="T16"> </text:span><text:span text:style-name="T16">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9"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90"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1" draw:text-style-name="P40" draw:layer="layout" svg:width="0.938cm" svg:height="1.237cm" svg:x="18.283cm" svg:y="9.285cm">
          <draw:text-box>
            <text:p><text:span text:style-name="T17">z</text:span></text:p>
          </draw:text-box>
        </draw:frame>
        <draw:measure draw:style-name="gr92"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3" draw:text-style-name="P12" draw:layer="layout" svg:x1="6.473cm" svg:y1="5.927cm" svg:x2="6.473cm" svg:y2="3.601cm">
          <text:p/>
        </draw:line>
        <draw:g draw:style-name="gr5">
          <svg:title>TexMaths</svg:title>
          <svg:desc>28§latex§$$F_{\text{piston}}$$§svg§600§TRUE§</svg:desc>
          <draw:path draw:style-name="gr94" draw:text-style-name="P41"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4" draw:text-style-name="P41"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4" draw:text-style-name="P41"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4" draw:text-style-name="P41"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4" draw:text-style-name="P41"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4" draw:text-style-name="P41"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4" draw:text-style-name="P41"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5" draw:text-style-name="P4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5" draw:text-style-name="P4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5" draw:text-style-name="P4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5" draw:text-style-name="P4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6"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7" draw:text-style-name="P43" draw:layer="layout" svg:width="2.06cm" svg:height="0.814cm" svg:x="13.975cm" svg:y="4.938cm">
          <draw:text-box>
            <text:p text:style-name="P24"><text:span text:style-name="T18">p</text:span><text:span text:style-name="T18">i</text:span><text:span text:style-name="T18">s</text:span><text:span text:style-name="T18">t</text:span><text:span text:style-name="T18">o</text:span><text:span text:style-name="T18">n</text:span></text:p>
          </draw:text-box>
        </draw:frame>
        <draw:path draw:style-name="gr98"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9" draw:text-style-name="P4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00" draw:text-style-name="P1" draw:layer="layout" svg:width="6.665cm" svg:height="4.39cm" svg:x="4.355cm" svg:y="0.419cm">
          <draw:image xlink:href="Pictures/10000000000000FC000000A6DB53ECB8.png" xlink:type="simple" xlink:show="embed" xlink:actuate="onLoad" draw:mime-type="image/png">
            <text:p/>
          </draw:image>
        </draw:frame>
        <draw:frame draw:style-name="gr100"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00"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1" draw:text-style-name="P8" draw:layer="layout" svg:width="19.23cm" svg:height="0.559cm" svg:x="5.894cm" svg:y="18.118cm">
          <text:p/>
          <draw:enhanced-geometry svg:viewBox="0 0 21600 21600" draw:type="rectangle" draw:enhanced-path="M 0 0 L 21600 0 21600 21600 0 21600 0 0 Z N"/>
        </draw:custom-shape>
        <draw:frame draw:style-name="gr102" draw:text-style-name="P17" draw:layer="layout" svg:width="1.429cm" svg:height="1.733cm" svg:x="8.19cm" svg:y="13.461cm">
          <draw:text-box>
            <text:p><text:span text:style-name="T19">t</text:span><text:span text:style-name="T20">0</text:span></text:p>
          </draw:text-box>
        </draw:frame>
        <draw:frame draw:style-name="gr102" draw:text-style-name="P17" draw:layer="layout" svg:width="1.429cm" svg:height="1.733cm" svg:x="18.627cm" svg:y="7.27cm">
          <draw:text-box>
            <text:p><text:span text:style-name="T19">t</text:span><text:span text:style-name="T20">1</text:span></text:p>
          </draw:text-box>
        </draw:frame>
        <draw:line draw:style-name="gr93" draw:text-style-name="P12" draw:layer="layout" svg:x1="21.358cm" svg:y1="5.426cm" svg:x2="21.358cm" svg:y2="3.1cm">
          <text:p/>
        </draw:line>
        <draw:line draw:style-name="gr103" draw:text-style-name="P1" draw:layer="layout" svg:x1="20.063cm" svg:y1="10.017cm" svg:x2="24.458cm" svg:y2="10.017cm">
          <text:p/>
        </draw:line>
        <draw:frame draw:style-name="gr104" draw:text-style-name="P45" draw:layer="layout" svg:width="1.328cm" svg:height="1.733cm" svg:x="22.628cm" svg:y="8.271cm">
          <draw:text-box>
            <text:p><text:span text:style-name="T21">v</text:span></text:p>
          </draw:text-box>
        </draw:frame>
        <draw:path draw:style-name="gr76" draw:text-style-name="P5" draw:layer="layout" svg:width="4.154cm" svg:height="0.593cm" svg:x="1.072cm" svg:y="11.811cm" svg:viewBox="0 0 4155 594" svg:d="M0 339v-43-41h3365v41 43zM3372 532l36-73 24-81 6-84-8-85-25-78-35-72-45-59 830 296-830 298z">
          <text:p/>
        </draw:path>
        <draw:path draw:style-name="gr77" draw:text-style-name="P5" draw:layer="layout" svg:width="0.593cm" svg:height="4.154cm" svg:x="0.775cm" svg:y="7.953cm" svg:viewBox="0 0 594 4155" svg:d="M339 4155h-43-41v-3365h41 43zM532 783l-73-36-81-24-84-6-85 8-78 25-72 35-59 45 296-830 298 830z">
          <text:p/>
        </draw:path>
        <draw:path draw:style-name="gr78"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05" draw:text-style-name="P4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7" draw:layer="layout" svg:width="18cm" svg:height="8cm" svg:x="10.843cm" svg:y="9.817cm">
          <text:p/>
          <draw:enhanced-geometry svg:viewBox="0 0 21600 21600" draw:type="rectangle" draw:enhanced-path="M 0 0 L 21600 0 21600 21600 0 21600 0 0 Z N"/>
        </draw:custom-shape>
        <draw:custom-shape draw:style-name="gr115" draw:text-style-name="P48"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49" draw:layer="layout" svg:x1="27.843cm" svg:y1="6.802cm" svg:x2="27.843cm" svg:y2="12.802cm">
          <text:p/>
        </draw:line>
        <draw:line draw:style-name="gr116" draw:text-style-name="P49" draw:layer="layout" svg:x1="11.843cm" svg:y1="12.802cm" svg:x2="11.843cm" svg:y2="6.802cm">
          <text:p/>
        </draw:line>
        <draw:line draw:style-name="gr117" draw:text-style-name="P49" draw:layer="layout" svg:x1="11.843cm" svg:y1="6.802cm" svg:x2="27.843cm" svg:y2="6.802cm">
          <text:p/>
        </draw:line>
        <draw:frame draw:style-name="gr118" draw:text-style-name="P51" draw:layer="layout" svg:width="4.591cm" svg:height="2.156cm" svg:x="17.548cm" svg:y="1.536cm">
          <draw:text-box>
            <text:p text:style-name="P50"><text:span text:style-name="T22">c</text:span><text:span text:style-name="T22">r</text:span><text:span text:style-name="T22">a</text:span><text:span text:style-name="T22">t</text:span><text:span text:style-name="T22">e</text:span></text:p>
          </draw:text-box>
        </draw:frame>
        <draw:frame draw:style-name="gr119" draw:text-style-name="P52" draw:layer="layout" svg:width="4.498cm" svg:height="2.156cm" svg:x="17.594cm" svg:y="15.837cm">
          <draw:text-box>
            <text:p text:style-name="P50"><text:span text:style-name="T23">f</text:span><text:span text:style-name="T23">l</text:span><text:span text:style-name="T23">o</text:span><text:span text:style-name="T23">o</text:span><text:span text:style-name="T23">r</text:span></text:p>
          </draw:text-box>
        </draw:frame>
        <draw:frame draw:style-name="gr120" draw:text-style-name="P53" draw:layer="layout" svg:width="1.916cm" svg:height="3.075cm" svg:x="8.642cm" svg:y="8.367cm">
          <draw:text-box>
            <text:p><text:span text:style-name="T24">h</text:span></text:p>
          </draw:text-box>
        </draw:frame>
        <draw:measure draw:style-name="gr121" draw:text-style-name="P54" draw:layer="measurelines" svg:x1="11.275cm" svg:y1="12.806cm" svg:x2="11.275cm" svg:y2="6.806cm">
          <text:p/>
        </draw:measure>
        <draw:line draw:style-name="gr122" draw:text-style-name="P55" draw:layer="layout" svg:x1="0.431cm" svg:y1="3.379cm" svg:x2="5.796cm" svg:y2="3.379cm">
          <text:p/>
        </draw:line>
        <draw:frame draw:style-name="gr123" draw:text-style-name="P56" draw:layer="layout" svg:width="1.797cm" svg:height="2.579cm" svg:x="2.215cm" svg:y="1.333cm">
          <draw:text-box>
            <text:p><text:span text:style-name="T25">v</text:span></text:p>
          </draw:text-box>
        </draw:frame>
        <draw:frame draw:style-name="gr124" draw:text-style-name="P57" draw:layer="layout" svg:width="3.791cm" svg:height="2.579cm" svg:x="1.218cm" svg:y="3.579cm">
          <draw:text-box>
            <text:p><text:span text:style-name="T26">F</text:span><text:span text:style-name="T27">f</text:span><text:span text:style-name="T28"> </text:span><text:span text:style-name="T28">⋅</text:span></text:p>
          </draw:text-box>
        </draw:frame>
        <draw:line draw:style-name="gr117" draw:text-style-name="P49" draw:layer="layout" svg:x1="27.843cm" svg:y1="12.802cm" svg:x2="11.843cm" svg:y2="12.802cm">
          <text:p/>
        </draw:line>
        <draw:line draw:style-name="gr125" draw:text-style-name="P12" draw:layer="layout" svg:x1="5.613cm" svg:y1="5.869cm" svg:x2="0.613cm" svg:y2="5.869cm">
          <text:p/>
        </draw:line>
        <draw:path draw:style-name="gr126" draw:text-style-name="P20" draw:layer="layout" svg:width="3.421cm" svg:height="0.393cm" draw:transform="rotate (1.5707963267949) translate (21.6230345759049cm 8.48cm)" svg:viewBox="0 0 3422 394" svg:d="M0 196c723-4 562-200 1144-196 522-2 581 394 1158 394 564 0 405-179 1120-189">
          <text:p/>
        </draw:path>
        <draw:frame draw:style-name="gr127" draw:text-style-name="P58" draw:layer="layout" svg:width="5.37cm" svg:height="2.579cm" svg:x="0.544cm" svg:y="9.537cm">
          <draw:text-box>
            <text:p><text:span text:style-name="T29">Q</text:span><text:span text:style-name="T30">c</text:span><text:span text:style-name="T30">r</text:span><text:span text:style-name="T30">a</text:span><text:span text:style-name="T30">t</text:span><text:span text:style-name="T30">e</text:span></text:p>
          </draw:text-box>
        </draw:frame>
        <draw:path draw:style-name="gr126" draw:text-style-name="P20" draw:layer="layout" svg:width="3.421cm" svg:height="0.393cm" draw:transform="rotate (1.5707963267949) translate (21.6230345759049cm 14.568cm)" svg:viewBox="0 0 3422 394" svg:d="M3422 196c-723-4-562-200-1144-196-522-2-581 394-1158 394-564 0-405-179-1120-189">
          <text:p/>
        </draw:path>
        <draw:frame draw:style-name="gr128" draw:text-style-name="P58" draw:layer="layout" svg:width="5.29cm" svg:height="2.579cm" svg:x="0.823cm" svg:y="13.011cm">
          <draw:text-box>
            <text:p><text:span text:style-name="T29">Q</text:span><text:span text:style-name="T30">f</text:span><text:span text:style-name="T30">l</text:span><text:span text:style-name="T30">o</text:span><text:span text:style-name="T30">o</text:span><text:span text:style-name="T30">r</text:span></text:p>
          </draw:text-box>
        </draw:frame>
        <draw:path draw:style-name="gr129"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30" draw:text-style-name="P59"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30" draw:text-style-name="P59"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30" draw:text-style-name="P59" draw:layer="layout" svg:width="0.263cm" svg:height="0.27cm" svg:x="14.63cm" svg:y="4.896cm" svg:viewBox="0 0 264 271" svg:d="M264 139c0-73-59-139-132-139s-132 69-132 139c0 69 59 132 132 132s132-66 132-132z">
            <text:p/>
          </draw:path>
          <draw:path draw:style-name="gr130" draw:text-style-name="P59"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31" draw:text-style-name="P60" draw:layer="layout" svg:width="3.026cm" svg:height="1.052cm" svg:x="23.533cm" svg:y="3.098cm">
          <text:p/>
          <draw:enhanced-geometry svg:viewBox="0 0 21600 21600" draw:type="rectangle" draw:enhanced-path="M 0 0 L 21600 0 21600 21600 0 21600 0 0 Z N"/>
        </draw:custom-shape>
        <draw:custom-shape draw:style-name="gr131" draw:text-style-name="P60" draw:layer="layout" svg:width="3.026cm" svg:height="1.052cm" svg:x="17.833cm" svg:y="15.398cm">
          <text:p/>
          <draw:enhanced-geometry svg:viewBox="0 0 21600 21600" draw:type="rectangle" draw:enhanced-path="M 0 0 L 21600 0 21600 21600 0 21600 0 0 Z N"/>
        </draw:custom-shape>
        <draw:frame draw:style-name="gr132" draw:text-style-name="P61" draw:layer="layout" svg:width="1.692cm" svg:height="2.156cm" svg:x="0.644cm" svg:y="13.691cm">
          <draw:text-box>
            <text:p><text:span text:style-name="T31">t</text:span><text:span text:style-name="T32">1</text:span></text:p>
          </draw:text-box>
        </draw:frame>
        <draw:frame draw:style-name="gr132" draw:text-style-name="P61" draw:layer="layout" svg:width="1.692cm" svg:height="2.156cm" svg:x="1.659cm" svg:y="1.322cm">
          <draw:text-box>
            <text:p><text:span text:style-name="T31">t</text:span><text:span text:style-name="T32">2</text:span></text:p>
          </draw:text-box>
        </draw:frame>
        <draw:frame draw:style-name="gr133" draw:text-style-name="P62" draw:layer="layout" svg:width="7.232cm" svg:height="1.026cm" svg:x="14.602cm" svg:y="15.398cm">
          <draw:text-box>
            <text:p><text:span text:style-name="T33">c</text:span><text:span text:style-name="T33">o</text:span><text:span text:style-name="T33">n</text:span><text:span text:style-name="T33">t</text:span><text:span text:style-name="T33">r</text:span><text:span text:style-name="T33">o</text:span><text:span text:style-name="T33">l</text:span><text:span text:style-name="T33"> </text:span><text:span text:style-name="T33">v</text:span><text:span text:style-name="T33">o</text:span><text:span text:style-name="T33">l</text:span><text:span text:style-name="T33">u</text:span><text:span text:style-name="T33">m</text:span><text:span text:style-name="T33">e</text:span><text:span text:style-name="T33"> </text:span><text:span text:style-name="T33">a</text:span><text:span text:style-name="T33">t</text:span><text:span text:style-name="T33"> </text:span><text:span text:style-name="T34">t</text:span><text:span text:style-name="T35">1</text:span></text:p>
          </draw:text-box>
        </draw:frame>
        <draw:frame draw:style-name="gr133" draw:text-style-name="P63" draw:layer="layout" svg:width="7.232cm" svg:height="1.026cm" svg:x="20.469cm" svg:y="3.343cm">
          <draw:text-box>
            <text:p><text:span text:style-name="T33">c</text:span><text:span text:style-name="T33">o</text:span><text:span text:style-name="T33">n</text:span><text:span text:style-name="T33">t</text:span><text:span text:style-name="T33">r</text:span><text:span text:style-name="T33">o</text:span><text:span text:style-name="T33">l</text:span><text:span text:style-name="T33"> </text:span><text:span text:style-name="T33">v</text:span><text:span text:style-name="T33">o</text:span><text:span text:style-name="T33">l</text:span><text:span text:style-name="T33">u</text:span><text:span text:style-name="T33">m</text:span><text:span text:style-name="T33">e</text:span><text:span text:style-name="T33"> </text:span><text:span text:style-name="T33">a</text:span><text:span text:style-name="T33">t</text:span><text:span text:style-name="T33"> </text:span><text:span text:style-name="T34">t</text:span><text:span text:style-name="T35">2</text:span></text:p>
          </draw:text-box>
        </draw:frame>
        <draw:frame draw:style-name="gr134" draw:text-style-name="P64" draw:layer="layout" svg:width="13.55cm" svg:height="1.098cm" svg:x="0.546cm" svg:y="0.212cm">
          <draw:text-box>
            <text:p><text:span text:style-name="T36">c</text:span><text:span text:style-name="T36">o</text:span><text:span text:style-name="T36">n</text:span><text:span text:style-name="T36">t</text:span><text:span text:style-name="T36">r</text:span><text:span text:style-name="T36">o</text:span><text:span text:style-name="T36">l</text:span><text:span text:style-name="T36"> </text:span><text:span text:style-name="T36">s</text:span><text:span text:style-name="T36">u</text:span><text:span text:style-name="T36">r</text:span><text:span text:style-name="T36">f</text:span><text:span text:style-name="T36">a</text:span><text:span text:style-name="T36">c</text:span><text:span text:style-name="T36">e</text:span><text:span text:style-name="T36"> </text:span><text:span text:style-name="T36">b</text:span><text:span text:style-name="T36">e</text:span><text:span text:style-name="T36">t</text:span><text:span text:style-name="T36">w</text:span><text:span text:style-name="T36">e</text:span><text:span text:style-name="T36">e</text:span><text:span text:style-name="T36">n</text:span><text:span text:style-name="T36"> </text:span><text:span text:style-name="T37">t</text:span><text:span text:style-name="T38">1</text:span><text:span text:style-name="T36"> </text:span><text:span text:style-name="T36">a</text:span><text:span text:style-name="T36">n</text:span><text:span text:style-name="T36">d</text:span><text:span text:style-name="T36"> </text:span><text:span text:style-name="T37">t</text:span><text:span text:style-name="T38">2</text:span></text:p>
          </draw:text-box>
        </draw:frame>
        <draw:path draw:style-name="gr135" draw:text-style-name="P65"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33">c</text:span><text:span text:style-name="T33">o</text:span><text:span text:style-name="T33">n</text:span><text:span text:style-name="T33">t</text:span><text:span text:style-name="T33">r</text:span><text:span text:style-name="T33">o</text:span><text:span text:style-name="T33">l</text:span><text:span text:style-name="T33"> </text:span><text:span text:style-name="T33">s</text:span><text:span text:style-name="T33">u</text:span><text:span text:style-name="T33">r</text:span><text:span text:style-name="T33">f</text:span><text:span text:style-name="T33">a</text:span><text:span text:style-name="T33">c</text:span><text:span text:style-name="T33">e</text:span><text:span text:style-name="T33"> </text:span><text:span text:style-name="T33">e</text:span><text:span text:style-name="T33">v</text:span><text:span text:style-name="T33">o</text:span><text:span text:style-name="T33">l</text:span><text:span text:style-name="T33">v</text:span><text:span text:style-name="T33">i</text:span><text:span text:style-name="T33">n</text:span><text:span text:style-name="T33">g</text:span><text:span text:style-name="T33"> </text:span><text:span text:style-name="T33">i</text:span><text:span text:style-name="T33">n</text:span><text:span text:style-name="T33"> </text:span><text:span text:style-name="T33">t</text:span><text:span text:style-name="T33">i</text:span><text:span text:style-name="T33">m</text:span><text:span text:style-name="T33">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dr3d:scene draw:style-name="gr1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8" draw:text-style-name="P66" draw:layer="layout" svg:width="5cm" svg:height="6.13cm" svg:x="2.467cm" svg:y="3.313cm">
          <text:p/>
          <draw:enhanced-geometry svg:viewBox="0 0 21600 21600" draw:type="rectangle" draw:enhanced-path="M 0 0 L 21600 0 21600 21600 0 21600 0 0 Z N"/>
        </draw:custom-shape>
        <draw:line draw:style-name="gr139" draw:text-style-name="P1" draw:layer="layout" svg:x1="7.466cm" svg:y1="1.271cm" svg:x2="7.466cm" svg:y2="3.109cm">
          <text:p/>
        </draw:line>
        <draw:line draw:style-name="gr139" draw:text-style-name="P1" draw:layer="layout" svg:x1="7.199cm" svg:y1="1.83cm" svg:x2="7.199cm" svg:y2="3.108cm">
          <text:p/>
        </draw:line>
        <draw:line draw:style-name="gr139" draw:text-style-name="P1" draw:layer="layout" svg:x1="6.933cm" svg:y1="2.437cm" svg:x2="6.933cm" svg:y2="3.108cm">
          <text:p/>
        </draw:line>
        <draw:line draw:style-name="gr139" draw:text-style-name="P1" draw:layer="layout" svg:x1="2.533cm" svg:y1="1.271cm" svg:x2="2.533cm" svg:y2="3.109cm">
          <text:p/>
        </draw:line>
        <draw:line draw:style-name="gr139" draw:text-style-name="P1" draw:layer="layout" svg:x1="2.8cm" svg:y1="1.83cm" svg:x2="2.8cm" svg:y2="3.108cm">
          <text:p/>
        </draw:line>
        <draw:line draw:style-name="gr139" draw:text-style-name="P1" draw:layer="layout" svg:x1="3.066cm" svg:y1="2.437cm" svg:x2="3.066cm" svg:y2="3.108cm">
          <text:p/>
        </draw:line>
        <draw:frame draw:style-name="gr140" draw:text-style-name="P67" draw:layer="layout" svg:width="1.383cm" svg:height="1.661cm" svg:x="8.509cm" svg:y="5.548cm">
          <draw:text-box>
            <text:p><text:span text:style-name="T39">t</text:span><text:span text:style-name="T40">1</text:span></text:p>
          </draw:text-box>
        </draw:frame>
        <draw:custom-shape draw:style-name="gr1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66" draw:layer="layout" svg:width="5cm" svg:height="6.13cm" svg:x="14.447cm" svg:y="9.535cm">
          <text:p/>
          <draw:enhanced-geometry svg:viewBox="0 0 21600 21600" draw:type="rectangle" draw:enhanced-path="M 0 0 L 21600 0 21600 21600 0 21600 0 0 Z N"/>
        </draw:custom-shape>
        <draw:custom-shape draw:style-name="gr142" draw:text-style-name="P68" draw:layer="layout" svg:width="5cm" svg:height="6.13cm" svg:x="14.447cm" svg:y="3.313cm">
          <text:p/>
          <draw:enhanced-geometry svg:viewBox="0 0 21600 21600" draw:type="rectangle" draw:enhanced-path="M 0 0 L 21600 0 21600 21600 0 21600 0 0 Z N"/>
        </draw:custom-shape>
        <draw:line draw:style-name="gr139" draw:text-style-name="P1" draw:layer="layout" svg:x1="19.446cm" svg:y1="7.483cm" svg:x2="19.446cm" svg:y2="9.321cm">
          <text:p/>
        </draw:line>
        <draw:line draw:style-name="gr139" draw:text-style-name="P1" draw:layer="layout" svg:x1="19.179cm" svg:y1="8.042cm" svg:x2="19.179cm" svg:y2="9.32cm">
          <text:p/>
        </draw:line>
        <draw:line draw:style-name="gr139" draw:text-style-name="P1" draw:layer="layout" svg:x1="18.913cm" svg:y1="8.649cm" svg:x2="18.913cm" svg:y2="9.32cm">
          <text:p/>
        </draw:line>
        <draw:line draw:style-name="gr139" draw:text-style-name="P1" draw:layer="layout" svg:x1="14.513cm" svg:y1="7.483cm" svg:x2="14.513cm" svg:y2="9.321cm">
          <text:p/>
        </draw:line>
        <draw:line draw:style-name="gr139" draw:text-style-name="P1" draw:layer="layout" svg:x1="14.78cm" svg:y1="8.042cm" svg:x2="14.78cm" svg:y2="9.32cm">
          <text:p/>
        </draw:line>
        <draw:line draw:style-name="gr139" draw:text-style-name="P1" draw:layer="layout" svg:x1="15.046cm" svg:y1="8.649cm" svg:x2="15.046cm" svg:y2="9.32cm">
          <text:p/>
        </draw:line>
        <draw:frame draw:style-name="gr140" draw:text-style-name="P67" draw:layer="layout" svg:width="1.383cm" svg:height="1.661cm" svg:x="20.489cm" svg:y="5.548cm">
          <draw:text-box>
            <text:p><text:span text:style-name="T39">t</text:span><text:span text:style-name="T40">1</text:span></text:p>
          </draw:text-box>
        </draw:frame>
        <draw:custom-shape draw:style-name="gr1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0" draw:text-style-name="P67" draw:layer="layout" svg:width="1.383cm" svg:height="1.661cm" svg:x="20.489cm" svg:y="11.77cm">
          <draw:text-box>
            <text:p><text:span text:style-name="T39">t</text:span><text:span text:style-name="T40">2</text:span></text:p>
          </draw:text-box>
        </draw:frame>
        <draw:custom-shape draw:style-name="gr1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3.0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3.059cm">
          <draw:text-box>
            <text:p><text:span text:style-name="T39">t</text:span><text:span text:style-name="T40">2</text:span></text:p>
          </draw:text-box>
        </draw:frame>
        <draw:path draw:style-name="gr143" draw:text-style-name="P1" draw:layer="layout" svg:width="0cm" svg:height="16.319cm" svg:x="13.352cm" svg:y="2.974cm" svg:viewBox="0 0 0 16320" svg:d="M0 0c0 5440 0 10880 0 16320">
          <text:p/>
        </draw:path>
        <draw:line draw:style-name="gr144" draw:text-style-name="P69" draw:layer="layout" svg:x1="8.237cm" svg:y1="17.742cm" svg:x2="9.986cm" svg:y2="17.742cm">
          <text:p/>
        </draw:line>
        <draw:line draw:style-name="gr144" draw:text-style-name="P69" draw:layer="layout" svg:x1="8.237cm" svg:y1="17.742cm" svg:x2="8.237cm" svg:y2="15.993cm">
          <text:p/>
        </draw:line>
        <draw:frame draw:style-name="gr145" draw:text-style-name="P70" draw:layer="layout" svg:width="0.938cm" svg:height="1.237cm" svg:x="7.343cm" svg:y="15.828cm">
          <draw:text-box>
            <text:p><text:span text:style-name="T41">z</text:span></text:p>
          </draw:text-box>
        </draw:frame>
        <draw:frame draw:style-name="gr146" draw:text-style-name="P70" draw:layer="layout" svg:width="0.997cm" svg:height="1.237cm" svg:x="9.084cm" svg:y="17.605cm">
          <draw:text-box>
            <text:p><text:span text:style-name="T41">x</text:span></text:p>
          </draw:text-box>
        </draw:frame>
        <draw:frame draw:style-name="gr147" draw:text-style-name="P71" draw:layer="layout" svg:width="2.691cm" svg:height="1.377cm" svg:x="8.621cm" svg:y="1.797cm">
          <draw:text-box>
            <text:p text:style-name="P24"><text:span text:style-name="T42">i</text:span><text:span text:style-name="T42">n</text:span><text:span text:style-name="T42">i</text:span><text:span text:style-name="T42">t</text:span><text:span text:style-name="T42">i</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frame draw:style-name="gr147" draw:text-style-name="P71" draw:layer="layout" svg:width="2.691cm" svg:height="1.377cm" svg:x="15.402cm" svg:y="1.797cm">
          <draw:text-box>
            <text:p text:style-name="P24"><text:span text:style-name="T42">f</text:span><text:span text:style-name="T42">i</text:span><text:span text:style-name="T42">n</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text:span><text:span text:style-name="T42">n</text:span><text:span text:style-name="T42">i</text:span><text:span text:style-name="T42">t</text:span><text:span text:style-name="T42">i</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frame draw:style-name="gr147" draw:text-style-name="P71" draw:layer="layout" svg:width="2.691cm" svg:height="1.377cm" svg:x="15.402cm" svg:y="1.597cm">
          <draw:text-box>
            <text:p text:style-name="P24"><text:span text:style-name="T42">f</text:span><text:span text:style-name="T42">i</text:span><text:span text:style-name="T42">n</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text:span><text:span text:style-name="T42">n</text:span><text:span text:style-name="T42">i</text:span><text:span text:style-name="T42">t</text:span><text:span text:style-name="T42">i</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frame draw:style-name="gr147" draw:text-style-name="P71" draw:layer="layout" svg:width="2.691cm" svg:height="1.377cm" svg:x="15.402cm" svg:y="1.597cm">
          <draw:text-box>
            <text:p text:style-name="P24"><text:span text:style-name="T42">f</text:span><text:span text:style-name="T42">i</text:span><text:span text:style-name="T42">n</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text:span><text:span text:style-name="T42">n</text:span><text:span text:style-name="T42">i</text:span><text:span text:style-name="T42">t</text:span><text:span text:style-name="T42">i</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frame draw:style-name="gr147" draw:text-style-name="P71" draw:layer="layout" svg:width="2.691cm" svg:height="1.377cm" svg:x="15.402cm" svg:y="1.597cm">
          <draw:text-box>
            <text:p text:style-name="P24"><text:span text:style-name="T42">f</text:span><text:span text:style-name="T42">i</text:span><text:span text:style-name="T42">n</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path draw:style-name="gr1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6.61cm">
          <draw:text-box>
            <text:p text:style-name="P24"><text:span text:style-name="T43">i</text:span><text:span text:style-name="T43">n</text:span><text:span text:style-name="T43">t</text:span><text:span text:style-name="T43">e</text:span><text:span text:style-name="T43">g</text:span><text:span text:style-name="T43">r</text:span><text:span text:style-name="T43">a</text:span><text:span text:style-name="T43">t</text:span><text:span text:style-name="T43">e</text:span><text:span text:style-name="T43">d</text:span><text:span text:style-name="T43"> </text:span><text:span text:style-name="T43">f</text:span><text:span text:style-name="T43">l</text:span><text:span text:style-name="T43">u</text:span><text:span text:style-name="T43">x</text:span><text:span text:style-name="T43"> </text:span><text:span text:style-name="T43">=</text:span><text:span text:style-name="T43"> </text:span><text:span text:style-name="T43">[</text:span><text:span text:style-name="T43">0</text:span><text:span text:style-name="T43">,</text:span><text:span text:style-name="T43"> </text:span><text:span text:style-name="T43">0</text:span><text:span text:style-name="T43">,</text:span><text:span text:style-name="T43"> </text:span><text:span text:style-name="T43">0</text:span><text:span text:style-name="T43">]</text:span><text:span text:style-name="T43"> </text:span><text:span text:style-name="T43">N</text:span><text:span text:style-name="T43"> </text:span><text:span text:style-name="T43">s</text:span><text:span text:style-name="T43"> </text:span></text:p>
            <text:p text:style-name="P73"><text:span text:style-name="T43">i</text:span><text:span text:style-name="T43">n</text:span><text:span text:style-name="T43">t</text:span><text:span text:style-name="T43">e</text:span><text:span text:style-name="T43">g</text:span><text:span text:style-name="T43">r</text:span><text:span text:style-name="T43">a</text:span><text:span text:style-name="T43">t</text:span><text:span text:style-name="T43">e</text:span><text:span text:style-name="T43">d</text:span><text:span text:style-name="T43"> </text:span><text:span text:style-name="T43">s</text:span><text:span text:style-name="T43">u</text:span><text:span text:style-name="T43">p</text:span><text:span text:style-name="T43">p</text:span><text:span text:style-name="T43">l</text:span><text:span text:style-name="T43">y</text:span><text:span text:style-name="T43"> </text:span><text:span text:style-name="T43">=</text:span><text:span text:style-name="T43"> </text:span><text:span text:style-name="T43">[</text:span><text:span text:style-name="T43">0</text:span><text:span text:style-name="T43">,</text:span><text:span text:style-name="T43"> </text:span><text:span text:style-name="T43">0</text:span><text:span text:style-name="T43">,</text:span><text:span text:style-name="T43"> </text:span><text:span text:style-name="T43">–</text:span><text:span text:style-name="T43">4</text:span><text:span text:style-name="T43">.</text:span><text:span text:style-name="T43">7</text:span><text:span text:style-name="T43">2</text:span><text:span text:style-name="T43">]</text:span><text:span text:style-name="T43"> </text:span><text:span text:style-name="T43">N</text:span><text:span text:style-name="T43"> </text:span><text:span text:style-name="T43">s</text:span><text:span text:style-name="T43"> </text:span></text:p>
          </draw:text-box>
        </draw:frame>
        <draw:path draw:style-name="gr151" draw:text-style-name="P1" draw:layer="layout" svg:width="4cm" svg:height="3.766cm" svg:x="12.784cm" svg:y="8.605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text:span><text:span text:style-name="T42">n</text:span><text:span text:style-name="T42">i</text:span><text:span text:style-name="T42">t</text:span><text:span text:style-name="T42">i</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frame draw:style-name="gr147" draw:text-style-name="P71" draw:layer="layout" svg:width="2.691cm" svg:height="1.377cm" svg:x="15.402cm" svg:y="1.597cm">
          <draw:text-box>
            <text:p text:style-name="P24"><text:span text:style-name="T42">f</text:span><text:span text:style-name="T42">i</text:span><text:span text:style-name="T42">n</text:span><text:span text:style-name="T42">a</text:span><text:span text:style-name="T42">l</text:span></text:p>
            <text:p text:style-name="P24"><text:span text:style-name="T42">s</text:span><text:span text:style-name="T42">i</text:span><text:span text:style-name="T42">t</text:span><text:span text:style-name="T42">u</text:span><text:span text:style-name="T42">a</text:span><text:span text:style-name="T42">t</text:span><text:span text:style-name="T42">i</text:span><text:span text:style-name="T42">o</text:span><text:span text:style-name="T42">n</text:span></text:p>
          </draw:text-box>
        </draw:frame>
        <draw:path draw:style-name="gr1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8.61cm">
          <draw:text-box>
            <text:p text:style-name="P24"><text:span text:style-name="T43">i</text:span><text:span text:style-name="T43">n</text:span><text:span text:style-name="T43">t</text:span><text:span text:style-name="T43">e</text:span><text:span text:style-name="T43">g</text:span><text:span text:style-name="T43">r</text:span><text:span text:style-name="T43">a</text:span><text:span text:style-name="T43">t</text:span><text:span text:style-name="T43">e</text:span><text:span text:style-name="T43">d</text:span><text:span text:style-name="T43"> </text:span><text:span text:style-name="T43">f</text:span><text:span text:style-name="T43">l</text:span><text:span text:style-name="T43">u</text:span><text:span text:style-name="T43">x</text:span><text:span text:style-name="T43"> </text:span><text:span text:style-name="T43">=</text:span><text:span text:style-name="T43"> </text:span><text:span text:style-name="T43">[</text:span><text:span text:style-name="T43">0</text:span><text:span text:style-name="T43">,</text:span><text:span text:style-name="T43"> </text:span><text:span text:style-name="T43">0</text:span><text:span text:style-name="T43">,</text:span><text:span text:style-name="T43"> </text:span><text:span text:style-name="T43">–</text:span><text:span text:style-name="T43">3</text:span><text:span text:style-name="T43">.</text:span><text:span text:style-name="T43">1</text:span><text:span text:style-name="T43">5</text:span><text:span text:style-name="T43">]</text:span><text:span text:style-name="T43"> </text:span><text:span text:style-name="T43">N</text:span><text:span text:style-name="T43"> </text:span><text:span text:style-name="T43">s</text:span><text:span text:style-name="T43"> </text:span></text:p>
            <text:p text:style-name="P73"><text:span text:style-name="T43">i</text:span><text:span text:style-name="T43">n</text:span><text:span text:style-name="T43">t</text:span><text:span text:style-name="T43">e</text:span><text:span text:style-name="T43">g</text:span><text:span text:style-name="T43">r</text:span><text:span text:style-name="T43">a</text:span><text:span text:style-name="T43">t</text:span><text:span text:style-name="T43">e</text:span><text:span text:style-name="T43">d</text:span><text:span text:style-name="T43"> </text:span><text:span text:style-name="T43">s</text:span><text:span text:style-name="T43">u</text:span><text:span text:style-name="T43">p</text:span><text:span text:style-name="T43">p</text:span><text:span text:style-name="T43">l</text:span><text:span text:style-name="T43">y</text:span><text:span text:style-name="T43"> </text:span><text:span text:style-name="T43">=</text:span><text:span text:style-name="T43"> </text:span><text:span text:style-name="T43">[</text:span><text:span text:style-name="T43">0</text:span><text:span text:style-name="T43">,</text:span><text:span text:style-name="T43"> </text:span><text:span text:style-name="T43">0</text:span><text:span text:style-name="T43">,</text:span><text:span text:style-name="T43"> </text:span><text:span text:style-name="T43">–</text:span><text:span text:style-name="T43">1</text:span><text:span text:style-name="T43">.</text:span><text:span text:style-name="T43">5</text:span><text:span text:style-name="T43">7</text:span><text:span text:style-name="T43">]</text:span><text:span text:style-name="T43"> </text:span><text:span text:style-name="T43">N</text:span><text:span text:style-name="T43"> </text:span><text:span text:style-name="T43">s</text:span><text:span text:style-name="T43"> </text:span></text:p>
          </draw:text-box>
        </draw:frame>
        <draw:path draw:style-name="gr151" draw:text-style-name="P1" draw:layer="layout" svg:width="4cm" svg:height="3.766cm" draw:transform="rotate (0.770737397680696) translate (10.5199493288802cm 12.3197489092658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53"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53"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4" draw:text-style-name="P7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7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1" draw:layer="layout" svg:width="9.43cm" svg:height="9.665cm" draw:transform="skewX (-8.17344921930146E-017) rotate (-0.479267412597643) translate (8.30852618193669cm 2.76807145886468cm)" svg:viewBox="0 0 9431 9666" svg:d="M0 0c8880 0 9787 2187 9339 9666">
          <text:p/>
        </draw:path>
        <draw:path draw:style-name="gr1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8" draw:text-style-name="P7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9" draw:text-style-name="P7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1" draw:text-style-name="P24" draw:layer="layout" svg:x1="3.982cm" svg:y1="8.88cm" svg:x2="26.262cm" svg:y2="8.88cm">
          <text:p/>
        </draw:line>
        <draw:custom-shape draw:style-name="gr162" draw:text-style-name="P78" draw:layer="layout" svg:width="6.32cm" svg:height="1.524cm" svg:x="9.817cm" svg:y="8.118cm">
          <text:p/>
          <draw:enhanced-geometry svg:viewBox="0 0 21600 21600" draw:type="rectangle" draw:enhanced-path="M 0 0 L 21600 0 21600 21600 0 21600 0 0 Z N"/>
        </draw:custom-shape>
        <draw:line draw:style-name="gr163" draw:text-style-name="P24" draw:layer="layout" svg:x1="9.817cm" svg:y1="8.505cm" svg:x2="12.689cm" svg:y2="8.505cm">
          <text:p/>
        </draw:line>
        <draw:line draw:style-name="gr164" draw:text-style-name="P24" draw:layer="layout" svg:x1="16.137cm" svg:y1="8.505cm" svg:x2="22.785cm" svg:y2="8.505cm">
          <text:p/>
        </draw:line>
        <draw:line draw:style-name="gr165" draw:text-style-name="P2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5" draw:text-style-name="P2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6" draw:text-style-name="P7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6" draw:text-style-name="P7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6" draw:text-style-name="P79" draw:layer="layout" svg:width="0.248cm" svg:height="0.943cm" svg:x="10.962cm" svg:y="6.872cm" svg:viewBox="0 0 249 944" svg:d="M238 0c-149 98-238 262-238 472 0 192 92 374 235 472 5-6 9-12 14-17-137-117-160-232-160-458s26-346 160-452c-4-6-8-11-11-17z">
            <text:p/>
          </draw:path>
          <draw:path draw:style-name="gr166" draw:text-style-name="P7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6" draw:text-style-name="P7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7" draw:text-style-name="P8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7" draw:text-style-name="P8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7" draw:text-style-name="P80" draw:layer="layout" svg:width="0.248cm" svg:height="0.943cm" svg:x="17.44cm" svg:y="6.872cm" svg:viewBox="0 0 249 944" svg:d="M238 0c-148 98-238 262-238 472 0 193 92 374 235 472 5-6 9-11 14-17-137-117-159-232-159-458s25-346 159-452c-4-6-7-11-11-17z">
            <text:p/>
          </draw:path>
          <draw:path draw:style-name="gr167" draw:text-style-name="P8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7" draw:text-style-name="P8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7" draw:text-style-name="P8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7" draw:text-style-name="P8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7" draw:text-style-name="P8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8" draw:text-style-name="P1" draw:layer="layout" svg:x1="15.236cm" svg:y1="9.601cm" svg:x2="17.98cm" svg:y2="7.532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text:span><text:span text:style-name="T44">o</text:span><text:span text:style-name="T44">w</text:span><text:span text:style-name="T44"> </text:span><text:span text:style-name="T44">m</text:span><text:span text:style-name="T44">u</text:span><text:span text:style-name="T44">c</text:span><text:span text:style-name="T44">h</text:span><text:span text:style-name="T44"><text:tab/></text:span><text:span text:style-name="T44"><text:tab/></text:span><text:span text:style-name="T44"><text:tab/></text:span><text:span text:style-name="T44"><text:tab/></text:span><text:span text:style-name="T44"><text:tab/></text:span><text:span text:style-name="T44">i</text:span><text:span text:style-name="T44">s</text:span><text:span text:style-name="T44"> </text:span><text:span text:style-name="T44">i</text:span><text:span text:style-name="T44">n</text:span><text:span text:style-name="T44"> </text:span><text:span text:style-name="T44">t</text:span><text:span text:style-name="T44">h</text:span><text:span text:style-name="T44">i</text:span><text:span text:style-name="T44">s</text:span><text:span text:style-name="T44"> </text:span><text:span text:style-name="T44">v</text:span><text:span text:style-name="T44">o</text:span><text:span text:style-name="T44">l</text:span><text:span text:style-name="T44">u</text:span><text:span text:style-name="T44">m</text:span><text:span text:style-name="T44">e</text:span><text:span text:style-name="T44">?</text:span></text:p>
          </draw:text-box>
        </draw:frame>
        <draw:frame draw:style-name="gr174" draw:text-style-name="P84" draw:layer="layout" svg:width="4.177cm" svg:height="0.992cm" svg:x="2.973cm" svg:y="6.51cm">
          <draw:text-box>
            <text:p><text:span text:style-name="T45">t</text:span><text:span text:style-name="T46"> </text:span><text:span text:style-name="T46">=</text:span><text:span text:style-name="T46"> </text:span><text:span text:style-name="T46">1</text:span><text:span text:style-name="T46">3</text:span><text:span text:style-name="T46">:</text:span><text:span text:style-name="T46">3</text:span><text:span text:style-name="T46">0</text:span><text:span text:style-name="T46">:</text:span><text:span text:style-name="T46">1</text:span><text:span text:style-name="T46">5</text:span></text:p>
          </draw:text-box>
        </draw:frame>
        <draw:frame draw:style-name="gr175" draw:text-style-name="P86" draw:layer="layout" svg:width="4.626cm" svg:height="2.914cm" svg:x="3.309cm" svg:y="0.34cm">
          <draw:text-box>
            <text:p text:style-name="P85"><text:span text:style-name="T47">m</text:span><text:span text:style-name="T47">a</text:span><text:span text:style-name="T47">t</text:span><text:span text:style-name="T47">t</text:span><text:span text:style-name="T47">e</text:span><text:span text:style-name="T47">r</text:span></text:p>
            <text:p text:style-name="P85"><text:span text:style-name="T47">e</text:span><text:span text:style-name="T47">n</text:span><text:span text:style-name="T47">e</text:span><text:span text:style-name="T47">r</text:span><text:span text:style-name="T47">g</text:span><text:span text:style-name="T47">y</text:span><text:span text:style-name="T47">-</text:span><text:span text:style-name="T47">m</text:span><text:span text:style-name="T47">a</text:span><text:span text:style-name="T47">s</text:span><text:span text:style-name="T47">s</text:span></text:p>
            <text:p text:style-name="P85"><text:span text:style-name="T47">m</text:span><text:span text:style-name="T47">o</text:span><text:span text:style-name="T47">m</text:span><text:span text:style-name="T47">e</text:span><text:span text:style-name="T47">n</text:span><text:span text:style-name="T47">t</text:span><text:span text:style-name="T47">u</text:span><text:span text:style-name="T47">m</text:span></text:p>
            <text:p text:style-name="P85"><text:span text:style-name="T47">a</text:span><text:span text:style-name="T47">n</text:span><text:span text:style-name="T47">g</text:span><text:span text:style-name="T47">u</text:span><text:span text:style-name="T47">l</text:span><text:span text:style-name="T47">a</text:span><text:span text:style-name="T47">r</text:span><text:span text:style-name="T47"> </text:span><text:span text:style-name="T47">m</text:span><text:span text:style-name="T47">o</text:span><text:span text:style-name="T47">m</text:span><text:span text:style-name="T47">e</text:span><text:span text:style-name="T47">n</text:span><text:span text:style-name="T47">t</text:span><text:span text:style-name="T47">u</text:span><text:span text:style-name="T47">m</text:span></text:p>
            <text:p text:style-name="P85"><text:span text:style-name="T47">e</text:span><text:span text:style-name="T47">n</text:span><text:span text:style-name="T47">t</text:span><text:span text:style-name="T47">r</text:span><text:span text:style-name="T47">o</text:span><text:span text:style-name="T47">p</text:span><text:span text:style-name="T47">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text:span><text:span text:style-name="T48">o</text:span><text:span text:style-name="T48">w</text:span><text:span text:style-name="T48"> </text:span><text:span text:style-name="T48">m</text:span><text:span text:style-name="T48">u</text:span><text:span text:style-name="T48">c</text:span><text:span text:style-name="T48">h</text:span><text:span text:style-name="T48"><text:tab/></text:span><text:span text:style-name="T48"><text:tab/></text:span><text:span text:style-name="T48"><text:tab/></text:span><text:span text:style-name="T48"><text:tab/></text:span><text:span text:style-name="T48"><text:tab/></text:span><text:span text:style-name="T48">i</text:span><text:span text:style-name="T48">s</text:span><text:span text:style-name="T48"> </text:span><text:span text:style-name="T48">f</text:span><text:span text:style-name="T48">l</text:span><text:span text:style-name="T48">o</text:span><text:span text:style-name="T48">w</text:span><text:span text:style-name="T48">i</text:span><text:span text:style-name="T48">n</text:span><text:span text:style-name="T48">g</text:span><text:span text:style-name="T48"> </text:span><text:span text:style-name="T48">t</text:span><text:span text:style-name="T48">h</text:span><text:span text:style-name="T48">r</text:span><text:span text:style-name="T48">o</text:span><text:span text:style-name="T48">u</text:span><text:span text:style-name="T48">g</text:span><text:span text:style-name="T48">h</text:span><text:span text:style-name="T48"> </text:span><text:span text:style-name="T48">t</text:span><text:span text:style-name="T48">h</text:span><text:span text:style-name="T48">i</text:span><text:span text:style-name="T48">s</text:span><text:span text:style-name="T48"> </text:span><text:span text:style-name="T48">s</text:span><text:span text:style-name="T48">u</text:span><text:span text:style-name="T48">r</text:span><text:span text:style-name="T48">f</text:span><text:span text:style-name="T48">a</text:span><text:span text:style-name="T48">c</text:span><text:span text:style-name="T48">e</text:span><text:span text:style-name="T48"> </text:span><text:span text:style-name="T48">p</text:span><text:span text:style-name="T48">e</text:span><text:span text:style-name="T48">r</text:span><text:span text:style-name="T48"> </text:span><text:span text:style-name="T48">u</text:span><text:span text:style-name="T48">n</text:span><text:span text:style-name="T48">i</text:span><text:span text:style-name="T48">t</text:span><text:span text:style-name="T48"> </text:span><text:span text:style-name="T48">t</text:span><text:span text:style-name="T48">i</text:span><text:span text:style-name="T48">m</text:span><text:span text:style-name="T48">e</text:span><text:span text:style-name="T48">?</text:span></text:p>
          </draw:text-box>
        </draw:frame>
        <draw:frame draw:style-name="gr175" draw:text-style-name="P88" draw:layer="layout" svg:width="4.626cm" svg:height="2.914cm" svg:x="13.41cm" svg:y="16.44cm">
          <draw:text-box>
            <text:p text:style-name="P85"><text:span text:style-name="T49">m</text:span><text:span text:style-name="T49">a</text:span><text:span text:style-name="T49">t</text:span><text:span text:style-name="T49">t</text:span><text:span text:style-name="T49">e</text:span><text:span text:style-name="T49">r</text:span></text:p>
            <text:p text:style-name="P85"><text:span text:style-name="T49">e</text:span><text:span text:style-name="T49">n</text:span><text:span text:style-name="T49">e</text:span><text:span text:style-name="T49">r</text:span><text:span text:style-name="T49">g</text:span><text:span text:style-name="T49">y</text:span><text:span text:style-name="T49">-</text:span><text:span text:style-name="T49">m</text:span><text:span text:style-name="T49">a</text:span><text:span text:style-name="T49">s</text:span><text:span text:style-name="T49">s</text:span></text:p>
            <text:p text:style-name="P85"><text:span text:style-name="T49">m</text:span><text:span text:style-name="T49">o</text:span><text:span text:style-name="T49">m</text:span><text:span text:style-name="T49">e</text:span><text:span text:style-name="T49">n</text:span><text:span text:style-name="T49">t</text:span><text:span text:style-name="T49">u</text:span><text:span text:style-name="T49">m</text:span></text:p>
            <text:p text:style-name="P85"><text:span text:style-name="T49">a</text:span><text:span text:style-name="T49">n</text:span><text:span text:style-name="T49">g</text:span><text:span text:style-name="T49">u</text:span><text:span text:style-name="T49">l</text:span><text:span text:style-name="T49">a</text:span><text:span text:style-name="T49">r</text:span><text:span text:style-name="T49"> </text:span><text:span text:style-name="T49">m</text:span><text:span text:style-name="T49">o</text:span><text:span text:style-name="T49">m</text:span><text:span text:style-name="T49">e</text:span><text:span text:style-name="T49">n</text:span><text:span text:style-name="T49">t</text:span><text:span text:style-name="T49">u</text:span><text:span text:style-name="T49">m</text:span></text:p>
            <text:p text:style-name="P85"><text:span text:style-name="T49">e</text:span><text:span text:style-name="T49">n</text:span><text:span text:style-name="T49">t</text:span><text:span text:style-name="T49">r</text:span><text:span text:style-name="T49">o</text:span><text:span text:style-name="T49">p</text:span><text:span text:style-name="T49">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line draw:style-name="gr180" draw:text-style-name="P1" draw:layer="layout" svg:x1="17.968cm" svg:y1="7.554cm" svg:x2="22.772cm" svg:y2="3.93cm">
          <text:p/>
        </draw:line>
        <draw:g draw:style-name="gr181">
          <draw:path draw:style-name="gr1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83" draw:text-style-name="P1" draw:layer="layout" svg:x1="25.167cm" svg:y1="11.321cm" svg:x2="25.167cm" svg:y2="9.334cm">
            <text:p/>
          </draw:line>
          <draw:custom-shape draw:style-name="gr184" draw:text-style-name="P26" draw:layer="layout" svg:width="0.406cm" svg:height="0.409cm" svg:x="24.964cm" svg:y="7.895cm">
            <text:p/>
            <draw:enhanced-geometry svg:viewBox="0 0 21600 21600" draw:type="rectangle" draw:enhanced-path="M 0 0 L 21600 0 21600 21600 0 21600 0 0 Z N"/>
          </draw:custom-shape>
          <draw:line draw:style-name="gr185"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6" draw:text-style-name="P1" draw:layer="layout" svg:x1="15.2cm" svg:y1="9.4cm" svg:x2="18.262cm" svg:y2="7.841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text:span><text:span text:style-name="T44">o</text:span><text:span text:style-name="T44">w</text:span><text:span text:style-name="T44"> </text:span><text:span text:style-name="T44">m</text:span><text:span text:style-name="T44">u</text:span><text:span text:style-name="T44">c</text:span><text:span text:style-name="T44">h</text:span><text:span text:style-name="T44"><text:tab/></text:span><text:span text:style-name="T44"><text:tab/></text:span><text:span text:style-name="T44"><text:tab/></text:span><text:span text:style-name="T44"><text:tab/></text:span><text:span text:style-name="T44"><text:tab/></text:span><text:span text:style-name="T44">i</text:span><text:span text:style-name="T44">s</text:span><text:span text:style-name="T44"> </text:span><text:span text:style-name="T44">i</text:span><text:span text:style-name="T44">n</text:span><text:span text:style-name="T44"> </text:span><text:span text:style-name="T44">t</text:span><text:span text:style-name="T44">h</text:span><text:span text:style-name="T44">i</text:span><text:span text:style-name="T44">s</text:span><text:span text:style-name="T44"> </text:span><text:span text:style-name="T44">v</text:span><text:span text:style-name="T44">o</text:span><text:span text:style-name="T44">l</text:span><text:span text:style-name="T44">u</text:span><text:span text:style-name="T44">m</text:span><text:span text:style-name="T44">e</text:span><text:span text:style-name="T44">?</text:span></text:p>
          </draw:text-box>
        </draw:frame>
        <draw:frame draw:style-name="gr174" draw:text-style-name="P84" draw:layer="layout" svg:width="4.177cm" svg:height="0.992cm" svg:x="2.973cm" svg:y="6.51cm">
          <draw:text-box>
            <text:p><text:span text:style-name="T45">t</text:span><text:span text:style-name="T46"> </text:span><text:span text:style-name="T46">=</text:span><text:span text:style-name="T46"> </text:span><text:span text:style-name="T46">1</text:span><text:span text:style-name="T46">3</text:span><text:span text:style-name="T46">:</text:span><text:span text:style-name="T46">3</text:span><text:span text:style-name="T46">0</text:span><text:span text:style-name="T46">:</text:span><text:span text:style-name="T46">1</text:span><text:span text:style-name="T46">5</text:span></text:p>
          </draw:text-box>
        </draw:frame>
        <draw:frame draw:style-name="gr175" draw:text-style-name="P86" draw:layer="layout" svg:width="4.626cm" svg:height="2.914cm" svg:x="3.309cm" svg:y="0.34cm">
          <draw:text-box>
            <text:p text:style-name="P85"><text:span text:style-name="T47">m</text:span><text:span text:style-name="T47">a</text:span><text:span text:style-name="T47">t</text:span><text:span text:style-name="T47">t</text:span><text:span text:style-name="T47">e</text:span><text:span text:style-name="T47">r</text:span></text:p>
            <text:p text:style-name="P85"><text:span text:style-name="T47">e</text:span><text:span text:style-name="T47">n</text:span><text:span text:style-name="T47">e</text:span><text:span text:style-name="T47">r</text:span><text:span text:style-name="T47">g</text:span><text:span text:style-name="T47">y</text:span><text:span text:style-name="T47">-</text:span><text:span text:style-name="T47">m</text:span><text:span text:style-name="T47">a</text:span><text:span text:style-name="T47">s</text:span><text:span text:style-name="T47">s</text:span></text:p>
            <text:p text:style-name="P85"><text:span text:style-name="T47">m</text:span><text:span text:style-name="T47">o</text:span><text:span text:style-name="T47">m</text:span><text:span text:style-name="T47">e</text:span><text:span text:style-name="T47">n</text:span><text:span text:style-name="T47">t</text:span><text:span text:style-name="T47">u</text:span><text:span text:style-name="T47">m</text:span></text:p>
            <text:p text:style-name="P85"><text:span text:style-name="T47">a</text:span><text:span text:style-name="T47">n</text:span><text:span text:style-name="T47">g</text:span><text:span text:style-name="T47">u</text:span><text:span text:style-name="T47">l</text:span><text:span text:style-name="T47">a</text:span><text:span text:style-name="T47">r</text:span><text:span text:style-name="T47"> </text:span><text:span text:style-name="T47">m</text:span><text:span text:style-name="T47">o</text:span><text:span text:style-name="T47">m</text:span><text:span text:style-name="T47">e</text:span><text:span text:style-name="T47">n</text:span><text:span text:style-name="T47">t</text:span><text:span text:style-name="T47">u</text:span><text:span text:style-name="T47">m</text:span></text:p>
            <text:p text:style-name="P85"><text:span text:style-name="T47">e</text:span><text:span text:style-name="T47">n</text:span><text:span text:style-name="T47">t</text:span><text:span text:style-name="T47">r</text:span><text:span text:style-name="T47">o</text:span><text:span text:style-name="T47">p</text:span><text:span text:style-name="T47">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text:span><text:span text:style-name="T48">o</text:span><text:span text:style-name="T48">w</text:span><text:span text:style-name="T48"> </text:span><text:span text:style-name="T48">m</text:span><text:span text:style-name="T48">u</text:span><text:span text:style-name="T48">c</text:span><text:span text:style-name="T48">h</text:span><text:span text:style-name="T48"><text:tab/></text:span><text:span text:style-name="T48"><text:tab/></text:span><text:span text:style-name="T48"><text:tab/></text:span><text:span text:style-name="T48"><text:tab/></text:span><text:span text:style-name="T48"><text:tab/></text:span><text:span text:style-name="T48">i</text:span><text:span text:style-name="T48">s</text:span><text:span text:style-name="T48"> </text:span><text:span text:style-name="T48">f</text:span><text:span text:style-name="T48">l</text:span><text:span text:style-name="T48">o</text:span><text:span text:style-name="T48">w</text:span><text:span text:style-name="T48">i</text:span><text:span text:style-name="T48">n</text:span><text:span text:style-name="T48">g</text:span><text:span text:style-name="T48"> </text:span><text:span text:style-name="T48">t</text:span><text:span text:style-name="T48">h</text:span><text:span text:style-name="T48">r</text:span><text:span text:style-name="T48">o</text:span><text:span text:style-name="T48">u</text:span><text:span text:style-name="T48">g</text:span><text:span text:style-name="T48">h</text:span><text:span text:style-name="T48"> </text:span><text:span text:style-name="T48">t</text:span><text:span text:style-name="T48">h</text:span><text:span text:style-name="T48">i</text:span><text:span text:style-name="T48">s</text:span><text:span text:style-name="T48"> </text:span><text:span text:style-name="T48">s</text:span><text:span text:style-name="T48">u</text:span><text:span text:style-name="T48">r</text:span><text:span text:style-name="T48">f</text:span><text:span text:style-name="T48">a</text:span><text:span text:style-name="T48">c</text:span><text:span text:style-name="T48">e</text:span><text:span text:style-name="T48"> </text:span><text:span text:style-name="T48">p</text:span><text:span text:style-name="T48">e</text:span><text:span text:style-name="T48">r</text:span><text:span text:style-name="T48"> </text:span><text:span text:style-name="T48">u</text:span><text:span text:style-name="T48">n</text:span><text:span text:style-name="T48">i</text:span><text:span text:style-name="T48">t</text:span><text:span text:style-name="T48"> </text:span><text:span text:style-name="T48">t</text:span><text:span text:style-name="T48">i</text:span><text:span text:style-name="T48">m</text:span><text:span text:style-name="T48">e</text:span><text:span text:style-name="T48">?</text:span></text:p>
          </draw:text-box>
        </draw:frame>
        <draw:frame draw:style-name="gr175" draw:text-style-name="P88" draw:layer="layout" svg:width="4.626cm" svg:height="2.914cm" svg:x="13.41cm" svg:y="16.44cm">
          <draw:text-box>
            <text:p text:style-name="P85"><text:span text:style-name="T49">m</text:span><text:span text:style-name="T49">a</text:span><text:span text:style-name="T49">t</text:span><text:span text:style-name="T49">t</text:span><text:span text:style-name="T49">e</text:span><text:span text:style-name="T49">r</text:span></text:p>
            <text:p text:style-name="P85"><text:span text:style-name="T49">e</text:span><text:span text:style-name="T49">n</text:span><text:span text:style-name="T49">e</text:span><text:span text:style-name="T49">r</text:span><text:span text:style-name="T49">g</text:span><text:span text:style-name="T49">y</text:span><text:span text:style-name="T49">-</text:span><text:span text:style-name="T49">m</text:span><text:span text:style-name="T49">a</text:span><text:span text:style-name="T49">s</text:span><text:span text:style-name="T49">s</text:span></text:p>
            <text:p text:style-name="P85"><text:span text:style-name="T49">m</text:span><text:span text:style-name="T49">o</text:span><text:span text:style-name="T49">m</text:span><text:span text:style-name="T49">e</text:span><text:span text:style-name="T49">n</text:span><text:span text:style-name="T49">t</text:span><text:span text:style-name="T49">u</text:span><text:span text:style-name="T49">m</text:span></text:p>
            <text:p text:style-name="P85"><text:span text:style-name="T49">a</text:span><text:span text:style-name="T49">n</text:span><text:span text:style-name="T49">g</text:span><text:span text:style-name="T49">u</text:span><text:span text:style-name="T49">l</text:span><text:span text:style-name="T49">a</text:span><text:span text:style-name="T49">r</text:span><text:span text:style-name="T49"> </text:span><text:span text:style-name="T49">m</text:span><text:span text:style-name="T49">o</text:span><text:span text:style-name="T49">m</text:span><text:span text:style-name="T49">e</text:span><text:span text:style-name="T49">n</text:span><text:span text:style-name="T49">t</text:span><text:span text:style-name="T49">u</text:span><text:span text:style-name="T49">m</text:span></text:p>
            <text:p text:style-name="P85"><text:span text:style-name="T49">e</text:span><text:span text:style-name="T49">n</text:span><text:span text:style-name="T49">t</text:span><text:span text:style-name="T49">r</text:span><text:span text:style-name="T49">o</text:span><text:span text:style-name="T49">p</text:span><text:span text:style-name="T49">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g draw:style-name="gr181">
          <draw:path draw:style-name="gr1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8" draw:text-style-name="P1" draw:layer="layout" svg:x1="18.258cm" svg:y1="7.863cm" svg:x2="20.378cm" svg:y2="6.783cm">
            <text:p/>
          </draw:line>
          <draw:custom-shape draw:style-name="gr189" draw:text-style-name="P26"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90"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5.468cm" svg:height="11.122cm" svg:x="12.288cm" svg:y="2.063cm" svg:viewBox="0 0 5469 11123" draw:points="4074,0 0,2853 2174,11123 5469,6874">
          <text:p/>
        </draw:polygon>
        <draw:polygon draw:style-name="gr192" draw:text-style-name="P90" draw:layer="layout" svg:width="5.069cm" svg:height="8.776cm" svg:x="12.289cm" svg:y="4.849cm" svg:viewBox="0 0 5070 8777" draw:points="3034,0 0,68 2172,8300 5070,8777">
          <text:p/>
        </draw:polygon>
        <draw:polygon draw:style-name="gr193" draw:text-style-name="P91" draw:layer="layout" svg:width="5.348cm" svg:height="11.792cm" svg:x="15.356cm" svg:y="1.816cm" svg:viewBox="0 0 5349 11793" draw:points="0,3017 4140,0 5349,7276 2035,11793">
          <text:p/>
        </draw:polygon>
        <draw:polygon draw:style-name="gr192" draw:text-style-name="P90" draw:layer="layout" svg:width="7.165cm" svg:height="3.122cm" svg:x="12.289cm" svg:y="1.804cm" svg:viewBox="0 0 7166 3123" draw:points="3046,3013 7166,0 4066,272 0,3123">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text:span><text:span text:style-name="T50">r</text:span><text:span text:style-name="T50">e</text:span><text:span text:style-name="T50">a</text:span><text:span text:style-name="T50"> </text:span><text:span text:style-name="T51">A</text:span></text:p>
          </draw:text-box>
        </draw:frame>
        <draw:frame draw:style-name="gr195" draw:text-style-name="P94" draw:layer="layout" svg:width="1.734cm" svg:height="1.805cm" svg:x="21.138cm" svg:y="6.023cm">
          <draw:text-box>
            <text:p><text:span text:style-name="T52">v</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text:span><text:span text:style-name="T55">o</text:span><text:span text:style-name="T55">l</text:span><text:span text:style-name="T55">u</text:span><text:span text:style-name="T55">m</text:span><text:span text:style-name="T55">e</text:span><text:span text:style-name="T55">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0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4" draw:text-style-name="P93" draw:layer="layout" svg:width="4.494cm" svg:height="1.661cm" svg:x="10.565cm" svg:y="13.286cm">
          <draw:text-box>
            <text:p text:style-name="P92"><text:span text:style-name="T50">a</text:span><text:span text:style-name="T50">r</text:span><text:span text:style-name="T50">e</text:span><text:span text:style-name="T50">a</text:span><text:span text:style-name="T50"> </text:span><text:span text:style-name="T51">A</text:span></text:p>
          </draw:text-box>
        </draw:frame>
        <draw:frame draw:style-name="gr197" draw:text-style-name="P100" draw:layer="layout" svg:width="6.619cm" svg:height="1.661cm" svg:x="11.217cm" svg:y="0.739cm">
          <draw:text-box>
            <text:p text:style-name="P92"><text:span text:style-name="T62">v</text:span><text:span text:style-name="T62">o</text:span><text:span text:style-name="T62">l</text:span><text:span text:style-name="T62">u</text:span><text:span text:style-name="T62">m</text:span><text:span text:style-name="T62">e</text:span><text:span text:style-name="T62"> </text:span><text:span text:style-name="T63">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2" draw:layer="layout" svg:width="1.518cm" svg:height="1.661cm" svg:x="8.919cm" svg:y="5.548cm">
          <draw:text-box>
            <text:p text:style-name="P92"><text:span text:style-name="T39">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4" draw:layer="layout" svg:width="1.518cm" svg:height="1.661cm" svg:x="8.919cm" svg:y="5.548cm">
          <draw:text-box>
            <text:p text:style-name="P92"><text:span text:style-name="T66">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6.194cm" svg:height="10.871cm" svg:x="10.96cm" svg:y="2.108cm" svg:viewBox="0 0 6195 10872" draw:points="4754,0 0,2839 2261,10872 6195,6776">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text:span><text:span text:style-name="T50">r</text:span><text:span text:style-name="T50">e</text:span><text:span text:style-name="T50">a</text:span><text:span text:style-name="T50"> </text:span><text:span text:style-name="T51">A</text:span></text:p>
          </draw:text-box>
        </draw:frame>
        <draw:frame draw:style-name="gr202" draw:text-style-name="P94" draw:layer="layout" svg:width="1.471cm" svg:height="1.805cm" svg:x="21.138cm" svg:y="6.023cm">
          <draw:text-box>
            <text:p><text:span text:style-name="T52">J</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text:span><text:span text:style-name="T55">o</text:span><text:span text:style-name="T55">l</text:span><text:span text:style-name="T55">u</text:span><text:span text:style-name="T55">m</text:span><text:span text:style-name="T55">e</text:span><text:span text:style-name="T55">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1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draw:line draw:style-name="gr212" draw:text-style-name="P1" draw:layer="layout" svg:x1="13.67cm" svg:y1="3.398cm" svg:x2="15.456cm" svg:y2="10.626cm">
          <text:p/>
        </draw:line>
        <draw:line draw:style-name="gr212" draw:text-style-name="P1" draw:layer="layout" svg:x1="11.261cm" svg:y1="7.141cm" svg:x2="18.424cm" svg:y2="7.292cm">
          <text:p/>
        </draw:line>
        <draw:line draw:style-name="gr212" draw:text-style-name="P1" draw:layer="layout" svg:x1="16.488cm" svg:y1="5.657cm" svg:x2="12.207cm" svg:y2="9.163cm">
          <text:p/>
        </draw:line>
        <draw:frame draw:style-name="gr213" draw:text-style-name="P94" draw:layer="layout" svg:width="5.755cm" svg:height="1.805cm" svg:x="22.75cm" svg:y="17.481cm">
          <draw:text-box>
            <text:p><text:span text:style-name="T52">P</text:span><text:span text:style-name="T53">x</text:span><text:span text:style-name="T67"> </text:span><text:span text:style-name="T67">=</text:span><text:span text:style-name="T67"> </text:span><text:span text:style-name="T68">ρ</text:span><text:span text:style-name="T68"> </text:span><text:span text:style-name="T67">J</text:span><text:span text:style-name="T53">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4" draw:text-style-name="P8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4" draw:text-style-name="P8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4" draw:text-style-name="P8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4" draw:text-style-name="P8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4" draw:text-style-name="P8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4" draw:text-style-name="P8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4" draw:text-style-name="P8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4" draw:text-style-name="P8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4" draw:text-style-name="P8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168" draw:text-style-name="P1" draw:layer="layout" svg:x1="15.236cm" svg:y1="9.601cm" svg:x2="17.98cm" svg:y2="7.532cm">
          <text:p/>
        </draw:line>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line draw:style-name="gr180" draw:text-style-name="P1" draw:layer="layout" svg:x1="17.968cm" svg:y1="7.554cm" svg:x2="22.772cm" svg:y2="3.93cm">
          <text:p/>
        </draw:line>
        <draw:g draw:style-name="gr5">
          <draw:line draw:style-name="gr198" draw:text-style-name="P1" draw:layer="layout" svg:x1="10.18cm" svg:y1="18.129cm" svg:x2="8.489cm" svg:y2="13.294cm">
            <text:p/>
          </draw:line>
          <draw:line draw:style-name="gr198" draw:text-style-name="P1" draw:layer="layout" svg:x1="10.181cm" svg:y1="18.129cm" svg:x2="14.987cm" svg:y2="18.897cm">
            <text:p/>
          </draw:line>
          <draw:line draw:style-name="gr198" draw:text-style-name="P1" draw:layer="layout" svg:x1="10.181cm" svg:y1="18.129cm" svg:x2="12.933cm" svg:y2="15.641cm">
            <text:p/>
          </draw:line>
          <draw:frame draw:style-name="gr199" draw:text-style-name="P97" draw:layer="layout" svg:width="0.692cm" svg:height="1.381cm" svg:x="14.344cm" svg:y="17.731cm">
            <draw:text-box>
              <text:p><text:span text:style-name="T57">x</text:span></text:p>
            </draw:text-box>
          </draw:frame>
          <draw:frame draw:style-name="gr199" draw:text-style-name="P97" draw:layer="layout" svg:width="0.692cm" svg:height="1.381cm" svg:x="12.761cm" svg:y="15.233cm">
            <draw:text-box>
              <text:p><text:span text:style-name="T57">y</text:span></text:p>
            </draw:text-box>
          </draw:frame>
          <draw:frame draw:style-name="gr200" draw:text-style-name="P97" draw:layer="layout" svg:width="0.65cm" svg:height="1.381cm" svg:x="8.57cm" svg:y="12.765cm">
            <draw:text-box>
              <text:p><text:span text:style-name="T57">z</text:span></text:p>
            </draw:text-box>
          </draw:frame>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9" draw:text-style-name="P105" draw:layer="layout" svg:width="4.238cm" svg:height="3.328cm" svg:x="13.422cm" svg:y="16.068cm">
          <text:p/>
          <draw:enhanced-geometry svg:viewBox="0 0 21600 21600" draw:type="rectangle" draw:enhanced-path="M 0 0 L 21600 0 21600 21600 0 21600 0 0 Z N"/>
        </draw:custom-shape>
        <draw:custom-shape draw:style-name="gr220" draw:text-style-name="P10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21" draw:text-style-name="P1" draw:layer="layout" svg:x1="13.53cm" svg:y1="16.047cm" svg:x2="17.596cm" svg:y2="16.047cm">
          <text:p/>
        </draw:line>
        <draw:line draw:style-name="gr221" draw:text-style-name="P1" draw:layer="layout" svg:x1="14.068cm" svg:y1="20.203cm" svg:x2="17.058cm" svg:y2="20.203cm">
          <text:p/>
        </draw:line>
        <draw:frame draw:style-name="gr222" draw:text-style-name="P17" draw:layer="layout" svg:width="1.929cm" svg:height="1.661cm" svg:x="10.734cm" svg:y="14.875cm">
          <draw:text-box>
            <text:p><text:span text:style-name="T69">A</text:span><text:span text:style-name="T70">1</text:span></text:p>
          </draw:text-box>
        </draw:fram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23"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4" draw:text-style-name="P106" draw:layer="layout" svg:width="1.103cm" svg:height="2.088cm" draw:transform="rotate (1.5707963267949) translate (15.185cm 15.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5" draw:text-style-name="P4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1.5707963267949) translate (12.095cm 2.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1.5707963267949) translate (13.99cm 19.2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23) rotate (1.03550384520824) translate (5.03144718644578cm 13.3874665483856cm)" svg:viewBox="0 0 14037 10437" svg:d="M14037 0c-6183 0-6118 5746-6705 7217-587 1470-5003 3032-7332 3220">
          <text:p/>
        </draw:path>
        <draw:path draw:style-name="gr230" draw:text-style-name="P1" draw:layer="layout" svg:width="14.46cm" svg:height="8.946cm" draw:transform="skewX (0.000349065850398967) rotate (1.03550384520824) translate (7.96535550904819cm 14.3660844795432cm)" svg:viewBox="0 0 14461 8947" svg:d="M14461 7c-4907-186-4777 3359-5689 5725-912 2367-6443 3027-8772 3215">
          <text:p/>
        </draw:path>
        <draw:path draw:style-name="gr2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2" draw:text-style-name="P108" draw:layer="layout" svg:width="1.429cm" svg:height="1.733cm" svg:x="13.402cm" svg:y="6.811cm">
          <draw:text-box>
            <text:p><text:span text:style-name="T71">J</text:span><text:span text:style-name="T72">1</text:span></text:p>
          </draw:text-box>
        </draw:frame>
        <draw:frame draw:style-name="gr232" draw:text-style-name="P108" draw:layer="layout" svg:width="1.924cm" svg:height="1.733cm" svg:x="12.81cm" svg:y="16.176cm">
          <draw:text-box>
            <text:p><text:span text:style-name="T73">-</text:span><text:span text:style-name="T71">J</text:span><text:span text:style-name="T72">2</text:span></text:p>
          </draw:text-box>
        </draw:frame>
        <draw:path draw:style-name="gr223"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33" draw:text-style-name="P109" draw:layer="layout" svg:width="1.488cm" svg:height="1.521cm" svg:x="15.668cm" svg:y="9.81cm">
          <draw:text-box>
            <text:p><text:span text:style-name="T74">N</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24" draw:text-style-name="P106"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4"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4"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5" draw:text-style-name="P79" draw:layer="layout" svg:width="1.33cm" svg:height="2.512cm" draw:transform="rotate (0.152541776624304) translate (15.215cm 7.8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6" draw:text-style-name="P106"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0.76340701482232) translate (20.198cm 15.5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7" draw:text-style-name="P110" draw:layer="layout" svg:width="1.209cm" svg:height="1.521cm" svg:x="13.605cm" svg:y="8.742cm">
          <draw:text-box>
            <text:p><text:span text:style-name="T75">v</text:span></text:p>
          </draw:text-box>
        </draw:frame>
        <draw:line draw:style-name="gr238" draw:text-style-name="P12" draw:layer="layout" svg:x1="15.897cm" svg:y1="9.043cm" svg:x2="13.578cm" svg:y2="8.863cm">
          <text:p/>
        </draw:lin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39" draw:text-style-name="P9" draw:layer="layout" svg:width="2.516cm" svg:height="8.583cm" svg:x="14.531cm" svg:y="9.787cm">
          <text:p/>
          <draw:enhanced-geometry svg:viewBox="0 0 21600 21600" draw:type="rectangle" draw:enhanced-path="M 0 0 L 21600 0 21600 21600 0 21600 0 0 Z N"/>
        </draw:custom-shape>
        <draw:custom-shape draw:style-name="gr240" draw:text-style-name="P111" draw:layer="layout" svg:width="1.963cm" svg:height="3.228cm" svg:x="14.786cm" svg:y="5.864cm">
          <text:p/>
          <draw:enhanced-geometry svg:viewBox="0 0 21600 21600" draw:type="rectangle" draw:enhanced-path="M 0 0 L 21600 0 21600 21600 0 21600 0 0 Z N"/>
        </draw:custom-shape>
        <draw:custom-shape draw:style-name="gr241" draw:text-style-name="P11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43" draw:text-style-name="P12" draw:layer="layout" svg:x1="15.761cm" svg:y1="9.912cm" svg:x2="15.8cm" svg:y2="14.547cm">
          <text:p/>
        </draw:lin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44" draw:text-style-name="P1" draw:layer="layout" svg:x1="5.08cm" svg:y1="6.596cm" svg:x2="5.08cm" svg:y2="1.162cm">
          <text:p/>
        </draw:line>
        <draw:line draw:style-name="gr245" draw:text-style-name="P1" draw:layer="layout" svg:x1="1.309cm" svg:y1="7.377cm" svg:x2="9.14cm" svg:y2="7.377cm">
          <text:p/>
        </draw:line>
        <draw:frame draw:style-name="gr246" draw:text-style-name="P112" draw:layer="layout" svg:width="0.875cm" svg:height="0.992cm" svg:x="7.881cm" svg:y="7.27cm">
          <draw:text-box>
            <text:p><text:span text:style-name="T76">x</text:span></text:p>
          </draw:text-box>
        </draw:frame>
        <draw:custom-shape draw:style-name="gr2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13" draw:layer="layout" svg:width="1.121cm" svg:height="1.17cm" svg:x="7.636cm" svg:y="4.282cm">
          <draw:text-box>
            <text:p><text:span text:style-name="T77">x</text:span><text:span text:style-name="T78">b</text:span></text:p>
          </draw:text-box>
        </draw:frame>
        <draw:frame draw:style-name="gr249" draw:text-style-name="P113" draw:layer="layout" svg:width="1.112cm" svg:height="1.17cm" svg:x="1.644cm" svg:y="4.282cm">
          <draw:text-box>
            <text:p><text:span text:style-name="T77">x</text:span><text:span text:style-name="T78">a</text:span></text:p>
          </draw:text-box>
        </draw:frame>
        <draw:frame draw:style-name="gr250" draw:text-style-name="P114" draw:layer="layout" svg:width="1.192cm" svg:height="1.17cm" svg:x="1.457cm" svg:y="2.792cm">
          <draw:text-box>
            <text:p><text:span text:style-name="T79">T</text:span><text:span text:style-name="T80">a</text:span></text:p>
          </draw:text-box>
        </draw:frame>
        <draw:frame draw:style-name="gr251" draw:text-style-name="P114" draw:layer="layout" svg:width="1.201cm" svg:height="1.17cm" svg:x="7.478cm" svg:y="2.792cm">
          <draw:text-box>
            <text:p><text:span text:style-name="T79">T</text:span><text:span text:style-name="T80">b</text:span></text:p>
          </draw:text-box>
        </draw:frame>
        <draw:frame draw:style-name="gr252" draw:text-style-name="P115" draw:layer="layout" svg:width="1.078cm" svg:height="0.992cm" svg:x="5.379cm" svg:y="3.792cm">
          <draw:text-box>
            <text:p><text:span text:style-name="T81">Q</text:span></text:p>
          </draw:text-box>
        </draw:frame>
        <draw:frame draw:style-name="gr253" draw:text-style-name="P115" draw:layer="layout" svg:width="1.451cm" svg:height="0.992cm" svg:x="3.379cm" svg:y="3.792cm">
          <draw:text-box>
            <text:p><text:span text:style-name="T81">–</text:span><text:span text:style-name="T81">Q</text:span></text:p>
          </draw:text-box>
        </draw:frame>
        <draw:line draw:style-name="gr244" draw:text-style-name="P1" draw:layer="layout" svg:x1="18.242cm" svg:y1="13.156cm" svg:x2="18.242cm" svg:y2="7.722cm">
          <text:p/>
        </draw:line>
        <draw:line draw:style-name="gr245" draw:text-style-name="P1" draw:layer="layout" svg:x1="14.296cm" svg:y1="14.337cm" svg:x2="22.127cm" svg:y2="14.337cm">
          <text:p/>
        </draw:line>
        <draw:frame draw:style-name="gr246" draw:text-style-name="P112" draw:layer="layout" svg:width="0.875cm" svg:height="0.992cm" svg:x="20.868cm" svg:y="14.23cm">
          <draw:text-box>
            <text:p><text:span text:style-name="T76">x</text:span></text:p>
          </draw:text-box>
        </draw:frame>
        <draw:frame draw:style-name="gr250" draw:text-style-name="P114" draw:layer="layout" svg:width="1.192cm" svg:height="1.17cm" svg:x="15.793cm" svg:y="9.2cm">
          <draw:text-box>
            <text:p><text:span text:style-name="T79">T</text:span><text:span text:style-name="T80">a</text:span></text:p>
          </draw:text-box>
        </draw:frame>
        <draw:frame draw:style-name="gr251" draw:text-style-name="P114" draw:layer="layout" svg:width="1.201cm" svg:height="1.17cm" svg:x="19.365cm" svg:y="9.2cm">
          <draw:text-box>
            <text:p><text:span text:style-name="T79">T</text:span><text:span text:style-name="T80">b</text:span></text:p>
          </draw:text-box>
        </draw:frame>
        <draw:frame draw:style-name="gr252" draw:text-style-name="P115" draw:layer="layout" svg:width="1.078cm" svg:height="0.992cm" svg:x="17.722cm" svg:y="10.352cm">
          <draw:text-box>
            <text:p><text:span text:style-name="T81">Q</text:span></text:p>
          </draw:text-box>
        </draw:frame>
        <draw:frame draw:style-name="gr253" draw:text-style-name="P115" draw:layer="layout" svg:width="1.451cm" svg:height="0.992cm" svg:x="8.788cm" svg:y="10.352cm">
          <draw:text-box>
            <text:p><text:span text:style-name="T81">–</text:span><text:span text:style-name="T8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4"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5" draw:text-style-name="P1" draw:layer="layout" svg:x1="13.016cm" svg:y1="6.066cm" svg:x2="17.322cm" svg:y2="3.58cm">
          <text:p/>
        </draw:line>
        <draw:g draw:style-name="gr181">
          <draw:path draw:style-name="gr1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6" draw:text-style-name="P1" draw:layer="layout" svg:x1="17.992cm" svg:y1="6.086cm" svg:x2="19.713cm" svg:y2="5.092cm">
            <text:p/>
          </draw:line>
          <draw:custom-shape draw:style-name="gr184" draw:text-style-name="P26"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7" draw:text-style-name="P1" draw:layer="layout" svg:x1="20.019cm" svg:y1="4.916cm" svg:x2="22.344cm" svg:y2="3.573cm">
            <text:p/>
          </draw:line>
        </draw:g>
        <draw:line draw:style-name="gr258" draw:text-style-name="P1" draw:layer="layout" svg:x1="9.683cm" svg:y1="11.025cm" svg:x2="14.655cm" svg:y2="11.025cm">
          <text:p/>
        </draw:line>
        <draw:g draw:style-name="gr181">
          <draw:path draw:style-name="gr1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6" draw:text-style-name="P1" draw:layer="layout" svg:x1="15.555cm" svg:y1="11.019cm" svg:x2="17.542cm" svg:y2="11.019cm">
            <text:p/>
          </draw:line>
          <draw:custom-shape draw:style-name="gr184" draw:text-style-name="P26"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7" draw:text-style-name="P1" draw:layer="layout" svg:x1="17.896cm" svg:y1="11.019cm" svg:x2="20.581cm" svg:y2="11.019cm">
            <text:p/>
          </draw:line>
        </draw:g>
        <draw:line draw:style-name="gr258" draw:text-style-name="P1" draw:layer="layout" svg:x1="9.683cm" svg:y1="15.012cm" svg:x2="14.655cm" svg:y2="15.012cm">
          <text:p/>
        </draw:line>
        <draw:path draw:style-name="gr2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6" draw:text-style-name="P1" draw:layer="layout" svg:x1="15.555cm" svg:y1="15.018cm" svg:x2="17.542cm" svg:y2="15.018cm">
          <text:p/>
        </draw:line>
        <draw:custom-shape draw:style-name="gr260" draw:text-style-name="P11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7" draw:text-style-name="P1" draw:layer="layout" svg:x1="17.896cm" svg:y1="15.018cm" svg:x2="20.581cm" svg:y2="15.018cm">
          <text:p/>
        </draw:line>
        <draw:line draw:style-name="gr261" draw:text-style-name="P1" draw:layer="layout" svg:x1="8.185cm" svg:y1="17.101cm" svg:x2="22.15cm" svg:y2="17.113cm">
          <text:p/>
        </draw:line>
        <draw:custom-shape draw:style-name="gr262" draw:text-style-name="P11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81">
          <draw:g draw:style-name="gr181">
            <draw:path draw:style-name="gr2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4" draw:text-style-name="P1" draw:layer="layout" svg:x1="20.013cm" svg:y1="8.892cm" svg:x2="22.207cm" svg:y2="6.696cm">
              <text:p/>
            </draw:line>
            <draw:custom-shape draw:style-name="gr265" draw:text-style-name="P26"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6" draw:text-style-name="P1" draw:layer="layout" svg:x1="22.446cm" svg:y1="6.458cm" svg:x2="25.355cm" svg:y2="3.547cm">
              <text:p/>
            </draw:line>
          </draw:g>
          <draw:g draw:style-name="gr181">
            <draw:path draw:style-name="gr2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8" draw:text-style-name="P1" draw:layer="layout" svg:x1="22.526cm" svg:y1="13.244cm" svg:x2="21.532cm" svg:y2="11.523cm">
              <text:p/>
            </draw:line>
            <draw:custom-shape draw:style-name="gr269" draw:text-style-name="P26"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70" draw:text-style-name="P1" draw:layer="layout" svg:x1="21.356cm" svg:y1="11.216cm" svg:x2="20.013cm" svg:y2="8.891cm">
              <text:p/>
            </draw:line>
          </draw:g>
          <draw:g draw:style-name="gr181">
            <draw:path draw:style-name="gr2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22.572cm" svg:y1="13.286cm" svg:x2="23.613cm" svg:y2="9.644cm">
              <text:p/>
            </draw:line>
            <draw:custom-shape draw:style-name="gr273" draw:text-style-name="P26"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4" draw:text-style-name="P1" draw:layer="layout" svg:x1="23.726cm" svg:y1="9.251cm" svg:x2="25.355cm" svg:y2="3.546cm">
              <text:p/>
            </draw:line>
          </draw:g>
        </draw:g>
        <draw:g draw:style-name="gr181">
          <draw:path draw:style-name="gr2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6" draw:text-style-name="P1" draw:layer="layout" svg:x1="10.712cm" svg:y1="11.089cm" svg:x2="12.906cm" svg:y2="8.893cm">
            <text:p/>
          </draw:line>
          <draw:custom-shape draw:style-name="gr277" draw:text-style-name="P26"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8" draw:text-style-name="P1" draw:layer="layout" svg:x1="13.145cm" svg:y1="8.655cm" svg:x2="16.054cm" svg:y2="5.744cm">
            <text:p/>
          </draw:line>
        </draw:g>
        <draw:g draw:style-name="gr181">
          <draw:path draw:style-name="gr2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80" draw:text-style-name="P1" draw:layer="layout" svg:x1="6.803cm" svg:y1="10.593cm" svg:x2="5.809cm" svg:y2="8.872cm">
            <text:p/>
          </draw:line>
          <draw:custom-shape draw:style-name="gr281" draw:text-style-name="P26"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82" draw:text-style-name="P1" draw:layer="layout" svg:x1="5.633cm" svg:y1="8.565cm" svg:x2="4.29cm" svg:y2="6.24cm">
            <text:p/>
          </draw:line>
        </draw:g>
        <draw:frame draw:style-name="gr283" draw:text-style-name="P84" draw:layer="layout" svg:width="1.357cm" svg:height="1.661cm" svg:x="8.079cm" svg:y="7.586cm">
          <draw:text-box>
            <text:p><text:span text:style-name="T82">+</text:span></text:p>
          </draw:text-box>
        </draw:frame>
        <draw:frame draw:style-name="gr283" draw:text-style-name="P84" draw:layer="layout" svg:width="1.357cm" svg:height="1.661cm" svg:x="17.53cm" svg:y="7.586cm">
          <draw:text-box>
            <text:p><text:span text:style-name="T82">=</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4" draw:text-style-name="P7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24" draw:layer="layout" svg:x1="6.73cm" svg:y1="16.007cm" svg:x2="9.503cm" svg:y2="2.107cm">
          <text:p/>
        </draw:line>
        <draw:line draw:style-name="gr286" draw:text-style-name="P24" draw:layer="layout" svg:x1="6.739cm" svg:y1="15.998cm" svg:x2="7.323cm" svg:y2="11.62cm">
          <text:p/>
        </draw:line>
        <draw:g draw:style-name="gr5">
          <svg:title>TexMaths</svg:title>
          <svg:desc>36§display§r_{\text{e}}§svg§600§TRUE§</svg:desc>
          <draw:path draw:style-name="gr287" draw:text-style-name="P11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7" draw:text-style-name="P11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7" draw:text-style-name="P8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7" draw:text-style-name="P8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8" draw:text-style-name="P119" draw:layer="layout" svg:width="1.912cm" svg:height="1.661cm" svg:x="5.823cm" svg:y="9.959cm">
          <draw:text-box>
            <text:p><text:span text:style-name="T83"></text:span></text:p>
          </draw:text-box>
        </draw:frame>
        <draw:frame draw:style-name="gr288" draw:text-style-name="P120" draw:layer="layout" svg:width="1.912cm" svg:height="1.661cm" svg:x="9.084cm" svg:y="2.88cm">
          <draw:text-box>
            <text:p><text:span text:style-name="T84"></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89" draw:text-style-name="P12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90"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1">
          <draw:custom-shape draw:style-name="gr291"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2" draw:text-style-name="P20" draw:layer="layout" svg:width="2.286cm" svg:height="0.94cm" draw:transform="rotate (-2.99533406227267) translate (21.041cm 7.399cm)" draw:kind="arc" draw:start-angle="218.62" draw:end-angle="318.07">
            <text:p/>
          </draw:ellipse>
        </draw:g>
        <draw:g draw:style-name="gr181">
          <draw:custom-shape draw:style-name="gr291"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6304547111077) translate (21.262cm 7.94cm)" draw:kind="arc" draw:start-angle="218.62" draw:end-angle="318.07">
            <text:p/>
          </draw:ellipse>
        </draw:g>
        <draw:g draw:style-name="gr181">
          <draw:custom-shape draw:style-name="gr291"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944540315074) translate (21.302cm 9.633cm)" draw:kind="arc" draw:start-angle="218.62" draw:end-angle="318.07">
            <text:p/>
          </draw:ellipse>
        </draw:g>
        <draw:g draw:style-name="gr181">
          <draw:custom-shape draw:style-name="gr291"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6687782932589) translate (21.816cm 9.978cm)" draw:kind="arc" draw:start-angle="218.62" draw:end-angle="318.07">
            <text:p/>
          </draw:ellipse>
        </draw:g>
        <draw:g draw:style-name="gr181">
          <draw:custom-shape draw:style-name="gr291"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875343437872) translate (22.355cm 11.208cm)" draw:kind="arc" draw:start-angle="218.62" draw:end-angle="318.07">
            <text:p/>
          </draw:ellipse>
        </draw:g>
        <draw:g draw:style-name="gr181">
          <draw:custom-shape draw:style-name="gr291"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718263805193) translate (22.674cm 11.427cm)" draw:kind="arc" draw:start-angle="218.62" draw:end-angle="318.07">
            <text:p/>
          </draw:ellipse>
        </draw:g>
        <draw:g draw:style-name="gr181">
          <draw:custom-shape draw:style-name="gr291"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2710642079824) translate (23.074cm 11.789cm)" draw:kind="arc" draw:start-angle="218.62" draw:end-angle="318.07">
            <text:p/>
          </draw:ellipse>
        </draw:g>
        <draw:g draw:style-name="gr181">
          <draw:custom-shape draw:style-name="gr291"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3.256cm 12.069cm)" draw:kind="arc" draw:start-angle="218.62" draw:end-angle="318.07">
            <text:p/>
          </draw:ellipse>
        </draw:g>
        <draw:g draw:style-name="gr181">
          <draw:custom-shape draw:style-name="gr291"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03914182649773) translate (22.822cm 12.646cm)" draw:kind="arc" draw:start-angle="218.62" draw:end-angle="318.07">
            <text:p/>
          </draw:ellipse>
        </draw:g>
        <draw:g draw:style-name="gr181">
          <draw:custom-shape draw:style-name="gr291"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1.629cm 14.998cm)" draw:kind="arc" draw:start-angle="218.62" draw:end-angle="318.07">
            <text:p/>
          </draw:ellipse>
        </draw:g>
        <draw:g draw:style-name="gr181">
          <draw:custom-shape draw:style-name="gr291"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38953027890544) translate (19.773cm 16.583cm)" draw:kind="arc" draw:start-angle="218.62" draw:end-angle="318.07">
            <text:p/>
          </draw:ellipse>
        </draw:g>
        <draw:g draw:style-name="gr181">
          <draw:custom-shape draw:style-name="gr291"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59233753798718) translate (20.263cm 15.908cm)" draw:kind="arc" draw:start-angle="218.62" draw:end-angle="318.07">
            <text:p/>
          </draw:ellipse>
        </draw:g>
        <draw:path draw:style-name="gr2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9" draw:text-style-name="P12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5" draw:text-style-name="P12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96" draw:text-style-name="P12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7" draw:text-style-name="P4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7" draw:text-style-name="P4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24" draw:layer="layout" svg:width="5.357cm" svg:height="2.579cm" svg:x="1.652cm" svg:y="16.707cm">
          <draw:text-box>
            <text:p><text:span text:style-name="T85">–</text:span><text:span text:style-name="T85"> </text:span><text:span text:style-name="T85">6</text:span><text:span text:style-name="T85"> </text:span><text:span text:style-name="T85">C</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99" draw:text-style-name="P1" draw:layer="layout" svg:width="6.451cm" svg:height="6.308cm" draw:transform="skewX (0.00174532925199438) rotate (-2.41518661890975) translate (11.2676684528665cm 5.47194917556939cm)" svg:viewBox="0 0 6452 6309" svg:d="M0 6309c848-1274 1729-2236 1650-3102s-296-2184 596-2727 4083-1048 4206 1011">
          <text:p/>
        </draw:path>
        <draw:line draw:style-name="gr300" draw:text-style-name="P125" draw:layer="layout" svg:x1="0.956cm" svg:y1="1.615cm" svg:x2="4.312cm" svg:y2="0.711cm">
          <text:p/>
        </draw:line>
        <draw:path draw:style-name="gr301"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7" draw:text-style-name="P4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7" draw:text-style-name="P4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7" draw:text-style-name="P41" draw:layer="layout" svg:width="0.544cm" svg:height="1.451cm" svg:x="11.677cm" svg:y="4.628cm" svg:viewBox="0 0 545 1452" svg:d="M0 1452c28 0 56 0 83 0 154-484 308-968 462-1452-29 0-59 0-88 0-152 484-305 968-457 1452z">
            <text:p/>
          </draw:path>
          <draw:path draw:style-name="gr297" draw:text-style-name="P4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9" draw:text-style-name="P1" draw:layer="layout" svg:width="6.451cm" svg:height="6.308cm" draw:transform="skewX (0.00174532925199438) rotate (-2.41518661890975) translate (26.3686684528665cm 4.97794917556933cm)" svg:viewBox="0 0 6452 6309" svg:d="M0 6309c848-1274 1729-2236 1650-3102s-296-2184 596-2727 4083-1048 4206 1011">
          <text:p/>
        </draw:path>
        <draw:path draw:style-name="gr302"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7" draw:text-style-name="P80" draw:layer="layout" svg:width="0.825cm" svg:height="0.091cm" svg:x="18.111cm" svg:y="5.94cm" svg:viewBox="0 0 826 92" svg:d="M0 0c275 0 551 0 826 0 0 31 0 61 0 92-275 0-551 0-826 0 0-31 0-61 0-92z">
            <text:p/>
          </draw:path>
          <draw:path draw:style-name="gr167" draw:text-style-name="P8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7" draw:text-style-name="P8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7" draw:text-style-name="P80" draw:layer="layout" svg:width="0.544cm" svg:height="1.451cm" svg:x="20.77cm" svg:y="5.26cm" svg:viewBox="0 0 545 1452" svg:d="M0 1452c29 0 59 0 88 0 152-484 305-968 457-1452-28 0-56 0-83 0-154 484-308 968-462 1452z">
            <text:p/>
          </draw:path>
          <draw:path draw:style-name="gr167" draw:text-style-name="P8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90"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7" draw:text-style-name="P80" draw:layer="layout" svg:width="0.708cm" svg:height="0.078cm" svg:x="15.332cm" svg:y="16.545cm" svg:viewBox="0 0 709 79" svg:d="M0 0c236 0 473 0 709 0 0 27 0 53 0 79-236 0-473 0-709 0 0-26 0-52 0-79z">
            <text:p/>
          </draw:path>
          <draw:path draw:style-name="gr167" draw:text-style-name="P8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7" draw:text-style-name="P8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7" draw:text-style-name="P80" draw:layer="layout" svg:width="0.467cm" svg:height="1.249cm" svg:x="17.616cm" svg:y="15.96cm" svg:viewBox="0 0 468 1250" svg:d="M0 1250c25 0 51 0 76 0 130-417 262-833 392-1250-24 0-48 0-71 0-132 417-265 833-397 1250z">
            <text:p/>
          </draw:path>
          <draw:path draw:style-name="gr167" draw:text-style-name="P8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7" draw:text-style-name="P4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7" draw:text-style-name="P4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7" draw:text-style-name="P4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7" draw:text-style-name="P41" draw:layer="layout" svg:width="0.467cm" svg:height="1.249cm" svg:x="21.669cm" svg:y="14.629cm" svg:viewBox="0 0 468 1250" svg:d="M0 1250c25 0 50 0 75 0 131-417 262-833 393-1250-24 0-48 0-72 0-132 417-264 833-396 1250z">
            <text:p/>
          </draw:path>
          <draw:path draw:style-name="gr297" draw:text-style-name="P4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3"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3"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2.854cm" svg:height="0.944cm" draw:transform="skewX (-0.0656243798749868) rotate (-3.02465559370617) translate (10.162cm 4.758cm)" draw:kind="arc" draw:start-angle="218.62" draw:end-angle="318.07">
          <text:p/>
        </draw:ellipse>
        <draw:ellipse draw:style-name="gr307" draw:text-style-name="P20" draw:layer="layout" svg:width="4.397cm" svg:height="0.947cm" draw:transform="skewX (-0.20315632493214) rotate (0.0757472895365539) translate (19.946cm 4.21cm)" draw:kind="arc" draw:start-angle="218.6" draw:end-angle="318.08">
          <text:p/>
        </draw:ellipse>
        <draw:frame draw:style-name="gr308" draw:text-style-name="P127" draw:layer="layout" svg:width="0.951cm" svg:height="0.992cm" svg:x="5.911cm" svg:y="3.802cm">
          <draw:text-box>
            <text:p><text:span text:style-name="T86">+</text:span></text:p>
          </draw:text-box>
        </draw:frame>
        <draw:frame draw:style-name="gr308" draw:text-style-name="P127" draw:layer="layout" svg:width="0.951cm" svg:height="0.992cm" svg:x="20.87cm" svg:y="3.703cm">
          <draw:text-box>
            <text:p><text:span text:style-name="T86">+</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1">
          <draw:path draw:style-name="gr299" draw:text-style-name="P1" draw:layer="layout" svg:width="5.555cm" svg:height="5.432cm" draw:transform="skewX (0.00174532925199427) rotate (-2.41518661890975) translate (22.5431562157411cm 4.73787315018645cm)" svg:viewBox="0 0 5556 5433" svg:d="M0 5433c730-1096 1489-1926 1421-2671-68-746-255-1881 513-2349 768-467 3516-902 3622 871">
            <text:p/>
          </draw:path>
          <draw:custom-shape draw:style-name="gr309" draw:text-style-name="P128"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27) rotate (-2.41518661890975) translate (10.7031562157411cm 4.50787315018645cm)" svg:viewBox="0 0 5556 5433" svg:d="M0 5433c730-1096 1489-1926 1421-2671-68-746-255-1881 513-2349 768-467 3516-902 3622 871">
            <text:p/>
          </draw:path>
          <draw:custom-shape draw:style-name="gr309" draw:text-style-name="P128"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9" draw:text-style-name="P128"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9" draw:text-style-name="P128"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9" draw:text-style-name="P128"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11" draw:text-style-name="P129" draw:layer="layout" svg:width="0.875cm" svg:height="0.992cm" svg:x="21.5cm" svg:y="2.491cm">
          <draw:text-box>
            <text:p><text:span text:style-name="T87">–</text:span></text:p>
          </draw:text-box>
        </draw:frame>
        <draw:frame draw:style-name="gr311" draw:text-style-name="P129" draw:layer="layout" svg:width="0.875cm" svg:height="0.992cm" svg:x="9.951cm" svg:y="1.53cm">
          <draw:text-box>
            <text:p><text:span text:style-name="T87">–</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309" draw:text-style-name="P128"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309" draw:text-style-name="P128"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1" draw:text-style-name="P129" draw:layer="layout" svg:width="0.875cm" svg:height="0.992cm" svg:x="21.223cm" svg:y="0.805cm">
          <draw:text-box>
            <text:p><text:span text:style-name="T87">–</text:span></text:p>
          </draw:text-box>
        </draw:frame>
        <draw:frame draw:style-name="gr311" draw:text-style-name="P129" draw:layer="layout" svg:width="0.875cm" svg:height="0.992cm" svg:x="9.524cm" svg:y="0.805cm">
          <draw:text-box>
            <text:p><text:span text:style-name="T87">–</text:span></text:p>
          </draw:text-box>
        </draw:frame>
        <draw:custom-shape draw:name="XXXtestXXX" draw:style-name="gr312" draw:text-style-name="P128"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13" draw:text-style-name="P128"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9" draw:text-style-name="P128"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9" draw:text-style-name="P128"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3.898cm" svg:height="0.946cm" draw:transform="skewX (-0.159348560707082) rotate (0.0855211333477221) translate (6.076cm 2.766cm)" draw:kind="arc" draw:start-angle="221.84" draw:end-angle="314.75">
          <text:p/>
        </draw:ellipse>
        <draw:ellipse draw:style-name="gr307"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30" draw:layer="layout" svg:width="5.357cm" svg:height="2.579cm" svg:x="1.652cm" svg:y="16.707cm">
          <draw:text-box>
            <text:p><text:span text:style-name="T85">–</text:span><text:span text:style-name="T85"> </text:span><text:span text:style-name="T85">6</text:span><text:span text:style-name="T85"> </text:span><text:span text:style-name="T85">C</text:span></text:p>
          </draw:text-box>
        </draw:frame>
        <draw:line draw:style-name="gr314" draw:text-style-name="P24" draw:layer="layout" svg:x1="6.904cm" svg:y1="8.849cm" svg:x2="13.208cm" svg:y2="12.631cm">
          <text:p/>
        </draw:line>
        <draw:g draw:style-name="gr5">
          <svg:title>TexMaths</svg:title>
          <svg:desc>44§display§\qty{8}{N\cdot s}§svg§600§TRUE§</svg:desc>
          <draw:path draw:style-name="gr297"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7"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7" draw:text-style-name="P41" draw:layer="layout" svg:width="0.175cm" svg:height="0.174cm" svg:x="13.783cm" svg:y="10.479cm" svg:viewBox="0 0 176 175" svg:d="M176 88c0-44-44-88-88-88-48 0-88 42-88 88s40 87 88 87 88-39 88-87z">
            <text:p/>
          </draw:path>
          <draw:path draw:style-name="gr297"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296" draw:text-style-name="P123" draw:layer="layout" svg:width="7.366cm" svg:height="8.527cm" draw:transform="skewX (5.93005045969343E-017) rotate (-0.725358837128844) translate (4.9315482127998cm -0.76519200682239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5" draw:text-style-name="P24" draw:layer="layout" svg:x1="26.107cm" svg:y1="5.424cm" svg:x2="29.198cm" svg:y2="5.848cm">
          <text:p/>
        </draw:line>
        <draw:frame draw:style-name="gr316" draw:text-style-name="P131" draw:layer="layout" svg:width="3.956cm" svg:height="1.521cm" svg:x="6.054cm" svg:y="5.763cm">
          <draw:text-box>
            <text:p><text:span text:style-name="T88">+</text:span><text:span text:style-name="T88">5</text:span><text:span text:style-name="T88"> </text:span><text:span text:style-name="T88">J</text:span><text:span text:style-name="T88">/</text:span><text:span text:style-name="T88">s</text:span></text:p>
          </draw:text-box>
        </draw:frame>
        <draw:frame draw:style-name="gr317" draw:text-style-name="P132" draw:layer="layout" svg:width="3.821cm" svg:height="1.521cm" svg:x="4.398cm" svg:y="3.975cm">
          <draw:text-box>
            <text:p><text:span text:style-name="T89">–</text:span><text:span text:style-name="T89">5</text:span><text:span text:style-name="T89"> </text:span><text:span text:style-name="T89">J</text:span><text:span text:style-name="T89">/</text:span><text:span text:style-name="T89">s</text:span></text:p>
          </draw:text-box>
        </draw:frame>
        <draw:frame draw:style-name="gr318" draw:text-style-name="P131" draw:layer="layout" svg:width="2.509cm" svg:height="1.521cm" svg:x="26.154cm" svg:y="6.064cm">
          <draw:text-box>
            <text:p><text:span text:style-name="T88">8</text:span><text:span text:style-name="T88"> </text:span><text:span text:style-name="T88">N</text:span></text:p>
          </draw:text-box>
        </draw:frame>
        <draw:line draw:style-name="gr319" draw:text-style-name="P24" draw:layer="layout" svg:x1="26.382cm" svg:y1="4.514cm" svg:x2="23.291cm" svg:y2="4.09cm">
          <text:p/>
        </draw:line>
        <draw:frame draw:style-name="gr320" draw:text-style-name="P133" draw:layer="layout" svg:width="3.973cm" svg:height="1.377cm" svg:x="25.417cm" svg:y="7.147cm">
          <draw:text-box>
            <text:p text:style-name="P24"><text:span text:style-name="T42">t</text:span><text:span text:style-name="T42">h</text:span><text:span text:style-name="T42">r</text:span><text:span text:style-name="T42">o</text:span><text:span text:style-name="T42">u</text:span><text:span text:style-name="T42">g</text:span><text:span text:style-name="T42">h</text:span></text:p>
            <text:p text:style-name="P24"><text:span text:style-name="T42">w</text:span><text:span text:style-name="T42">h</text:span><text:span text:style-name="T42">o</text:span><text:span text:style-name="T42">l</text:span><text:span text:style-name="T42">e</text:span><text:span text:style-name="T42"> </text:span><text:span text:style-name="T42">s</text:span><text:span text:style-name="T42">u</text:span><text:span text:style-name="T42">r</text:span><text:span text:style-name="T42">f</text:span><text:span text:style-name="T42">a</text:span><text:span text:style-name="T42">c</text:span><text:span text:style-name="T42">e</text:span></text:p>
          </draw:text-box>
        </draw:frame>
        <draw:frame draw:style-name="gr320" draw:text-style-name="P133" draw:layer="layout" svg:width="3.973cm" svg:height="1.377cm" svg:x="6.218cm" svg:y="7.048cm">
          <draw:text-box>
            <text:p text:style-name="P24"><text:span text:style-name="T42">t</text:span><text:span text:style-name="T42">h</text:span><text:span text:style-name="T42">r</text:span><text:span text:style-name="T42">o</text:span><text:span text:style-name="T42">u</text:span><text:span text:style-name="T42">g</text:span><text:span text:style-name="T42">h</text:span></text:p>
            <text:p text:style-name="P24"><text:span text:style-name="T42">w</text:span><text:span text:style-name="T42">h</text:span><text:span text:style-name="T42">o</text:span><text:span text:style-name="T42">l</text:span><text:span text:style-name="T42">e</text:span><text:span text:style-name="T42"> </text:span><text:span text:style-name="T42">s</text:span><text:span text:style-name="T42">u</text:span><text:span text:style-name="T42">r</text:span><text:span text:style-name="T42">f</text:span><text:span text:style-name="T42">a</text:span><text:span text:style-name="T42">c</text:span><text:span text:style-name="T42">e</text:span></text:p>
          </draw:text-box>
        </draw:fram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custom-shape draw:style-name="gr321"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1"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2" draw:text-style-name="P24" draw:layer="layout" svg:x1="3.169cm" svg:y1="14.368cm" svg:x2="3.168cm" svg:y2="10.768cm">
          <text:p/>
        </draw:line>
        <draw:line draw:style-name="gr322" draw:text-style-name="P134" draw:layer="layout" svg:x1="10.519cm" svg:y1="12.81cm" svg:x2="12.318cm" svg:y2="13.71cm">
          <text:p/>
        </draw:line>
        <draw:line draw:style-name="gr322" draw:text-style-name="P24" draw:layer="layout" svg:x1="9.82cm" svg:y1="18.66cm" svg:x2="8.019cm" svg:y2="19.56cm">
          <text:p/>
        </draw:line>
        <draw:line draw:style-name="gr323" draw:text-style-name="P134" draw:layer="layout" svg:x1="11.374cm" svg:y1="14.29cm" svg:x2="9.575cm" svg:y2="13.39cm">
          <text:p/>
        </draw:line>
        <draw:line draw:style-name="gr323" draw:text-style-name="P24" draw:layer="layout" svg:x1="4.619cm" svg:y1="12.395cm" svg:x2="4.62cm" svg:y2="15.995cm">
          <text:p/>
        </draw:line>
        <draw:line draw:style-name="gr323" draw:text-style-name="P24" draw:layer="layout" svg:x1="8.419cm" svg:y1="18.16cm" svg:x2="10.218cm" svg:y2="17.26cm">
          <text:p/>
        </draw:line>
        <draw:frame draw:style-name="gr324" draw:text-style-name="P135" draw:layer="layout" svg:width="3.804cm" svg:height="1.026cm" svg:x="1.418cm" svg:y="9.915cm">
          <draw:text-box>
            <text:p><text:span text:style-name="T90">(</text:span><text:span text:style-name="T90">0</text:span><text:span text:style-name="T90">,</text:span><text:span text:style-name="T90"> </text:span><text:span text:style-name="T90">4</text:span><text:span text:style-name="T90">,</text:span><text:span text:style-name="T90"> </text:span><text:span text:style-name="T90">0</text:span><text:span text:style-name="T90">)</text:span><text:span text:style-name="T90"> </text:span><text:span text:style-name="T90">N</text:span></text:p>
          </draw:text-box>
        </draw:frame>
        <draw:frame draw:style-name="gr325" draw:text-style-name="P135" draw:layer="layout" svg:width="4.193cm" svg:height="1.026cm" svg:x="11.949cm" svg:y="12.608cm">
          <draw:text-box>
            <text:p><text:span text:style-name="T90">(</text:span><text:span text:style-name="T90">2</text:span><text:span text:style-name="T90">,</text:span><text:span text:style-name="T90"> </text:span><text:span text:style-name="T90">–</text:span><text:span text:style-name="T90">1</text:span><text:span text:style-name="T90">,</text:span><text:span text:style-name="T90"> </text:span><text:span text:style-name="T90">0</text:span><text:span text:style-name="T90">)</text:span><text:span text:style-name="T90"> </text:span><text:span text:style-name="T90">N</text:span></text:p>
          </draw:text-box>
        </draw:frame>
        <draw:frame draw:style-name="gr326" draw:text-style-name="P135" draw:layer="layout" svg:width="4.583cm" svg:height="1.026cm" svg:x="3.511cm" svg:y="18.838cm">
          <draw:text-box>
            <text:p><text:span text:style-name="T90">(</text:span><text:span text:style-name="T90">–</text:span><text:span text:style-name="T90">2</text:span><text:span text:style-name="T90">,</text:span><text:span text:style-name="T90"> </text:span><text:span text:style-name="T90">–</text:span><text:span text:style-name="T90">1</text:span><text:span text:style-name="T90">,</text:span><text:span text:style-name="T90"> </text:span><text:span text:style-name="T90">0</text:span><text:span text:style-name="T90">)</text:span><text:span text:style-name="T90"> </text:span><text:span text:style-name="T90">N</text:span></text:p>
          </draw:text-box>
        </draw:frame>
        <draw:line draw:style-name="gr327" draw:text-style-name="P24" draw:layer="layout" svg:x1="22.917cm" svg:y1="4.551cm" svg:x2="22.916cm" svg:y2="2.751cm">
          <text:p/>
        </draw:line>
        <draw:frame draw:style-name="gr324" draw:text-style-name="P136" draw:layer="layout" svg:width="3.804cm" svg:height="1.026cm" svg:x="23.2cm" svg:y="2.716cm">
          <draw:text-box>
            <text:p><text:span text:style-name="T91">(</text:span><text:span text:style-name="T91">0</text:span><text:span text:style-name="T91">,</text:span><text:span text:style-name="T91"> </text:span><text:span text:style-name="T91">2</text:span><text:span text:style-name="T91">,</text:span><text:span text:style-name="T91"> </text:span><text:span text:style-name="T91">0</text:span><text:span text:style-name="T91">)</text:span><text:span text:style-name="T91"> </text:span><text:span text:style-name="T91">N</text:span></text:p>
          </draw:text-box>
        </draw:frame>
        <draw:line draw:style-name="gr328" draw:text-style-name="P24" draw:layer="layout" svg:x1="21.308cm" svg:y1="5.638cm" svg:x2="21.309cm" svg:y2="7.438cm">
          <text:p/>
        </draw:line>
        <draw:frame draw:style-name="gr329" draw:text-style-name="P133" draw:layer="layout" svg:width="3.973cm" svg:height="1.377cm" svg:x="23.116cm" svg:y="3.66cm">
          <draw:text-box>
            <text:p text:style-name="P24"><text:span text:style-name="T42">t</text:span><text:span text:style-name="T42">h</text:span><text:span text:style-name="T42">r</text:span><text:span text:style-name="T42">o</text:span><text:span text:style-name="T42">u</text:span><text:span text:style-name="T42">g</text:span><text:span text:style-name="T42">h</text:span></text:p>
            <text:p text:style-name="P24"><text:span text:style-name="T42">w</text:span><text:span text:style-name="T42">h</text:span><text:span text:style-name="T42">o</text:span><text:span text:style-name="T42">l</text:span><text:span text:style-name="T42">e</text:span><text:span text:style-name="T42"> </text:span><text:span text:style-name="T42">s</text:span><text:span text:style-name="T42">u</text:span><text:span text:style-name="T42">r</text:span><text:span text:style-name="T42">f</text:span><text:span text:style-name="T42">a</text:span><text:span text:style-name="T42">c</text:span><text:span text:style-name="T42">e</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custom-shape draw:style-name="gr330" draw:text-style-name="P68" draw:layer="layout" svg:width="7.489cm" svg:height="7.489cm" svg:x="3.191cm" svg:y="6.781cm">
          <text:p/>
          <draw:enhanced-geometry svg:viewBox="0 0 21600 21600" draw:type="rectangle" draw:enhanced-path="M 0 0 L 21600 0 21600 21600 0 21600 0 0 Z N"/>
        </draw:custom-shape>
        <draw:line draw:style-name="gr322" draw:text-style-name="P134" draw:layer="layout" svg:x1="5.929cm" svg:y1="6.325cm" svg:x2="7.941cm" svg:y2="6.325cm">
          <text:p/>
        </draw:line>
        <draw:line draw:style-name="gr322" draw:text-style-name="P134" draw:layer="layout" svg:x1="5.929cm" svg:y1="14.725cm" svg:x2="7.941cm" svg:y2="14.725cm">
          <text:p/>
        </draw:line>
        <draw:line draw:style-name="gr322" draw:text-style-name="P134" draw:layer="layout" svg:x1="0.858cm" svg:y1="10.525cm" svg:x2="2.87cm" svg:y2="10.525cm">
          <text:p/>
        </draw:line>
        <draw:line draw:style-name="gr322" draw:text-style-name="P134" draw:layer="layout" svg:x1="11.018cm" svg:y1="10.525cm" svg:x2="13.03cm" svg:y2="10.525cm">
          <text:p/>
        </draw:line>
        <draw:line draw:style-name="gr323" draw:text-style-name="P134" draw:layer="layout" svg:x1="10.39cm" svg:y1="10.525cm" svg:x2="8.378cm" svg:y2="10.525cm">
          <text:p/>
        </draw:line>
        <draw:line draw:style-name="gr323" draw:text-style-name="P134" draw:layer="layout" svg:x1="5.53cm" svg:y1="10.525cm" svg:x2="3.518cm" svg:y2="10.525cm">
          <text:p/>
        </draw:line>
        <draw:line draw:style-name="gr323" draw:text-style-name="P134" draw:layer="layout" svg:x1="7.941cm" svg:y1="13.725cm" svg:x2="5.929cm" svg:y2="13.725cm">
          <text:p/>
        </draw:line>
        <draw:line draw:style-name="gr323" draw:text-style-name="P134" draw:layer="layout" svg:x1="7.941cm" svg:y1="7.325cm" svg:x2="5.929cm" svg:y2="7.325cm">
          <text:p/>
        </draw:line>
        <draw:custom-shape draw:style-name="gr330" draw:text-style-name="P68" draw:layer="layout" svg:width="7.489cm" svg:height="7.489cm" svg:x="18.085cm" svg:y="6.785cm">
          <text:p/>
          <draw:enhanced-geometry svg:viewBox="0 0 21600 21600" draw:type="rectangle" draw:enhanced-path="M 0 0 L 21600 0 21600 21600 0 21600 0 0 Z N"/>
        </draw:custom-shape>
        <draw:line draw:style-name="gr323" draw:text-style-name="P134" draw:layer="layout" svg:x1="25.135cm" svg:y1="7.329cm" svg:x2="23.123cm" svg:y2="7.329cm">
          <text:p/>
        </draw:line>
        <draw:line draw:style-name="gr322" draw:text-style-name="P134" draw:layer="layout" svg:x1="25.872cm" svg:y1="6.329cm" svg:x2="27.884cm" svg:y2="6.329cm">
          <text:p/>
        </draw:line>
        <draw:frame draw:style-name="gr331" draw:text-style-name="P133" draw:layer="layout" svg:width="2.509cm" svg:height="1.94cm" svg:x="25.517cm" svg:y="6.559cm">
          <draw:text-box>
            <text:p text:style-name="P24"><text:span text:style-name="T42">t</text:span><text:span text:style-name="T42">h</text:span><text:span text:style-name="T42">r</text:span><text:span text:style-name="T42">o</text:span><text:span text:style-name="T42">u</text:span><text:span text:style-name="T42">g</text:span><text:span text:style-name="T42">h</text:span></text:p>
            <text:p text:style-name="P24"><text:span text:style-name="T42">w</text:span><text:span text:style-name="T42">h</text:span><text:span text:style-name="T42">o</text:span><text:span text:style-name="T42">l</text:span><text:span text:style-name="T42">e</text:span></text:p>
            <text:p text:style-name="P24"><text:span text:style-name="T42">s</text:span><text:span text:style-name="T42">u</text:span><text:span text:style-name="T42">r</text:span><text:span text:style-name="T42">f</text:span><text:span text:style-name="T42">a</text:span><text:span text:style-name="T42">c</text:span><text:span text:style-name="T42">e</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32" draw:text-style-name="P130" draw:layer="layout" svg:width="5.357cm" svg:height="2.579cm" svg:x="1.652cm" svg:y="16.707cm">
          <draw:text-box>
            <text:p><text:span text:style-name="T85">–</text:span><text:span text:style-name="T85"> </text:span><text:span text:style-name="T85">6</text:span><text:span text:style-name="T85"> </text:span><text:span text:style-name="T85">C</text:span></text:p>
          </draw:text-box>
        </draw:frame>
        <draw:line draw:style-name="gr333" draw:text-style-name="P24" draw:layer="layout" svg:x1="6.904cm" svg:y1="8.849cm" svg:x2="13.208cm" svg:y2="12.631cm">
          <text:p/>
        </draw:line>
        <draw:g draw:style-name="gr5">
          <svg:title>TexMaths</svg:title>
          <svg:desc>44§display§\qty{8}{N\cdot s}§svg§600§TRUE§</svg:desc>
          <draw:path draw:style-name="gr94"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4"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4" draw:text-style-name="P41" draw:layer="layout" svg:width="0.175cm" svg:height="0.174cm" svg:x="13.783cm" svg:y="10.479cm" svg:viewBox="0 0 176 175" svg:d="M176 88c0-44-44-88-88-88-48 0-88 42-88 88s40 87 88 87 88-39 88-87z">
            <text:p/>
          </draw:path>
          <draw:path draw:style-name="gr94"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4" draw:text-style-name="P6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24" draw:layer="layout" svg:x1="20.28cm" svg:y1="5.379cm" svg:x2="20.28cm" svg:y2="2.93cm">
          <text:p/>
        </draw:line>
        <draw:line draw:style-name="gr335" draw:text-style-name="P24" draw:layer="layout" svg:x1="21.98cm" svg:y1="5.456cm" svg:x2="21.98cm" svg:y2="7.905cm">
          <text:p/>
        </draw:line>
        <draw:line draw:style-name="gr336" draw:text-style-name="P1" draw:layer="layout" svg:x1="21.209cm" svg:y1="4.323cm" svg:x2="21.209cm" svg:y2="6.474cm">
          <text:p/>
        </draw:line>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337" draw:text-style-name="P6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8" draw:text-style-name="P137"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13.574cm" svg:y="5.246cm" svg:viewBox="0 0 80 80" svg:d="M80 40c0-20-20-40-40-40-22 0-40 19-40 40s18 40 40 40 40-18 40-40z">
            <text:p/>
          </draw:path>
          <draw:path draw:style-name="gr95" draw:text-style-name="P4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9" draw:text-style-name="P4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9" draw:text-style-name="P4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9" draw:text-style-name="P42" draw:layer="layout" svg:width="0.08cm" svg:height="0.079cm" svg:x="10.676cm" svg:y="9.571cm" svg:viewBox="0 0 81 80" svg:d="M81 40c0-20-20-40-40-40-23 0-41 19-41 40s18 40 41 40c22 0 40-18 40-40z">
            <text:p/>
          </draw:path>
          <draw:path draw:style-name="gr339" draw:text-style-name="P4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0" draw:text-style-name="P69" draw:layer="layout" svg:x1="4.936cm" svg:y1="8.042cm" svg:x2="6.685cm" svg:y2="8.042cm">
          <text:p/>
        </draw:line>
        <draw:line draw:style-name="gr341" draw:text-style-name="P69" draw:layer="layout" svg:x1="4.936cm" svg:y1="8.042cm" svg:x2="4.936cm" svg:y2="6.293cm">
          <text:p/>
        </draw:line>
        <draw:frame draw:style-name="gr342" draw:text-style-name="P138" draw:layer="layout" svg:width="0.559cm" svg:height="0.814cm" svg:x="4.342cm" svg:y="6.46cm">
          <draw:text-box>
            <text:p><text:span text:style-name="T92">y</text:span></text:p>
          </draw:text-box>
        </draw:frame>
        <draw:frame draw:style-name="gr343" draw:text-style-name="P138" draw:layer="layout" svg:width="0.559cm" svg:height="0.814cm" svg:x="5.717cm" svg:y="7.905cm">
          <draw:text-box>
            <text:p><text:span text:style-name="T92">x</text:span></text:p>
          </draw:text-box>
        </draw:frame>
        <draw:line draw:style-name="gr344" draw:text-style-name="P24" draw:layer="layout" svg:x1="12.026cm" svg:y1="6.844cm" svg:x2="12.026cm" svg:y2="4.344cm">
          <text:p/>
        </draw:line>
        <draw:line draw:style-name="gr344" draw:text-style-name="P24" draw:layer="layout" svg:x1="13.664cm" svg:y1="9.172cm" svg:x2="8.664cm" svg:y2="9.172cm">
          <text:p/>
        </draw:line>
        <draw:line draw:style-name="gr345" draw:text-style-name="P81" draw:layer="layout" svg:x1="4.937cm" svg:y1="16.042cm" svg:x2="6.686cm" svg:y2="16.042cm">
          <text:p/>
        </draw:line>
        <draw:line draw:style-name="gr346" draw:text-style-name="P81" draw:layer="layout" svg:x1="4.937cm" svg:y1="16.042cm" svg:x2="4.937cm" svg:y2="14.293cm">
          <text:p/>
        </draw:line>
        <draw:frame draw:style-name="gr347" draw:text-style-name="P139" draw:layer="layout" svg:width="0.559cm" svg:height="0.958cm" svg:x="4.143cm" svg:y="14.06cm">
          <draw:text-box>
            <text:p><text:span text:style-name="T93">y</text:span></text:p>
          </draw:text-box>
        </draw:frame>
        <draw:frame draw:style-name="gr348" draw:text-style-name="P139" draw:layer="layout" svg:width="0.559cm" svg:height="0.958cm" svg:x="6.018cm" svg:y="16.005cm">
          <draw:text-box>
            <text:p><text:span text:style-name="T93">x</text:span></text:p>
          </draw:text-box>
        </draw:frame>
        <draw:path draw:style-name="gr337" draw:text-style-name="P6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8" draw:text-style-name="P137"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24.001cm" svg:y="13.947cm" svg:viewBox="0 0 80 80" svg:d="M80 40c0-20-20-40-40-40-22 0-40 19-40 40s18 40 40 40 40-18 40-40z">
            <text:p/>
          </draw:path>
          <draw:path draw:style-name="gr95" draw:text-style-name="P4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9" draw:text-style-name="P4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9" draw:text-style-name="P4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9" draw:text-style-name="P42" draw:layer="layout" svg:width="0.08cm" svg:height="0.079cm" svg:x="19.703cm" svg:y="17.572cm" svg:viewBox="0 0 81 80" svg:d="M81 40c0-20-20-40-40-40-23 0-41 19-41 40s18 40 41 40c22 0 40-18 40-40z">
            <text:p/>
          </draw:path>
          <draw:path draw:style-name="gr339" draw:text-style-name="P4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4" draw:text-style-name="P24" draw:layer="layout" svg:x1="20.969cm" svg:y1="14.979cm" svg:x2="22.737cm" svg:y2="13.211cm">
          <text:p/>
        </draw:line>
        <draw:line draw:style-name="gr344" draw:text-style-name="P24" draw:layer="layout" svg:x1="22.691cm" svg:y1="17.173cm" svg:x2="17.691cm" svg:y2="17.173cm">
          <text:p/>
        </draw:lin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line draw:style-name="gr349" draw:text-style-name="P1" draw:layer="layout" svg:x1="16.302cm" svg:y1="7.568cm" svg:x2="14.454cm" svg:y2="0.671cm">
          <text:p/>
        </draw:line>
        <draw:line draw:style-name="gr349" draw:text-style-name="P1" draw:layer="layout" svg:x1="6.282cm" svg:y1="19.569cm" svg:x2="4.434cm" svg:y2="12.672cm">
          <text:p/>
        </draw:line>
        <draw:line draw:style-name="gr349" draw:text-style-name="P1" draw:layer="layout" svg:x1="22.282cm" svg:y1="17.569cm" svg:x2="20.434cm" svg:y2="10.672cm">
          <text:p/>
        </draw:line>
        <draw:frame draw:style-name="gr350" draw:text-style-name="P131" draw:layer="layout" svg:width="1.907cm" svg:height="1.521cm" svg:x="21.305cm" svg:y="12.46cm">
          <draw:text-box>
            <text:p><text:span text:style-name="T88">+</text:span><text:span text:style-name="T88">5</text:span></text:p>
          </draw:text-box>
        </draw:frame>
        <draw:frame draw:style-name="gr351" draw:text-style-name="P132" draw:layer="layout" svg:width="1.772cm" svg:height="1.521cm" svg:x="19.351cm" svg:y="14.149cm">
          <draw:text-box>
            <text:p><text:span text:style-name="T89">–</text:span><text:span text:style-name="T89">5</text:span></text:p>
          </draw:text-box>
        </draw:fram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2"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1" draw:text-style-name="P132" draw:layer="layout" svg:width="1.772cm" svg:height="1.521cm" svg:x="4.663cm" svg:y="16.271cm">
          <draw:text-box>
            <text:p><text:span text:style-name="T89">–</text:span><text:span text:style-name="T89">5</text:span></text:p>
          </draw:text-box>
        </draw:frame>
        <draw:frame draw:style-name="gr350" draw:text-style-name="P131" draw:layer="layout" svg:width="1.907cm" svg:height="1.521cm" svg:x="14.225cm" svg:y="2.559cm">
          <draw:text-box>
            <text:p><text:span text:style-name="T88">+</text:span><text:span text:style-name="T88">5</text:span></text:p>
          </draw:text-box>
        </draw:fram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49" draw:text-style-name="P1" draw:layer="layout" svg:x1="16.302cm" svg:y1="7.568cm" svg:x2="14.454cm" svg:y2="0.671cm">
          <text:p/>
        </draw:line>
        <draw:line draw:style-name="gr349" draw:text-style-name="P1" draw:layer="layout" svg:x1="6.282cm" svg:y1="19.569cm" svg:x2="4.434cm" svg:y2="12.672cm">
          <text:p/>
        </draw:line>
        <draw:line draw:style-name="gr349"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2"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1" draw:text-style-name="P132" draw:layer="layout" svg:width="1.772cm" svg:height="1.521cm" svg:x="2.863cm" svg:y="16.771cm">
          <draw:text-box>
            <text:p><text:span text:style-name="T89">–</text:span><text:span text:style-name="T89">5</text:span></text:p>
          </draw:text-box>
        </draw:frame>
        <draw:frame draw:style-name="gr350" draw:text-style-name="P131" draw:layer="layout" svg:width="1.907cm" svg:height="1.521cm" svg:x="15.925cm" svg:y="2.059cm">
          <draw:text-box>
            <text:p><text:span text:style-name="T88">+</text:span><text:span text:style-name="T88">5</text:span></text:p>
          </draw:text-box>
        </draw:frame>
        <draw:line draw:style-name="gr353" draw:text-style-name="P24" draw:layer="layout" svg:x1="7.287cm" svg:y1="7.953cm" svg:x2="5.067cm" svg:y2="5.489cm">
          <text:p/>
        </draw:line>
        <draw:line draw:style-name="gr354"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5" draw:text-style-name="P24" draw:layer="layout" svg:x1="25.093cm" svg:y1="4.568cm" svg:x2="22.961cm" svg:y2="2.027cm">
          <text:p/>
        </draw:line>
        <draw:line draw:style-name="gr356" draw:text-style-name="P24" draw:layer="layout" svg:x1="20.532cm" svg:y1="4.827cm" svg:x2="22.664cm" svg:y2="7.368cm">
          <text:p/>
        </draw:line>
        <draw:line draw:style-name="gr349" draw:text-style-name="P1" draw:layer="layout" svg:x1="18.777cm" svg:y1="19.147cm" svg:x2="16.929cm" svg:y2="12.25cm">
          <text:p/>
        </draw:line>
        <draw:line draw:style-name="gr355" draw:text-style-name="P24" draw:layer="layout" svg:x1="20.094cm" svg:y1="15.569cm" svg:x2="17.962cm" svg:y2="13.028cm">
          <text:p/>
        </draw:line>
        <draw:line draw:style-name="gr356" draw:text-style-name="P24" draw:layer="layout" svg:x1="15.533cm" svg:y1="15.828cm" svg:x2="17.665cm" svg:y2="18.369cm">
          <text:p/>
        </draw:line>
        <draw:frame draw:style-name="gr357" draw:text-style-name="P140" draw:layer="layout" svg:width="4.875cm" svg:height="1.111cm" svg:x="18.467cm" svg:y="12.872cm">
          <draw:text-box>
            <text:p><text:span text:style-name="T94">(</text:span><text:span text:style-name="T94">–</text:span><text:span text:style-name="T94">2</text:span><text:span text:style-name="T94">1</text:span><text:span text:style-name="T94">,</text:span><text:span text:style-name="T94"> </text:span><text:span text:style-name="T94">+</text:span><text:span text:style-name="T94">2</text:span><text:span text:style-name="T94">5</text:span><text:span text:style-name="T94">,</text:span><text:span text:style-name="T94"> </text:span><text:span text:style-name="T94">0</text:span><text:span text:style-name="T94">)</text:span></text:p>
          </draw:text-box>
        </draw:frame>
        <draw:frame draw:style-name="gr357" draw:text-style-name="P141" draw:layer="layout" svg:width="4.875cm" svg:height="1.111cm" svg:x="12.268cm" svg:y="17.437cm">
          <draw:text-box>
            <text:p><text:span text:style-name="T95">(</text:span><text:span text:style-name="T95">+</text:span><text:span text:style-name="T95">2</text:span><text:span text:style-name="T95">1</text:span><text:span text:style-name="T95">,</text:span><text:span text:style-name="T95"> </text:span><text:span text:style-name="T95">–</text:span><text:span text:style-name="T95">2</text:span><text:span text:style-name="T95">5</text:span><text:span text:style-name="T95">,</text:span><text:span text:style-name="T95"> </text:span><text:span text:style-name="T95">0</text:span><text:span text:style-name="T95">)</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349" draw:text-style-name="P1" draw:layer="layout" svg:x1="16.302cm" svg:y1="7.568cm" svg:x2="14.454cm" svg:y2="0.671cm">
          <text:p/>
        </draw:line>
        <draw:line draw:style-name="gr349" draw:text-style-name="P1" draw:layer="layout" svg:x1="6.282cm" svg:y1="19.569cm" svg:x2="4.434cm" svg:y2="12.672cm">
          <text:p/>
        </draw:line>
        <draw:line draw:style-name="gr349"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52"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51" draw:text-style-name="P132" draw:layer="layout" svg:width="1.772cm" svg:height="1.521cm" svg:x="2.863cm" svg:y="16.771cm">
          <draw:text-box>
            <text:p><text:span text:style-name="T89">–</text:span><text:span text:style-name="T89">5</text:span></text:p>
          </draw:text-box>
        </draw:frame>
        <draw:frame draw:style-name="gr350" draw:text-style-name="P131" draw:layer="layout" svg:width="1.907cm" svg:height="1.521cm" svg:x="15.925cm" svg:y="2.059cm">
          <draw:text-box>
            <text:p><text:span text:style-name="T88">+</text:span><text:span text:style-name="T88">5</text:span></text:p>
          </draw:text-box>
        </draw:frame>
        <draw:line draw:style-name="gr353" draw:text-style-name="P24" draw:layer="layout" svg:x1="7.287cm" svg:y1="7.953cm" svg:x2="5.067cm" svg:y2="5.489cm">
          <text:p/>
        </draw:line>
        <draw:line draw:style-name="gr354"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5" draw:text-style-name="P24" draw:layer="layout" svg:x1="25.093cm" svg:y1="4.568cm" svg:x2="22.961cm" svg:y2="2.027cm">
          <text:p/>
        </draw:line>
        <draw:line draw:style-name="gr356" draw:text-style-name="P24" draw:layer="layout" svg:x1="20.532cm" svg:y1="4.827cm" svg:x2="22.664cm" svg:y2="7.368cm">
          <text:p/>
        </draw:line>
        <draw:line draw:style-name="gr349" draw:text-style-name="P1" draw:layer="layout" svg:x1="12.777cm" svg:y1="19.147cm" svg:x2="10.929cm" svg:y2="12.25cm">
          <text:p/>
        </draw:line>
        <draw:line draw:style-name="gr355" draw:text-style-name="P24" draw:layer="layout" svg:x1="14.178cm" svg:y1="16.524cm" svg:x2="12.046cm" svg:y2="13.983cm">
          <text:p/>
        </draw:line>
        <draw:line draw:style-name="gr356" draw:text-style-name="P24" draw:layer="layout" svg:x1="22.333cm" svg:y1="14.228cm" svg:x2="24.465cm" svg:y2="16.769cm">
          <text:p/>
        </draw:line>
        <draw:frame draw:style-name="gr357" draw:text-style-name="P140" draw:layer="layout" svg:width="4.875cm" svg:height="1.111cm" svg:x="12.167cm" svg:y="13.072cm">
          <draw:text-box>
            <text:p><text:span text:style-name="T94">(</text:span><text:span text:style-name="T94">–</text:span><text:span text:style-name="T94">2</text:span><text:span text:style-name="T94">1</text:span><text:span text:style-name="T94">,</text:span><text:span text:style-name="T94"> </text:span><text:span text:style-name="T94">+</text:span><text:span text:style-name="T94">2</text:span><text:span text:style-name="T94">5</text:span><text:span text:style-name="T94">,</text:span><text:span text:style-name="T94"> </text:span><text:span text:style-name="T94">0</text:span><text:span text:style-name="T94">)</text:span></text:p>
          </draw:text-box>
        </draw:frame>
        <draw:frame draw:style-name="gr358" draw:text-style-name="P141" draw:layer="layout" svg:width="4.422cm" svg:height="1.111cm" svg:x="19.668cm" svg:y="16.637cm">
          <draw:text-box>
            <text:p><text:span text:style-name="T95">(</text:span><text:span text:style-name="T95">+</text:span><text:span text:style-name="T95">2</text:span><text:span text:style-name="T95">1</text:span><text:span text:style-name="T95">,</text:span><text:span text:style-name="T95"> </text:span><text:span text:style-name="T95">–</text:span><text:span text:style-name="T95">2</text:span><text:span text:style-name="T95">5</text:span><text:span text:style-name="T95">,</text:span><text:span text:style-name="T95"> </text:span><text:span text:style-name="T95">0</text:span><text:span text:style-name="T95">)</text:span></text:p>
          </draw:text-box>
        </draw:frame>
        <draw:path draw:style-name="gr359" draw:text-style-name="P20" draw:layer="layout" svg:width="1.983cm" svg:height="0.227cm" draw:transform="rotate (0.26162485487395) translate (11.4985394867783cm 18.2449694316932cm)" svg:viewBox="0 0 1984 228" svg:d="M0 114c419-2 327-116 664-114 302-2 337 228 671 228 327 0 234-104 649-110">
          <text:p/>
        </draw:path>
        <draw:line draw:style-name="gr349" draw:text-style-name="P1" draw:layer="layout" svg:x1="25.738cm" svg:y1="19.148cm" svg:x2="23.89cm" svg:y2="12.251cm">
          <text:p/>
        </draw:line>
        <draw:path draw:style-name="gr360" draw:text-style-name="P20" draw:layer="layout" svg:width="1.983cm" svg:height="0.227cm" draw:transform="rotate (-2.87996779871584) translate (26.4364605132217cm 17.9560305683068cm)" svg:viewBox="0 0 1984 228" svg:d="M0 114c419-2 327-116 664-114 302-2 337 228 671 228 327 0 234-104 649-110">
          <text:p/>
        </draw:path>
        <draw:path draw:style-name="gr359" draw:text-style-name="P20" draw:layer="layout" svg:width="1.983cm" svg:height="0.227cm" draw:transform="rotate (0.26162485487395) translate (15.0565394867783cm 6.61496943169316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49" draw:text-style-name="P1" draw:layer="layout" svg:x1="12.302cm" svg:y1="19.568cm" svg:x2="10.454cm" svg:y2="12.671cm">
          <text:p/>
        </draw:line>
        <draw:line draw:style-name="gr349" draw:text-style-name="P1" draw:layer="layout" svg:x1="6.282cm" svg:y1="19.569cm" svg:x2="4.434cm" svg:y2="12.672cm">
          <text:p/>
        </draw:line>
        <draw:line draw:style-name="gr349" draw:text-style-name="P1" draw:layer="layout" svg:x1="23.776cm" svg:y1="8.146cm" svg:x2="21.928cm" svg:y2="1.249cm">
          <text:p/>
        </draw:line>
        <draw:frame draw:style-name="gr351" draw:text-style-name="P131" draw:layer="layout" svg:width="1.772cm" svg:height="1.521cm" svg:x="2.963cm" svg:y="15.365cm">
          <draw:text-box>
            <text:p text:style-name="P142"><text:span text:style-name="T96">–</text:span><text:span text:style-name="T96">5</text:span></text:p>
          </draw:text-box>
        </draw:frame>
        <draw:frame draw:style-name="gr350" draw:text-style-name="P131" draw:layer="layout" svg:width="1.907cm" svg:height="1.521cm" svg:x="11.925cm" svg:y="15.365cm">
          <draw:text-box>
            <text:p><text:span text:style-name="T88">+5</text:span></text:p>
          </draw:text-box>
        </draw:frame>
        <draw:line draw:style-name="gr353" draw:text-style-name="P24" draw:layer="layout" svg:x1="7.287cm" svg:y1="7.953cm" svg:x2="5.067cm" svg:y2="5.489cm">
          <text:p/>
        </draw:line>
        <draw:line draw:style-name="gr354"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5" draw:text-style-name="P24" draw:layer="layout" svg:x1="25.093cm" svg:y1="4.568cm" svg:x2="22.961cm" svg:y2="2.027cm">
          <text:p/>
        </draw:line>
        <draw:line draw:style-name="gr356" draw:text-style-name="P24" draw:layer="layout" svg:x1="20.532cm" svg:y1="4.827cm" svg:x2="22.664cm" svg:y2="7.368cm">
          <text:p/>
        </draw:line>
        <draw:line draw:style-name="gr349" draw:text-style-name="P1" draw:layer="layout" svg:x1="17.777cm" svg:y1="19.147cm" svg:x2="15.929cm" svg:y2="12.25cm">
          <text:p/>
        </draw:line>
        <draw:line draw:style-name="gr355" draw:text-style-name="P24" draw:layer="layout" svg:x1="19.178cm" svg:y1="16.524cm" svg:x2="17.046cm" svg:y2="13.983cm">
          <text:p/>
        </draw:line>
        <draw:line draw:style-name="gr361" draw:text-style-name="P24" draw:layer="layout" svg:x1="25.333cm" svg:y1="14.228cm" svg:x2="27.465cm" svg:y2="16.769cm">
          <text:p/>
        </draw:line>
        <draw:frame draw:style-name="gr357" draw:text-style-name="P140" draw:layer="layout" svg:width="4.875cm" svg:height="1.111cm" svg:x="17.167cm" svg:y="13.072cm">
          <draw:text-box>
            <text:p><text:span text:style-name="T94">(–21, +25, </text:span><text:span text:style-name="T94">0)</text:span></text:p>
          </draw:text-box>
        </draw:frame>
        <draw:frame draw:style-name="gr362" draw:text-style-name="P140" draw:layer="layout" svg:width="4.422cm" svg:height="1.111cm" svg:x="22.668cm" svg:y="16.637cm">
          <draw:text-box>
            <text:p text:style-name="P142">(+21, –25, 0)</text:p>
          </draw:text-box>
        </draw:frame>
        <draw:path draw:style-name="gr359" draw:text-style-name="P20" draw:layer="layout" svg:width="1.983cm" svg:height="0.227cm" draw:transform="rotate (0.26162485487395) translate (16.4985394867783cm 18.2449694316932cm)" svg:viewBox="0 0 1984 228" svg:d="M0 114c419-2 327-116 664-114 302-2 337 228 671 228 327 0 234-104 649-110">
          <text:p/>
        </draw:path>
        <draw:line draw:style-name="gr349" draw:text-style-name="P1" draw:layer="layout" svg:x1="28.738cm" svg:y1="19.148cm" svg:x2="26.89cm" svg:y2="12.251cm">
          <text:p/>
        </draw:line>
        <draw:path draw:style-name="gr359" draw:text-style-name="P20" draw:layer="layout" svg:width="1.983cm" svg:height="0.227cm" draw:transform="rotate (-2.87996779871584) translate (29.4364605132217cm 17.9560305683068cm)" svg:viewBox="0 0 1984 228" svg:d="M0 114c419-2 327-116 664-114 302-2 337 228 671 228 327 0 234-104 649-110">
          <text:p/>
        </draw:path>
        <draw:path draw:style-name="gr359" draw:text-style-name="P20" draw:layer="layout" svg:width="1.983cm" svg:height="0.227cm" draw:transform="rotate (0.26162485487395) translate (11.0845394867783cm 18.7349694316932cm)" svg:viewBox="0 0 1984 228" svg:d="M0 114c419-2 327-116 664-114 302-2 337 228 671 228 327 0 234-104 649-110">
          <text:p/>
        </draw:path>
        <draw:path draw:style-name="gr359" draw:text-style-name="P20" draw:layer="layout" svg:width="1.983cm" svg:height="0.227cm" draw:transform="rotate (-2.87996779871584) translate (6.97846051322172cm 18.1870305683068cm)" svg:viewBox="0 0 1984 228" svg:d="M0 114c419-2 327-116 664-114 302-2 337 228 671 228 327 0 234-104 649-110">
          <text:p/>
        </draw:path>
        <draw:line draw:style-name="gr349" draw:text-style-name="P1" draw:layer="layout" svg:x1="16.262cm" svg:y1="8.469cm" svg:x2="14.414cm" svg:y2="1.572cm">
          <text:p/>
        </draw:line>
        <draw:frame draw:style-name="gr350" draw:text-style-name="P131" draw:layer="layout" svg:width="1.907cm" svg:height="1.521cm" svg:x="15.485cm" svg:y="3.966cm">
          <draw:text-box>
            <text:p><text:span text:style-name="T88">+5</text:span></text:p>
          </draw:text-box>
        </draw:frame>
        <draw:frame draw:style-name="gr351" draw:text-style-name="P131" draw:layer="layout" svg:width="1.772cm" svg:height="1.521cm" svg:x="13.363cm" svg:y="4.666cm">
          <draw:text-box>
            <text:p text:style-name="P142"><text:span text:style-name="T96">–</text:span><text:span text:style-name="T96">5</text:span></text:p>
          </draw:text-box>
        </draw:frame>
        <draw:path draw:style-name="gr359" draw:text-style-name="P20" draw:layer="layout" svg:width="1.983cm" svg:height="0.227cm" draw:transform="rotate (-2.87996779871584) translate (5.76846051322173cm 13.7180305683068cm)" svg:viewBox="0 0 1984 228" svg:d="M0 114c419-2 327-116 664-114 302-2 337 228 671 228 327 0 234-104 649-110">
          <text:p/>
        </draw:path>
        <draw:path draw:style-name="gr359" draw:text-style-name="P20" draw:layer="layout" svg:width="1.983cm" svg:height="0.227cm" draw:transform="rotate (0.26162485487395) translate (9.77053948677828cm 14.0049694316932cm)" svg:viewBox="0 0 1984 228" svg:d="M0 114c419-2 327-116 664-114 302-2 337 228 671 228 327 0 234-104 649-110">
          <text:p/>
        </draw:path>
        <draw:path draw:style-name="gr359" draw:text-style-name="P20" draw:layer="layout" svg:width="1.983cm" svg:height="0.227cm" draw:transform="rotate (0.26162485487395) translate (15.2605394867783cm 13.5629694316932cm)" svg:viewBox="0 0 1984 228" svg:d="M0 114c419-2 327-116 664-114 302-2 337 228 671 228 327 0 234-104 649-110">
          <text:p/>
        </draw:path>
        <draw:path draw:style-name="gr359" draw:text-style-name="P20" draw:layer="layout" svg:width="1.983cm" svg:height="0.227cm" draw:transform="rotate (-2.87996779871584) translate (28.1514605132217cm 13.2430305683068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349" draw:text-style-name="P1" draw:layer="layout" svg:x1="21.052cm" svg:y1="16.472cm" svg:x2="21.052cm" svg:y2="9.332cm">
          <text:p/>
        </draw:line>
        <draw:line draw:style-name="gr355" draw:text-style-name="P24" draw:layer="layout" svg:x1="21.702cm" svg:y1="11.702cm" svg:x2="24.401cm" svg:y2="13.502cm">
          <text:p/>
        </draw:line>
        <draw:line draw:style-name="gr356" draw:text-style-name="P24" draw:layer="layout" svg:x1="20.577cm" svg:y1="4.233cm" svg:x2="21.979cm" svg:y2="7.239cm">
          <text:p/>
        </draw:line>
        <draw:line draw:style-name="gr363" draw:text-style-name="P24" draw:layer="layout" svg:x1="20.401cm" svg:y1="14.102cm" svg:x2="17.702cm" svg:y2="12.302cm">
          <text:p/>
        </draw:line>
        <draw:line draw:style-name="gr349" draw:text-style-name="P1" draw:layer="layout" svg:x1="2.482cm" svg:y1="12.846cm" svg:x2="9.622cm" svg:y2="12.846cm">
          <text:p/>
        </draw:line>
        <draw:line draw:style-name="gr355" draw:text-style-name="P24" draw:layer="layout" svg:x1="6.352cm" svg:y1="11.396cm" svg:x2="4.552cm" svg:y2="12.296cm">
          <text:p/>
        </draw:line>
        <draw:line draw:style-name="gr363" draw:text-style-name="P24" draw:layer="layout" svg:x1="5.752cm" svg:y1="14.296cm" svg:x2="7.552cm" svg:y2="13.396cm">
          <text:p/>
        </draw:line>
        <draw:custom-shape draw:style-name="gr364"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5" draw:text-style-name="P143" draw:layer="layout" svg:width="3.61cm" svg:height="1.098cm" svg:x="22.581cm" svg:y="13.524cm">
          <draw:text-box>
            <text:p><text:span text:style-name="T97">(</text:span><text:span text:style-name="T97">9</text:span><text:span text:style-name="T97">,</text:span><text:span text:style-name="T97"> </text:span><text:span text:style-name="T97">–</text:span><text:span text:style-name="T97">6</text:span><text:span text:style-name="T97">,</text:span><text:span text:style-name="T97"> </text:span><text:span text:style-name="T97">0</text:span><text:span text:style-name="T97">)</text:span></text:p>
          </draw:text-box>
        </draw:frame>
        <draw:frame draw:style-name="gr366" draw:text-style-name="P144" draw:layer="layout" svg:width="3.609cm" svg:height="1.098cm" svg:x="15.981cm" svg:y="11.224cm">
          <draw:text-box>
            <text:p><text:span text:style-name="T98">(</text:span><text:span text:style-name="T98">–</text:span><text:span text:style-name="T98">9</text:span><text:span text:style-name="T98">,</text:span><text:span text:style-name="T98"> </text:span><text:span text:style-name="T98">6</text:span><text:span text:style-name="T98">,</text:span><text:span text:style-name="T98"> </text:span><text:span text:style-name="T98">0</text:span><text:span text:style-name="T98">)</text:span></text:p>
          </draw:text-box>
        </draw:frame>
        <draw:frame draw:style-name="gr367" draw:text-style-name="P143" draw:layer="layout" svg:width="4.033cm" svg:height="1.098cm" svg:x="2.281cm" svg:y="10.624cm">
          <draw:text-box>
            <text:p><text:span text:style-name="T97">(</text:span><text:span text:style-name="T97">–</text:span><text:span text:style-name="T97">6</text:span><text:span text:style-name="T97">,</text:span><text:span text:style-name="T97"> </text:span><text:span text:style-name="T97">–</text:span><text:span text:style-name="T97">3</text:span><text:span text:style-name="T97">,</text:span><text:span text:style-name="T97"> </text:span><text:span text:style-name="T97">0</text:span><text:span text:style-name="T97">)</text:span></text:p>
          </draw:text-box>
        </draw:frame>
        <draw:frame draw:style-name="gr368" draw:text-style-name="P144" draw:layer="layout" svg:width="3.186cm" svg:height="1.098cm" svg:x="6.582cm" svg:y="13.924cm">
          <draw:text-box>
            <text:p><text:span text:style-name="T98">(</text:span><text:span text:style-name="T98">6</text:span><text:span text:style-name="T98">,</text:span><text:span text:style-name="T98"> </text:span><text:span text:style-name="T98">3</text:span><text:span text:style-name="T98">,</text:span><text:span text:style-name="T98"> </text:span><text:span text:style-name="T98">0</text:span><text:span text:style-name="T98">)</text:span></text:p>
          </draw:text-box>
        </draw:frame>
        <draw:frame draw:style-name="gr369" draw:text-style-name="P13" draw:layer="layout" svg:width="0.955cm" svg:height="0.992cm" svg:x="6.145cm" svg:y="11.854cm">
          <draw:text-box>
            <text:p><text:span text:style-name="T1">P</text:span></text:p>
          </draw:text-box>
        </draw:frame>
        <draw:frame draw:style-name="gr369"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line draw:style-name="gr349" draw:text-style-name="P1" draw:layer="layout" svg:x1="21.052cm" svg:y1="16.472cm" svg:x2="21.052cm" svg:y2="9.332cm">
          <text:p/>
        </draw:line>
        <draw:line draw:style-name="gr355" draw:text-style-name="P24" draw:layer="layout" svg:x1="21.702cm" svg:y1="11.702cm" svg:x2="24.401cm" svg:y2="13.502cm">
          <text:p/>
        </draw:line>
        <draw:line draw:style-name="gr356" draw:text-style-name="P24" draw:layer="layout" svg:x1="20.577cm" svg:y1="4.233cm" svg:x2="21.979cm" svg:y2="7.239cm">
          <text:p/>
        </draw:line>
        <draw:line draw:style-name="gr349" draw:text-style-name="P1" draw:layer="layout" svg:x1="2.482cm" svg:y1="12.846cm" svg:x2="9.622cm" svg:y2="12.846cm">
          <text:p/>
        </draw:line>
        <draw:line draw:style-name="gr355" draw:text-style-name="P24" draw:layer="layout" svg:x1="6.352cm" svg:y1="11.396cm" svg:x2="4.552cm" svg:y2="12.296cm">
          <text:p/>
        </draw:line>
        <draw:custom-shape draw:style-name="gr364"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5" draw:text-style-name="P143" draw:layer="layout" svg:width="3.61cm" svg:height="1.098cm" svg:x="22.581cm" svg:y="13.624cm">
          <draw:text-box>
            <text:p><text:span text:style-name="T97">(</text:span><text:span text:style-name="T97">9</text:span><text:span text:style-name="T97">,</text:span><text:span text:style-name="T97"> </text:span><text:span text:style-name="T97">–</text:span><text:span text:style-name="T97">6</text:span><text:span text:style-name="T97">,</text:span><text:span text:style-name="T97"> </text:span><text:span text:style-name="T97">0</text:span><text:span text:style-name="T97">)</text:span></text:p>
          </draw:text-box>
        </draw:frame>
        <draw:frame draw:style-name="gr367" draw:text-style-name="P143" draw:layer="layout" svg:width="4.033cm" svg:height="1.098cm" svg:x="2.281cm" svg:y="10.524cm">
          <draw:text-box>
            <text:p><text:span text:style-name="T97">(</text:span><text:span text:style-name="T97">–</text:span><text:span text:style-name="T97">6</text:span><text:span text:style-name="T97">,</text:span><text:span text:style-name="T97"> </text:span><text:span text:style-name="T97">–</text:span><text:span text:style-name="T97">3</text:span><text:span text:style-name="T97">,</text:span><text:span text:style-name="T97"> </text:span><text:span text:style-name="T97">0</text:span><text:span text:style-name="T97">)</text:span></text:p>
          </draw:text-box>
        </draw:frame>
        <draw:frame draw:style-name="gr369" draw:text-style-name="P13" draw:layer="layout" svg:width="0.955cm" svg:height="0.992cm" svg:x="6.145cm" svg:y="11.854cm">
          <draw:text-box>
            <text:p><text:span text:style-name="T1">P</text:span></text:p>
          </draw:text-box>
        </draw:frame>
        <draw:frame draw:style-name="gr369" draw:text-style-name="P13" draw:layer="layout" svg:width="0.955cm" svg:height="0.992cm" svg:x="20.098cm" svg:y="11.876cm">
          <draw:text-box>
            <text:p><text:span text:style-name="T1">P</text:span></text:p>
          </draw:text-box>
        </draw:frame>
        <draw:path draw:style-name="gr359" draw:text-style-name="P20" draw:layer="layout" svg:width="1.983cm" svg:height="0.227cm" draw:transform="rotate (1.5707963267949) translate (8.27440453180952cm 13.8420619336806cm)" svg:viewBox="0 0 1984 228" svg:d="M0 114c419-2 327-116 664-114 302-2 337 228 671 228 327 0 234-104 649-110">
          <text:p/>
        </draw:path>
        <draw:path draw:style-name="gr359" draw:text-style-name="P20" draw:layer="layout" svg:width="1.983cm" svg:height="0.227cm" svg:x="20.083cm" svg:y="15.263cm" svg:viewBox="0 0 1984 228" svg:d="M0 114c419-2 327-116 664-114 302-2 337 228 671 228 327 0 234-104 649-110">
          <text:p/>
        </draw:path>
        <draw:path draw:style-name="gr359" draw:text-style-name="P20" draw:layer="layout" svg:width="1.983cm" svg:height="0.227cm" draw:transform="rotate (1.5707963267949) translate (3.30940453180952cm 13.8230619336806cm)" svg:viewBox="0 0 1984 228" svg:d="M0 114c419-2 327-116 664-114 302-2 337 228 671 228 327 0 234-104 649-110">
          <text:p/>
        </draw:path>
        <draw:path draw:style-name="gr359" draw:text-style-name="P20" draw:layer="layout" svg:width="1.983cm" svg:height="0.227cm" svg:x="20.102cm" svg:y="10.398cm" svg:viewBox="0 0 1984 228" svg:d="M0 114c419-2 327-116 664-114 302-2 337 228 671 228 327 0 234-104 649-110">
          <text:p/>
        </draw:path>
        <draw:path draw:style-name="gr359" draw:text-style-name="P20" draw:layer="layout" svg:width="1.983cm" svg:height="0.227cm" draw:transform="rotate (0.523598775598299) translate (11.2970514292099cm 2.94465440563255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line draw:style-name="gr370" draw:text-style-name="P1" draw:layer="layout" svg:x1="9.964cm" svg:y1="19.914cm" svg:x2="7.692cm" svg:y2="11.535cm">
          <text:p/>
        </draw:line>
        <draw:path draw:style-name="gr371" draw:text-style-name="P14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2" draw:text-style-name="P131" draw:layer="layout" svg:width="3.956cm" svg:height="1.521cm" draw:transform="rotate (-1.30602987926736) translate (10.514cm 15.492cm)">
          <draw:text-box>
            <text:p><text:span text:style-name="T88">+</text:span><text:span text:style-name="T88">5</text:span><text:span text:style-name="T88"> </text:span><text:span text:style-name="T88">J</text:span><text:span text:style-name="T88">/</text:span><text:span text:style-name="T88">s</text:span></text:p>
          </draw:text-box>
        </draw:frame>
        <draw:frame draw:style-name="gr373" draw:text-style-name="P146" draw:layer="layout" svg:width="3.609cm" svg:height="1.521cm" draw:transform="rotate (-1.30602987926736) translate (8.792cm 16.248cm)">
          <draw:text-box>
            <text:p><text:span text:style-name="T99">-</text:span><text:span text:style-name="T99">5</text:span><text:span text:style-name="T99"> </text:span><text:span text:style-name="T99">J</text:span><text:span text:style-name="T99">/</text:span><text:span text:style-name="T99">s</text:span></text:p>
          </draw:text-box>
        </draw:frame>
        <draw:frame draw:style-name="gr374" draw:text-style-name="P132" draw:layer="layout" svg:width="3.821cm" svg:height="1.521cm" draw:transform="rotate (-0.135263017029561) translate (2.726cm 11.378cm)">
          <draw:text-box>
            <text:p><text:span text:style-name="T89">–</text:span><text:span text:style-name="T89">1</text:span><text:span text:style-name="T89"> </text:span><text:span text:style-name="T89">J</text:span><text:span text:style-name="T89">/</text:span><text:span text:style-name="T89">s</text:span></text:p>
          </draw:text-box>
        </draw:frame>
        <draw:frame draw:style-name="gr375" draw:text-style-name="P147" draw:layer="layout" svg:width="3.956cm" svg:height="1.521cm" draw:transform="rotate (-0.135263017029561) translate (2.43cm 13.058cm)">
          <draw:text-box>
            <text:p><text:span text:style-name="T100">+</text:span><text:span text:style-name="T100">1</text:span><text:span text:style-name="T100"> </text:span><text:span text:style-name="T100">J</text:span><text:span text:style-name="T100">/</text:span><text:span text:style-name="T100">s</text:span></text:p>
          </draw:text-box>
        </draw:frame>
        <draw:g draw:style-name="gr5">
          <draw:line draw:style-name="gr370" draw:text-style-name="P1" draw:layer="layout" svg:x1="23.619cm" svg:y1="17.217cm" svg:x2="23.619cm" svg:y2="8.535cm">
            <text:p/>
          </draw:line>
          <draw:path draw:style-name="gr371" draw:text-style-name="P145"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72" draw:text-style-name="P131" draw:layer="layout" svg:width="3.956cm" svg:height="1.521cm" draw:transform="rotate (-1.5707963267949) translate (25.307cm 13.093cm)">
            <draw:text-box>
              <text:p><text:span text:style-name="T88">+</text:span><text:span text:style-name="T88">3</text:span><text:span text:style-name="T88"> </text:span><text:span text:style-name="T88">J</text:span><text:span text:style-name="T88">/</text:span><text:span text:style-name="T88">s</text:span></text:p>
            </draw:text-box>
          </draw:frame>
          <draw:frame draw:style-name="gr376" draw:text-style-name="P146" draw:layer="layout" svg:width="3.609cm" svg:height="1.521cm" draw:transform="rotate (-1.5707963267949) translate (23.449cm 13.267cm)">
            <draw:text-box>
              <text:p><text:span text:style-name="T99">-</text:span><text:span text:style-name="T99">3</text:span><text:span text:style-name="T99"> </text:span><text:span text:style-name="T99">J</text:span><text:span text:style-name="T99">/</text:span><text:span text:style-name="T99">s</text:span></text:p>
            </draw:text-box>
          </draw:frame>
          <draw:frame draw:style-name="gr374" draw:text-style-name="P132" draw:layer="layout" svg:width="3.956cm" svg:height="1.521cm" svg:x="17.225cm" svg:y="9.295cm">
            <draw:text-box>
              <text:p><text:span text:style-name="T89">+</text:span><text:span text:style-name="T89">3</text:span><text:span text:style-name="T89"> </text:span><text:span text:style-name="T89">J</text:span><text:span text:style-name="T89">/</text:span><text:span text:style-name="T89">s</text:span></text:p>
            </draw:text-box>
          </draw:frame>
          <draw:frame draw:style-name="gr375" draw:text-style-name="P147" draw:layer="layout" svg:width="3.956cm" svg:height="1.521cm" svg:x="17.225cm" svg:y="10.999cm">
            <draw:text-box>
              <text:p><text:span text:style-name="T100">–</text:span><text:span text:style-name="T100">3</text:span><text:span text:style-name="T100"> </text:span><text:span text:style-name="T100">J</text:span><text:span text:style-name="T100">/</text:span><text:span text:style-name="T100">s</text:span></text:p>
            </draw:text-box>
          </draw:frame>
        </draw:g>
        <draw:g draw:style-name="gr5">
          <draw:line draw:style-name="gr370" draw:text-style-name="P148" draw:layer="layout" svg:x1="28.406cm" svg:y1="5.482cm" svg:x2="20.25cm" svg:y2="2.507cm">
            <text:p/>
          </draw:line>
          <draw:path draw:style-name="gr371" draw:text-style-name="P149"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7" draw:text-style-name="P150" draw:layer="layout" svg:width="3.58cm" svg:height="1.381cm" draw:transform="rotate (-0.349763982099663) translate (25.456cm 2.905cm)">
            <draw:text-box>
              <text:p><text:span text:style-name="T101">+</text:span><text:span text:style-name="T101">5</text:span><text:span text:style-name="T101"> </text:span><text:span text:style-name="T101">J</text:span><text:span text:style-name="T101">/</text:span><text:span text:style-name="T101">s</text:span></text:p>
            </draw:text-box>
          </draw:frame>
          <draw:frame draw:style-name="gr378" draw:text-style-name="P151" draw:layer="layout" svg:width="3.461cm" svg:height="1.521cm" draw:transform="rotate (-0.349763982099663) translate (25.009cm 4.333cm)">
            <draw:text-box>
              <text:p><text:span text:style-name="T102">–</text:span><text:span text:style-name="T102">5</text:span><text:span text:style-name="T102"> </text:span><text:span text:style-name="T102">J</text:span><text:span text:style-name="T102">/</text:span><text:span text:style-name="T102">s</text:span></text:p>
            </draw:text-box>
          </draw:frame>
          <draw:frame draw:style-name="gr379" draw:text-style-name="P152" draw:layer="layout" svg:width="3.81cm" svg:height="1.381cm" draw:transform="rotate (0.198269403026556) translate (15.363cm 3.174cm)">
            <draw:text-box>
              <text:p><text:span text:style-name="T103">–</text:span><text:span text:style-name="T103">1</text:span><text:span text:style-name="T103"> </text:span><text:span text:style-name="T103">J</text:span><text:span text:style-name="T103">/</text:span><text:span text:style-name="T103">s</text:span></text:p>
            </draw:text-box>
          </draw:frame>
          <draw:frame draw:style-name="gr380" draw:text-style-name="P153" draw:layer="layout" svg:width="3.956cm" svg:height="1.381cm" draw:transform="rotate (0.198269403026556) translate (15.533cm 4.602cm)">
            <draw:text-box>
              <text:p><text:span text:style-name="T104">+</text:span><text:span text:style-name="T104">1</text:span><text:span text:style-name="T104"> </text:span><text:span text:style-name="T104">J</text:span><text:span text:style-name="T104">/</text:span><text:span text:style-name="T104">s</text:span></text:p>
            </draw:text-box>
          </draw:frame>
        </draw:g>
        <draw:path draw:style-name="gr234" draw:text-style-name="P20"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70" draw:text-style-name="P1" draw:layer="layout" svg:x1="7.964cm" svg:y1="19.914cm" svg:x2="5.692cm" svg:y2="11.535cm">
          <text:p/>
        </draw:line>
        <draw:path draw:style-name="gr371" draw:text-style-name="P145"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2" draw:text-style-name="P131" draw:layer="layout" svg:width="3.956cm" svg:height="1.521cm" draw:transform="rotate (-1.30602987926736) translate (8.514cm 15.492cm)">
          <draw:text-box>
            <text:p><text:span text:style-name="T88">+</text:span><text:span text:style-name="T88">5</text:span><text:span text:style-name="T88"> </text:span><text:span text:style-name="T88">J</text:span><text:span text:style-name="T88">/</text:span><text:span text:style-name="T88">s</text:span></text:p>
          </draw:text-box>
        </draw:frame>
        <draw:frame draw:style-name="gr373" draw:text-style-name="P146" draw:layer="layout" svg:width="3.609cm" svg:height="1.521cm" draw:transform="rotate (-1.30602987926736) translate (6.792cm 16.248cm)">
          <draw:text-box>
            <text:p><text:span text:style-name="T99">-</text:span><text:span text:style-name="T99">5</text:span><text:span text:style-name="T99"> </text:span><text:span text:style-name="T99">J</text:span><text:span text:style-name="T99">/</text:span><text:span text:style-name="T99">s</text:span></text:p>
          </draw:text-box>
        </draw:frame>
        <draw:frame draw:style-name="gr374" draw:text-style-name="P132" draw:layer="layout" svg:width="3.821cm" svg:height="1.521cm" draw:transform="rotate (-0.135263017029561) translate (0.726cm 11.378cm)">
          <draw:text-box>
            <text:p><text:span text:style-name="T89">–</text:span><text:span text:style-name="T89">1</text:span><text:span text:style-name="T89"> </text:span><text:span text:style-name="T89">J</text:span><text:span text:style-name="T89">/</text:span><text:span text:style-name="T89">s</text:span></text:p>
          </draw:text-box>
        </draw:frame>
        <draw:frame draw:style-name="gr375" draw:text-style-name="P147" draw:layer="layout" svg:width="3.956cm" svg:height="1.521cm" draw:transform="rotate (-0.135263017029561) translate (0.43cm 13.058cm)">
          <draw:text-box>
            <text:p><text:span text:style-name="T100">+</text:span><text:span text:style-name="T100">1</text:span><text:span text:style-name="T100"> </text:span><text:span text:style-name="T100">J</text:span><text:span text:style-name="T100">/</text:span><text:span text:style-name="T100">s</text:span></text:p>
          </draw:text-box>
        </draw:frame>
        <draw:g draw:style-name="gr5">
          <draw:line draw:style-name="gr370" draw:text-style-name="P1" draw:layer="layout" svg:x1="7.619cm" svg:y1="9.217cm" svg:x2="7.619cm" svg:y2="0.535cm">
            <text:p/>
          </draw:line>
          <draw:path draw:style-name="gr371" draw:text-style-name="P145"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72" draw:text-style-name="P131" draw:layer="layout" svg:width="3.956cm" svg:height="1.521cm" draw:transform="rotate (-1.5707963267949) translate (9.307cm 5.093cm)">
            <draw:text-box>
              <text:p><text:span text:style-name="T88">+</text:span><text:span text:style-name="T88">3</text:span><text:span text:style-name="T88"> </text:span><text:span text:style-name="T88">J</text:span><text:span text:style-name="T88">/</text:span><text:span text:style-name="T88">s</text:span></text:p>
            </draw:text-box>
          </draw:frame>
          <draw:frame draw:style-name="gr376" draw:text-style-name="P146" draw:layer="layout" svg:width="3.609cm" svg:height="1.521cm" draw:transform="rotate (-1.5707963267949) translate (7.449cm 5.267cm)">
            <draw:text-box>
              <text:p><text:span text:style-name="T99">-</text:span><text:span text:style-name="T99">3</text:span><text:span text:style-name="T99"> </text:span><text:span text:style-name="T99">J</text:span><text:span text:style-name="T99">/</text:span><text:span text:style-name="T99">s</text:span></text:p>
            </draw:text-box>
          </draw:frame>
          <draw:frame draw:style-name="gr374" draw:text-style-name="P132" draw:layer="layout" svg:width="3.956cm" svg:height="1.521cm" svg:x="1.225cm" svg:y="1.295cm">
            <draw:text-box>
              <text:p><text:span text:style-name="T89">+</text:span><text:span text:style-name="T89">3</text:span><text:span text:style-name="T89"> </text:span><text:span text:style-name="T89">J</text:span><text:span text:style-name="T89">/</text:span><text:span text:style-name="T89">s</text:span></text:p>
            </draw:text-box>
          </draw:frame>
          <draw:frame draw:style-name="gr375" draw:text-style-name="P147" draw:layer="layout" svg:width="3.956cm" svg:height="1.521cm" svg:x="1.225cm" svg:y="2.999cm">
            <draw:text-box>
              <text:p><text:span text:style-name="T100">–</text:span><text:span text:style-name="T100">3</text:span><text:span text:style-name="T100"> </text:span><text:span text:style-name="T100">J</text:span><text:span text:style-name="T100">/</text:span><text:span text:style-name="T100">s</text:span></text:p>
            </draw:text-box>
          </draw:frame>
        </draw:g>
        <draw:line draw:style-name="gr370" draw:text-style-name="P148" draw:layer="layout" svg:x1="23.963cm" svg:y1="18.521cm" svg:x2="21.814cm" svg:y2="9.098cm">
          <text:p/>
        </draw:line>
        <draw:path draw:style-name="gr371" draw:text-style-name="P149"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77" draw:text-style-name="P150" draw:layer="layout" svg:width="3.58cm" svg:height="1.381cm" svg:x="23.861cm" svg:y="15.626cm">
          <draw:text-box>
            <text:p text:style-name="P142"><text:span text:style-name="T105">+</text:span><text:span text:style-name="T105">5</text:span><text:span text:style-name="T105"> </text:span><text:span text:style-name="T105">J</text:span><text:span text:style-name="T105">/</text:span><text:span text:style-name="T105">s</text:span></text:p>
          </draw:text-box>
        </draw:frame>
        <draw:frame draw:style-name="gr379" draw:text-style-name="P152" draw:layer="layout" svg:width="3.81cm" svg:height="1.381cm" svg:x="18.897cm" svg:y="5.653cm">
          <draw:text-box>
            <text:p text:style-name="P154"><text:span text:style-name="T105">–</text:span><text:span text:style-name="T105">1</text:span><text:span text:style-name="T105"> </text:span><text:span text:style-name="T105">J</text:span><text:span text:style-name="T105">/</text:span><text:span text:style-name="T105">s</text:span></text:p>
          </draw:text-box>
        </draw:frame>
        <draw:custom-shape draw:style-name="gr364" draw:text-style-name="P8" draw:layer="layout" svg:width="0.64cm" svg:height="0.64cm" draw:transform="rotate (-0.996757535813961) translate (22.465cm 1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69" draw:text-style-name="P13" draw:layer="layout" svg:width="0.955cm" svg:height="0.992cm" svg:x="22.521cm" svg:y="10.427cm">
          <draw:text-box>
            <text:p><text:span text:style-name="T1">P</text:span></text:p>
          </draw:text-box>
        </draw:frame>
        <draw:path draw:style-name="gr359" draw:text-style-name="P20" draw:layer="layout" svg:width="1.983cm" svg:height="0.227cm" draw:transform="rotate (0.26162485487395) translate (22.3945394867783cm 16.0049694316932cm)" svg:viewBox="0 0 1984 228" svg:d="M0 114c419-2 327-116 664-114 302-2 337 228 671 228 327 0 234-104 649-110">
          <text:p/>
        </draw:path>
        <draw:path draw:style-name="gr360" draw:text-style-name="P20" draw:layer="layout" svg:width="1.983cm" svg:height="0.227cm" draw:transform="rotate (0.521329847570706) translate (18.2029142325766cm 8.02394015532647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path draw:style-name="gr381" draw:text-style-name="P12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4" draw:text-style-name="P41" draw:layer="layout" svg:width="0.9cm" svg:height="0.095cm" svg:x="15.204cm" svg:y="9.563cm" svg:viewBox="0 0 901 96" svg:d="M0 0c300 0 601 0 901 0 0 32 0 64 0 96-300 0-601 0-901 0 0-32 0-64 0-96z">
            <text:p/>
          </draw:path>
          <draw:path draw:style-name="gr94" draw:text-style-name="P4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4" draw:text-style-name="P4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82" draw:text-style-name="P1" draw:layer="layout" svg:x1="6.467cm" svg:y1="14.808cm" svg:x2="6.467cm" svg:y2="2.07cm">
          <text:p/>
        </draw:line>
        <draw:line draw:style-name="gr383" draw:text-style-name="P24" draw:layer="layout" svg:x1="4.986cm" svg:y1="15.165cm" svg:x2="10.178cm" svg:y2="15.165cm">
          <text:p/>
        </draw:line>
        <draw:measure draw:style-name="gr384" draw:text-style-name="P156" draw:layer="measurelines" svg:x1="6.487cm" svg:y1="2.021cm" svg:x2="23.3cm" svg:y2="2.021cm">
          <text:p text:style-name="P155"><text:span text:style-name="T106">1</text:span><text:span text:style-name="T106"> </text:span><text:span text:style-name="T106">m</text:span></text:p>
          <text:p text:style-name="P155"><text:span text:style-name="T107"/></text:p>
        </draw:measure>
        <draw:frame draw:style-name="gr385" draw:text-style-name="P157" draw:layer="layout" svg:width="3.131cm" svg:height="1.237cm" svg:x="6.956cm" svg:y="13.984cm">
          <draw:text-box>
            <text:p><text:span text:style-name="T108">1</text:span><text:span text:style-name="T108"> </text:span><text:span text:style-name="T108">m</text:span><text:span text:style-name="T108">/</text:span><text:span text:style-name="T108">s</text:span></text:p>
          </draw:text-box>
        </draw:frame>
        <draw:line draw:style-name="gr386" draw:text-style-name="P1" draw:layer="layout" svg:x1="4.118cm" svg:y1="14.757cm" svg:x2="6.187cm" svg:y2="14.757cm">
          <text:p/>
        </draw:line>
        <draw:line draw:style-name="gr386" draw:text-style-name="P1" draw:layer="layout" svg:x1="4.747cm" svg:y1="14.457cm" svg:x2="6.186cm" svg:y2="14.457cm">
          <text:p/>
        </draw:line>
        <draw:line draw:style-name="gr386" draw:text-style-name="P1" draw:layer="layout" svg:x1="5.43cm" svg:y1="14.157cm" svg:x2="6.185cm" svg:y2="14.157cm">
          <text:p/>
        </draw:line>
        <draw:line draw:style-name="gr386" draw:text-style-name="P1" draw:layer="layout" svg:x1="4.119cm" svg:y1="2.157cm" svg:x2="6.188cm" svg:y2="2.157cm">
          <text:p/>
        </draw:line>
        <draw:line draw:style-name="gr386" draw:text-style-name="P1" draw:layer="layout" svg:x1="4.748cm" svg:y1="2.457cm" svg:x2="6.187cm" svg:y2="2.457cm">
          <text:p/>
        </draw:line>
        <draw:line draw:style-name="gr386" draw:text-style-name="P1" draw:layer="layout" svg:x1="5.431cm" svg:y1="2.757cm" svg:x2="6.186cm" svg:y2="2.757cm">
          <text:p/>
        </draw:line>
        <draw:path draw:style-name="gr381" draw:text-style-name="P12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4" draw:text-style-name="P4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4" draw:text-style-name="P4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5">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line draw:style-name="gr387" draw:text-style-name="P24" draw:layer="layout" svg:x1="6.673cm" svg:y1="1.54cm" svg:x2="5.565cm" svg:y2="0.31cm">
            <text:p/>
          </draw:line>
          <draw:line draw:style-name="gr387" draw:text-style-name="P24" draw:layer="layout" svg:x1="6.79cm" svg:y1="2.353cm" svg:x2="5.682cm" svg:y2="1.123cm">
            <text:p/>
          </draw:line>
          <draw:line draw:style-name="gr387" draw:text-style-name="P24" draw:layer="layout" svg:x1="7.107cm" svg:y1="3.266cm" svg:x2="5.999cm" svg:y2="2.036cm">
            <text:p/>
          </draw:line>
          <draw:line draw:style-name="gr387" draw:text-style-name="P24" draw:layer="layout" svg:x1="7.524cm" svg:y1="4.279cm" svg:x2="6.416cm" svg:y2="3.049cm">
            <text:p/>
          </draw:line>
          <draw:line draw:style-name="gr387" draw:text-style-name="P24" draw:layer="layout" svg:x1="8.241cm" svg:y1="5.792cm" svg:x2="7.133cm" svg:y2="4.562cm">
            <text:p/>
          </draw:line>
          <draw:line draw:style-name="gr387" draw:text-style-name="P24" draw:layer="layout" svg:x1="7.958cm" svg:y1="6.405cm" svg:x2="6.85cm" svg:y2="5.175cm">
            <text:p/>
          </draw:line>
          <draw:line draw:style-name="gr387" draw:text-style-name="P24" draw:layer="layout" svg:x1="7.375cm" svg:y1="6.818cm" svg:x2="6.267cm" svg:y2="5.588cm">
            <text:p/>
          </draw:line>
          <draw:line draw:style-name="gr387" draw:text-style-name="P24" draw:layer="layout" svg:x1="6.592cm" svg:y1="6.931cm" svg:x2="5.484cm" svg:y2="5.701cm">
            <text:p/>
          </draw:line>
        </draw:g>
        <draw:g draw:style-name="gr5">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87" draw:text-style-name="P24" draw:layer="layout" svg:x1="9.191cm" svg:y1="14.453cm" svg:x2="8.083cm" svg:y2="13.223cm">
            <text:p/>
          </draw:line>
          <draw:line draw:style-name="gr387" draw:text-style-name="P24" draw:layer="layout" svg:x1="9.308cm" svg:y1="15.266cm" svg:x2="8.2cm" svg:y2="14.036cm">
            <text:p/>
          </draw:line>
          <draw:line draw:style-name="gr387" draw:text-style-name="P24" draw:layer="layout" svg:x1="9.625cm" svg:y1="16.179cm" svg:x2="8.517cm" svg:y2="14.949cm">
            <text:p/>
          </draw:line>
          <draw:line draw:style-name="gr387" draw:text-style-name="P24" draw:layer="layout" svg:x1="10.042cm" svg:y1="17.192cm" svg:x2="8.934cm" svg:y2="15.962cm">
            <text:p/>
          </draw:line>
          <draw:line draw:style-name="gr387" draw:text-style-name="P24" draw:layer="layout" svg:x1="10.459cm" svg:y1="18.505cm" svg:x2="9.351cm" svg:y2="17.275cm">
            <text:p/>
          </draw:line>
          <draw:line draw:style-name="gr387" draw:text-style-name="P24" draw:layer="layout" svg:x1="10.576cm" svg:y1="19.418cm" svg:x2="9.468cm" svg:y2="18.188cm">
            <text:p/>
          </draw:line>
          <draw:line draw:style-name="gr387" draw:text-style-name="P24" draw:layer="layout" svg:x1="10.393cm" svg:y1="20.131cm" svg:x2="9.285cm" svg:y2="18.901cm">
            <text:p/>
          </draw:line>
          <draw:line draw:style-name="gr387" draw:text-style-name="P24" draw:layer="layout" svg:x1="9.81cm" svg:y1="20.644cm" svg:x2="8.702cm" svg:y2="19.414cm">
            <text:p/>
          </draw:line>
        </draw:g>
        <draw:custom-shape draw:style-name="gr388"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9"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9"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9"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9"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88"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9"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9"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9"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9"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90" draw:text-style-name="P20" draw:layer="layout" svg:width="2.854cm" svg:height="0.944cm" draw:transform="skewX (-0.0656243798749868) rotate (-3.02465559370617) translate (10.162cm 4.758cm)" draw:kind="arc" draw:start-angle="218.62" draw:end-angle="318.07">
          <text:p/>
        </draw:ellipse>
        <draw:ellipse draw:style-name="gr391" draw:text-style-name="P20" draw:layer="layout" svg:width="4.397cm" svg:height="0.947cm" draw:transform="skewX (-0.20315632493214) rotate (0.0757472895365539) translate (19.946cm 4.21cm)" draw:kind="arc" draw:start-angle="218.6" draw:end-angle="318.08">
          <text:p/>
        </draw:ellipse>
        <draw:frame draw:style-name="gr392" draw:text-style-name="P158" draw:layer="layout" svg:width="0.951cm" svg:height="0.992cm" svg:x="20.87cm" svg:y="3.703cm">
          <draw:text-box>
            <text:p><text:span text:style-name="T109">+</text:span></text:p>
          </draw:text-box>
        </draw:frame>
        <presentation:notes draw:style-name="dp2">
          <draw:page-thumbnail draw:style-name="gr7" draw:layer="layout" svg:width="21.219cm" svg:height="10.476cm" svg:x="0.185cm" svg:y="2.123cm" draw:page-number="75" presentation:class="page"/>
          <draw:frame presentation:style-name="pr1" draw:text-style-name="P3"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5">
          <draw:path draw:style-name="gr299" draw:text-style-name="P1" draw:layer="layout" svg:width="5.555cm" svg:height="5.432cm" draw:transform="skewX (0.00174532925199427) rotate (-2.41518661890975) translate (6.34215621574109cm 4.72924397085512cm)" svg:viewBox="0 0 5556 5433" svg:d="M0 5433c730-1096 1489-1926 1421-2671-68-746-255-1881 513-2349 768-467 3516-902 3622 871">
            <text:p/>
          </draw:path>
          <draw:line draw:style-name="gr387" draw:text-style-name="P24" draw:layer="layout" svg:x1="2.273cm" svg:y1="1.777cm" svg:x2="1.165cm" svg:y2="0.547cm">
            <text:p/>
          </draw:line>
          <draw:line draw:style-name="gr387" draw:text-style-name="P24" draw:layer="layout" svg:x1="2.39cm" svg:y1="2.59cm" svg:x2="1.282cm" svg:y2="1.36cm">
            <text:p/>
          </draw:line>
          <draw:line draw:style-name="gr387" draw:text-style-name="P24" draw:layer="layout" svg:x1="2.707cm" svg:y1="3.503cm" svg:x2="1.599cm" svg:y2="2.273cm">
            <text:p/>
          </draw:line>
          <draw:line draw:style-name="gr387" draw:text-style-name="P24" draw:layer="layout" svg:x1="3.124cm" svg:y1="4.516cm" svg:x2="2.016cm" svg:y2="3.286cm">
            <text:p/>
          </draw:line>
          <draw:line draw:style-name="gr387" draw:text-style-name="P24" draw:layer="layout" svg:x1="3.841cm" svg:y1="6.029cm" svg:x2="2.733cm" svg:y2="4.799cm">
            <text:p/>
          </draw:line>
          <draw:line draw:style-name="gr387" draw:text-style-name="P24" draw:layer="layout" svg:x1="3.558cm" svg:y1="6.642cm" svg:x2="2.45cm" svg:y2="5.412cm">
            <text:p/>
          </draw:line>
          <draw:line draw:style-name="gr387" draw:text-style-name="P24" draw:layer="layout" svg:x1="2.975cm" svg:y1="7.055cm" svg:x2="1.867cm" svg:y2="5.825cm">
            <text:p/>
          </draw:line>
          <draw:line draw:style-name="gr387" draw:text-style-name="P24" draw:layer="layout" svg:x1="2.192cm" svg:y1="7.168cm" svg:x2="1.084cm" svg:y2="5.938cm">
            <text:p/>
          </draw:line>
        </draw:g>
        <draw:g draw:style-name="gr5">
          <draw:path draw:style-name="gr299" draw:text-style-name="P1" draw:layer="layout" svg:width="5.555cm" svg:height="5.432cm" draw:transform="skewX (0.00174532925199433) rotate (-2.41518661890975) translate (17.3471562157411cm 4.70887315018642cm)" svg:viewBox="0 0 5556 5433" svg:d="M0 5433c730-1096 1489-1926 1421-2671-68-746-255-1881 513-2349 768-467 3516-902 3622 871">
            <text:p/>
          </draw:path>
          <draw:line draw:style-name="gr387" draw:text-style-name="P24" draw:layer="layout" svg:x1="15.796cm" svg:y1="1.852cm" svg:x2="14.688cm" svg:y2="0.622cm">
            <text:p/>
          </draw:line>
          <draw:line draw:style-name="gr387" draw:text-style-name="P24" draw:layer="layout" svg:x1="15.913cm" svg:y1="2.665cm" svg:x2="14.805cm" svg:y2="1.435cm">
            <text:p/>
          </draw:line>
          <draw:line draw:style-name="gr387" draw:text-style-name="P24" draw:layer="layout" svg:x1="16.23cm" svg:y1="3.578cm" svg:x2="15.122cm" svg:y2="2.348cm">
            <text:p/>
          </draw:line>
          <draw:line draw:style-name="gr387" draw:text-style-name="P24" draw:layer="layout" svg:x1="16.647cm" svg:y1="4.591cm" svg:x2="15.539cm" svg:y2="3.361cm">
            <text:p/>
          </draw:line>
          <draw:line draw:style-name="gr387" draw:text-style-name="P24" draw:layer="layout" svg:x1="17.064cm" svg:y1="5.904cm" svg:x2="15.956cm" svg:y2="4.674cm">
            <text:p/>
          </draw:line>
          <draw:line draw:style-name="gr387" draw:text-style-name="P24" draw:layer="layout" svg:x1="17.181cm" svg:y1="6.817cm" svg:x2="16.073cm" svg:y2="5.587cm">
            <text:p/>
          </draw:line>
          <draw:line draw:style-name="gr387" draw:text-style-name="P24" draw:layer="layout" svg:x1="16.998cm" svg:y1="7.53cm" svg:x2="15.89cm" svg:y2="6.3cm">
            <text:p/>
          </draw:line>
          <draw:line draw:style-name="gr387" draw:text-style-name="P24" draw:layer="layout" svg:x1="16.415cm" svg:y1="8.043cm" svg:x2="15.307cm" svg:y2="6.813cm">
            <text:p/>
          </draw:line>
        </draw:g>
        <draw:custom-shape draw:style-name="gr388" draw:text-style-name="P126"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9"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9"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89"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9"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93" draw:text-style-name="P24" draw:layer="layout" svg:x1="3.706cm" svg:y1="10.705cm" svg:x2="4.814cm" svg:y2="11.935cm">
            <text:p/>
          </draw:line>
          <draw:line draw:style-name="gr393" draw:text-style-name="P24" draw:layer="layout" svg:x1="3.823cm" svg:y1="11.518cm" svg:x2="4.931cm" svg:y2="12.748cm">
            <text:p/>
          </draw:line>
          <draw:line draw:style-name="gr393" draw:text-style-name="P24" draw:layer="layout" svg:x1="4.14cm" svg:y1="12.431cm" svg:x2="5.248cm" svg:y2="13.661cm">
            <text:p/>
          </draw:line>
          <draw:line draw:style-name="gr393" draw:text-style-name="P24" draw:layer="layout" svg:x1="4.557cm" svg:y1="13.444cm" svg:x2="5.665cm" svg:y2="14.674cm">
            <text:p/>
          </draw:line>
          <draw:line draw:style-name="gr393" draw:text-style-name="P24" draw:layer="layout" svg:x1="4.974cm" svg:y1="14.757cm" svg:x2="6.082cm" svg:y2="15.987cm">
            <text:p/>
          </draw:line>
          <draw:line draw:style-name="gr393" draw:text-style-name="P24" draw:layer="layout" svg:x1="5.091cm" svg:y1="15.67cm" svg:x2="6.199cm" svg:y2="16.9cm">
            <text:p/>
          </draw:line>
          <draw:line draw:style-name="gr393" draw:text-style-name="P24" draw:layer="layout" svg:x1="4.908cm" svg:y1="16.383cm" svg:x2="6.016cm" svg:y2="17.613cm">
            <text:p/>
          </draw:line>
          <draw:line draw:style-name="gr393" draw:text-style-name="P24" draw:layer="layout" svg:x1="4.325cm" svg:y1="16.896cm" svg:x2="5.433cm" svg:y2="18.126cm">
            <text:p/>
          </draw:line>
        </draw:g>
        <draw:custom-shape draw:style-name="gr388" draw:text-style-name="P126"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9"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9"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89"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9"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93" draw:text-style-name="P24" draw:layer="layout" svg:x1="12.184cm" svg:y1="10.506cm" svg:x2="13.292cm" svg:y2="11.736cm">
            <text:p/>
          </draw:line>
          <draw:line draw:style-name="gr393" draw:text-style-name="P24" draw:layer="layout" svg:x1="12.301cm" svg:y1="11.319cm" svg:x2="13.409cm" svg:y2="12.549cm">
            <text:p/>
          </draw:line>
          <draw:line draw:style-name="gr393" draw:text-style-name="P24" draw:layer="layout" svg:x1="12.618cm" svg:y1="12.232cm" svg:x2="13.726cm" svg:y2="13.462cm">
            <text:p/>
          </draw:line>
          <draw:line draw:style-name="gr393" draw:text-style-name="P24" draw:layer="layout" svg:x1="13.035cm" svg:y1="13.245cm" svg:x2="14.143cm" svg:y2="14.475cm">
            <text:p/>
          </draw:line>
          <draw:line draw:style-name="gr393" draw:text-style-name="P24" draw:layer="layout" svg:x1="13.752cm" svg:y1="14.758cm" svg:x2="14.86cm" svg:y2="15.988cm">
            <text:p/>
          </draw:line>
          <draw:line draw:style-name="gr393" draw:text-style-name="P24" draw:layer="layout" svg:x1="13.469cm" svg:y1="15.371cm" svg:x2="14.577cm" svg:y2="16.601cm">
            <text:p/>
          </draw:line>
          <draw:line draw:style-name="gr393" draw:text-style-name="P24" draw:layer="layout" svg:x1="12.886cm" svg:y1="15.784cm" svg:x2="13.994cm" svg:y2="17.014cm">
            <text:p/>
          </draw:line>
          <draw:line draw:style-name="gr393" draw:text-style-name="P24" draw:layer="layout" svg:x1="12.103cm" svg:y1="15.897cm" svg:x2="13.211cm" svg:y2="17.127cm">
            <text:p/>
          </draw:line>
        </draw:g>
        <draw:line draw:style-name="gr394" draw:text-style-name="P24" draw:layer="layout" svg:x1="25.423cm" svg:y1="9.808cm" svg:x2="23.203cm" svg:y2="7.344cm">
          <text:p/>
        </draw:line>
        <draw:line draw:style-name="gr354" draw:text-style-name="P24" draw:layer="layout" svg:x1="20.884cm" svg:y1="10.508cm" svg:x2="23.104cm" svg:y2="12.972cm">
          <text:p/>
        </draw:line>
        <draw:path draw:style-name="gr2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4" draw:text-style-name="P4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95" draw:text-style-name="P24" draw:layer="layout" svg:x1="20.861cm" svg:y1="17.49cm" svg:x2="23.081cm" svg:y2="19.954cm">
          <text:p/>
        </draw:line>
        <draw:line draw:style-name="gr396" draw:text-style-name="P24" draw:layer="layout" svg:x1="26.055cm" svg:y1="18.928cm" svg:x2="23.835cm" svg:y2="16.464cm">
          <text:p/>
        </draw:line>
        <draw:line draw:style-name="gr397" draw:text-style-name="P24" draw:layer="layout" svg:x1="17.821cm" svg:y1="17.45cm" svg:x2="20.041cm" svg:y2="19.914cm">
          <text:p/>
        </draw:line>
        <presentation:notes draw:style-name="dp2">
          <draw:page-thumbnail draw:style-name="gr7" draw:layer="layout" svg:width="21.219cm" svg:height="10.476cm" svg:x="0.185cm" svg:y="2.123cm" draw:page-number="76" presentation:class="page"/>
          <draw:frame presentation:style-name="pr1" draw:text-style-name="P3"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path draw:style-name="gr398" draw:text-style-name="P15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4" draw:text-style-name="P4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4" draw:text-style-name="P4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4" draw:text-style-name="P4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4" draw:text-style-name="P4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4" draw:text-style-name="P4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4" draw:text-style-name="P41" draw:layer="layout" svg:width="0.374cm" svg:height="0.999cm" draw:transform="rotate (0.436332312998582) translate (9.92847924123594cm 8.0941031751276cm)" svg:viewBox="0 0 375 1000" svg:d="M0 1000c20 0 40 0 61 0 104-333 209-667 314-1000-19 0-38 0-57 0-106 333-212 667-318 1000z">
            <text:p/>
          </draw:path>
          <draw:path draw:style-name="gr94" draw:text-style-name="P4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4" draw:text-style-name="P80" draw:layer="layout" svg:width="0.567cm" svg:height="0.062cm" draw:transform="rotate (0.436332312998582) translate (9.2984303076641cm 10.8323208887531cm)" svg:viewBox="0 0 568 63" svg:d="M0 0c189 0 379 0 568 0 0 21 0 42 0 63-189 0-379 0-568 0 0-21 0-42 0-63z">
            <text:p/>
          </draw:path>
          <draw:path draw:style-name="gr214" draw:text-style-name="P8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4" draw:text-style-name="P8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4" draw:text-style-name="P8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4" draw:text-style-name="P8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4" draw:text-style-name="P80" draw:layer="layout" svg:width="0.374cm" svg:height="0.999cm" draw:transform="rotate (0.436332312998582) translate (12.0904703279294cm 9.013678984271cm)" svg:viewBox="0 0 375 1000" svg:d="M0 1000c20 0 40 0 60 0 105-333 210-667 315-1000-20 0-39 0-58 0-106 333-211 667-317 1000z">
            <text:p/>
          </draw:path>
          <draw:path draw:style-name="gr214" draw:text-style-name="P8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99" draw:text-style-name="P160" draw:layer="layout" svg:width="2.86cm" svg:height="0.869cm" svg:x="18.759cm" svg:y="7.616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81">
          <draw:custom-shape draw:style-name="gr400"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1.454cm" svg:y="8.322cm" svg:viewBox="0 0 6920 464" svg:d="M0 464c0 0 709-464 3059-464 2349 0 3861 427 3861 427">
          <text:p/>
        </draw:path>
        <draw:g draw:style-name="gr181">
          <draw:custom-shape draw:style-name="gr402" draw:text-style-name="P122" draw:layer="layout" svg:width="2.625cm" svg:height="1.259cm" svg:x="8.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1.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4.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03"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4" draw:text-style-name="P122" draw:layer="layout" svg:width="3.171cm" svg:height="1.521cm" svg:x="10.343cm" svg:y="10.5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5" draw:text-style-name="P1" draw:layer="layout" svg:x1="14.154cm" svg:y1="16.526cm" svg:x2="14.154cm" svg:y2="5.644cm">
          <text:p/>
        </draw:lin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06" draw:text-style-name="P128"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12.154cm" svg:y1="11.526cm" svg:x2="12.154cm" svg:y2="0.644cm">
          <text:p/>
        </draw:line>
        <draw:path draw:style-name="gr408" draw:text-style-name="P20" draw:layer="layout" svg:width="4.377cm" svg:height="0.501cm" svg:x="9.998cm" svg:y="8.999cm" svg:viewBox="0 0 4378 502" svg:d="M0 252c924-6 721-256 1465-252 666-4 743 502 1480 502 721 0 517-229 1433-241">
          <text:p/>
        </draw:path>
        <draw:path draw:style-name="gr408" draw:text-style-name="P20" draw:layer="layout" svg:width="4.377cm" svg:height="0.501cm" svg:x="9.957cm" svg:y="2.339cm" svg:viewBox="0 0 4378 502" svg:d="M0 252c924-6 721-256 1465-252 666-4 743 502 1480 502 721 0 517-229 1433-241">
          <text:p/>
        </draw:path>
        <presentation:notes draw:style-name="dp3">
          <office:forms form:automatic-focus="false" form:apply-design-mode="false"/>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8"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06" draw:text-style-name="P128" draw:layer="layout" svg:width="9.648cm" svg:height="1.747cm" svg:x="6.934cm" svg:y="5.006cm">
          <text:p/>
          <draw:enhanced-geometry svg:viewBox="0 0 21600 21600" draw:text-areas="0 ?f0 ?f5 ?f2" draw:mirror-horizontal="true"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17.154cm" svg:y1="11.526cm" svg:x2="17.154cm" svg:y2="0.644cm">
          <text:p/>
        </draw:line>
        <draw:path draw:style-name="gr408" draw:text-style-name="P20" draw:layer="layout" svg:width="4.377cm" svg:height="0.501cm" svg:x="14.974cm" svg:y="9.199cm" svg:viewBox="0 0 4378 502" svg:d="M4378 252c-924-6-721-256-1465-252-666-4-743 502-1480 502-721 0-517-229-1433-241">
          <text:p/>
        </draw:path>
        <draw:path draw:style-name="gr408" draw:text-style-name="P20" draw:layer="layout" svg:width="4.377cm" svg:height="0.501cm" svg:x="14.963cm" svg:y="2.53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09" draw:text-style-name="P20" draw:layer="layout" svg:width="4.89cm" svg:height="1.521cm" svg:x="6.834cm" svg:y="5.232cm">
          <text:p/>
          <draw:enhanced-geometry svg:viewBox="0 0 21600 21600" draw:text-areas="0 ?f0 ?f5 ?f2" draw:mirror-horizont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12.154cm" svg:y1="11.526cm" svg:x2="12.154cm" svg:y2="0.644cm">
          <text:p/>
        </draw:line>
        <draw:path draw:style-name="gr410" draw:text-style-name="P20" draw:layer="layout" svg:width="4.377cm" svg:height="0.501cm" svg:x="10.022cm" svg:y="8.79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11" draw:text-style-name="P161" draw:layer="layout" svg:width="8.929cm" svg:height="1.899cm" svg:x="11.773cm" svg:y="8.1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2" draw:text-style-name="P20" draw:layer="layout" svg:width="3.315cm" svg:height="1.298cm" svg:x="18.843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2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4" presentation:class="page"/>
          <draw:frame presentation:style-name="pr1" draw:text-style-name="P3"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14" draw:text-style-name="P128" draw:layer="layout" svg:width="3.315cm" svg:height="1.298cm" svg:x="20.143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7" draw:layer="layout" svg:width="21.219cm" svg:height="10.476cm" svg:x="0.185cm" svg:y="2.123cm" draw:page-number="85" presentation:class="page"/>
          <draw:frame presentation:style-name="pr1" draw:text-style-name="P3"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02"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2.254cm" svg:y="0.523cm" svg:viewBox="0 0 6920 464" svg:d="M0 464c0 0 709-464 3059-464 2349 0 3861 427 3861 427">
          <text:p/>
        </draw:path>
        <draw:g draw:style-name="gr181">
          <draw:custom-shape draw:style-name="gr400"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21.074cm 6.094cm)" svg:viewBox="0 0 6920 464" svg:d="M0 464c0 0 709-464 3059-464 2349 0 3861 427 3861 427">
          <text:p/>
        </draw:path>
        <draw:custom-shape draw:style-name="gr415" draw:text-style-name="P20"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6" draw:text-style-name="P122" draw:layer="layout" svg:width="3.214cm" svg:height="1.259cm" svg:x="12.329cm" svg:y="10.0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49" draw:text-style-name="P1" draw:layer="layout" svg:x1="15.997cm" svg:y1="13.898cm" svg:x2="15.997cm" svg:y2="8.967cm">
          <text:p/>
        </draw:line>
        <draw:custom-shape draw:style-name="gr417" draw:text-style-name="P2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6" presentation:class="page"/>
          <draw:frame presentation:style-name="pr1" draw:text-style-name="P3"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02"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2.254cm" svg:y="0.523cm" svg:viewBox="0 0 6920 464" svg:d="M0 464c0 0 709-464 3059-464 2349 0 3861 427 3861 427">
          <text:p/>
        </draw:path>
        <draw:g draw:style-name="gr181">
          <draw:custom-shape draw:style-name="gr400"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21.074cm 6.094cm)" svg:viewBox="0 0 6920 464" svg:d="M0 464c0 0 709-464 3059-464 2349 0 3861 427 3861 427">
          <text:p/>
        </draw:path>
        <draw:g draw:style-name="gr181">
          <draw:custom-shape draw:style-name="gr400" draw:text-style-name="P20" draw:layer="layout" svg:width="2.625cm" svg:height="1.259cm" svg:x="11.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4.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7.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2.354cm" svg:y="8.523cm" svg:viewBox="0 0 6920 464" svg:d="M0 464c0 0 709-464 3059-464 2349 0 3861 427 3861 427">
          <text:p/>
        </draw:path>
        <draw:g draw:style-name="gr181">
          <draw:custom-shape draw:style-name="gr402" draw:text-style-name="P122" draw:layer="layout" svg:width="2.625cm" svg:height="1.259cm" svg:x="15.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2.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9.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02"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2.254cm" svg:y="0.523cm" svg:viewBox="0 0 6920 464" svg:d="M0 464c0 0 709-464 3059-464 2349 0 3861 427 3861 427">
          <text:p/>
        </draw:path>
        <draw:g draw:style-name="gr181">
          <draw:custom-shape draw:style-name="gr400"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21.074cm 6.094cm)" svg:viewBox="0 0 6920 464" svg:d="M0 464c0 0 709-464 3059-464 2349 0 3861 427 3861 427">
          <text:p/>
        </draw:path>
        <draw:custom-shape draw:style-name="gr418" draw:text-style-name="P128"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15.964cm" svg:y1="16.798cm" svg:x2="15.964cm" svg:y2="8.98cm">
          <text:p/>
        </draw:line>
        <draw:path draw:style-name="gr408" draw:text-style-name="P20" draw:layer="layout" svg:width="3.144cm" svg:height="0.36cm" svg:x="14.375cm" svg:y="15.373cm" svg:viewBox="0 0 3145 361" svg:d="M0 181c664-4 518-184 1052-181 479-3 534 361 1064 361 518 0 371-165 1029-173">
          <text:p/>
        </draw:path>
        <draw:path draw:style-name="gr408" draw:text-style-name="P20" draw:layer="layout" svg:width="3.144cm" svg:height="0.36cm" svg:x="14.385cm" svg:y="9.845cm" svg:viewBox="0 0 3145 361" svg:d="M0 181c664-4 518-184 1052-181 479-3 534 361 1064 361 518 0 371-165 1029-173">
          <text:p/>
        </draw:path>
        <presentation:notes draw:style-name="dp3">
          <office:forms form:automatic-focus="false" form:apply-design-mode="false"/>
          <draw:page-thumbnail draw:style-name="gr7" draw:layer="layout" svg:width="21.219cm" svg:height="10.476cm" svg:x="0.185cm" svg:y="2.123cm" draw:page-number="88" presentation:class="page"/>
          <draw:frame presentation:style-name="pr1" draw:text-style-name="P3"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02"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2.254cm" svg:y="0.523cm" svg:viewBox="0 0 6920 464" svg:d="M0 464c0 0 709-464 3059-464 2349 0 3861 427 3861 427">
          <text:p/>
        </draw:path>
        <draw:g draw:style-name="gr181">
          <draw:custom-shape draw:style-name="gr400"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21.074cm 6.094cm)" svg:viewBox="0 0 6920 464" svg:d="M0 464c0 0 709-464 3059-464 2349 0 3861 427 3861 427">
          <text:p/>
        </draw:path>
        <draw:custom-shape draw:style-name="gr418" draw:text-style-name="P128"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15.964cm" svg:y1="16.798cm" svg:x2="15.964cm" svg:y2="8.98cm">
          <text:p/>
        </draw:line>
        <draw:path draw:style-name="gr408" draw:text-style-name="P20" draw:layer="layout" svg:width="3.144cm" svg:height="0.36cm" svg:x="14.374cm" svg:y="15.173cm" svg:viewBox="0 0 3145 361" svg:d="M3145 181c-664-4-518-184-1052-181-478-3-534 361-1063 361-518 0-372-165-1030-173">
          <text:p/>
        </draw:path>
        <draw:path draw:style-name="gr408" draw:text-style-name="P20" draw:layer="layout" svg:width="3.144cm" svg:height="0.36cm" svg:x="14.365cm" svg:y="9.945cm" svg:viewBox="0 0 3145 361" svg:d="M3145 181c-664-4-518-184-1052-181-478-3-534 361-1063 361-518 0-372-165-1030-173">
          <text:p/>
        </draw:path>
        <presentation:notes draw:style-name="dp3">
          <office:forms form:automatic-focus="false" form:apply-design-mode="false"/>
          <draw:page-thumbnail draw:style-name="gr7" draw:layer="layout" svg:width="21.219cm" svg:height="10.476cm" svg:x="0.185cm" svg:y="2.123cm" draw:page-number="89" presentation:class="page"/>
          <draw:frame presentation:style-name="pr1" draw:text-style-name="P3"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19" draw:text-style-name="P162" draw:layer="layout" svg:width="14.083cm" svg:height="2.414cm" svg:x="6.273cm" svg:y="11.988cm">
          <text:p/>
          <draw:enhanced-geometry svg:viewBox="0 0 21600 21600" draw:type="rectangle" draw:enhanced-path="M 0 0 L 21600 0 21600 21600 0 21600 0 0 Z N"/>
        </draw:custom-shape>
        <draw:g draw:style-name="gr181">
          <draw:custom-shape draw:style-name="gr420" draw:text-style-name="P122" draw:layer="layout" svg:width="2.5cm" svg:height="0.819cm" svg:x="17.512cm" svg:y="10.2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122" draw:layer="layout" svg:width="2.5cm" svg:height="0.819cm" svg:x="17.512cm" svg:y="11.5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122" draw:layer="layout" svg:width="2.5cm" svg:height="0.819cm" svg:x="17.512cm" svg:y="12.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1" draw:text-style-name="P24" draw:layer="layout" svg:width="3.973cm" svg:height="0.463cm" draw:transform="rotate (1.5707963267949) translate (16.902cm 13.97cm)" svg:viewBox="0 0 3974 464" svg:d="M0 464c0 0 407-464 1757-464 1349 0 2217 427 2217 427">
          <text:p/>
        </draw:path>
        <draw:g draw:style-name="gr181">
          <draw:custom-shape draw:style-name="gr422"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2"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2"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1" draw:text-style-name="P2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63" draw:layer="layout" svg:width="10.84cm" svg:height="7.31cm" svg:x="7.494cm" svg:y="5.176cm">
          <draw:image xlink:href="Pictures/1000000100000134000000D0096F4A01.png" xlink:type="simple" xlink:show="embed" xlink:actuate="onLoad" draw:mime-type="image/png">
            <text:p/>
          </draw:image>
        </draw:frame>
        <draw:custom-shape draw:style-name="gr419" draw:text-style-name="P164" draw:layer="layout" svg:width="14.083cm" svg:height="2.414cm" svg:x="6.273cm" svg:y="11.988cm">
          <text:p/>
          <draw:enhanced-geometry svg:viewBox="0 0 21600 21600" draw:type="rectangle" draw:enhanced-path="M 0 0 L 21600 0 21600 21600 0 21600 0 0 Z N"/>
        </draw:custom-shape>
        <draw:custom-shape draw:style-name="gr423" draw:text-style-name="P16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16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25" draw:text-style-name="P163" draw:layer="layout" svg:x1="12.002cm" svg:y1="11.986cm" svg:x2="20.26cm" svg:y2="11.986cm">
          <text:p/>
        </draw:lin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custom-shape draw:style-name="gr426" draw:text-style-name="P26" draw:layer="layout" svg:width="4.712cm" svg:height="1.544cm" draw:transform="rotate (2.54818070791172) translate (15.4cm 15.7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19" draw:text-style-name="P162" draw:layer="layout" svg:width="14.083cm" svg:height="2.414cm" svg:x="5.273cm" svg:y="11.988cm">
          <text:p/>
          <draw:enhanced-geometry svg:viewBox="0 0 21600 21600" draw:type="rectangle" draw:enhanced-path="M 0 0 L 21600 0 21600 21600 0 21600 0 0 Z N"/>
        </draw:custom-shape>
        <draw:custom-shape draw:style-name="gr427" draw:text-style-name="P128" draw:layer="layout" svg:width="4.712cm" svg:height="1.544cm" draw:transform="rotate (2.54818070791172) translate (17.995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9.672cm" svg:y1="11.983cm" svg:x2="19.356cm" svg:y2="11.983cm">
          <text:p/>
        </draw:line>
        <draw:path draw:style-name="gr408" draw:text-style-name="P20" draw:layer="layout" svg:width="3.268cm" svg:height="0.374cm" draw:transform="rotate (-1.5707963267949) translate (11.5719176720062cm 10.3510605268911cm)" svg:viewBox="0 0 3269 375" svg:d="M3269 188c-690-4-538-191-1094-188-497-3-555 375-1105 375-538 0-386-171-1070-180">
          <text:p/>
        </draw:path>
        <draw:path draw:style-name="gr408" draw:text-style-name="P20"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92" presentation:class="page"/>
          <draw:frame presentation:style-name="pr1" draw:text-style-name="P3"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8"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19" draw:text-style-name="P162" draw:layer="layout" svg:width="14.083cm" svg:height="2.414cm" svg:x="5.273cm" svg:y="9.988cm">
          <text:p/>
          <draw:enhanced-geometry svg:viewBox="0 0 21600 21600" draw:type="rectangle" draw:enhanced-path="M 0 0 L 21600 0 21600 21600 0 21600 0 0 Z N"/>
        </draw:custom-shape>
        <draw:custom-shape draw:style-name="gr427" draw:text-style-name="P128" draw:layer="layout" svg:width="4.712cm" svg:height="1.544cm" draw:transform="rotate (2.54818070791172) translate (15.295cm 13.9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7" draw:text-style-name="P1" draw:layer="layout" svg:x1="9.672cm" svg:y1="9.983cm" svg:x2="19.356cm" svg:y2="9.983cm">
          <text:p/>
        </draw:line>
        <draw:path draw:style-name="gr408" draw:text-style-name="P20" draw:layer="layout" svg:width="3.268cm" svg:height="0.374cm" draw:transform="rotate (-1.5707963267949) translate (11.5719176720062cm 8.34989797674126cm)" svg:viewBox="0 0 3269 375" svg:d="M0 188c690-4 538-191 1094-188 497-3 555 375 1105 375 538 0 386-171 1070-180">
          <text:p/>
        </draw:path>
        <draw:path draw:style-name="gr408" draw:text-style-name="P20" draw:layer="layout" svg:width="3.268cm" svg:height="0.374cm" draw:transform="rotate (-1.5707963267949) translate (18.6039176720062cm 8.35989797674126cm)" svg:viewBox="0 0 3269 375" svg:d="M0 188c690-4 538-191 1094-188 497-3 555 375 1105 375 538 0 386-171 1070-180">
          <text:p/>
        </draw:path>
        <presentation:notes draw:style-name="dp3">
          <office:forms form:automatic-focus="false" form:apply-design-mode="false"/>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g draw:style-name="gr181">
          <draw:line draw:style-name="gr428" draw:text-style-name="P1" draw:layer="layout" svg:x1="5.142cm" svg:y1="0.308cm" svg:x2="5.142cm" svg:y2="11.212cm">
            <text:p/>
          </draw:line>
          <draw:path draw:style-name="gr429" draw:text-style-name="P24" draw:layer="layout" svg:width="7.831cm" svg:height="0.463cm" draw:transform="rotate (-3.14159265358979) translate (9.058cm 4.697cm)" svg:viewBox="0 0 7832 464" svg:d="M7832 464c0 0-803-464-3462-464s-4370 427-4370 427">
            <text:p/>
          </draw:path>
          <draw:g draw:style-name="gr181">
            <draw:custom-shape draw:style-name="gr430" draw:text-style-name="P167" draw:layer="layout" svg:width="2.625cm" svg:height="1.259cm" svg:x="0.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svg:x="3.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svg:x="6.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1" draw:text-style-name="P168" draw:layer="layout" svg:width="7.831cm" svg:height="0.463cm" svg:x="1.226cm" svg:y="6.823cm" svg:viewBox="0 0 7832 464" svg:d="M7832 464c0 0-803-464-3462-464s-4370 427-4370 427">
            <text:p/>
          </draw:path>
          <draw:g draw:style-name="gr181">
            <draw:custom-shape draw:style-name="gr432" draw:text-style-name="P169" draw:layer="layout" svg:width="2.625cm" svg:height="1.259cm" svg:x="6.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svg:x="3.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svg:x="0.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28" draw:text-style-name="P1" draw:layer="layout" svg:x1="16.191cm" svg:y1="0.236cm" svg:x2="16.191cm" svg:y2="11.14cm">
            <text:p/>
          </draw:line>
          <draw:path draw:style-name="gr429" draw:text-style-name="P24" draw:layer="layout" svg:width="7.831cm" svg:height="0.463cm" draw:transform="rotate (-3.14159265358979) translate (20.107cm 4.625cm)" svg:viewBox="0 0 7832 464" svg:d="M7832 464c0 0-803-464-3462-464s-4370 427-4370 427">
            <text:p/>
          </draw:path>
          <draw:g draw:style-name="gr181">
            <draw:custom-shape draw:style-name="gr430" draw:text-style-name="P16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1" draw:text-style-name="P168" draw:layer="layout" svg:width="7.831cm" svg:height="0.463cm" svg:x="12.275cm" svg:y="6.751cm" svg:viewBox="0 0 7832 464" svg:d="M7832 464c0 0-803-464-3462-464s-4370 427-4370 427">
            <text:p/>
          </draw:path>
          <draw:g draw:style-name="gr181">
            <draw:custom-shape draw:style-name="gr432" draw:text-style-name="P169" draw:layer="layout" svg:width="2.625cm" svg:height="1.259cm" svg:x="11.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svg:x="14.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svg:x="17.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28" draw:text-style-name="P1" draw:layer="layout" svg:x1="24.391cm" svg:y1="9.036cm" svg:x2="24.391cm" svg:y2="19.94cm">
            <text:p/>
          </draw:line>
          <draw:path draw:style-name="gr429" draw:text-style-name="P24" draw:layer="layout" svg:width="7.831cm" svg:height="0.463cm" draw:transform="rotate (-3.14159265358979) translate (28.307cm 13.425cm)" svg:viewBox="0 0 7832 464" svg:d="M7832 464c0 0-803-464-3462-464s-4370 427-4370 427">
            <text:p/>
          </draw:path>
          <draw:g draw:style-name="gr181">
            <draw:custom-shape draw:style-name="gr430" draw:text-style-name="P16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0" draw:text-style-name="P16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1" draw:text-style-name="P168" draw:layer="layout" svg:width="7.831cm" svg:height="0.463cm" svg:x="20.475cm" svg:y="15.551cm" svg:viewBox="0 0 7832 464" svg:d="M7832 464c0 0-803-464-3462-464s-4370 427-4370 427">
            <text:p/>
          </draw:path>
          <draw:g draw:style-name="gr181">
            <draw:custom-shape draw:style-name="gr432" draw:text-style-name="P169" draw:layer="layout" svg:width="2.625cm" svg:height="1.259cm" draw:transform="rotate (1.5707963267949) translate (21.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draw:transform="rotate (1.5707963267949) translate (23.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2" draw:text-style-name="P169" draw:layer="layout" svg:width="2.625cm" svg:height="1.259cm" draw:transform="rotate (1.5707963267949) translate (25.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33" draw:text-style-name="P170" draw:layer="layout" svg:width="1.563cm" svg:height="1.733cm" svg:x="0.63cm" svg:y="4.894cm">
          <draw:text-box>
            <text:p><text:span text:style-name="T110">A</text:span></text:p>
          </draw:text-box>
        </draw:frame>
        <draw:frame draw:style-name="gr434" draw:text-style-name="P170" draw:layer="layout" svg:width="1.408cm" svg:height="1.733cm" svg:x="8.371cm" svg:y="4.894cm">
          <draw:text-box>
            <text:p><text:span text:style-name="T110">B</text:span></text:p>
          </draw:text-box>
        </draw:frame>
        <draw:g draw:style-name="gr5">
          <draw:frame draw:style-name="gr433" draw:text-style-name="P170" draw:layer="layout" svg:width="1.563cm" svg:height="1.733cm" svg:x="11.631cm" svg:y="4.822cm">
            <draw:text-box>
              <text:p><text:span text:style-name="T110">A</text:span></text:p>
            </draw:text-box>
          </draw:frame>
          <draw:frame draw:style-name="gr434" draw:text-style-name="P170" draw:layer="layout" svg:width="1.408cm" svg:height="1.733cm" svg:x="19.372cm" svg:y="4.822cm">
            <draw:text-box>
              <text:p><text:span text:style-name="T110">B</text:span></text:p>
            </draw:text-box>
          </draw:frame>
        </draw:g>
        <draw:g draw:style-name="gr5">
          <draw:frame draw:style-name="gr433" draw:text-style-name="P170" draw:layer="layout" svg:width="1.563cm" svg:height="1.733cm" svg:x="19.732cm" svg:y="13.622cm">
            <draw:text-box>
              <text:p><text:span text:style-name="T110">A</text:span></text:p>
            </draw:text-box>
          </draw:frame>
          <draw:frame draw:style-name="gr434" draw:text-style-name="P170" draw:layer="layout" svg:width="1.408cm" svg:height="1.733cm" svg:x="27.473cm" svg:y="13.622cm">
            <draw:text-box>
              <text:p><text:span text:style-name="T110">B</text:span></text:p>
            </draw:text-box>
          </draw:frame>
        </draw:g>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line draw:style-name="gr428" draw:text-style-name="P1" draw:layer="layout" svg:x1="5.41cm" svg:y1="0.306cm" svg:x2="5.41cm" svg:y2="8.247cm">
          <text:p/>
        </draw:line>
        <draw:custom-shape draw:style-name="gr435" draw:text-style-name="P171"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3.629cm" svg:y="0.306cm">
          <draw:text-box>
            <text:p><text:span text:style-name="T110">A</text:span></text:p>
          </draw:text-box>
        </draw:frame>
        <draw:frame draw:style-name="gr434" draw:text-style-name="P170" draw:layer="layout" svg:width="1.408cm" svg:height="1.733cm" svg:x="5.706cm" svg:y="0.306cm">
          <draw:text-box>
            <text:p><text:span text:style-name="T110">B</text:span></text:p>
          </draw:text-box>
        </draw:frame>
        <draw:line draw:style-name="gr428" draw:text-style-name="P1" draw:layer="layout" svg:x1="5.41cm" svg:y1="11.307cm" svg:x2="5.41cm" svg:y2="19.248cm">
          <text:p/>
        </draw:line>
        <draw:custom-shape draw:style-name="gr435"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3.629cm" svg:y="11.307cm">
          <draw:text-box>
            <text:p><text:span text:style-name="T110">A</text:span></text:p>
          </draw:text-box>
        </draw:frame>
        <draw:frame draw:style-name="gr434" draw:text-style-name="P170" draw:layer="layout" svg:width="1.408cm" svg:height="1.733cm" svg:x="5.706cm" svg:y="11.307cm">
          <draw:text-box>
            <text:p><text:span text:style-name="T110">B</text:span></text:p>
          </draw:text-box>
        </draw:frame>
        <draw:line draw:style-name="gr428" draw:text-style-name="P1" draw:layer="layout" svg:x1="11.41cm" svg:y1="6.308cm" svg:x2="11.41cm" svg:y2="14.249cm">
          <text:p/>
        </draw:line>
        <draw:custom-shape draw:style-name="gr435"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9.629cm" svg:y="6.308cm">
          <draw:text-box>
            <text:p><text:span text:style-name="T110">A</text:span></text:p>
          </draw:text-box>
        </draw:frame>
        <draw:frame draw:style-name="gr434" draw:text-style-name="P170" draw:layer="layout" svg:width="1.408cm" svg:height="1.733cm" svg:x="11.706cm" svg:y="6.308cm">
          <draw:text-box>
            <text:p><text:span text:style-name="T110">B</text:span></text:p>
          </draw:text-box>
        </draw:frame>
        <draw:line draw:style-name="gr428" draw:text-style-name="P1" draw:layer="layout" svg:x1="21.44cm" svg:y1="4.277cm" svg:x2="29.381cm" svg:y2="4.277cm">
          <text:p/>
        </draw:line>
        <draw:custom-shape draw:style-name="gr435" draw:text-style-name="P171"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21.519cm" svg:y="4.405cm">
          <draw:text-box>
            <text:p><text:span text:style-name="T110">A</text:span></text:p>
          </draw:text-box>
        </draw:frame>
        <draw:frame draw:style-name="gr434" draw:text-style-name="P170" draw:layer="layout" svg:width="1.408cm" svg:height="1.733cm" svg:x="21.602cm" svg:y="2.611cm">
          <draw:text-box>
            <text:p><text:span text:style-name="T110">B</text:span></text:p>
          </draw:text-box>
        </draw:frame>
        <draw:line draw:style-name="gr428" draw:text-style-name="P1" draw:layer="layout" svg:x1="21.441cm" svg:y1="12.277cm" svg:x2="29.382cm" svg:y2="12.277cm">
          <text:p/>
        </draw:line>
        <draw:custom-shape draw:style-name="gr435" draw:text-style-name="P171"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21.52cm" svg:y="12.405cm">
          <draw:text-box>
            <text:p><text:span text:style-name="T110">A</text:span></text:p>
          </draw:text-box>
        </draw:frame>
        <draw:frame draw:style-name="gr434" draw:text-style-name="P170" draw:layer="layout" svg:width="1.408cm" svg:height="1.733cm" svg:x="21.603cm" svg:y="10.611cm">
          <draw:text-box>
            <text:p><text:span text:style-name="T110">B</text:span></text:p>
          </draw:text-box>
        </draw:frame>
        <draw:line draw:style-name="gr428" draw:text-style-name="P1" draw:layer="layout" svg:x1="13.442cm" svg:y1="17.277cm" svg:x2="21.383cm" svg:y2="17.277cm">
          <text:p/>
        </draw:line>
        <draw:custom-shape draw:style-name="gr435" draw:text-style-name="P171"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13.521cm" svg:y="17.405cm">
          <draw:text-box>
            <text:p><text:span text:style-name="T110">A</text:span></text:p>
          </draw:text-box>
        </draw:frame>
        <draw:frame draw:style-name="gr434" draw:text-style-name="P170" draw:layer="layout" svg:width="1.408cm" svg:height="1.733cm" svg:x="13.604cm" svg:y="15.611cm">
          <draw:text-box>
            <text:p><text:span text:style-name="T110">B</text:span></text:p>
          </draw:text-box>
        </draw:frame>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line draw:style-name="gr428" draw:text-style-name="P1" draw:layer="layout" svg:x1="5.41cm" svg:y1="0.306cm" svg:x2="5.41cm" svg:y2="8.247cm">
          <text:p/>
        </draw:line>
        <draw:custom-shape draw:style-name="gr435" draw:text-style-name="P171"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3.629cm" svg:y="0.306cm">
          <draw:text-box>
            <text:p><text:span text:style-name="T110">A</text:span></text:p>
          </draw:text-box>
        </draw:frame>
        <draw:frame draw:style-name="gr434" draw:text-style-name="P170" draw:layer="layout" svg:width="1.408cm" svg:height="1.733cm" svg:x="5.706cm" svg:y="0.306cm">
          <draw:text-box>
            <text:p><text:span text:style-name="T110">B</text:span></text:p>
          </draw:text-box>
        </draw:frame>
        <draw:line draw:style-name="gr428" draw:text-style-name="P1" draw:layer="layout" svg:x1="5.41cm" svg:y1="11.307cm" svg:x2="5.41cm" svg:y2="19.248cm">
          <text:p/>
        </draw:line>
        <draw:custom-shape draw:style-name="gr435" draw:text-style-name="P17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3.629cm" svg:y="11.307cm">
          <draw:text-box>
            <text:p><text:span text:style-name="T110">A</text:span></text:p>
          </draw:text-box>
        </draw:frame>
        <draw:frame draw:style-name="gr434" draw:text-style-name="P170" draw:layer="layout" svg:width="1.408cm" svg:height="1.733cm" svg:x="5.706cm" svg:y="11.307cm">
          <draw:text-box>
            <text:p><text:span text:style-name="T110">B</text:span></text:p>
          </draw:text-box>
        </draw:frame>
        <draw:line draw:style-name="gr428" draw:text-style-name="P1" draw:layer="layout" svg:x1="11.41cm" svg:y1="6.308cm" svg:x2="11.41cm" svg:y2="14.249cm">
          <text:p/>
        </draw:line>
        <draw:custom-shape draw:style-name="gr435" draw:text-style-name="P17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9.629cm" svg:y="6.308cm">
          <draw:text-box>
            <text:p><text:span text:style-name="T110">A</text:span></text:p>
          </draw:text-box>
        </draw:frame>
        <draw:frame draw:style-name="gr434" draw:text-style-name="P170" draw:layer="layout" svg:width="1.408cm" svg:height="1.733cm" svg:x="11.706cm" svg:y="6.308cm">
          <draw:text-box>
            <text:p><text:span text:style-name="T110">B</text:span></text:p>
          </draw:text-box>
        </draw:frame>
        <draw:line draw:style-name="gr428" draw:text-style-name="P1" draw:layer="layout" svg:x1="21.44cm" svg:y1="4.277cm" svg:x2="29.381cm" svg:y2="4.277cm">
          <text:p/>
        </draw:line>
        <draw:custom-shape draw:style-name="gr435" draw:text-style-name="P171"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21.519cm" svg:y="4.405cm">
          <draw:text-box>
            <text:p><text:span text:style-name="T110">A</text:span></text:p>
          </draw:text-box>
        </draw:frame>
        <draw:frame draw:style-name="gr434" draw:text-style-name="P170" draw:layer="layout" svg:width="1.408cm" svg:height="1.733cm" svg:x="21.602cm" svg:y="2.611cm">
          <draw:text-box>
            <text:p><text:span text:style-name="T110">B</text:span></text:p>
          </draw:text-box>
        </draw:frame>
        <draw:line draw:style-name="gr428" draw:text-style-name="P1" draw:layer="layout" svg:x1="21.441cm" svg:y1="12.277cm" svg:x2="29.382cm" svg:y2="12.277cm">
          <text:p/>
        </draw:line>
        <draw:custom-shape draw:style-name="gr435" draw:text-style-name="P171"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21.52cm" svg:y="12.405cm">
          <draw:text-box>
            <text:p><text:span text:style-name="T110">A</text:span></text:p>
          </draw:text-box>
        </draw:frame>
        <draw:frame draw:style-name="gr434" draw:text-style-name="P170" draw:layer="layout" svg:width="1.408cm" svg:height="1.733cm" svg:x="21.603cm" svg:y="10.611cm">
          <draw:text-box>
            <text:p><text:span text:style-name="T110">B</text:span></text:p>
          </draw:text-box>
        </draw:frame>
        <draw:line draw:style-name="gr428" draw:text-style-name="P1" draw:layer="layout" svg:x1="13.442cm" svg:y1="17.277cm" svg:x2="21.383cm" svg:y2="17.277cm">
          <text:p/>
        </draw:line>
        <draw:custom-shape draw:style-name="gr435" draw:text-style-name="P171"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6" draw:text-style-name="P17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7" draw:text-style-name="P170" draw:layer="layout" svg:width="1.573cm" svg:height="1.733cm" svg:x="13.521cm" svg:y="17.405cm">
          <draw:text-box>
            <text:p><text:span text:style-name="T110">A</text:span></text:p>
          </draw:text-box>
        </draw:frame>
        <draw:frame draw:style-name="gr434" draw:text-style-name="P170" draw:layer="layout" svg:width="1.408cm" svg:height="1.733cm" svg:x="13.604cm" svg:y="15.611cm">
          <draw:text-box>
            <text:p><text:span text:style-name="T110">B</text:span></text:p>
          </draw:text-box>
        </draw:frame>
        <presentation:notes draw:style-name="dp3">
          <office:forms form:automatic-focus="false" form:apply-design-mode="false"/>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line draw:style-name="gr428" draw:text-style-name="P1" draw:layer="layout" svg:x1="3.374cm" svg:y1="7.701cm" svg:x2="7.345cm" svg:y2="0.824cm">
          <text:p/>
        </draw:line>
        <draw:custom-shape draw:style-name="gr435" draw:text-style-name="P171" draw:layer="layout" svg:width="2.624cm" svg:height="1.259cm" draw:transform="rotate (-2.61799387799149) translate (8.39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8" draw:text-style-name="P173" draw:layer="layout" svg:width="1.315cm" svg:height="1.377cm" svg:x="5.729cm" svg:y="0.407cm">
          <draw:text-box>
            <text:p><text:span text:style-name="T111">A</text:span></text:p>
          </draw:text-box>
        </draw:frame>
        <draw:frame draw:style-name="gr439" draw:text-style-name="P173" draw:layer="layout" svg:width="1.192cm" svg:height="1.377cm" svg:x="7.106cm" svg:y="1.107cm">
          <draw:text-box>
            <text:p><text:span text:style-name="T111">B</text:span></text:p>
          </draw:text-box>
        </draw:frame>
        <draw:path draw:style-name="gr410" draw:text-style-name="P20" draw:layer="layout" svg:width="3.144cm" svg:height="0.36cm" draw:transform="rotate (2.61799387799149) translate (5.3096515171275cm 7.52558643876881cm)" svg:viewBox="0 0 3145 361" svg:d="M3145 181c-664-4-518-184-1052-181-478-3-534 361-1063 361-518 0-372-165-1030-173">
          <text:p/>
        </draw:path>
        <draw:path draw:style-name="gr410" draw:text-style-name="P20" draw:layer="layout" svg:width="3.144cm" svg:height="0.36cm" draw:transform="rotate (2.61799387799149) translate (7.8696515171275cm 3.03858643876881cm)" svg:viewBox="0 0 3145 361" svg:d="M3145 181c-664-4-518-184-1052-181-478-3-534 361-1063 361-518 0-372-165-1030-173">
          <text:p/>
        </draw:path>
        <draw:line draw:style-name="gr428" draw:text-style-name="P1" draw:layer="layout" svg:x1="3.316cm" svg:y1="17.754cm" svg:x2="7.287cm" svg:y2="10.877cm">
          <text:p/>
        </draw:line>
        <draw:frame draw:style-name="gr438" draw:text-style-name="P173" draw:layer="layout" svg:width="1.315cm" svg:height="1.377cm" svg:x="5.671cm" svg:y="10.46cm">
          <draw:text-box>
            <text:p><text:span text:style-name="T111">A</text:span></text:p>
          </draw:text-box>
        </draw:frame>
        <draw:frame draw:style-name="gr439" draw:text-style-name="P173" draw:layer="layout" svg:width="1.192cm" svg:height="1.377cm" svg:x="7.048cm" svg:y="11.16cm">
          <draw:text-box>
            <text:p><text:span text:style-name="T111">B</text:span></text:p>
          </draw:text-box>
        </draw:frame>
        <draw:path draw:style-name="gr410" draw:text-style-name="P20" draw:layer="layout" svg:width="3.144cm" svg:height="0.36cm" draw:transform="rotate (-0.523424242673099) translate (2.71213640394835cm 15.6857154726842cm)" svg:viewBox="0 0 3145 361" svg:d="M3145 181c-664-4-517-184-1052-181-478-3-534 361-1063 361-518-1-372-165-1030-174">
          <text:p/>
        </draw:path>
        <draw:path draw:style-name="gr410" draw:text-style-name="P20" draw:layer="layout" svg:width="3.144cm" svg:height="0.36cm" draw:transform="rotate (-0.523424242673099) translate (5.27213640394835cm 11.1987154726842cm)" svg:viewBox="0 0 3145 361" svg:d="M3145 181c-664-4-517-184-1052-181-478-3-534 361-1063 361-518-1-372-165-1030-174">
          <text:p/>
        </draw:path>
        <draw:custom-shape draw:style-name="gr440" draw:text-style-name="P171" draw:layer="layout" svg:width="2.624cm" svg:height="1.259cm" draw:transform="rotate (-2.61799387799149) translate (5.178cm 13.293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28" draw:text-style-name="P1" draw:layer="layout" svg:x1="12.327cm" svg:y1="7.707cm" svg:x2="16.298cm" svg:y2="0.83cm">
          <text:p/>
        </draw:line>
        <draw:custom-shape draw:style-name="gr435" draw:text-style-name="P171" draw:layer="layout" svg:width="2.624cm" svg:height="1.259cm" draw:transform="rotate (-2.61799387799149) translate (17.352cm 5.158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8" draw:text-style-name="P173" draw:layer="layout" svg:width="1.315cm" svg:height="1.377cm" svg:x="14.682cm" svg:y="0.413cm">
          <draw:text-box>
            <text:p><text:span text:style-name="T111">A</text:span></text:p>
          </draw:text-box>
        </draw:frame>
        <draw:frame draw:style-name="gr439" draw:text-style-name="P173" draw:layer="layout" svg:width="1.192cm" svg:height="1.377cm" svg:x="16.059cm" svg:y="1.113cm">
          <draw:text-box>
            <text:p><text:span text:style-name="T111">B</text:span></text:p>
          </draw:text-box>
        </draw:frame>
        <draw:path draw:style-name="gr410" draw:text-style-name="P20" draw:layer="layout" svg:width="3.144cm" svg:height="0.36cm" draw:transform="rotate (2.61799387799149) translate (14.2626515171275cm 7.53158643876881cm)" svg:viewBox="0 0 3145 361" svg:d="M3145 181c-664-4-518-184-1052-181-478-3-534 361-1063 361-518 0-372-165-1030-173">
          <text:p/>
        </draw:path>
        <draw:path draw:style-name="gr410" draw:text-style-name="P20" draw:layer="layout" svg:width="3.144cm" svg:height="0.36cm" draw:transform="rotate (2.61799387799149) translate (16.8226515171275cm 3.04458643876881cm)" svg:viewBox="0 0 3145 361" svg:d="M3145 181c-664-4-518-184-1052-181-478-3-534 361-1063 361-518 0-372-165-1030-173">
          <text:p/>
        </draw:path>
        <draw:line draw:style-name="gr428" draw:text-style-name="P1" draw:layer="layout" svg:x1="12.269cm" svg:y1="17.76cm" svg:x2="16.24cm" svg:y2="10.883cm">
          <text:p/>
        </draw:line>
        <draw:frame draw:style-name="gr438" draw:text-style-name="P173" draw:layer="layout" svg:width="1.315cm" svg:height="1.377cm" svg:x="14.624cm" svg:y="10.466cm">
          <draw:text-box>
            <text:p><text:span text:style-name="T111">A</text:span></text:p>
          </draw:text-box>
        </draw:frame>
        <draw:frame draw:style-name="gr439" draw:text-style-name="P173" draw:layer="layout" svg:width="1.192cm" svg:height="1.377cm" svg:x="16.001cm" svg:y="11.166cm">
          <draw:text-box>
            <text:p><text:span text:style-name="T111">B</text:span></text:p>
          </draw:text-box>
        </draw:frame>
        <draw:path draw:style-name="gr410" draw:text-style-name="P20" draw:layer="layout" svg:width="3.144cm" svg:height="0.36cm" draw:transform="rotate (-0.523424242673099) translate (11.6651364039483cm 15.6917154726842cm)" svg:viewBox="0 0 3145 361" svg:d="M3145 181c-664-4-517-184-1052-181-478-3-534 361-1063 361-518-1-372-165-1030-174">
          <text:p/>
        </draw:path>
        <draw:path draw:style-name="gr410" draw:text-style-name="P20" draw:layer="layout" svg:width="3.144cm" svg:height="0.36cm" draw:transform="rotate (-0.523424242673099) translate (14.2251364039483cm 11.2047154726842cm)" svg:viewBox="0 0 3145 361" svg:d="M3145 181c-664-4-517-184-1052-181-478-3-534 361-1063 361-518-1-372-165-1030-174">
          <text:p/>
        </draw:path>
        <draw:custom-shape draw:style-name="gr440" draw:text-style-name="P171" draw:layer="layout" svg:width="2.624cm" svg:height="1.259cm" draw:transform="rotate (-2.61799387799149) translate (14.131cm 13.2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28" draw:text-style-name="P1" draw:layer="layout" svg:x1="22.281cm" svg:y1="7.737cm" svg:x2="26.252cm" svg:y2="0.86cm">
          <text:p/>
        </draw:line>
        <draw:custom-shape draw:style-name="gr440" draw:text-style-name="P171" draw:layer="layout" svg:width="2.624cm" svg:height="1.258cm" draw:transform="rotate (-1.0471975511966) translate (25.744cm 3.847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8" draw:text-style-name="P173" draw:layer="layout" svg:width="1.315cm" svg:height="1.377cm" svg:x="24.636cm" svg:y="0.443cm">
          <draw:text-box>
            <text:p><text:span text:style-name="T111">A</text:span></text:p>
          </draw:text-box>
        </draw:frame>
        <draw:frame draw:style-name="gr439" draw:text-style-name="P173" draw:layer="layout" svg:width="1.192cm" svg:height="1.377cm" svg:x="26.013cm" svg:y="1.143cm">
          <draw:text-box>
            <text:p><text:span text:style-name="T111">B</text:span></text:p>
          </draw:text-box>
        </draw:frame>
        <draw:path draw:style-name="gr410" draw:text-style-name="P20" draw:layer="layout" svg:width="3.144cm" svg:height="0.36cm" draw:transform="rotate (2.61799387799149) translate (24.2166515171275cm 7.56158643876882cm)" svg:viewBox="0 0 3145 361" svg:d="M3145 181c-664-4-518-184-1052-181-478-3-534 361-1063 361-518 0-372-165-1030-173">
          <text:p/>
        </draw:path>
        <draw:path draw:style-name="gr410" draw:text-style-name="P20" draw:layer="layout" svg:width="3.144cm" svg:height="0.36cm" draw:transform="rotate (2.61799387799149) translate (26.7766515171275cm 3.07458643876882cm)" svg:viewBox="0 0 3145 361" svg:d="M3145 181c-664-4-518-184-1052-181-478-3-534 361-1063 361-518 0-372-165-1030-173">
          <text:p/>
        </draw:path>
        <draw:line draw:style-name="gr428" draw:text-style-name="P1" draw:layer="layout" svg:x1="22.223cm" svg:y1="17.79cm" svg:x2="26.194cm" svg:y2="10.913cm">
          <text:p/>
        </draw:line>
        <draw:frame draw:style-name="gr438" draw:text-style-name="P173" draw:layer="layout" svg:width="1.315cm" svg:height="1.377cm" svg:x="24.578cm" svg:y="10.496cm">
          <draw:text-box>
            <text:p><text:span text:style-name="T111">A</text:span></text:p>
          </draw:text-box>
        </draw:frame>
        <draw:frame draw:style-name="gr439" draw:text-style-name="P173" draw:layer="layout" svg:width="1.192cm" svg:height="1.377cm" svg:x="25.955cm" svg:y="11.196cm">
          <draw:text-box>
            <text:p><text:span text:style-name="T111">B</text:span></text:p>
          </draw:text-box>
        </draw:frame>
        <draw:path draw:style-name="gr410" draw:text-style-name="P20" draw:layer="layout" svg:width="3.144cm" svg:height="0.36cm" draw:transform="rotate (-0.523424242673099) translate (21.6191364039483cm 15.7217154726842cm)" svg:viewBox="0 0 3145 361" svg:d="M3145 181c-664-4-517-184-1052-181-478-3-534 361-1063 361-518-1-372-165-1030-174">
          <text:p/>
        </draw:path>
        <draw:path draw:style-name="gr410" draw:text-style-name="P20" draw:layer="layout" svg:width="3.144cm" svg:height="0.36cm" draw:transform="rotate (-0.523424242673099) translate (24.1791364039484cm 11.2347154726842cm)" svg:viewBox="0 0 3145 361" svg:d="M3145 181c-664-4-517-184-1052-181-478-3-534 361-1063 361-518-1-372-165-1030-174">
          <text:p/>
        </draw:path>
        <draw:custom-shape draw:style-name="gr440" draw:text-style-name="P171" draw:layer="layout" svg:width="2.624cm" svg:height="1.258cm" draw:transform="rotate (-1.0471975511966) translate (22.523cm 11.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line draw:style-name="gr349" draw:text-style-name="P1" draw:layer="layout" svg:x1="2.552cm" svg:y1="3.995cm" svg:x2="9.692cm" svg:y2="3.995cm">
          <text:p/>
        </draw:line>
        <draw:line draw:style-name="gr355" draw:text-style-name="P24" draw:layer="layout" svg:x1="5.65cm" svg:y1="6.665cm" svg:x2="7.996cm" svg:y2="4.32cm">
          <text:p/>
        </draw:line>
        <draw:line draw:style-name="gr361" draw:text-style-name="P24" draw:layer="layout" svg:x1="6.696cm" svg:y1="1.249cm" svg:x2="4.35cm" svg:y2="3.594cm">
          <text:p/>
        </draw:line>
        <draw:g draw:style-name="gr5">
          <draw:line draw:style-name="gr345" draw:text-style-name="P81" draw:layer="layout" svg:x1="1.693cm" svg:y1="7.668cm" svg:x2="3.442cm" svg:y2="7.668cm">
            <text:p/>
          </draw:line>
          <draw:line draw:style-name="gr346" draw:text-style-name="P81" draw:layer="layout" svg:x1="1.693cm" svg:y1="7.668cm" svg:x2="1.693cm" svg:y2="5.919cm">
            <text:p/>
          </draw:line>
          <draw:frame draw:style-name="gr347" draw:text-style-name="P139" draw:layer="layout" svg:width="0.559cm" svg:height="0.958cm" svg:x="0.899cm" svg:y="5.686cm">
            <draw:text-box>
              <text:p><text:span text:style-name="T93">y</text:span></text:p>
            </draw:text-box>
          </draw:frame>
          <draw:frame draw:style-name="gr348" draw:text-style-name="P139" draw:layer="layout" svg:width="0.559cm" svg:height="0.958cm" svg:x="2.774cm" svg:y="7.631cm">
            <draw:text-box>
              <text:p><text:span text:style-name="T93">x</text:span></text:p>
            </draw:text-box>
          </draw:frame>
        </draw:g>
        <draw:frame draw:style-name="gr441" draw:text-style-name="P140" draw:layer="layout" svg:width="1.954cm" svg:height="0.992cm" svg:x="2.888cm" svg:y="2.053cm">
          <draw:text-box>
            <text:p><text:span text:style-name="T94">1</text:span><text:span text:style-name="T94">0</text:span><text:span text:style-name="T94"> </text:span><text:span text:style-name="T94">N</text:span></text:p>
          </draw:text-box>
        </draw:frame>
        <draw:frame draw:style-name="gr441" draw:text-style-name="P140" draw:layer="layout" svg:width="1.954cm" svg:height="0.992cm" svg:x="7.488cm" svg:y="5.019cm">
          <draw:text-box>
            <text:p><text:span text:style-name="T94">1</text:span><text:span text:style-name="T94">0</text:span><text:span text:style-name="T94"> </text:span><text:span text:style-name="T94">N</text:span></text:p>
          </draw:text-box>
        </draw:frame>
        <draw:line draw:style-name="gr349" draw:text-style-name="P1" draw:layer="layout" svg:x1="17.593cm" svg:y1="11.969cm" svg:x2="24.733cm" svg:y2="11.969cm">
          <text:p/>
        </draw:line>
        <draw:line draw:style-name="gr355" draw:text-style-name="P24" draw:layer="layout" svg:x1="22.822cm" svg:y1="13.466cm" svg:x2="19.505cm" svg:y2="13.466cm">
          <text:p/>
        </draw:line>
        <draw:line draw:style-name="gr361" draw:text-style-name="P24" draw:layer="layout" svg:x1="19.505cm" svg:y1="10.395cm" svg:x2="22.822cm" svg:y2="10.395cm">
          <text:p/>
        </draw:line>
        <draw:g draw:style-name="gr5">
          <draw:line draw:style-name="gr345" draw:text-style-name="P81" draw:layer="layout" svg:x1="16.734cm" svg:y1="15.642cm" svg:x2="18.483cm" svg:y2="15.642cm">
            <text:p/>
          </draw:line>
          <draw:line draw:style-name="gr346" draw:text-style-name="P81" draw:layer="layout" svg:x1="16.734cm" svg:y1="15.642cm" svg:x2="16.734cm" svg:y2="13.893cm">
            <text:p/>
          </draw:line>
          <draw:frame draw:style-name="gr347" draw:text-style-name="P139" draw:layer="layout" svg:width="0.559cm" svg:height="0.958cm" svg:x="15.94cm" svg:y="13.66cm">
            <draw:text-box>
              <text:p><text:span text:style-name="T93">y</text:span></text:p>
            </draw:text-box>
          </draw:frame>
          <draw:frame draw:style-name="gr348" draw:text-style-name="P139" draw:layer="layout" svg:width="0.559cm" svg:height="0.958cm" svg:x="17.815cm" svg:y="15.605cm">
            <draw:text-box>
              <text:p><text:span text:style-name="T93">x</text:span></text:p>
            </draw:text-box>
          </draw:frame>
        </draw:g>
        <draw:frame draw:style-name="gr442" draw:text-style-name="P140" draw:layer="layout" svg:width="1.582cm" svg:height="0.992cm" svg:x="20.372cm" svg:y="9.274cm">
          <draw:text-box>
            <text:p><text:span text:style-name="T94">3</text:span><text:span text:style-name="T94"> </text:span><text:span text:style-name="T94">N</text:span></text:p>
          </draw:text-box>
        </draw:frame>
        <draw:frame draw:style-name="gr442" draw:text-style-name="P140" draw:layer="layout" svg:width="1.582cm" svg:height="0.992cm" svg:x="20.372cm" svg:y="13.745cm">
          <draw:text-box>
            <text:p><text:span text:style-name="T94">3</text:span><text:span text:style-name="T94"> </text:span><text:span text:style-name="T94">N</text:span></text:p>
          </draw:text-box>
        </draw:frame>
        <draw:line draw:style-name="gr443" draw:text-style-name="P174" draw:layer="layout" svg:x1="2.622cm" svg:y1="18.797cm" svg:x2="4.972cm" svg:y2="18.797cm">
          <text:p/>
        </draw:line>
        <draw:line draw:style-name="gr444" draw:text-style-name="P174" draw:layer="layout" svg:x1="2.622cm" svg:y1="18.797cm" svg:x2="2.622cm" svg:y2="16.447cm">
          <text:p/>
        </draw:line>
        <draw:frame draw:style-name="gr445" draw:text-style-name="P175" draw:layer="layout" svg:width="0.751cm" svg:height="1.381cm" svg:x="1.655cm" svg:y="16.034cm">
          <draw:text-box>
            <text:p><text:span text:style-name="T112">z</text:span></text:p>
          </draw:text-box>
        </draw:frame>
        <draw:frame draw:style-name="gr446" draw:text-style-name="P175" draw:layer="layout" svg:width="0.752cm" svg:height="1.381cm" svg:x="4.174cm" svg:y="18.648cm">
          <draw:text-box>
            <text:p><text:span text:style-name="T112">x</text:span></text:p>
          </draw:text-box>
        </draw:frame>
        <draw:line draw:style-name="gr443" draw:text-style-name="P174" draw:layer="layout" svg:x1="2.622cm" svg:y1="18.797cm" svg:x2="3.622cm" svg:y2="17.797cm">
          <text:p/>
        </draw:line>
        <draw:frame draw:style-name="gr446" draw:text-style-name="P175" draw:layer="layout" svg:width="0.752cm" svg:height="1.381cm" svg:x="3.396cm" svg:y="16.849cm">
          <draw:text-box>
            <text:p><text:span text:style-name="T112">y</text:span></text:p>
          </draw:text-box>
        </draw:fram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47" draw:text-style-name="P176" draw:layer="layout" svg:x1="7.574cm" svg:y1="4.276cm" svg:x2="7.427cm" svg:y2="9.373cm">
          <text:p/>
        </draw:line>
        <draw:custom-shape draw:style-name="gr448" draw:text-style-name="P177"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78" draw:layer="layout" svg:width="0.932cm" svg:height="3.107cm" draw:transform="rotate (1.5995942594528) translate (7.99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47" draw:text-style-name="P176" draw:layer="layout" svg:x1="6.808cm" svg:y1="13.076cm" svg:x2="6.736cm" svg:y2="15.578cm">
            <text:p/>
          </draw:line>
          <draw:custom-shape draw:style-name="gr450" draw:text-style-name="P177" draw:layer="layout" svg:width="0.458cm" svg:height="1.15cm" draw:transform="skewX (-0.015707963267949) rotate (0.0218166156499291) translate (6.031cm 13.6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1" draw:text-style-name="P178" draw:layer="layout" svg:width="0.457cm" svg:height="1.149cm" draw:transform="skewX (-0.0139626340159546) rotate (0.0240855436775217) translate (7.00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47" draw:text-style-name="P176" draw:layer="layout" svg:x1="13.782cm" svg:y1="17.172cm" svg:x2="13.71cm" svg:y2="19.674cm">
            <text:p/>
          </draw:line>
          <draw:custom-shape draw:style-name="gr452" draw:text-style-name="P177" draw:layer="layout" svg:width="0.458cm" svg:height="1.526cm" draw:transform="skewX (-0.000698131700797645) rotate (0.899717229403077) translate (12.068cm 18.0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3" draw:text-style-name="P17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54" draw:text-style-name="P176" draw:layer="layout" svg:x1="4.011cm" svg:y1="12.211cm" svg:x2="9.431cm" svg:y2="16.276cm">
            <text:p/>
          </draw:line>
          <draw:line draw:style-name="gr454" draw:text-style-name="P176" draw:layer="layout" svg:x1="3.365cm" svg:y1="15.782cm" svg:x2="10.399cm" svg:y2="12.921cm">
            <text:p/>
          </draw:line>
        </draw:g>
        <draw:g draw:style-name="gr5">
          <draw:line draw:style-name="gr454" draw:text-style-name="P176" draw:layer="layout" svg:x1="16.653cm" svg:y1="20.376cm" svg:x2="11.233cm" svg:y2="16.311cm">
            <text:p/>
          </draw:line>
          <draw:line draw:style-name="gr454" draw:text-style-name="P176" draw:layer="layout" svg:x1="17.299cm" svg:y1="16.805cm" svg:x2="10.265cm" svg:y2="19.666cm">
            <text:p/>
          </draw:line>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47" draw:text-style-name="P176" draw:layer="layout" svg:x1="23.808cm" svg:y1="16.077cm" svg:x2="23.736cm" svg:y2="18.579cm">
            <text:p/>
          </draw:line>
          <draw:custom-shape draw:style-name="gr450" draw:text-style-name="P177" draw:layer="layout" svg:width="0.458cm" svg:height="1.15cm" draw:transform="skewX (-0.015707963267949) rotate (1.59261294244483) translate (22.33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1" draw:text-style-name="P178" draw:layer="layout" svg:width="0.457cm" svg:height="1.149cm" draw:transform="skewX (-0.0139626340159546) rotate (1.59488187047242) translate (24.024cm 17.50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54" draw:text-style-name="P176" draw:layer="layout" svg:x1="21.011cm" svg:y1="15.212cm" svg:x2="26.431cm" svg:y2="19.277cm">
            <text:p/>
          </draw:line>
          <draw:line draw:style-name="gr454" draw:text-style-name="P176"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55" draw:text-style-name="P20" draw:layer="layout" svg:width="9.051cm" svg:height="9.202cm" svg:x="24.333cm" svg:y="3.85cm" draw:kind="arc" draw:start-angle="163.09" draw:end-angle="180">
          <text:p/>
        </draw:ellipse>
        <draw:line draw:style-name="gr447" draw:text-style-name="P176" draw:layer="layout" svg:x1="22.763cm" svg:y1="3.748cm" svg:x2="20.44cm" svg:y2="8.287cm">
          <text:p/>
        </draw:line>
        <draw:custom-shape draw:style-name="gr456" draw:text-style-name="P17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7" draw:text-style-name="P17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8" draw:text-style-name="P17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9" draw:text-style-name="P181" draw:layer="layout" svg:width="4.329cm" svg:height="0.886cm" svg:x="20.026cm" svg:y="7.418cm">
          <draw:text-box>
            <text:p text:style-name="P180"><text:span text:style-name="T113">0</text:span><text:span text:style-name="T113">.</text:span><text:span text:style-name="T113">1</text:span><text:span text:style-name="T113">2</text:span><text:span text:style-name="T113"> </text:span><text:span text:style-name="T113">r</text:span><text:span text:style-name="T113">a</text:span><text:span text:style-name="T113">d</text:span><text:span text:style-name="T113"> </text:span><text:span text:style-name="T113">≈</text:span><text:span text:style-name="T113"> </text:span><text:span text:style-name="T113">6</text:span><text:span text:style-name="T113">.</text:span><text:span text:style-name="T113">9</text:span><text:span text:style-name="T113">°</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99" presentation:class="page"/>
          <draw:frame presentation:style-name="pr1" draw:text-style-name="P7" draw:layer="layout" svg:width="16.771cm" svg:height="12.572cm" svg:x="2.409cm" svg:y="13.271cm" presentation:class="notes" presentation:placeholder="true">
            <draw:text-box/>
          </draw:frame>
        </presentation:notes>
      </draw:page>
      <draw:page draw:name="page100" draw:style-name="dp4" draw:master-page-name="Default">
        <office:forms form:automatic-focus="false" form:apply-design-mode="false"/>
        <draw:frame draw:style-name="gr100"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55" draw:text-style-name="P20" draw:layer="layout" svg:width="9.051cm" svg:height="9.202cm" svg:x="4.789cm" svg:y="8.182cm" draw:kind="arc" draw:start-angle="0" draw:end-angle="16.89">
          <text:p/>
        </draw:ellipse>
        <draw:line draw:style-name="gr447" draw:text-style-name="P176" draw:layer="layout" svg:x1="15.239cm" svg:y1="7.748cm" svg:x2="17.562cm" svg:y2="12.287cm">
          <text:p/>
        </draw:line>
        <draw:custom-shape draw:style-name="gr460" draw:text-style-name="P178"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1" draw:text-style-name="P179"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2" draw:text-style-name="P179"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9" draw:text-style-name="P181" draw:layer="layout" svg:width="4.329cm" svg:height="0.886cm" svg:x="13.826cm" svg:y="11.718cm">
          <draw:text-box>
            <text:p text:style-name="P180"><text:span text:style-name="T113">0</text:span><text:span text:style-name="T113">.</text:span><text:span text:style-name="T113">1</text:span><text:span text:style-name="T113">2</text:span><text:span text:style-name="T113"> </text:span><text:span text:style-name="T113">r</text:span><text:span text:style-name="T113">a</text:span><text:span text:style-name="T113">d</text:span><text:span text:style-name="T113"> </text:span><text:span text:style-name="T113">≈</text:span><text:span text:style-name="T113"> </text:span><text:span text:style-name="T113">6</text:span><text:span text:style-name="T113">.</text:span><text:span text:style-name="T113">9</text:span><text:span text:style-name="T113">°</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00" presentation:class="page"/>
          <draw:frame presentation:style-name="pr1" draw:text-style-name="P7"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63" draw:text-style-name="P1" draw:layer="layout" svg:width="12.265cm" svg:height="16.589cm" draw:transform="skewX (-3.66134598916496E-017) rotate (-1.84481301935801) translate (24.1995158092514cm 8.0443601241582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47" draw:text-style-name="P176" draw:layer="layout" svg:x1="7.202cm" svg:y1="0.954cm" svg:x2="7.059cm" svg:y2="5.901cm">
            <text:p/>
          </draw:line>
        </draw:g>
        <draw:g draw:style-name="gr5">
          <draw:frame draw:style-name="gr464" draw:text-style-name="P1" draw:layer="layout" svg:width="11.681cm" svg:height="6.571cm" svg:x="16.607cm" svg:y="0.142cm">
            <draw:image xlink:href="Pictures/10000001000001C700000100EE74E754.png" xlink:type="simple" xlink:show="embed" xlink:actuate="onLoad" draw:mime-type="image/png">
              <text:p/>
            </draw:image>
          </draw:frame>
          <draw:line draw:style-name="gr447" draw:text-style-name="P176" draw:layer="layout" svg:x1="22.393cm" svg:y1="0.955cm" svg:x2="22.536cm" svg:y2="5.902cm">
            <text:p/>
          </draw:line>
        </draw:g>
        <draw:polygon draw:style-name="gr465" draw:text-style-name="P75" draw:layer="layout" svg:width="11.6cm" svg:height="2.622cm" svg:x="1.387cm" svg:y="6.712cm" svg:viewBox="0 0 11601 2623" draw:points="0,0 5486,2623 11601,0">
          <text:p/>
        </draw:polygon>
        <draw:polygon draw:style-name="gr465" draw:text-style-name="P75" draw:layer="layout" svg:width="11.6cm" svg:height="2.127cm" svg:x="16.632cm" svg:y="6.713cm" svg:viewBox="0 0 11601 2128" draw:points="0,0 6137,2128 11601,0">
          <text:p/>
        </draw:polygon>
        <draw:frame draw:style-name="gr466" draw:text-style-name="P182" draw:layer="layout" svg:width="2.195cm" svg:height="1.945cm" svg:x="5.938cm" svg:y="8.413cm">
          <draw:text-box>
            <text:p><text:span text:style-name="T114"></text:span></text:p>
          </draw:text-box>
        </draw:frame>
        <draw:frame draw:style-name="gr466" draw:text-style-name="P182" draw:layer="layout" svg:width="2.195cm" svg:height="1.945cm" svg:x="21.783cm" svg:y="7.836cm">
          <draw:text-box>
            <text:p><text:span text:style-name="T114"></text:span></text:p>
          </draw:text-box>
        </draw:frame>
        <draw:g draw:style-name="gr5">
          <draw:line draw:style-name="gr345" draw:text-style-name="P81" draw:layer="layout" svg:x1="2.621cm" svg:y1="18.796cm" svg:x2="4.971cm" svg:y2="18.796cm">
            <text:p/>
          </draw:line>
          <draw:line draw:style-name="gr346" draw:text-style-name="P81" draw:layer="layout" svg:x1="2.621cm" svg:y1="18.796cm" svg:x2="2.621cm" svg:y2="16.446cm">
            <text:p/>
          </draw:line>
          <draw:frame draw:style-name="gr467" draw:text-style-name="P183" draw:layer="layout" svg:width="0.751cm" svg:height="1.381cm" svg:x="1.654cm" svg:y="16.033cm">
            <draw:text-box>
              <text:p><text:span text:style-name="T115">z</text:span></text:p>
            </draw:text-box>
          </draw:frame>
          <draw:frame draw:style-name="gr468" draw:text-style-name="P183" draw:layer="layout" svg:width="0.752cm" svg:height="1.381cm" svg:x="4.173cm" svg:y="18.647cm">
            <draw:text-box>
              <text:p><text:span text:style-name="T115">x</text:span></text:p>
            </draw:text-box>
          </draw:frame>
        </draw:g>
        <presentation:notes draw:style-name="dp2">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69" draw:text-style-name="P176" draw:layer="layout" svg:x1="7.568cm" svg:y1="2.185cm" svg:x2="7.419cm" svg:y2="7.367cm">
          <text:p/>
        </draw:line>
        <draw:custom-shape draw:style-name="gr470" draw:text-style-name="P178"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71" draw:text-style-name="P176" draw:layer="layout" svg:x1="7.583cm" svg:y1="11.094cm" svg:x2="7.489cm" svg:y2="14.389cm">
          <text:p/>
        </draw:line>
        <draw:custom-shape draw:style-name="gr470" draw:text-style-name="P178" draw:layer="layout" svg:width="0.948cm" svg:height="3.159cm" draw:transform="skewX (0.000698131700797732) translate (8.18cm 9.77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72" draw:text-style-name="P185" draw:layer="layout" svg:x1="16.493cm" svg:y1="5.291cm" svg:x2="13.993cm" svg:y2="5.291cm">
          <text:p text:style-name="P184"><text:span text:style-name="T116">Δ</text:span><text:span text:style-name="T117">l</text:span><text:span text:style-name="T118"> </text:span><text:span text:style-name="T119">&lt;</text:span><text:span text:style-name="T119"> </text:span><text:span text:style-name="T119">0</text:span></text:p>
        </draw:measure>
        <draw:measure draw:style-name="gr473" draw:text-style-name="P185" draw:layer="layout" svg:x1="16.708cm" svg:y1="9.045cm" svg:x2="19.715cm" svg:y2="9.045cm">
          <text:p text:style-name="P184"><text:span text:style-name="T116">Δ</text:span><text:span text:style-name="T117">l</text:span><text:span text:style-name="T118"> </text:span><text:span text:style-name="T119">&gt;</text:span><text:span text:style-name="T119"> </text:span><text:span text:style-name="T119">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74" draw:text-style-name="P186"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7" draw:text-style-name="P187" draw:layer="layout" svg:width="1.209cm" svg:height="1.521cm" svg:x="21.016cm" svg:y="8.649cm">
          <draw:text-box>
            <text:p><text:span text:style-name="T120">F</text:span></text:p>
          </draw:text-box>
        </draw:frame>
        <draw:frame draw:style-name="gr237" draw:text-style-name="P187" draw:layer="layout" svg:width="1.209cm" svg:height="1.521cm" svg:x="15.365cm" svg:y="2.648cm">
          <draw:text-box>
            <text:p><text:span text:style-name="T120">F</text:span></text:p>
          </draw:text-box>
        </draw:frame>
        <draw:frame draw:style-name="gr237" draw:text-style-name="P187" draw:layer="layout" svg:width="1.209cm" svg:height="1.521cm" svg:x="4.646cm" svg:y="2.649cm">
          <draw:text-box>
            <text:p><text:span text:style-name="T120">F</text:span></text:p>
          </draw:text-box>
        </draw:frame>
        <draw:frame draw:style-name="gr237" draw:text-style-name="P187" draw:layer="layout" svg:width="1.209cm" svg:height="1.521cm" svg:x="4.718cm" svg:y="8.649cm">
          <draw:text-box>
            <text:p><text:span text:style-name="T120">F</text:span></text:p>
          </draw:text-box>
        </draw:frame>
        <draw:custom-shape draw:style-name="gr475" draw:text-style-name="P1" draw:layer="layout" svg:width="6.779cm" svg:height="1.527cm" svg:x="7.131cm" svg:y="3.394cm">
          <text:p/>
          <draw:enhanced-geometry svg:viewBox="0 0 21600 21600" draw:type="rectangle" draw:enhanced-path="M 0 0 L 21600 0 21600 21600 0 21600 0 0 Z N"/>
        </draw:custom-shape>
        <draw:custom-shape draw:style-name="gr476" draw:text-style-name="P1" draw:layer="layout" svg:width="12.612cm" svg:height="1.527cm" svg:x="7.131cm" svg:y="9.367cm">
          <text:p/>
          <draw:enhanced-geometry svg:viewBox="0 0 21600 21600" draw:type="rectangle" draw:enhanced-path="M 0 0 L 21600 0 21600 21600 0 21600 0 0 Z N"/>
        </draw:custom-shape>
        <draw:custom-shape draw:style-name="gr474"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skewX (0.000698131700797732) rotate (-1.5707963267949) translate (17.5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77" draw:text-style-name="P188" draw:layer="layout" svg:x1="7.281cm" svg:y1="7.27cm" svg:x2="16.402cm" svg:y2="7.27cm">
          <text:p/>
        </draw:line>
        <draw:frame draw:style-name="gr478" draw:text-style-name="P189" draw:layer="layout" svg:width="1.413cm" svg:height="1.733cm" svg:x="10.163cm" svg:y="5.833cm">
          <draw:text-box>
            <text:p><text:span text:style-name="T121">l</text:span><text:span text:style-name="T122">n</text:span></text:p>
          </draw:text-box>
        </draw:frame>
        <presentation:notes draw:style-name="dp2">
          <draw:page-thumbnail draw:style-name="gr7" draw:layer="layout" svg:width="21.219cm" svg:height="10.476cm" svg:x="0.185cm" svg:y="2.123cm" draw:page-number="103" presentation:class="page"/>
          <draw:frame presentation:style-name="pr1" draw:text-style-name="P7"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79" draw:text-style-name="P185" draw:layer="layout" svg:x1="16.493cm" svg:y1="5.291cm" svg:x2="13.993cm" svg:y2="5.291cm">
          <text:p text:style-name="P184"><text:span text:style-name="T116">Δ</text:span><text:span text:style-name="T117">l</text:span><text:span text:style-name="T118"> </text:span><text:span text:style-name="T119">&lt;</text:span><text:span text:style-name="T119"> </text:span><text:span text:style-name="T119">0</text:span></text:p>
        </draw:measure>
        <draw:measure draw:style-name="gr480" draw:text-style-name="P185" draw:layer="layout" svg:x1="16.708cm" svg:y1="9.045cm" svg:x2="19.715cm" svg:y2="9.045cm">
          <text:p text:style-name="P184"><text:span text:style-name="T116">Δ</text:span><text:span text:style-name="T117">l</text:span><text:span text:style-name="T118"> </text:span><text:span text:style-name="T119">&gt;</text:span><text:span text:style-name="T119"> </text:span><text:span text:style-name="T119">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74" draw:text-style-name="P186"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81" draw:text-style-name="P187" draw:layer="layout" svg:width="1.56cm" svg:height="1.521cm" svg:x="21.016cm" svg:y="8.649cm">
          <draw:text-box>
            <text:p text:style-name="P180"><text:span text:style-name="T123">F</text:span><text:span text:style-name="T124">e</text:span></text:p>
          </draw:text-box>
        </draw:frame>
        <draw:frame draw:style-name="gr481" draw:text-style-name="P187" draw:layer="layout" svg:width="1.56cm" svg:height="1.521cm" svg:x="15.365cm" svg:y="2.648cm">
          <draw:text-box>
            <text:p text:style-name="P180"><text:span text:style-name="T123">F</text:span><text:span text:style-name="T124">e</text:span></text:p>
          </draw:text-box>
        </draw:frame>
        <draw:custom-shape draw:style-name="gr475" draw:text-style-name="P1" draw:layer="layout" svg:width="6.779cm" svg:height="1.527cm" svg:x="7.131cm" svg:y="3.394cm">
          <text:p/>
          <draw:enhanced-geometry svg:viewBox="0 0 21600 21600" draw:type="rectangle" draw:enhanced-path="M 0 0 L 21600 0 21600 21600 0 21600 0 0 Z N"/>
        </draw:custom-shape>
        <draw:custom-shape draw:style-name="gr476" draw:text-style-name="P1" draw:layer="layout" svg:width="12.612cm" svg:height="1.527cm" svg:x="7.131cm" svg:y="9.367cm">
          <text:p/>
          <draw:enhanced-geometry svg:viewBox="0 0 21600 21600" draw:type="rectangle" draw:enhanced-path="M 0 0 L 21600 0 21600 21600 0 21600 0 0 Z N"/>
        </draw:custom-shape>
        <draw:custom-shape draw:style-name="gr474" draw:text-style-name="P18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skewX (0.000698131700797732) rotate (-1.5707963267949) translate (17.4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77" draw:text-style-name="P188" draw:layer="layout" svg:x1="7.281cm" svg:y1="7.27cm" svg:x2="16.402cm" svg:y2="7.27cm">
          <text:p/>
        </draw:line>
        <draw:frame draw:style-name="gr478" draw:text-style-name="P189" draw:layer="layout" svg:width="1.413cm" svg:height="1.733cm" svg:x="10.163cm" svg:y="5.833cm">
          <draw:text-box>
            <text:p><text:span text:style-name="T121">l</text:span><text:span text:style-name="T122">n</text:span></text:p>
          </draw:text-box>
        </draw:frame>
        <presentation:notes draw:style-name="dp2">
          <draw:page-thumbnail draw:style-name="gr7" draw:layer="layout" svg:width="21.219cm" svg:height="10.476cm" svg:x="0.185cm" svg:y="2.123cm" draw:page-number="104" presentation:class="page"/>
          <draw:frame presentation:style-name="pr1" draw:text-style-name="P7"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g draw:style-name="gr1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82" draw:text-style-name="P191" draw:layer="layout" svg:x1="13.353cm" svg:y1="6.288cm" svg:x2="12.305cm" svg:y2="8.558cm">
            <text:p text:style-name="P190"><text:span text:style-name="T125">l</text:span><text:span text:style-name="T125"> </text:span><text:span text:style-name="T125">&lt;</text:span><text:span text:style-name="T126"> </text:span><text:span text:style-name="T125">l</text:span><text:span text:style-name="T127">n</text:span></text:p>
          </draw:measure>
          <draw:measure draw:style-name="gr483" draw:text-style-name="P191" draw:layer="layout" svg:x1="16.776cm" svg:y1="7.83cm" svg:x2="18.113cm" svg:y2="4.938cm">
            <text:p text:style-name="P190"><text:span text:style-name="T125">l</text:span><text:span text:style-name="T125"> </text:span><text:span text:style-name="T126">&gt;</text:span><text:span text:style-name="T126"> </text:span><text:span text:style-name="T125">l</text:span><text:span text:style-name="T12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74" draw:text-style-name="P186" draw:layer="layout" svg:width="0.604cm" svg:height="3.159cm" draw:transform="skewX (0.000872664625997143) rotate (-0.432841654494594) translate (13.41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84" draw:text-style-name="P192" draw:layer="layout" svg:width="1.56cm" svg:height="1.521cm" draw:transform="rotate (1.1379546723003) translate (18.299cm 3.59cm)">
            <draw:text-box>
              <text:p text:style-name="P180"><text:span text:style-name="T123">F</text:span><text:span text:style-name="T124">e</text:span></text:p>
            </draw:text-box>
          </draw:frame>
          <draw:frame draw:style-name="gr485" draw:text-style-name="P192" draw:layer="layout" svg:width="1.56cm" svg:height="1.521cm" draw:transform="rotate (1.1379546723003) translate (10.481cm 6.203cm)">
            <draw:text-box>
              <text:p text:style-name="P180"><text:span text:style-name="T123">F</text:span><text:span text:style-name="T124">e</text:span></text:p>
            </draw:text-box>
          </draw:frame>
          <draw:custom-shape draw:style-name="gr475"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76"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74" draw:text-style-name="P186" draw:layer="layout" svg:width="0.604cm" svg:height="3.157cm" draw:transform="rotate (-2.7087509990952) translate (20.832cm 4.93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7cm" draw:transform="rotate (-2.7087509990952) translate (8.544cm 17.29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skewX (0.000872664625997143) rotate (-0.432841654494594) translate (12.41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77" draw:text-style-name="P188" draw:layer="layout" svg:x1="11.224cm" svg:y1="15.616cm" svg:x2="15.168cm" svg:y2="7.077cm">
            <text:p/>
          </draw:line>
          <draw:frame draw:style-name="gr486" draw:text-style-name="P189" draw:layer="layout" svg:width="1.413cm" svg:height="1.733cm" draw:transform="rotate (1.1379546723003) translate (11.19cm 12.261cm)">
            <draw:text-box>
              <text:p><text:span text:style-name="T121">l</text:span><text:span text:style-name="T122">n</text:span></text:p>
            </draw:text-box>
          </draw:frame>
        </draw:g>
        <presentation:notes draw:style-name="dp2">
          <draw:page-thumbnail draw:style-name="gr7" draw:layer="layout" svg:width="21.219cm" svg:height="10.476cm" svg:x="0.185cm" svg:y="2.123cm" draw:page-number="105" presentation:class="page"/>
          <draw:frame presentation:style-name="pr1" draw:text-style-name="P7"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g draw:style-name="gr1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87" draw:text-style-name="P191" draw:layer="layout" svg:x1="17.58cm" svg:y1="8.183cm" svg:x2="15.101cm" svg:y2="8.503cm">
            <text:p text:style-name="P190"><text:span text:style-name="T125">l</text:span><text:span text:style-name="T125"> </text:span><text:span text:style-name="T125">&lt;</text:span><text:span text:style-name="T126"> </text:span><text:span text:style-name="T125">l</text:span><text:span text:style-name="T127">n</text:span></text:p>
          </draw:measure>
          <draw:measure draw:style-name="gr488" draw:text-style-name="P191" draw:layer="layout" svg:x1="18.096cm" svg:y1="11.901cm" svg:x2="21.256cm" svg:y2="11.495cm">
            <text:p text:style-name="P190"><text:span text:style-name="T125">l</text:span><text:span text:style-name="T125"> </text:span><text:span text:style-name="T126">&gt;</text:span><text:span text:style-name="T126"> </text:span><text:span text:style-name="T125">l</text:span><text:span text:style-name="T12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74" draw:text-style-name="P18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89" draw:text-style-name="P192" draw:layer="layout" svg:width="1.56cm" svg:height="1.521cm" draw:transform="rotate (0.128281700021583) translate (22.496cm 10.935cm)">
            <draw:text-box>
              <text:p text:style-name="P180"><text:span text:style-name="T123">F</text:span><text:span text:style-name="T124">e</text:span></text:p>
            </draw:text-box>
          </draw:frame>
          <draw:frame draw:style-name="gr490" draw:text-style-name="P192" draw:layer="layout" svg:width="1.56cm" svg:height="1.521cm" draw:transform="rotate (0.128281700021583) translate (16.124cm 5.706cm)">
            <draw:text-box>
              <text:p text:style-name="P180"><text:span text:style-name="T123">F</text:span><text:span text:style-name="T124">e</text:span></text:p>
            </draw:text-box>
          </draw:frame>
          <draw:custom-shape draw:style-name="gr475"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76"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74" draw:text-style-name="P186" draw:layer="layout" svg:width="0.604cm" svg:height="3.161cm" draw:transform="skewX (0.00593411945678072) rotate (-1.69907802681648) translate (24.889cm 12.2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61cm" draw:transform="skewX (0.00593411945678072) rotate (-1.69907802681648) translate (7.89cm 8.38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77" draw:text-style-name="P188" draw:layer="layout" svg:x1="8.549cm" svg:y1="11.344cm" svg:x2="17.877cm" svg:y2="10.139cm">
            <text:p/>
          </draw:line>
          <draw:frame draw:style-name="gr486" draw:text-style-name="P189" draw:layer="layout" svg:width="1.413cm" svg:height="1.733cm" draw:transform="rotate (0.128281700021583) translate (11.372cm 9.53cm)">
            <draw:text-box>
              <text:p><text:span text:style-name="T121">l</text:span><text:span text:style-name="T122">n</text:span></text:p>
            </draw:text-box>
          </draw:frame>
        </draw:g>
        <presentation:notes draw:style-name="dp2">
          <draw:page-thumbnail draw:style-name="gr7" draw:layer="layout" svg:width="21.219cm" svg:height="10.476cm" svg:x="0.185cm" svg:y="2.123cm" draw:page-number="106" presentation:class="page"/>
          <draw:frame presentation:style-name="pr1" draw:text-style-name="P7"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91" draw:text-style-name="P185" draw:layer="layout" svg:x1="13.567cm" svg:y1="6.046cm" svg:x2="12.824cm" svg:y2="8.433cm">
          <text:p text:style-name="P184"><text:span text:style-name="T116">Δ</text:span><text:span text:style-name="T117">l</text:span><text:span text:style-name="T118"> </text:span><text:span text:style-name="T119">&lt;</text:span><text:span text:style-name="T119"> </text:span><text:span text:style-name="T119">0</text:span></text:p>
        </draw:measure>
        <draw:measure draw:style-name="gr492" draw:text-style-name="P185" draw:layer="layout" svg:x1="17.214cm" svg:y1="6.956cm" svg:x2="18.109cm" svg:y2="4.085cm">
          <text:p text:style-name="P184"><text:span text:style-name="T116">Δ</text:span><text:span text:style-name="T117">l</text:span><text:span text:style-name="T118"> </text:span><text:span text:style-name="T119">&gt;</text:span><text:span text:style-name="T119"> </text:span><text:span text:style-name="T119">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74" draw:text-style-name="P186" draw:layer="layout" svg:width="0.604cm" svg:height="3.165cm" draw:transform="skewX (0.013264502315157) rotate (-0.30159289474462) translate (15.042cm 16.53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81" draw:text-style-name="P187" draw:layer="layout" svg:width="1.56cm" svg:height="1.521cm" draw:transform="rotate (1.26920343205028) translate (18.116cm 2.725cm)">
          <draw:text-box>
            <text:p><text:span text:style-name="T120">F</text:span><text:span text:style-name="T124">e</text:span></text:p>
          </draw:text-box>
        </draw:frame>
        <draw:frame draw:style-name="gr481" draw:text-style-name="P187" draw:layer="layout" svg:width="1.56cm" svg:height="1.521cm" draw:transform="rotate (1.26920343205028) translate (10.708cm 6.338cm)">
          <draw:text-box>
            <text:p text:style-name="P180"><text:span text:style-name="T123">F</text:span><text:span text:style-name="T124">e</text:span></text:p>
          </draw:text-box>
        </draw:frame>
        <draw:custom-shape draw:style-name="gr475"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76"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74" draw:text-style-name="P18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6" draw:layer="layout" svg:width="0.604cm" svg:height="3.165cm" draw:transform="skewX (0.013264502315157) rotate (-0.30159289474462) translate (12.5cm 4.59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77" draw:text-style-name="P188" draw:layer="layout" svg:x1="12.72cm" svg:y1="15.43cm" svg:x2="15.429cm" svg:y2="6.721cm">
          <text:p/>
        </draw:line>
        <draw:frame draw:style-name="gr478" draw:text-style-name="P189" draw:layer="layout" svg:width="1.413cm" svg:height="1.733cm" draw:transform="rotate (1.26920343205028) translate (12.203cm 12.252cm)">
          <draw:text-box>
            <text:p><text:span text:style-name="T121">l</text:span><text:span text:style-name="T122">n</text:span></text:p>
          </draw:text-box>
        </draw:frame>
        <presentation:notes draw:style-name="dp2">
          <draw:page-thumbnail draw:style-name="gr7" draw:layer="layout" svg:width="21.219cm" svg:height="10.476cm" svg:x="0.185cm" svg:y="2.123cm" draw:page-number="107" presentation:class="page"/>
          <draw:frame presentation:style-name="pr1" draw:text-style-name="P7"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93" draw:text-style-name="P194" draw:layer="layout" svg:width="1.635cm" svg:height="1.635cm" svg:x="13.194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194" draw:layer="layout" svg:width="1.635cm" svg:height="1.635cm" svg:x="13.194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4" draw:text-style-name="P1" draw:layer="layout" svg:width="1.74cm" svg:height="12.777cm" svg:x="13.141cm" svg:y="4.668cm">
          <text:p/>
          <draw:enhanced-geometry svg:viewBox="0 0 21600 21600" draw:type="rectangle" draw:enhanced-path="M 0 0 L 21600 0 21600 21600 0 21600 0 0 Z N"/>
        </draw:custom-shape>
        <draw:line draw:style-name="gr495" draw:text-style-name="P1" draw:layer="layout" svg:x1="13.141cm" svg:y1="6.455cm" svg:x2="14.881cm" svg:y2="6.455cm">
          <text:p/>
        </draw:line>
        <draw:line draw:style-name="gr496" draw:text-style-name="P1" draw:layer="layout" svg:x1="13.141cm" svg:y1="15.657cm" svg:x2="14.881cm" svg:y2="15.657cm">
          <text:p/>
        </draw:line>
        <draw:custom-shape draw:style-name="gr497" draw:text-style-name="P18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8" draw:text-style-name="P195" draw:layer="layout" svg:width="2.107cm" svg:height="1.733cm" svg:x="15.284cm" svg:y="5.233cm">
          <draw:text-box>
            <text:p><text:span text:style-name="T21">F</text:span><text:span text:style-name="T130">b</text:span><text:span text:style-name="T130">s</text:span></text:p>
          </draw:text-box>
        </draw:frame>
        <draw:custom-shape draw:style-name="gr497" draw:text-style-name="P18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98" draw:text-style-name="P195" draw:layer="layout" svg:width="2.107cm" svg:height="1.733cm" svg:x="15.285cm" svg:y="15.566cm">
          <draw:text-box>
            <text:p><text:span text:style-name="T21">F</text:span><text:span text:style-name="T130">a</text:span><text:span text:style-name="T130">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93" draw:text-style-name="P194" draw:layer="layout" svg:width="1.635cm" svg:height="1.635cm" svg:x="20.142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194" draw:layer="layout" svg:width="1.635cm" svg:height="1.635cm" svg:x="20.142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4" draw:text-style-name="P1" draw:layer="layout" svg:width="1.74cm" svg:height="12.777cm" svg:x="20.089cm" svg:y="4.668cm">
          <text:p/>
          <draw:enhanced-geometry svg:viewBox="0 0 21600 21600" draw:type="rectangle" draw:enhanced-path="M 0 0 L 21600 0 21600 21600 0 21600 0 0 Z N"/>
        </draw:custom-shape>
        <draw:line draw:style-name="gr499" draw:text-style-name="P1" draw:layer="layout" svg:x1="20.089cm" svg:y1="6.4cm" svg:x2="21.829cm" svg:y2="6.4cm">
          <text:p/>
        </draw:line>
        <draw:line draw:style-name="gr499" draw:text-style-name="P1" draw:layer="layout" svg:x1="20.089cm" svg:y1="15.8cm" svg:x2="21.829cm" svg:y2="15.8cm">
          <text:p/>
        </draw:line>
        <draw:custom-shape draw:style-name="gr474" draw:text-style-name="P186" draw:layer="layout" svg:width="0.604cm" svg:height="3.159cm" draw:transform="skewX (0.0015707963267949) rotate (-3.14159265358979) translate (22.519cm 8.54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0" draw:text-style-name="P195" draw:layer="layout" svg:width="1.726cm" svg:height="1.733cm" svg:x="22.232cm" svg:y="6.133cm">
          <draw:text-box>
            <text:p><text:span text:style-name="T21">F</text:span><text:span text:style-name="T130">b</text:span></text:p>
          </draw:text-box>
        </draw:frame>
        <draw:custom-shape draw:style-name="gr501" draw:text-style-name="P186" draw:layer="layout" svg:width="0.263cm" svg:height="1.019cm" draw:transform="skewX (0.00191986217719376) rotate (-3.14159265358979) translate (21.52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2" draw:text-style-name="P195" draw:layer="layout" svg:width="1.709cm" svg:height="1.733cm" svg:x="22.233cm" svg:y="14.632cm">
          <draw:text-box>
            <text:p><text:span text:style-name="T21">F</text:span><text:span text:style-name="T130">a</text:span></text:p>
          </draw:text-box>
        </draw:frame>
        <draw:frame draw:style-name="gr503" draw:text-style-name="P195" draw:layer="layout" svg:width="3.034cm" svg:height="1.733cm" svg:x="9.644cm" svg:y="7.233cm">
          <draw:text-box>
            <text:p><text:span text:style-name="T131">–</text:span><text:span text:style-name="T131"> </text:span><text:span text:style-name="T21">F</text:span><text:span text:style-name="T130">b</text:span><text:span text:style-name="T130">s</text:span></text:p>
          </draw:text-box>
        </draw:frame>
        <draw:custom-shape draw:style-name="gr497" draw:text-style-name="P18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7" draw:text-style-name="P18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3" draw:text-style-name="P195" draw:layer="layout" svg:width="3.034cm" svg:height="1.733cm" svg:x="9.652cm" svg:y="13.467cm">
          <draw:text-box>
            <text:p><text:span text:style-name="T131">–</text:span><text:span text:style-name="T131"> </text:span><text:span text:style-name="T21">F</text:span><text:span text:style-name="T130">a</text:span><text:span text:style-name="T130">s</text:span></text:p>
          </draw:text-box>
        </draw:frame>
        <draw:custom-shape draw:style-name="gr493" draw:text-style-name="P194" draw:layer="layout" svg:width="1.635cm" svg:height="1.635cm" svg:x="27.088cm" svg:y="15.75cm">
          <text:p text:style-name="P193"><text:span text:style-name="T12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194" draw:layer="layout" svg:width="1.635cm" svg:height="1.635cm" svg:x="27.088cm" svg:y="4.739cm">
          <text:p text:style-name="P193"><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1" draw:text-style-name="P186" draw:layer="layout" svg:width="0.263cm" svg:height="1.019cm" draw:transform="skewX (0.00191986217719376) rotate (-3.14159265358979) translate (28.47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4"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93" draw:text-style-name="P194" draw:layer="layout" svg:width="1.635cm" svg:height="1.635cm" svg:x="14.771cm" svg:y="18.433cm">
          <text:p text:style-name="P193"><text:span text:style-name="T12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194" draw:layer="layout" svg:width="1.635cm" svg:height="1.635cm" svg:x="3.76cm" svg:y="18.433cm">
          <text:p text:style-name="P193"><text:span text:style-name="T12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4"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08" presentation:class="page"/>
          <draw:frame presentation:style-name="pr1" draw:text-style-name="P7"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line draw:style-name="gr345" draw:text-style-name="P81" draw:layer="layout" svg:x1="7.615cm" svg:y1="12.937cm" svg:x2="15.262cm" svg:y2="12.937cm">
          <text:p/>
        </draw:line>
        <draw:line draw:style-name="gr346" draw:text-style-name="P81" draw:layer="layout" svg:x1="7.615cm" svg:y1="12.964cm" svg:x2="7.615cm" svg:y2="5.317cm">
          <text:p/>
        </draw:line>
        <draw:frame draw:style-name="gr505" draw:text-style-name="P196" draw:layer="layout" svg:width="2.233cm" svg:height="0.958cm" svg:x="13.042cm" svg:y="12.94cm">
          <draw:text-box>
            <text:p><text:span text:style-name="T132">s</text:span><text:span text:style-name="T132">p</text:span><text:span text:style-name="T132">a</text:span><text:span text:style-name="T132">c</text:span><text:span text:style-name="T132">e</text:span></text:p>
          </draw:text-box>
        </draw:frame>
        <draw:frame draw:style-name="gr506" draw:text-style-name="P196" draw:layer="layout" svg:width="1.899cm" svg:height="0.958cm" draw:transform="rotate (1.5707963267949) translate (6.513cm 7.368cm)">
          <draw:text-box>
            <text:p><text:span text:style-name="T132">t</text:span><text:span text:style-name="T132">i</text:span><text:span text:style-name="T132">m</text:span><text:span text:style-name="T132">e</text:span></text:p>
          </draw:text-box>
        </draw:frame>
        <draw:line draw:style-name="gr507" draw:text-style-name="P81" draw:layer="layout" svg:x1="8.615cm" svg:y1="12.963cm" svg:x2="8.615cm" svg:y2="5.792cm">
          <text:p/>
        </draw:line>
        <draw:line draw:style-name="gr507" draw:text-style-name="P81" draw:layer="layout" svg:x1="9.615cm" svg:y1="12.963cm" svg:x2="9.615cm" svg:y2="5.792cm">
          <text:p/>
        </draw:line>
        <draw:line draw:style-name="gr507" draw:text-style-name="P81" draw:layer="layout" svg:x1="10.615cm" svg:y1="12.963cm" svg:x2="10.615cm" svg:y2="5.792cm">
          <text:p/>
        </draw:line>
        <draw:line draw:style-name="gr507" draw:text-style-name="P81" draw:layer="layout" svg:x1="11.615cm" svg:y1="12.963cm" svg:x2="11.615cm" svg:y2="5.792cm">
          <text:p/>
        </draw:line>
        <draw:line draw:style-name="gr507" draw:text-style-name="P81" draw:layer="layout" svg:x1="12.615cm" svg:y1="12.963cm" svg:x2="12.615cm" svg:y2="5.792cm">
          <text:p/>
        </draw:line>
        <draw:line draw:style-name="gr507" draw:text-style-name="P81" draw:layer="layout" svg:x1="13.615cm" svg:y1="12.963cm" svg:x2="13.615cm" svg:y2="5.792cm">
          <text:p/>
        </draw:line>
        <draw:line draw:style-name="gr507" draw:text-style-name="P81" draw:layer="layout" svg:x1="14.615cm" svg:y1="12.963cm" svg:x2="14.615cm" svg:y2="5.792cm">
          <text:p/>
        </draw:line>
        <draw:line draw:style-name="gr507" draw:text-style-name="P81" draw:layer="layout" svg:x1="7.629cm" svg:y1="5.978cm" svg:x2="14.8cm" svg:y2="5.978cm">
          <text:p/>
        </draw:line>
        <draw:line draw:style-name="gr507" draw:text-style-name="P81" draw:layer="layout" svg:x1="7.629cm" svg:y1="6.972cm" svg:x2="14.8cm" svg:y2="6.972cm">
          <text:p/>
        </draw:line>
        <draw:line draw:style-name="gr507" draw:text-style-name="P81" draw:layer="layout" svg:x1="7.629cm" svg:y1="7.966cm" svg:x2="14.8cm" svg:y2="7.966cm">
          <text:p/>
        </draw:line>
        <draw:line draw:style-name="gr507" draw:text-style-name="P81" draw:layer="layout" svg:x1="7.629cm" svg:y1="8.96cm" svg:x2="14.8cm" svg:y2="8.96cm">
          <text:p/>
        </draw:line>
        <draw:line draw:style-name="gr507" draw:text-style-name="P81" draw:layer="layout" svg:x1="7.629cm" svg:y1="9.955cm" svg:x2="14.8cm" svg:y2="9.955cm">
          <text:p/>
        </draw:line>
        <draw:line draw:style-name="gr507" draw:text-style-name="P81" draw:layer="layout" svg:x1="7.629cm" svg:y1="10.949cm" svg:x2="14.8cm" svg:y2="10.949cm">
          <text:p/>
        </draw:line>
        <draw:line draw:style-name="gr507" draw:text-style-name="P81" draw:layer="layout" svg:x1="7.629cm" svg:y1="11.943cm" svg:x2="14.8cm" svg:y2="11.943cm">
          <text:p/>
        </draw:line>
        <draw:line draw:style-name="gr508" draw:text-style-name="P1" draw:layer="layout" svg:x1="7.615cm" svg:y1="12.937cm" svg:x2="11.615cm" svg:y2="7.034cm">
          <text:p/>
        </draw:line>
        <presentation:notes draw:style-name="dp2">
          <draw:page-thumbnail draw:style-name="gr7" draw:layer="layout" svg:width="21.219cm" svg:height="10.476cm" svg:x="0.185cm" svg:y="2.123cm" draw:page-number="109" presentation:class="page"/>
          <draw:frame presentation:style-name="pr1" draw:text-style-name="P7"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frame draw:style-name="gr509" draw:text-style-name="P197" draw:layer="layout" svg:width="5.472cm" svg:height="1.733cm" svg:x="4.809cm" svg:y="0.92cm">
          <draw:text-box>
            <text:p text:style-name="P24"><text:span text:style-name="T133">m</text:span><text:span text:style-name="T133">a</text:span><text:span text:style-name="T133">t</text:span><text:span text:style-name="T133">t</text:span><text:span text:style-name="T133">e</text:span><text:span text:style-name="T133">r</text:span><text:span text:style-name="T133"> </text:span><text:span text:style-name="T133">c</text:span><text:span text:style-name="T133">o</text:span><text:span text:style-name="T133">n</text:span><text:span text:style-name="T133">t</text:span><text:span text:style-name="T133">e</text:span><text:span text:style-name="T133">n</text:span><text:span text:style-name="T133">t</text:span><text:span text:style-name="T133">:</text:span></text:p>
            <text:p text:style-name="P24"><text:span text:style-name="T133">2</text:span><text:span text:style-name="T133">0</text:span><text:span text:style-name="T133"> </text:span><text:span text:style-name="T133">m</text:span><text:span text:style-name="T133">o</text:span><text:span text:style-name="T133">l</text:span></text:p>
          </draw:text-box>
        </draw:frame>
        <draw:frame draw:style-name="gr509" draw:text-style-name="P197" draw:layer="layout" svg:width="5.472cm" svg:height="1.733cm" svg:x="4.809cm" svg:y="7.621cm">
          <draw:text-box>
            <text:p text:style-name="P24"><text:span text:style-name="T133">m</text:span><text:span text:style-name="T133">a</text:span><text:span text:style-name="T133">t</text:span><text:span text:style-name="T133">t</text:span><text:span text:style-name="T133">e</text:span><text:span text:style-name="T133">r</text:span><text:span text:style-name="T133"> </text:span><text:span text:style-name="T133">c</text:span><text:span text:style-name="T133">o</text:span><text:span text:style-name="T133">n</text:span><text:span text:style-name="T133">t</text:span><text:span text:style-name="T133">e</text:span><text:span text:style-name="T133">n</text:span><text:span text:style-name="T133">t</text:span><text:span text:style-name="T133">:</text:span></text:p>
            <text:p text:style-name="P24"><text:span text:style-name="T133">2</text:span><text:span text:style-name="T133">3</text:span><text:span text:style-name="T133"> </text:span><text:span text:style-name="T133">m</text:span><text:span text:style-name="T133">o</text:span><text:span text:style-name="T133">l</text:span></text:p>
          </draw:text-box>
        </draw:frame>
        <draw:frame draw:style-name="gr510" draw:text-style-name="P198" draw:layer="layout" svg:width="3.762cm" svg:height="2.156cm" svg:x="10.707cm" svg:y="3.976cm">
          <draw:text-box>
            <text:p text:style-name="P24"><text:span text:style-name="T134">i</text:span><text:span text:style-name="T134">n</text:span><text:span text:style-name="T134">t</text:span><text:span text:style-name="T134">e</text:span><text:span text:style-name="T134">g</text:span><text:span text:style-name="T134">r</text:span><text:span text:style-name="T134">a</text:span><text:span text:style-name="T134">t</text:span><text:span text:style-name="T134">e</text:span><text:span text:style-name="T134">d</text:span></text:p>
            <text:p text:style-name="P24"><text:span text:style-name="T134">m</text:span><text:span text:style-name="T134">a</text:span><text:span text:style-name="T134">t</text:span><text:span text:style-name="T134">t</text:span><text:span text:style-name="T134">e</text:span><text:span text:style-name="T134">r</text:span><text:span text:style-name="T134"> </text:span><text:span text:style-name="T134">f</text:span><text:span text:style-name="T134">l</text:span><text:span text:style-name="T134">u</text:span><text:span text:style-name="T134">x</text:span><text:span text:style-name="T134">:</text:span></text:p>
            <text:p text:style-name="P24"><text:span text:style-name="T134">3</text:span><text:span text:style-name="T134"> </text:span><text:span text:style-name="T134">m</text:span><text:span text:style-name="T134">o</text:span><text:span text:style-name="T134">l</text:span></text:p>
          </draw:text-box>
        </draw:frame>
        <draw:path draw:style-name="gr511"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11"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10" draw:text-style-name="P199" draw:layer="layout" svg:width="3.762cm" svg:height="2.156cm" svg:x="0.607cm" svg:y="3.976cm">
          <draw:text-box>
            <text:p text:style-name="P24"><text:span text:style-name="T135">i</text:span><text:span text:style-name="T135">n</text:span><text:span text:style-name="T135">t</text:span><text:span text:style-name="T135">e</text:span><text:span text:style-name="T135">g</text:span><text:span text:style-name="T135">r</text:span><text:span text:style-name="T135">a</text:span><text:span text:style-name="T135">t</text:span><text:span text:style-name="T135">e</text:span><text:span text:style-name="T135">d</text:span></text:p>
            <text:p text:style-name="P24"><text:span text:style-name="T135">m</text:span><text:span text:style-name="T135">a</text:span><text:span text:style-name="T135">t</text:span><text:span text:style-name="T135">t</text:span><text:span text:style-name="T135">e</text:span><text:span text:style-name="T135">r</text:span><text:span text:style-name="T135"> </text:span><text:span text:style-name="T135">f</text:span><text:span text:style-name="T135">l</text:span><text:span text:style-name="T135">u</text:span><text:span text:style-name="T135">x</text:span><text:span text:style-name="T135">:</text:span></text:p>
            <text:p text:style-name="P24"><text:span text:style-name="T135">–</text:span><text:span text:style-name="T135"> </text:span><text:span text:style-name="T135">3</text:span><text:span text:style-name="T135"> </text:span><text:span text:style-name="T135">m</text:span><text:span text:style-name="T135">o</text:span><text:span text:style-name="T135">l</text:span></text:p>
          </draw:text-box>
        </draw:frame>
        <draw:frame draw:style-name="gr512" draw:text-style-name="P197" draw:layer="layout" svg:width="5.883cm" svg:height="1.733cm" svg:x="18.605cm" svg:y="7.42cm">
          <draw:text-box>
            <text:p text:style-name="P24"><text:span text:style-name="T133">e</text:span><text:span text:style-name="T133">n</text:span><text:span text:style-name="T133">t</text:span><text:span text:style-name="T133">r</text:span><text:span text:style-name="T133">o</text:span><text:span text:style-name="T133">p</text:span><text:span text:style-name="T133">y</text:span><text:span text:style-name="T133"> </text:span><text:span text:style-name="T133">c</text:span><text:span text:style-name="T133">o</text:span><text:span text:style-name="T133">n</text:span><text:span text:style-name="T133">t</text:span><text:span text:style-name="T133">e</text:span><text:span text:style-name="T133">n</text:span><text:span text:style-name="T133">t</text:span><text:span text:style-name="T133">:</text:span></text:p>
            <text:p text:style-name="P24"><text:span text:style-name="T133">2</text:span><text:span text:style-name="T133">0</text:span><text:span text:style-name="T133"> </text:span><text:span text:style-name="T133">J</text:span><text:span text:style-name="T133">/</text:span><text:span text:style-name="T133">K</text:span></text:p>
          </draw:text-box>
        </draw:frame>
        <draw:frame draw:style-name="gr512" draw:text-style-name="P197" draw:layer="layout" svg:width="5.883cm" svg:height="1.733cm" svg:x="18.605cm" svg:y="17.621cm">
          <draw:text-box>
            <text:p text:style-name="P24"><text:span text:style-name="T133">e</text:span><text:span text:style-name="T133">n</text:span><text:span text:style-name="T133">t</text:span><text:span text:style-name="T133">r</text:span><text:span text:style-name="T133">o</text:span><text:span text:style-name="T133">p</text:span><text:span text:style-name="T133">y</text:span><text:span text:style-name="T133"> </text:span><text:span text:style-name="T133">c</text:span><text:span text:style-name="T133">o</text:span><text:span text:style-name="T133">n</text:span><text:span text:style-name="T133">t</text:span><text:span text:style-name="T133">e</text:span><text:span text:style-name="T133">n</text:span><text:span text:style-name="T133">t</text:span><text:span text:style-name="T133">:</text:span></text:p>
            <text:p text:style-name="P24"><text:span text:style-name="T136">&gt;</text:span><text:span text:style-name="T133"> </text:span><text:span text:style-name="T133">2</text:span><text:span text:style-name="T133">3</text:span><text:span text:style-name="T133"> </text:span><text:span text:style-name="T133">J</text:span><text:span text:style-name="T133">/</text:span><text:span text:style-name="T133">K</text:span></text:p>
          </draw:text-box>
        </draw:frame>
        <draw:frame draw:style-name="gr513" draw:text-style-name="P198" draw:layer="layout" svg:width="4.117cm" svg:height="2.156cm" svg:x="24.53cm" svg:y="12.376cm">
          <draw:text-box>
            <text:p text:style-name="P24"><text:span text:style-name="T134">i</text:span><text:span text:style-name="T134">n</text:span><text:span text:style-name="T134">t</text:span><text:span text:style-name="T134">e</text:span><text:span text:style-name="T134">g</text:span><text:span text:style-name="T134">r</text:span><text:span text:style-name="T134">a</text:span><text:span text:style-name="T134">t</text:span><text:span text:style-name="T134">e</text:span><text:span text:style-name="T134">d</text:span></text:p>
            <text:p text:style-name="P24"><text:span text:style-name="T134">e</text:span><text:span text:style-name="T134">n</text:span><text:span text:style-name="T134">t</text:span><text:span text:style-name="T134">r</text:span><text:span text:style-name="T134">o</text:span><text:span text:style-name="T134">p</text:span><text:span text:style-name="T134">y</text:span><text:span text:style-name="T134"> </text:span><text:span text:style-name="T134">f</text:span><text:span text:style-name="T134">l</text:span><text:span text:style-name="T134">u</text:span><text:span text:style-name="T134">x</text:span><text:span text:style-name="T134">:</text:span></text:p>
            <text:p text:style-name="P24"><text:span text:style-name="T134">3</text:span><text:span text:style-name="T134"> </text:span><text:span text:style-name="T134">J</text:span><text:span text:style-name="T134">/</text:span><text:span text:style-name="T134">K</text:span></text:p>
          </draw:text-box>
        </draw:frame>
        <draw:path draw:style-name="gr511"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11"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13" draw:text-style-name="P199" draw:layer="layout" svg:width="4.117cm" svg:height="2.156cm" svg:x="14.43cm" svg:y="14.076cm">
          <draw:text-box>
            <text:p text:style-name="P24"><text:span text:style-name="T135">i</text:span><text:span text:style-name="T135">n</text:span><text:span text:style-name="T135">t</text:span><text:span text:style-name="T135">e</text:span><text:span text:style-name="T135">g</text:span><text:span text:style-name="T135">r</text:span><text:span text:style-name="T135">a</text:span><text:span text:style-name="T135">t</text:span><text:span text:style-name="T135">e</text:span><text:span text:style-name="T135">d</text:span></text:p>
            <text:p text:style-name="P24"><text:span text:style-name="T135">e</text:span><text:span text:style-name="T135">n</text:span><text:span text:style-name="T135">t</text:span><text:span text:style-name="T135">r</text:span><text:span text:style-name="T135">o</text:span><text:span text:style-name="T135">p</text:span><text:span text:style-name="T135">y</text:span><text:span text:style-name="T135"> </text:span><text:span text:style-name="T135">f</text:span><text:span text:style-name="T135">l</text:span><text:span text:style-name="T135">u</text:span><text:span text:style-name="T135">x</text:span><text:span text:style-name="T135">:</text:span></text:p>
            <text:p text:style-name="P24"><text:span text:style-name="T135">–</text:span><text:span text:style-name="T135"> </text:span><text:span text:style-name="T135">3</text:span><text:span text:style-name="T135"> </text:span><text:span text:style-name="T135">J</text:span><text:span text:style-name="T135">/</text:span><text:span text:style-name="T135">K</text:span></text:p>
          </draw:text-box>
        </draw:frame>
        <draw:frame draw:style-name="gr512" draw:text-style-name="P197" draw:layer="layout" svg:width="5.883cm" svg:height="1.733cm" svg:x="18.606cm" svg:y="10.921cm">
          <draw:text-box>
            <text:p text:style-name="P24"><text:span text:style-name="T133">e</text:span><text:span text:style-name="T133">n</text:span><text:span text:style-name="T133">t</text:span><text:span text:style-name="T133">r</text:span><text:span text:style-name="T133">o</text:span><text:span text:style-name="T133">p</text:span><text:span text:style-name="T133">y</text:span><text:span text:style-name="T133"> </text:span><text:span text:style-name="T133">c</text:span><text:span text:style-name="T133">o</text:span><text:span text:style-name="T133">n</text:span><text:span text:style-name="T133">t</text:span><text:span text:style-name="T133">e</text:span><text:span text:style-name="T133">n</text:span><text:span text:style-name="T133">t</text:span><text:span text:style-name="T133">:</text:span></text:p>
            <text:p text:style-name="P24"><text:span text:style-name="T136">&gt;</text:span><text:span text:style-name="T133"> </text:span><text:span text:style-name="T133">2</text:span><text:span text:style-name="T133">0</text:span><text:span text:style-name="T133"> </text:span><text:span text:style-name="T133">J</text:span><text:span text:style-name="T133">/</text:span><text:span text:style-name="T133">K</text:span></text:p>
          </draw:text-box>
        </draw:frame>
        <presentation:notes draw:style-name="dp2">
          <draw:page-thumbnail draw:style-name="gr7" draw:layer="layout" svg:width="21.219cm" svg:height="10.476cm" svg:x="0.185cm" svg:y="2.123cm" draw:page-number="110" presentation:class="page"/>
          <draw:frame presentation:style-name="pr1" draw:text-style-name="P7"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path draw:style-name="gr514"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15" draw:text-style-name="P201" draw:layer="layout" svg:width="2.656cm" svg:height="5.503cm" svg:x="6.672cm" svg:y="12.639cm" svg:viewBox="0 0 2657 5504" draw:points="0,0 198,635 719,1959 1358,3325 2016,4551 2336,5059 2657,5504">
          <text:p/>
        </draw:polyline>
        <draw:polyline draw:style-name="gr516"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17" draw:text-style-name="P202" draw:layer="layout" svg:width="2.662cm" svg:height="0.305cm" draw:transform="rotate (-2.73144027937113) translate (9.02789709415397cm 14.926868945393cm)" svg:viewBox="0 0 2663 306" svg:d="M0 153c562-3 438-156 891-153 405-2 452 306 900 306 439 0 315-139 872-146">
          <text:p/>
        </draw:path>
        <draw:path draw:style-name="gr518" draw:text-style-name="P20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4" draw:text-style-name="P41" draw:layer="layout" svg:width="0.525cm" svg:height="0.058cm" svg:x="26.485cm" svg:y="17.633cm" svg:viewBox="0 0 526 59" svg:d="M526 59c0-20 0-39 0-59-175 0-351 0-526 0 0 20 0 39 0 59 175 0 351 0 526 0z">
            <text:p/>
          </draw:path>
          <draw:path draw:style-name="gr94" draw:text-style-name="P41"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4" draw:text-style-name="P41" draw:layer="layout" svg:width="0.114cm" svg:height="0.113cm" svg:x="28.012cm" svg:y="17.605cm" svg:viewBox="0 0 115 114" svg:d="M115 56c0-28-28-56-59-56-28 0-56 26-56 56 0 29 25 58 56 58s59-28 59-58z">
            <text:p/>
          </draw:path>
          <draw:path draw:style-name="gr94" draw:text-style-name="P41"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19"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0" draw:text-style-name="P79" draw:layer="layout" svg:width="0.384cm" svg:height="0.041cm" svg:x="1.956cm" svg:y="2.945cm" svg:viewBox="0 0 385 42" svg:d="M0 0c128 0 257 0 385 0 0 14 0 28 0 42-128 0-257 0-385 0 0-14 0-28 0-42z">
            <text:p/>
          </draw:path>
        </draw:g>
        <draw:path draw:style-name="gr521" draw:text-style-name="P20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22" draw:text-style-name="P205" draw:layer="layout" svg:width="3.317cm" svg:height="2.185cm" svg:x="5.18cm" svg:y="16.049cm">
          <draw:text-box>
            <text:p text:style-name="P24"><text:span text:style-name="T134">h</text:span><text:span text:style-name="T134">e</text:span><text:span text:style-name="T134">a</text:span><text:span text:style-name="T134">t</text:span><text:span text:style-name="T134"> </text:span><text:span text:style-name="T134">f</text:span><text:span text:style-name="T134">l</text:span><text:span text:style-name="T134">u</text:span><text:span text:style-name="T134">x</text:span></text:p>
            <text:p text:style-name="P204"><text:span text:style-name="T137">1</text:span><text:span text:style-name="T137">0</text:span><text:span text:style-name="T137"> </text:span><text:span text:style-name="T137">J</text:span><text:span text:style-name="T137">/</text:span><text:span text:style-name="T137">s</text:span></text:p>
          </draw:text-box>
        </draw:frame>
        <draw:frame draw:style-name="gr523" draw:text-style-name="P206" draw:layer="layout" svg:width="3.148cm" svg:height="2.511cm" svg:x="7.167cm" svg:y="13.33cm">
          <draw:text-box>
            <text:p><text:span text:style-name="T137">1</text:span><text:span text:style-name="T137">0</text:span><text:span text:style-name="T137">0</text:span><text:span text:style-name="T137"> </text:span><text:span text:style-name="T137">K</text:span></text:p>
          </draw:text-box>
        </draw:frame>
        <draw:frame draw:style-name="gr524" draw:text-style-name="P207" draw:layer="layout" svg:width="3.868cm" svg:height="3.484cm" svg:x="15.685cm" svg:y="5.874cm">
          <draw:text-box>
            <text:p text:style-name="P24"><text:span text:style-name="T135">h</text:span><text:span text:style-name="T135">e</text:span><text:span text:style-name="T135">a</text:span><text:span text:style-name="T135">t</text:span><text:span text:style-name="T135"> </text:span><text:span text:style-name="T135">f</text:span><text:span text:style-name="T135">l</text:span><text:span text:style-name="T135">u</text:span><text:span text:style-name="T135">x</text:span></text:p>
            <text:p text:style-name="P204"><text:span text:style-name="T138">2</text:span><text:span text:style-name="T138">0</text:span><text:span text:style-name="T138">0</text:span><text:span text:style-name="T138"> </text:span><text:span text:style-name="T138">J</text:span><text:span text:style-name="T138">/</text:span><text:span text:style-name="T138">s</text:span></text:p>
          </draw:text-box>
        </draw:frame>
        <draw:frame draw:style-name="gr523" draw:text-style-name="P208" draw:layer="layout" svg:width="3.148cm" svg:height="2.511cm" svg:x="16.353cm" svg:y="2.646cm">
          <draw:text-box>
            <text:p><text:span text:style-name="T138">4</text:span><text:span text:style-name="T138">0</text:span><text:span text:style-name="T138">0</text:span><text:span text:style-name="T138"> </text:span><text:span text:style-name="T138">K</text:span></text:p>
          </draw:text-box>
        </draw:frame>
        <draw:frame draw:style-name="gr525" draw:text-style-name="P209" draw:layer="layout" svg:width="4.151cm" svg:height="2.185cm" svg:x="16.144cm" svg:y="10.12cm">
          <draw:text-box>
            <text:p text:style-name="P24"><text:span text:style-name="T139">m</text:span><text:span text:style-name="T139">e</text:span><text:span text:style-name="T139">c</text:span><text:span text:style-name="T139">h</text:span><text:span text:style-name="T139">.</text:span><text:span text:style-name="T139"> </text:span><text:span text:style-name="T139">p</text:span><text:span text:style-name="T139">o</text:span><text:span text:style-name="T139">w</text:span><text:span text:style-name="T139">e</text:span><text:span text:style-name="T139">r</text:span></text:p>
            <text:p text:style-name="P204"><text:span text:style-name="T140">3</text:span><text:span text:style-name="T140">0</text:span><text:span text:style-name="T140"> </text:span><text:span text:style-name="T140">J</text:span><text:span text:style-name="T140">/</text:span><text:span text:style-name="T140">s</text:span></text:p>
          </draw:text-box>
        </draw:frame>
        <draw:frame draw:style-name="gr523" draw:text-style-name="P109" draw:layer="layout" svg:width="3.148cm" svg:height="2.511cm" svg:x="20.584cm" svg:y="12.289cm">
          <draw:text-box>
            <text:p><text:span text:style-name="T140">1</text:span><text:span text:style-name="T140">0</text:span><text:span text:style-name="T140">0</text:span><text:span text:style-name="T140"> </text:span><text:span text:style-name="T140">K</text:span></text:p>
          </draw:text-box>
        </draw:frame>
        <draw:polyline draw:style-name="gr526" draw:text-style-name="P159" draw:layer="layout" svg:width="3.61cm" svg:height="2.116cm" svg:x="16.788cm" svg:y="3.83cm" svg:viewBox="0 0 3611 2117" draw:points="3611,2117 2997,1541 2354,1026 1691,593 1016,261 677,140 338,52 0,0">
          <text:p/>
        </draw:polyline>
        <draw:path draw:style-name="gr527" draw:text-style-name="P20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23" draw:text-style-name="P210" draw:layer="layout" svg:width="3.148cm" svg:height="2.511cm" svg:x="10.489cm" svg:y="7.943cm">
          <draw:text-box>
            <text:p><text:span text:style-name="T141">1</text:span><text:span text:style-name="T141">5</text:span><text:span text:style-name="T141">0</text:span><text:span text:style-name="T141"> </text:span><text:span text:style-name="T141">K</text:span></text:p>
          </draw:text-box>
        </draw:frame>
        <draw:frame draw:style-name="gr522" draw:text-style-name="P211" draw:layer="layout" svg:width="3.317cm" svg:height="2.185cm" svg:x="9.859cm" svg:y="4.771cm">
          <draw:text-box>
            <text:p text:style-name="P24"><text:span text:style-name="T142">h</text:span><text:span text:style-name="T142">e</text:span><text:span text:style-name="T142">a</text:span><text:span text:style-name="T142">t</text:span><text:span text:style-name="T142"> </text:span><text:span text:style-name="T142">f</text:span><text:span text:style-name="T142">l</text:span><text:span text:style-name="T142">u</text:span><text:span text:style-name="T142">x</text:span></text:p>
            <text:p text:style-name="P204"><text:span text:style-name="T141">4</text:span><text:span text:style-name="T141">0</text:span><text:span text:style-name="T141"> </text:span><text:span text:style-name="T141">J</text:span><text:span text:style-name="T141">/</text:span><text:span text:style-name="T141">s</text:span></text:p>
          </draw:text-box>
        </draw:frame>
        <draw:frame draw:style-name="gr525" draw:text-style-name="P211" draw:layer="layout" svg:width="4.151cm" svg:height="2.185cm" svg:x="5.686cm" svg:y="4.771cm">
          <draw:text-box>
            <text:p text:style-name="P24"><text:span text:style-name="T142">m</text:span><text:span text:style-name="T142">e</text:span><text:span text:style-name="T142">c</text:span><text:span text:style-name="T142">h</text:span><text:span text:style-name="T142">.</text:span><text:span text:style-name="T142"> </text:span><text:span text:style-name="T142">p</text:span><text:span text:style-name="T142">o</text:span><text:span text:style-name="T142">w</text:span><text:span text:style-name="T142">e</text:span><text:span text:style-name="T142">r</text:span></text:p>
            <text:p text:style-name="P204"><text:span text:style-name="T141">5</text:span><text:span text:style-name="T141">0</text:span><text:span text:style-name="T141"> </text:span><text:span text:style-name="T141">J</text:span><text:span text:style-name="T141">/</text:span><text:span text:style-name="T141">s</text:span></text:p>
          </draw:text-box>
        </draw:frame>
        <presentation:notes draw:style-name="dp2">
          <draw:page-thumbnail draw:style-name="gr7" draw:layer="layout" svg:width="21.219cm" svg:height="10.476cm" svg:x="0.185cm" svg:y="2.123cm" draw:page-number="111" presentation:class="page"/>
          <draw:frame presentation:style-name="pr1" draw:text-style-name="P7"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path draw:style-name="gr514"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28"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9"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26"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0" draw:text-style-name="P79" draw:layer="layout" svg:width="0.384cm" svg:height="0.041cm" svg:x="1.956cm" svg:y="2.945cm" svg:viewBox="0 0 385 42" svg:d="M0 0c128 0 257 0 385 0 0 14 0 28 0 42-128 0-257 0-385 0 0-14 0-28 0-42z">
            <text:p/>
          </draw:path>
        </draw:g>
        <draw:path draw:style-name="gr530"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1" draw:text-style-name="P212" draw:layer="layout" svg:width="8.605cm" svg:height="1.661cm" svg:x="16.789cm" svg:y="15.591cm">
          <draw:text-box>
            <text:p text:style-name="P24"><text:span text:style-name="T143">m</text:span><text:span text:style-name="T143">e</text:span><text:span text:style-name="T143">c</text:span><text:span text:style-name="T143">h</text:span><text:span text:style-name="T143">.</text:span><text:span text:style-name="T143"> </text:span><text:span text:style-name="T143">p</text:span><text:span text:style-name="T143">o</text:span><text:span text:style-name="T143">w</text:span><text:span text:style-name="T143">e</text:span><text:span text:style-name="T143">r</text:span></text:p>
          </draw:text-box>
        </draw:frame>
        <draw:frame draw:style-name="gr532" draw:text-style-name="P213" draw:layer="layout" svg:width="5.955cm" svg:height="1.661cm" svg:x="8.81cm" svg:y="11.899cm">
          <draw:text-box>
            <text:p text:style-name="P24"><text:span text:style-name="T144">h</text:span><text:span text:style-name="T144">e</text:span><text:span text:style-name="T144">a</text:span><text:span text:style-name="T144">t</text:span><text:span text:style-name="T144"> </text:span><text:span text:style-name="T144">f</text:span><text:span text:style-name="T144">l</text:span><text:span text:style-name="T144">u</text:span><text:span text:style-name="T144">x</text:span></text:p>
          </draw:text-box>
        </draw:frame>
        <draw:g draw:style-name="gr5">
          <svg:title>TexMaths</svg:title>
          <svg:desc>44§latex§$$\yQ$$§svg§600§TRUE§</svg:desc>
          <draw:path draw:style-name="gr214" draw:text-style-name="P8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12" presentation:class="page"/>
          <draw:frame presentation:style-name="pr1" draw:text-style-name="P7"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path draw:style-name="gr514" draw:text-style-name="P200"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28" draw:text-style-name="P201"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9" draw:text-style-name="P20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26" draw:text-style-name="P203"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0"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0"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0"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0" draw:text-style-name="P79" draw:layer="layout" svg:width="0.384cm" svg:height="0.041cm" svg:x="1.956cm" svg:y="2.945cm" svg:viewBox="0 0 385 42" svg:d="M0 0c128 0 257 0 385 0 0 14 0 28 0 42-128 0-257 0-385 0 0-14 0-28 0-42z">
            <text:p/>
          </draw:path>
        </draw:g>
        <draw:path draw:style-name="gr530" draw:text-style-name="P20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31" draw:text-style-name="P212" draw:layer="layout" svg:width="8.605cm" svg:height="1.661cm" svg:x="20.789cm" svg:y="17.591cm">
          <draw:text-box>
            <text:p text:style-name="P24"><text:span text:style-name="T143">m</text:span><text:span text:style-name="T143">e</text:span><text:span text:style-name="T143">c</text:span><text:span text:style-name="T143">h</text:span><text:span text:style-name="T143">.</text:span><text:span text:style-name="T143"> </text:span><text:span text:style-name="T143">p</text:span><text:span text:style-name="T143">o</text:span><text:span text:style-name="T143">w</text:span><text:span text:style-name="T143">e</text:span><text:span text:style-name="T143">r</text:span></text:p>
          </draw:text-box>
        </draw:frame>
        <draw:frame draw:style-name="gr532" draw:text-style-name="P213" draw:layer="layout" svg:width="5.955cm" svg:height="1.661cm" svg:x="9.41cm" svg:y="0.599cm">
          <draw:text-box>
            <text:p text:style-name="P24"><text:span text:style-name="T144">h</text:span><text:span text:style-name="T144">e</text:span><text:span text:style-name="T144">a</text:span><text:span text:style-name="T144">t</text:span><text:span text:style-name="T144"> </text:span><text:span text:style-name="T144">f</text:span><text:span text:style-name="T144">l</text:span><text:span text:style-name="T144">u</text:span><text:span text:style-name="T144">x</text:span></text:p>
          </draw:text-box>
        </draw:frame>
        <draw:g draw:style-name="gr5">
          <svg:title>TexMaths</svg:title>
          <svg:desc>44§latex§$$\yQ$$§svg§600§TRUE§</svg:desc>
          <draw:path draw:style-name="gr214" draw:text-style-name="P8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33" draw:text-style-name="P159" draw:layer="layout" svg:width="3.61cm" svg:height="2.116cm" svg:x="16.789cm" svg:y="3.841cm" svg:viewBox="0 0 3611 2117" draw:points="3611,2117 2997,1541 2354,1026 1691,593 1016,261 677,140 338,52 0,0">
          <text:p/>
        </draw:polyline>
        <draw:path draw:style-name="gr534" draw:text-style-name="P20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4" draw:text-style-name="P8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4" draw:text-style-name="P8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20" draw:text-style-name="P7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20" draw:text-style-name="P79"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20" draw:text-style-name="P7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20" draw:text-style-name="P79"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4" draw:text-style-name="P8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4" draw:text-style-name="P8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13" presentation:class="page"/>
          <draw:frame presentation:style-name="pr1" draw:text-style-name="P7" draw:layer="layout" svg:width="16.771cm" svg:height="12.572cm" svg:x="2.409cm" svg:y="13.271cm" presentation:class="notes" presentation:placeholder="true">
            <draw:text-box/>
          </draw:frame>
        </presentation:notes>
      </draw:page>
      <draw:page draw:name="page114"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35" draw:text-style-name="P24" draw:layer="layout" svg:x1="24.368cm" svg:y1="3.781cm" svg:x2="26.047cm" svg:y2="3.781cm">
          <text:p/>
        </draw:line>
        <draw:g draw:style-name="gr181">
          <draw:custom-shape draw:style-name="gr400"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0"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svg:x="10.354cm" svg:y="8.321cm" svg:viewBox="0 0 6920 464" svg:d="M0 464c0 0 709-464 3059-464 2349 0 3861 427 3861 427">
          <text:p/>
        </draw:path>
        <draw:g draw:style-name="gr181">
          <draw:custom-shape draw:style-name="gr402" draw:text-style-name="P122" draw:layer="layout" svg:width="2.625cm" svg:height="1.259cm" svg:x="9.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2.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2" draw:text-style-name="P122" draw:layer="layout" svg:width="2.625cm" svg:height="1.259cm" svg:x="15.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1" draw:text-style-name="P2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14" presentation:class="page"/>
          <draw:frame presentation:style-name="pr1" draw:text-style-name="P7" draw:layer="layout" svg:width="16.771cm" svg:height="12.572cm" svg:x="2.409cm" svg:y="13.271cm" presentation:class="notes" presentation:placeholder="true">
            <draw:text-box/>
          </draw:frame>
        </presentation:notes>
      </draw:page>
      <draw:page draw:name="page115" draw:style-name="dp5" draw:master-page-name="Default">
        <office:forms form:automatic-focus="false" form:apply-design-mode="false"/>
        <draw:custom-shape draw:style-name="gr536" draw:text-style-name="P24" draw:layer="layout" svg:width="4.996cm" svg:height="3.387cm" svg:x="4.657cm" svg:y="5.728cm">
          <text:p/>
          <draw:enhanced-geometry svg:viewBox="0 0 21600 21600" draw:type="rectangle" draw:enhanced-path="M 0 0 L 21600 0 21600 21600 0 21600 0 0 Z N"/>
        </draw:custom-shape>
        <draw:custom-shape draw:style-name="gr537" draw:text-style-name="P26" draw:layer="layout" svg:width="6.095cm" svg:height="3.55cm" svg:x="7.431cm" svg:y="6.713cm">
          <text:p/>
          <draw:enhanced-geometry svg:viewBox="0 0 21600 21600" draw:type="rectangle" draw:enhanced-path="M 0 0 L 21600 0 21600 21600 0 21600 0 0 Z N"/>
        </draw:custom-shape>
        <draw:line draw:style-name="gr538" draw:text-style-name="P24" draw:layer="layout" svg:x1="23.089cm" svg:y1="3.991cm" svg:x2="25.538cm" svg:y2="3.991cm">
          <text:p/>
        </draw:line>
        <draw:custom-shape draw:style-name="gr539" draw:text-style-name="P2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0" draw:text-style-name="P21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41"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42"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2"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3" draw:text-style-name="P24" draw:layer="layout" svg:x1="23.081cm" svg:y1="4.891cm" svg:x2="25.53cm" svg:y2="4.891cm">
          <text:p/>
        </draw:line>
        <draw:line draw:style-name="gr544" draw:text-style-name="P24" draw:layer="layout" svg:x1="23.08cm" svg:y1="7.963cm" svg:x2="25.529cm" svg:y2="7.963cm">
          <text:p/>
        </draw:line>
        <draw:frame draw:style-name="gr545" draw:text-style-name="P215" draw:layer="layout" svg:width="2.737cm" svg:height="1.111cm" svg:x="26.648cm" svg:y="1.386cm">
          <draw:text-box>
            <text:p text:style-name="P180"><text:span text:style-name="T145">✓</text:span><text:span text:style-name="T146">✔</text:span><text:span text:style-name="T146">✗</text:span><text:span text:style-name="T146">✘</text:span></text:p>
          </draw:text-box>
        </draw:frame>
        <draw:path draw:style-name="gr546" draw:text-style-name="P24"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47"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6" draw:text-style-name="P1" draw:layer="layout" svg:x1="11.829cm" svg:y1="12.152cm" svg:x2="14.307cm" svg:y2="12.152cm">
          <text:p/>
        </draw:line>
        <draw:custom-shape draw:style-name="gr548" draw:text-style-name="P26" draw:layer="layout" svg:width="0.507cm" svg:height="0.51cm" draw:transform="rotate (-1.5707963267949) translate (16.101cm 11.867cm)">
          <text:p/>
          <draw:enhanced-geometry svg:viewBox="0 0 21600 21600" draw:mirror-vertical="true" draw:type="rectangle" draw:enhanced-path="M 0 0 L 21600 0 21600 21600 0 21600 0 0 Z N"/>
        </draw:custom-shape>
        <draw:line draw:style-name="gr257" draw:text-style-name="P1" draw:layer="layout" svg:x1="14.748cm" svg:y1="12.152cm" svg:x2="18.096cm" svg:y2="12.152cm">
          <text:p/>
        </draw:line>
        <draw:g draw:style-name="gr5">
          <draw:line draw:style-name="gr454" draw:text-style-name="P176" draw:layer="layout" svg:x1="12.482cm" svg:y1="4.597cm" svg:x2="17.902cm" svg:y2="8.662cm">
            <text:p/>
          </draw:line>
          <draw:line draw:style-name="gr454" draw:text-style-name="P176" draw:layer="layout" svg:x1="11.836cm" svg:y1="8.168cm" svg:x2="18.87cm" svg:y2="5.307cm">
            <text:p/>
          </draw:line>
        </draw:g>
        <draw:path draw:style-name="gr549" draw:text-style-name="P16" draw:layer="layout" svg:width="2.661cm" svg:height="1.46cm" svg:x="13.606cm" svg:y="8.254cm" svg:viewBox="0 0 2662 1461" svg:d="M0 1461v-1312c0 0 428-137 867-149 448-13 504 293 909 280 453-11 324-160 886-179v5 1355z">
          <text:p/>
        </draw:path>
        <draw:path draw:style-name="gr550"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51"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2" draw:text-style-name="P122"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7" draw:text-style-name="P1" draw:layer="layout" svg:x1="23.165cm" svg:y1="3.003cm" svg:x2="27.04cm" svg:y2="3.077cm">
          <text:p/>
        </draw:line>
        <draw:custom-shape draw:style-name="gr553"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54" draw:text-style-name="P24" draw:layer="layout" svg:width="6.919cm" svg:height="0.463cm" svg:x="21.354cm" svg:y="9.281cm" svg:viewBox="0 0 6920 464" svg:d="M0 464c0 0 709-464 3059-464 2349 0 3861 427 3861 427">
          <text:p/>
        </draw:path>
        <draw:path draw:style-name="gr555" draw:text-style-name="P5" draw:layer="layout" svg:width="3.014cm" svg:height="0.43cm" svg:x="10.548cm" svg:y="19.204cm" svg:viewBox="0 0 3015 431" svg:d="M0 246v-31-30h2442v30 31zM2447 386l26-53 18-59 4-61-6-61-18-57-25-52-33-43 602 215-602 216z">
          <text:p/>
        </draw:path>
        <draw:path draw:style-name="gr556" draw:text-style-name="P5" draw:layer="layout" svg:width="0.43cm" svg:height="3.014cm" svg:x="10.332cm" svg:y="16.404cm" svg:viewBox="0 0 431 3015" svg:d="M246 3015h-31-30v-2442h30 31zM386 568l-53-26-59-17-61-5-61 6-57 18-52 26-43 32 215-602 216 602z">
          <text:p/>
        </draw:path>
        <draw:path draw:style-name="gr55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5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59" draw:text-style-name="P216" draw:layer="layout" svg:width="1.549cm" svg:height="1.43cm" svg:x="0.876cm" svg:y="5.857cm">
          <draw:text-box>
            <text:p><text:span text:style-name="T147"/><text:span text:style-name="T147"/></text:p>
          </draw:text-box>
        </draw:frame>
        <draw:path draw:style-name="gr560" draw:text-style-name="P24" draw:layer="layout" svg:width="10.748cm" svg:height="0.839cm" draw:transform="skewX (-1.21893794959284) rotate (2.9860838172371) translate (13.0769156201671cm 10.8078087454519cm)" svg:viewBox="0 0 10749 840" svg:d="M0 835c4214-463 13444-1624 9991 5">
          <text:p/>
        </draw:path>
        <draw:path draw:style-name="gr561"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62" draw:text-style-name="P1" draw:layer="layout" svg:width="6.882cm" svg:height="0.752cm" svg:x="3.475cm" svg:y="10.203cm" svg:viewBox="0 0 6883 753" svg:d="M0 380c1119 430 2345 559 3399 0s2344-452 3484 0">
          <text:p/>
        </draw:path>
        <draw:line draw:style-name="gr139" draw:text-style-name="P1" draw:layer="layout" svg:x1="1.535cm" svg:y1="11.471cm" svg:x2="1.535cm" svg:y2="13.309cm">
          <text:p/>
        </draw:line>
        <draw:line draw:style-name="gr139" draw:text-style-name="P1" draw:layer="layout" svg:x1="1.802cm" svg:y1="12.03cm" svg:x2="1.802cm" svg:y2="13.308cm">
          <text:p/>
        </draw:line>
        <draw:line draw:style-name="gr139" draw:text-style-name="P1" draw:layer="layout" svg:x1="2.068cm" svg:y1="12.637cm" svg:x2="2.068cm" svg:y2="13.308cm">
          <text:p/>
        </draw:line>
        <draw:frame draw:style-name="gr563" draw:text-style-name="P217" draw:layer="layout" svg:width="28.049cm" svg:height="4.715cm" svg:x="0.401cm" svg:y="0.687cm">
          <draw:text-box>
            <text:p text:style-name="P180"><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9"></text:span><text:span text:style-name="T149"></text:span><text:span text:style-name="T149"></text:span><text:span text:style-name="T150"></text:span><text:span text:style-name="T149"></text:span><text:span text:style-name="T149"></text:span><text:span text:style-name="T150"></text:span><text:span text:style-name="T150"></text:span><text:span text:style-name="T149"></text:span><text:span text:style-name="T149">?</text:span><text:span text:style-name="T149"> </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 </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p>
            <text:p text:style-name="P180"><text:span text:style-name="T149"/></text:p>
            <text:p text:style-name="P180"><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50"></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p>
            <text:p text:style-name="P180"><text:span text:style-name="T149"/></text:p>
            <text:p text:style-name="P180"><text:span text:style-name="T149"></text:span><text:span text:style-name="T149"></text:span><text:span text:style-name="T151"></text:span><text:span text:style-name="T149"></text:span><text:span text:style-name="T149"></text:span><text:span text:style-name="T149"></text:span><text:span text:style-name="T149"></text:span><text:span text:style-name="T149"></text:span><text:span text:style-name="T151"></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51"></text:span></text:p>
            <text:p text:style-name="P180"><text:span text:style-name="T149"/></text:p>
            <text:p text:style-name="P180"><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50"></text:span><text:span text:style-name="T149"></text:span></text:p>
            <text:p text:style-name="P180"><text:span text:style-name="T149"/></text:p>
            <text:p text:style-name="P180"><text:span text:style-name="T149"></text:span><text:span text:style-name="T149"></text:span><text:span text:style-name="T150"></text:span><text:span text:style-name="T150"></text:span><text:span text:style-name="T150"></text:span><text:span text:style-name="T149"></text:span><text:span text:style-name="T149"> </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span text:style-name="T149"></text:span></text:p>
          </draw:text-box>
        </draw:frame>
        <presentation:notes draw:style-name="dp3">
          <office:forms form:automatic-focus="false" form:apply-design-mode="false"/>
          <draw:page-thumbnail draw:style-name="gr7" draw:layer="layout" svg:width="21.219cm" svg:height="10.476cm" svg:x="0.185cm" svg:y="2.123cm" draw:page-number="115"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5H16M2S</meta:editing-duration>
    <meta:editing-cycles>184</meta:editing-cycles>
    <meta:generator>LibreOffice/7.6.7.2$Linux_X86_64 LibreOffice_project/60$Build-2</meta:generator>
    <dc:title>pglpm_A4L_palatino</dc:title>
    <dc:date>2024-10-08T10:38:19.072087844</dc:date>
    <meta:document-statistic meta:object-count="283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